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4.04pt"/>
    </style:style>
    <style:style style:name="co2" style:family="table-column">
      <style:table-column-properties fo:break-before="auto" style:column-width="307.16pt"/>
    </style:style>
    <style:style style:name="co3" style:family="table-column">
      <style:table-column-properties fo:break-before="auto" style:column-width="785.14pt"/>
    </style:style>
    <style:style style:name="co4" style:family="table-column">
      <style:table-column-properties fo:break-before="auto" style:column-width="1126.01pt"/>
    </style:style>
    <style:style style:name="co5" style:family="table-column">
      <style:table-column-properties fo:break-before="auto" style:column-width="270.71pt"/>
    </style:style>
    <style:style style:name="co6" style:family="table-column">
      <style:table-column-properties fo:break-before="auto" style:column-width="346.85pt"/>
    </style:style>
    <style:style style:name="co7" style:family="table-column">
      <style:table-column-properties fo:break-before="auto" style:column-width="273.06pt"/>
    </style:style>
    <style:style style:name="co8" style:family="table-column">
      <style:table-column-properties fo:break-before="auto" style:column-width="164.01pt"/>
    </style:style>
    <style:style style:name="co9" style:family="table-column">
      <style:table-column-properties fo:break-before="auto" style:column-width="96.86pt"/>
    </style:style>
    <style:style style:name="co10" style:family="table-column">
      <style:table-column-properties fo:break-before="auto" style:column-width="278.05pt"/>
    </style:style>
    <style:style style:name="co11" style:family="table-column">
      <style:table-column-properties fo:break-before="auto" style:column-width="143.01pt"/>
    </style:style>
    <style:style style:name="co12" style:family="table-column">
      <style:table-column-properties fo:break-before="auto" style:column-width="288.06pt"/>
    </style:style>
    <style:style style:name="co13" style:family="table-column">
      <style:table-column-properties fo:break-before="auto" style:column-width="533.71pt"/>
    </style:style>
    <style:style style:name="co14" style:family="table-column">
      <style:table-column-properties fo:break-before="auto" style:column-width="61.99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30.61pt" fo:break-before="auto" style:use-optimal-row-height="false"/>
    </style:style>
    <style:style style:name="ro2" style:family="table-row">
      <style:table-row-properties style:row-height="14.09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4pt" fo:break-before="auto" style:use-optimal-row-height="true"/>
    </style:style>
    <style:style style:name="ro7" style:family="table-row">
      <style:table-row-properties style:row-height="14.2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ext-properties style:font-name="Courier new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ext-properties style:font-name="Courier new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Courier new"/>
    </style:style>
    <style:style style:name="ce28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 style:data-style-name="N100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urier new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35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Default" style:data-style-name="N100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9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0"/>
        <table:table-column table:style-name="co8" table:default-cell-style-name="ce10"/>
        <table:table-column table:style-name="co9" table:default-cell-style-name="ce10"/>
        <table:table-column table:style-name="co10" table:default-cell-style-name="ce13"/>
        <table:table-column table:style-name="co11" table:default-cell-style-name="ce36"/>
        <table:table-column table:style-name="co8" table:default-cell-style-name="ce10"/>
        <table:table-column table:style-name="co12" table:default-cell-style-name="ce10"/>
        <table:table-column table:style-name="co13" table:default-cell-style-name="ce3"/>
        <table:table-column table:style-name="co14" table:number-columns-repeated="1009" table:default-cell-style-name="ce3"/>
        <table:table-row table:style-name="ro1">
          <table:table-cell table:style-name="ce1" office:value-type="string" calcext:value-type="string">
            <text:p>DATASOURCE_REGID</text:p>
          </table:table-cell>
          <table:table-cell table:style-name="ce20" office:value-type="string" calcext:value-type="string">
            <text:p>INCHIKEY_1.05_RDKIT_2019.09.2**</text:p>
          </table:table-cell>
          <table:table-cell table:style-name="ce1" office:value-type="string" calcext:value-type="string">
            <text:p>SMILES_RDKIT_2019.09.2**</text:p>
          </table:table-cell>
          <table:table-cell table:style-name="ce1" office:value-type="string" calcext:value-type="string">
            <text:p>INCHI_1.05_RDKIT_2019.09.2**</text:p>
          </table:table-cell>
          <table:table-cell table:style-name="ce8" office:value-type="string" calcext:value-type="string">
            <text:p>SUBSTANCE_COMMENT</text:p>
          </table:table-cell>
          <table:table-cell table:style-name="ce1" office:value-type="string" calcext:value-type="string">
            <text:p>SUBSTANCE_URL</text:p>
          </table:table-cell>
          <table:table-cell table:style-name="ce28" office:value-type="string" calcext:value-type="string">
            <text:p>Deposited on PubChem Date</text:p>
          </table:table-cell>
          <table:table-cell table:style-name="ce1" office:value-type="string" calcext:value-type="string">
            <text:p>SID</text:p>
          </table:table-cell>
          <table:table-cell table:style-name="ce11" office:value-type="string" calcext:value-type="string">
            <text:p>CID</text:p>
          </table:table-cell>
          <table:table-cell table:style-name="ce12" office:value-type="string" calcext:value-type="string">
            <text:p>New to PubChem when desposited?</text:p>
          </table:table-cell>
          <table:table-cell table:style-name="ce35" office:value-type="string" calcext:value-type="string">
            <text:p>Date updated</text:p>
          </table:table-cell>
          <table:table-cell table:style-name="ce11" office:value-type="string" calcext:value-type="string">
            <text:p>updated CID</text:p>
          </table:table-cell>
          <table:table-cell table:style-name="ce11" office:value-type="string" calcext:value-type="string">
            <text:p>Change in SID-CID Association?</text:p>
          </table:table-cell>
          <table:table-cell table:style-name="ce15" office:value-type="string" calcext:value-type="string">
            <text:p>Notes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</text:p>
          </table:table-cell>
          <table:table-cell table:style-name="ce21" office:value-type="string" calcext:value-type="string">
            <text:p>AXUOFAQEYHGSQH-UHFFFAOYSA-L</text:p>
          </table:table-cell>
          <table:table-cell office:value-type="string" calcext:value-type="string">
            <text:p>Cl[Pd](Cl)([P](C(C)(C)C)(C(C)(C)C)CC1=CC=CC=C1)[P](C(C)(C)C)(C(C)(C)C)CC2=CC=CC=C2</text:p>
          </table:table-cell>
          <table:table-cell office:value-type="string" calcext:value-type="string">
            <text:p>InChI=1S/2C15H25P.2ClH.Pd/c2*1-14(2,3)16(15(4,5)6)12-13-10-8-7-9-11-13;;;/h2*7-11H,12H2,1-6H3;2*1H;/q;;;;+2/p-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49" calcext:value-type="float">
            <text:p>340507449</text:p>
          </table:table-cell>
          <table:table-cell table:style-name="ce33" office:value-type="float" office:value="129318068" calcext:value-type="float">
            <text:p>12931806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**UALIB-1 through UALIB-338 SMILES, InChIKey, and InChI are from ChemDraw or ChemAxon.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2</text:p>
          </table:table-cell>
          <table:table-cell table:style-name="ce21" office:value-type="string" calcext:value-type="string">
            <text:p>MVFIXGKGXUTHNF-UHFFFAOYSA-N</text:p>
          </table:table-cell>
          <table:table-cell office:value-type="string" calcext:value-type="string">
            <text:p>CC([PH+](C(C)(C)C)CC1=CC=CC=C1)(C)C.[Br-]</text:p>
          </table:table-cell>
          <table:table-cell office:value-type="string" calcext:value-type="string">
            <text:p>InChI=1S/C15H25P.BrH/c1-14(2,3)16(15(4,5)6)12-13-10-8-7-9-11-13;/h7-11H,12H2,1-6H3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0" calcext:value-type="float">
            <text:p>340507450</text:p>
          </table:table-cell>
          <table:table-cell table:style-name="ce33" office:value-type="float" office:value="129318069" calcext:value-type="float">
            <text:p>129318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</text:p>
          </table:table-cell>
          <table:table-cell table:style-name="ce21" office:value-type="string" calcext:value-type="string">
            <text:p>PTYMTLZROYIEAR-UHFFFAOYSA-N</text:p>
          </table:table-cell>
          <table:table-cell office:value-type="string" calcext:value-type="string">
            <text:p>[PH+](C1CCCCC1)(C2CCCCC2)CC3=CC=CC=C3.[Br-]</text:p>
          </table:table-cell>
          <table:table-cell office:value-type="string" calcext:value-type="string">
            <text:p>InChI=1S/C19H29P.BrH/c1-4-10-17(11-5-1)16-20(18-12-6-2-7-13-18)19-14-8-3-9-15-19;/h1,4-5,10-11,18-19H,2-3,6-9,12-16H2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1" calcext:value-type="float">
            <text:p>340507451</text:p>
          </table:table-cell>
          <table:table-cell table:style-name="ce33" office:value-type="float" office:value="129318070" calcext:value-type="float">
            <text:p>129318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</text:p>
          </table:table-cell>
          <table:table-cell table:style-name="ce21" office:value-type="string" calcext:value-type="string">
            <text:p>ACCXUCPRWSYRRY-UHFFFAOYSA-N</text:p>
          </table:table-cell>
          <table:table-cell office:value-type="string" calcext:value-type="string">
            <text:p>[PH+](C12CC3CC(C2)CC(C3)C1)(C45CC6CC(C5)CC(C6)C4)CC7=CC=CC=C7.[Br-]</text:p>
          </table:table-cell>
          <table:table-cell office:value-type="string" calcext:value-type="string">
            <text:p>InChI=1S/C27H37P.BrH/c1-2-4-19(5-3-1)18-28(26-12-20-6-21(13-26)8-22(7-20)14-26)27-15-23-9-24(16-27)11-25(10-23)17-27;/h1-5,20-25H,6-18H2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2" calcext:value-type="float">
            <text:p>340507452</text:p>
          </table:table-cell>
          <table:table-cell table:style-name="ce33" office:value-type="float" office:value="11271419" calcext:value-type="float">
            <text:p>112714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</text:p>
          </table:table-cell>
          <table:table-cell table:style-name="ce21" office:value-type="string" calcext:value-type="string">
            <text:p>DYTXAAAJICVFDI-UHFFFAOYSA-N</text:p>
          </table:table-cell>
          <table:table-cell office:value-type="string" calcext:value-type="string">
            <text:p>CC(P(C(C)(C)C)CCC1=CC=CC=C1)(C)C</text:p>
          </table:table-cell>
          <table:table-cell office:value-type="string" calcext:value-type="string">
            <text:p>InChI=1S/C16H27P/c1-15(2,3)17(16(4,5)6)13-12-14-10-8-7-9-11-14/h7-11H,12-13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3" calcext:value-type="float">
            <text:p>340507453</text:p>
          </table:table-cell>
          <table:table-cell table:style-name="ce33" office:value-type="float" office:value="5248532" calcext:value-type="float">
            <text:p>524853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</text:p>
          </table:table-cell>
          <table:table-cell table:style-name="ce21" office:value-type="string" calcext:value-type="string">
            <text:p>CDKUYUULLQLNFF-UHFFFAOYSA-N</text:p>
          </table:table-cell>
          <table:table-cell office:value-type="string" calcext:value-type="string">
            <text:p>CC1=C(C2=CC=CC=C2)C(C)=CC(C)=C1</text:p>
          </table:table-cell>
          <table:table-cell office:value-type="string" calcext:value-type="string">
            <text:p>InChI=1S/C15H16/c1-11-9-12(2)15(13(3)10-11)14-7-5-4-6-8-14/h4-10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4" calcext:value-type="float">
            <text:p>340507454</text:p>
          </table:table-cell>
          <table:table-cell table:style-name="ce33" office:value-type="float" office:value="19876" calcext:value-type="float">
            <text:p>198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7</text:p>
          </table:table-cell>
          <table:table-cell table:style-name="ce21" office:value-type="string" calcext:value-type="string">
            <text:p>LKNANEBKEYKHMI-UHFFFAOYSA-N</text:p>
          </table:table-cell>
          <table:table-cell office:value-type="string" calcext:value-type="string">
            <text:p>CC1=C(C2=CC=CC=C2C)C(C)=CC(C)=C1</text:p>
          </table:table-cell>
          <table:table-cell office:value-type="string" calcext:value-type="string">
            <text:p>InChI=1S/C16H18/c1-11-9-13(3)16(14(4)10-11)15-8-6-5-7-12(15)2/h5-10H,1-4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5" calcext:value-type="float">
            <text:p>340507455</text:p>
          </table:table-cell>
          <table:table-cell table:style-name="ce33" office:value-type="float" office:value="11680084" calcext:value-type="float">
            <text:p>116800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8</text:p>
          </table:table-cell>
          <table:table-cell table:style-name="ce21" office:value-type="string" calcext:value-type="string">
            <text:p>HKTCLPBBJDIBGF-UHFFFAOYSA-N</text:p>
          </table:table-cell>
          <table:table-cell office:value-type="string" calcext:value-type="string">
            <text:p>CC(C1=CC=CC=C1C2=CC=CC=C2)C</text:p>
          </table:table-cell>
          <table:table-cell office:value-type="string" calcext:value-type="string">
            <text:p>InChI=1S/C15H16/c1-12(2)14-10-6-7-11-15(14)13-8-4-3-5-9-13/h3-12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6" calcext:value-type="float">
            <text:p>340507456</text:p>
          </table:table-cell>
          <table:table-cell table:style-name="ce33" office:value-type="float" office:value="123382" calcext:value-type="float">
            <text:p>1233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9</text:p>
          </table:table-cell>
          <table:table-cell table:style-name="ce21" office:value-type="string" calcext:value-type="string">
            <text:p>RZCMFGVKVUYCQG-UHFFFAOYSA-N</text:p>
          </table:table-cell>
          <table:table-cell office:value-type="string" calcext:value-type="string">
            <text:p>CC1=CC=CC=C1C2=CC=CC=C2C(C)C</text:p>
          </table:table-cell>
          <table:table-cell office:value-type="string" calcext:value-type="string">
            <text:p>InChI=1S/C16H18/c1-12(2)14-9-6-7-11-16(14)15-10-5-4-8-13(15)3/h4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7" calcext:value-type="float">
            <text:p>340507457</text:p>
          </table:table-cell>
          <table:table-cell table:style-name="ce33" office:value-type="float" office:value="21285396" calcext:value-type="float">
            <text:p>212853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0</text:p>
          </table:table-cell>
          <table:table-cell table:style-name="ce21" office:value-type="string" calcext:value-type="string">
            <text:p>LDHISJKTXNVZLF-UHFFFAOYSA-N</text:p>
          </table:table-cell>
          <table:table-cell office:value-type="string" calcext:value-type="string">
            <text:p>CC1=CC=CC=C1C2=CC=CC=C2C3=CC=CC=C3</text:p>
          </table:table-cell>
          <table:table-cell office:value-type="string" calcext:value-type="string">
            <text:p>InChI=1S/C19H16/c1-15-9-5-6-12-17(15)19-14-8-7-13-18(19)16-10-3-2-4-11-16/h2-14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8" calcext:value-type="float">
            <text:p>340507458</text:p>
          </table:table-cell>
          <table:table-cell table:style-name="ce33" office:value-type="string" calcext:value-type="string">
            <text:p>14900621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1</text:p>
          </table:table-cell>
          <table:table-cell table:style-name="ce21" office:value-type="string" calcext:value-type="string">
            <text:p>DRFPSPRQWNZEMK-UHFFFAOYSA-N</text:p>
          </table:table-cell>
          <table:table-cell office:value-type="string" calcext:value-type="string">
            <text:p>CC1=CC=CC=C1C2=C3C=CC=CC3=CC=C2</text:p>
          </table:table-cell>
          <table:table-cell office:value-type="string" calcext:value-type="string">
            <text:p>InChI=1S/C17H14/c1-13-7-2-4-10-15(13)17-12-6-9-14-8-3-5-11-16(14)17/h2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9" calcext:value-type="float">
            <text:p>340507459</text:p>
          </table:table-cell>
          <table:table-cell table:style-name="ce33" office:value-type="float" office:value="3016790" calcext:value-type="float">
            <text:p>30167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2</text:p>
          </table:table-cell>
          <table:table-cell table:style-name="ce21" office:value-type="string" calcext:value-type="string">
            <text:p>UAJCJIVNOKMOHL-UHFFFAOYSA-N</text:p>
          </table:table-cell>
          <table:table-cell office:value-type="string" calcext:value-type="string">
            <text:p>CC1=C(C2=CC=C(F)C=C2F)C(C)=CC(C)=C1</text:p>
          </table:table-cell>
          <table:table-cell office:value-type="string" calcext:value-type="string">
            <text:p>InChI=1S/C15H14F2/c1-9-6-10(2)15(11(3)7-9)13-5-4-12(16)8-14(13)17/h4-8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0" calcext:value-type="float">
            <text:p>340507460</text:p>
          </table:table-cell>
          <table:table-cell table:style-name="ce33" office:value-type="string" calcext:value-type="string">
            <text:p>71713545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3</text:p>
          </table:table-cell>
          <table:table-cell table:style-name="ce21" office:value-type="string" calcext:value-type="string">
            <text:p>ALLIZEAXNXSFGD-UHFFFAOYSA-N</text:p>
          </table:table-cell>
          <table:table-cell office:value-type="string" calcext:value-type="string">
            <text:p>CC1=CC=CC=C1C2=CC=CC=C2</text:p>
          </table:table-cell>
          <table:table-cell office:value-type="string" calcext:value-type="string">
            <text:p>InChI=1S/C13H12/c1-11-7-5-6-10-13(11)12-8-3-2-4-9-12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1" calcext:value-type="float">
            <text:p>340507461</text:p>
          </table:table-cell>
          <table:table-cell table:style-name="ce33" office:value-type="float" office:value="12563" calcext:value-type="float">
            <text:p>125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4</text:p>
          </table:table-cell>
          <table:table-cell table:style-name="ce21" office:value-type="string" calcext:value-type="string">
            <text:p>OUMKBAHMPRLISR-UHFFFAOYSA-N</text:p>
          </table:table-cell>
          <table:table-cell office:value-type="string" calcext:value-type="string">
            <text:p>FC(C1=CC=C(C2=CC=CC=C2)C=C1)(F)F</text:p>
          </table:table-cell>
          <table:table-cell office:value-type="string" calcext:value-type="string">
            <text:p>InChI=1S/C13H9F3/c14-13(15,16)12-8-6-11(7-9-12)10-4-2-1-3-5-10/h1-9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2" calcext:value-type="float">
            <text:p>340507462</text:p>
          </table:table-cell>
          <table:table-cell table:style-name="ce33" office:value-type="float" office:value="9877863" calcext:value-type="float">
            <text:p>9877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5</text:p>
          </table:table-cell>
          <table:table-cell table:style-name="ce21" office:value-type="string" calcext:value-type="string">
            <text:p>BPMBNLJJRKCCRT-UHFFFAOYSA-N</text:p>
          </table:table-cell>
          <table:table-cell office:value-type="string" calcext:value-type="string">
            <text:p>N#CC1=CC=C(C2=CC=CC=C2)C=C1</text:p>
          </table:table-cell>
          <table:table-cell office:value-type="string" calcext:value-type="string">
            <text:p>InChI=1S/C13H9N/c14-10-11-6-8-13(9-7-11)12-4-2-1-3-5-12/h1-9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3" calcext:value-type="float">
            <text:p>340507463</text:p>
          </table:table-cell>
          <table:table-cell table:style-name="ce33" office:value-type="float" office:value="18021" calcext:value-type="float">
            <text:p>180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6</text:p>
          </table:table-cell>
          <table:table-cell table:style-name="ce21" office:value-type="string" calcext:value-type="string">
            <text:p>BXXYBNVPUWTQFR-UHFFFAOYSA-N</text:p>
          </table:table-cell>
          <table:table-cell office:value-type="string" calcext:value-type="string">
            <text:p>COC1=CC=C(C#CC2=CC=CC=C2)C=C1</text:p>
          </table:table-cell>
          <table:table-cell office:value-type="string" calcext:value-type="string">
            <text:p>InChI=1S/C15H12O/c1-16-15-11-9-14(10-12-15)8-7-13-5-3-2-4-6-13/h2-6,9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4" calcext:value-type="float">
            <text:p>340507464</text:p>
          </table:table-cell>
          <table:table-cell table:style-name="ce33" office:value-type="float" office:value="610402" calcext:value-type="float">
            <text:p>6104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7</text:p>
          </table:table-cell>
          <table:table-cell table:style-name="ce21" office:value-type="string" calcext:value-type="string">
            <text:p>RVTIFECUYDUJAY-UHFFFAOYSA-N</text:p>
          </table:table-cell>
          <table:table-cell office:value-type="string" calcext:value-type="string">
            <text:p>CC1=C(C#CC2=CC=CC=C2)C=CC=C1</text:p>
          </table:table-cell>
          <table:table-cell office:value-type="string" calcext:value-type="string">
            <text:p>InChI=1S/C15H12/c1-13-7-5-6-10-15(13)12-11-14-8-3-2-4-9-14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5" calcext:value-type="float">
            <text:p>340507465</text:p>
          </table:table-cell>
          <table:table-cell table:style-name="ce33" office:value-type="float" office:value="11148226" calcext:value-type="float">
            <text:p>111482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8</text:p>
          </table:table-cell>
          <table:table-cell table:style-name="ce21" office:value-type="string" calcext:value-type="string">
            <text:p>MDRVHDXASYPUCB-VAWYXSNFSA-N</text:p>
          </table:table-cell>
          <table:table-cell office:value-type="string" calcext:value-type="string">
            <text:p>CC1=CC=C(/C=C/C2=CC=CC=C2)C=C1</text:p>
          </table:table-cell>
          <table:table-cell office:value-type="string" calcext:value-type="string">
            <text:p>InChI=1S/C15H14/c1-13-7-9-15(10-8-13)12-11-14-5-3-2-4-6-14/h2-12H,1H3/b12-11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6" calcext:value-type="float">
            <text:p>340507466</text:p>
          </table:table-cell>
          <table:table-cell table:style-name="ce33" office:value-type="float" office:value="5314921" calcext:value-type="float">
            <text:p>5314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9</text:p>
          </table:table-cell>
          <table:table-cell table:style-name="ce21" office:value-type="string" calcext:value-type="string">
            <text:p>IGSGJMNWNNQRFJ-BQYQJAHWSA-N</text:p>
          </table:table-cell>
          <table:table-cell office:value-type="string" calcext:value-type="string">
            <text:p>O=C(C1=CC=C(/C=C/C2=CC=CC=C2)C=C1)C</text:p>
          </table:table-cell>
          <table:table-cell office:value-type="string" calcext:value-type="string">
            <text:p>InChI=1S/C16H14O/c1-13(17)16-11-9-15(10-12-16)8-7-14-5-3-2-4-6-14/h2-12H,1H3/b8-7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7" calcext:value-type="float">
            <text:p>340507467</text:p>
          </table:table-cell>
          <table:table-cell table:style-name="ce33" office:value-type="float" office:value="1517462" calcext:value-type="float">
            <text:p>15174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0</text:p>
          </table:table-cell>
          <table:table-cell table:style-name="ce21" office:value-type="string" calcext:value-type="string">
            <text:p>NJUXWJGMZJOFFU-MDZDMXLPSA-N</text:p>
          </table:table-cell>
          <table:table-cell office:value-type="string" calcext:value-type="string">
            <text:p>CC(C1=CC=C(/C=C/C2=CC=CC=C2)C=C1)(C)C</text:p>
          </table:table-cell>
          <table:table-cell office:value-type="string" calcext:value-type="string">
            <text:p>InChI=1S/C18H20/c1-18(2,3)17-13-11-16(12-14-17)10-9-15-7-5-4-6-8-15/h4-14H,1-3H3/b10-9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8" calcext:value-type="float">
            <text:p>340507468</text:p>
          </table:table-cell>
          <table:table-cell table:style-name="ce33" office:value-type="float" office:value="12357571" calcext:value-type="float">
            <text:p>123575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1</text:p>
          </table:table-cell>
          <table:table-cell table:style-name="ce21" office:value-type="string" calcext:value-type="string">
            <text:p>GBGZRVXCDVWQPJ-UHFFFAOYSA-N</text:p>
          </table:table-cell>
          <table:table-cell office:value-type="string" calcext:value-type="string">
            <text:p>CC(P(CC1=CC=CC=C1)(C(C)(C)C)=O)(C)C</text:p>
          </table:table-cell>
          <table:table-cell office:value-type="string" calcext:value-type="string">
            <text:p>InChI=1S/C15H25OP/c1-14(2,3)17(16,15(4,5)6)12-13-10-8-7-9-11-13/h7-11H,12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9" calcext:value-type="float">
            <text:p>340507469</text:p>
          </table:table-cell>
          <table:table-cell table:style-name="ce33" office:value-type="float" office:value="4069722" calcext:value-type="float">
            <text:p>406972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2</text:p>
          </table:table-cell>
          <table:table-cell table:style-name="ce21" office:value-type="string" calcext:value-type="string">
            <text:p>MROFPSHEHHVPCM-UHFFFAOYSA-N</text:p>
          </table:table-cell>
          <table:table-cell office:value-type="string" calcext:value-type="string">
            <text:p>O=P(C12CC3CC(C2)CC(C3)C1)(C45CC6CC(C5)CC(C6)C4)CC7=CC=CC=C7</text:p>
          </table:table-cell>
          <table:table-cell office:value-type="string" calcext:value-type="string">
            <text:p>InChI=1S/C27H37OP/c28-29(18-19-4-2-1-3-5-19,26-12-20-6-21(13-26)8-22(7-20)14-26)27-15-23-9-24(16-27)11-25(10-23)17-27/h1-5,20-25H,6-1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0" calcext:value-type="float">
            <text:p>340507470</text:p>
          </table:table-cell>
          <table:table-cell table:style-name="ce33" office:value-type="float" office:value="129318071" calcext:value-type="float">
            <text:p>129318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3</text:p>
          </table:table-cell>
          <table:table-cell table:style-name="ce21" office:value-type="string" calcext:value-type="string">
            <text:p>CBKPYEHHMDSZBO-UHFFFAOYSA-N</text:p>
          </table:table-cell>
          <table:table-cell office:value-type="string" calcext:value-type="string">
            <text:p>O=P(C1CCCCC1)(C2CCCCC2)CC3=CC=CC=C3</text:p>
          </table:table-cell>
          <table:table-cell office:value-type="string" calcext:value-type="string">
            <text:p>InChI=1S/C19H29OP/c20-21(18-12-6-2-7-13-18,19-14-8-3-9-15-19)16-17-10-4-1-5-11-17/h1,4-5,10-11,18-19H,2-3,6-9,12-16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1" calcext:value-type="float">
            <text:p>340507471</text:p>
          </table:table-cell>
          <table:table-cell table:style-name="ce33" office:value-type="float" office:value="23508575" calcext:value-type="float">
            <text:p>235085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4</text:p>
          </table:table-cell>
          <table:table-cell table:style-name="ce21" office:value-type="string" calcext:value-type="string">
            <text:p>CLGLTECXHJKKQG-UHFFFAOYSA-M</text:p>
          </table:table-cell>
          <table:table-cell office:value-type="string" calcext:value-type="string">
            <text:p>CC(P(CC1=CC=C(S(=O)([O-])=O)C=C1)(C(C)(C)C)=O)(C)C.[Na+]</text:p>
          </table:table-cell>
          <table:table-cell office:value-type="string" calcext:value-type="string">
            <text:p>InChI=1S/C15H25O4PS.Na/c1-14(2,3)20(16,15(4,5)6)11-12-7-9-13(10-8-12)21(17,18)19;/h7-10H,11H2,1-6H3,(H,17,18,19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2" calcext:value-type="float">
            <text:p>340507472</text:p>
          </table:table-cell>
          <table:table-cell table:style-name="ce33" office:value-type="float" office:value="129318072" calcext:value-type="float">
            <text:p>1293180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5</text:p>
          </table:table-cell>
          <table:table-cell table:style-name="ce21" office:value-type="string" calcext:value-type="string">
            <text:p>JSLSMQUQNQFRHW-UHFFFAOYSA-M</text:p>
          </table:table-cell>
          <table:table-cell office:value-type="string" calcext:value-type="string">
            <text:p>O=P(C12CC3CC(C2)CC(C3)C1)(C45CC6CC(C5)CC(C6)C4)CC7=CC=C(S(=O)([O-])=O)C=C7.[Na+]</text:p>
          </table:table-cell>
          <table:table-cell office:value-type="string" calcext:value-type="string">
            <text:p>InChI=1S/C27H37O4PS.Na/c28-32(17-18-1-3-25(4-2-18)33(29,30)31,26-11-19-5-20(12-26)7-21(6-19)13-26)27-14-22-8-23(15-27)10-24(9-22)16-27;/h1-4,19-24H,5-17H2,(H,29,30,31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3" calcext:value-type="float">
            <text:p>340507473</text:p>
          </table:table-cell>
          <table:table-cell table:style-name="ce33" office:value-type="float" office:value="129318074" calcext:value-type="float">
            <text:p>1293180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6</text:p>
          </table:table-cell>
          <table:table-cell table:style-name="ce21" office:value-type="string" calcext:value-type="string">
            <text:p>OSYMIHUHCNWQLD-UHFFFAOYSA-M</text:p>
          </table:table-cell>
          <table:table-cell office:value-type="string" calcext:value-type="string">
            <text:p>O=P(C1CCCCC1)(C2CCCCC2)CC3=CC=C(S(=O)([O-])=O)C=C3.[Na+]</text:p>
          </table:table-cell>
          <table:table-cell office:value-type="string" calcext:value-type="string">
            <text:p>InChI=1S/C19H29O4PS.Na/c20-24(17-7-3-1-4-8-17,18-9-5-2-6-10-18)15-16-11-13-19(14-12-16)25(21,22)23;/h11-14,17-18H,1-10,15H2,(H,21,22,23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4" calcext:value-type="float">
            <text:p>340507474</text:p>
          </table:table-cell>
          <table:table-cell table:style-name="ce33" office:value-type="float" office:value="129318076" calcext:value-type="float">
            <text:p>1293180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7</text:p>
          </table:table-cell>
          <table:table-cell table:style-name="ce21" office:value-type="string" calcext:value-type="string">
            <text:p>LIDMEVMARAKSDE-UHFFFAOYSA-N</text:p>
          </table:table-cell>
          <table:table-cell office:value-type="string" calcext:value-type="string">
            <text:p>CC(P(C(C)(C)C)CC1=CC=CC=C1)(C)C</text:p>
          </table:table-cell>
          <table:table-cell office:value-type="string" calcext:value-type="string">
            <text:p>InChI=1S/C15H25P/c1-14(2,3)16(15(4,5)6)12-13-10-8-7-9-11-13/h7-11H,12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5" calcext:value-type="float">
            <text:p>340507475</text:p>
          </table:table-cell>
          <table:table-cell table:style-name="ce33" office:value-type="float" office:value="11170394" calcext:value-type="float">
            <text:p>111703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8</text:p>
          </table:table-cell>
          <table:table-cell table:style-name="ce21" office:value-type="string" calcext:value-type="string">
            <text:p>ANIAFEJRWQDKDV-UHFFFAOYSA-N</text:p>
          </table:table-cell>
          <table:table-cell office:value-type="string" calcext:value-type="string">
            <text:p>P(C12CC3CC(C2)CC(C3)C1)(C45CC6CC(C5)CC(C6)C4)CC7=CC=CC=C7</text:p>
          </table:table-cell>
          <table:table-cell office:value-type="string" calcext:value-type="string">
            <text:p>InChI=1S/C27H37P/c1-2-4-19(5-3-1)18-28(26-12-20-6-21(13-26)8-22(7-20)14-26)27-15-23-9-24(16-27)11-25(10-23)17-27/h1-5,20-25H,6-1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6" calcext:value-type="float">
            <text:p>340507476</text:p>
          </table:table-cell>
          <table:table-cell table:style-name="ce33" office:value-type="float" office:value="11271420" calcext:value-type="float">
            <text:p>112714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9</text:p>
          </table:table-cell>
          <table:table-cell table:style-name="ce21" office:value-type="string" calcext:value-type="string">
            <text:p>RBFZDFCODWZLBC-UHFFFAOYSA-N</text:p>
          </table:table-cell>
          <table:table-cell office:value-type="string" calcext:value-type="string">
            <text:p>P(C1CCCCC1)(C2CCCCC2)CC3=CC=CC=C3</text:p>
          </table:table-cell>
          <table:table-cell office:value-type="string" calcext:value-type="string">
            <text:p>InChI=1S/C19H29P/c1-4-10-17(11-5-1)16-20(18-12-6-2-7-13-18)19-14-8-3-9-15-19/h1,4-5,10-11,18-19H,2-3,6-9,12-16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7" calcext:value-type="float">
            <text:p>340507477</text:p>
          </table:table-cell>
          <table:table-cell table:style-name="ce33" office:value-type="float" office:value="634289" calcext:value-type="float">
            <text:p>6342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0</text:p>
          </table:table-cell>
          <table:table-cell table:style-name="ce21" office:value-type="string" calcext:value-type="string">
            <text:p>ZYQSUCYAZMSUBQ-UHFFFAOYSA-M</text:p>
          </table:table-cell>
          <table:table-cell office:value-type="string" calcext:value-type="string">
            <text:p>CC(P(C(C)(C)C)CC1=CC=C(S(=O)([O-])=O)C=C1)(C)C.[Na+]</text:p>
          </table:table-cell>
          <table:table-cell office:value-type="string" calcext:value-type="string">
            <text:p>InChI=1S/C15H25O3PS.Na/c1-14(2,3)19(15(4,5)6)11-12-7-9-13(10-8-12)20(16,17)18;/h7-10H,11H2,1-6H3,(H,16,17,18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8" calcext:value-type="float">
            <text:p>340507478</text:p>
          </table:table-cell>
          <table:table-cell table:style-name="ce33" office:value-type="float" office:value="129318078" calcext:value-type="float">
            <text:p>1293180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1</text:p>
          </table:table-cell>
          <table:table-cell table:style-name="ce21" office:value-type="string" calcext:value-type="string">
            <text:p>IBCITHZNEWFWMA-UHFFFAOYSA-M</text:p>
          </table:table-cell>
          <table:table-cell office:value-type="string" calcext:value-type="string">
            <text:p>O=S(C1=CC=C(C=C1)CP(C23CC4CC(C3)CC(C4)C2)C56CC7CC(C6)CC(C7)C5)([O-])=O.[Na+]</text:p>
          </table:table-cell>
          <table:table-cell office:value-type="string" calcext:value-type="string">
            <text:p>InChI=1S/C27H37O3PS.Na/c28-32(29,30)25-3-1-18(2-4-25)17-31(26-11-19-5-20(12-26)7-21(6-19)13-26)27-14-22-8-23(15-27)10-24(9-22)16-27;/h1-4,19-24H,5-17H2,(H,28,29,30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9" calcext:value-type="float">
            <text:p>340507479</text:p>
          </table:table-cell>
          <table:table-cell table:style-name="ce33" office:value-type="string" calcext:value-type="string">
            <text:p>129318079 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2</text:p>
          </table:table-cell>
          <table:table-cell table:style-name="ce21" office:value-type="string" calcext:value-type="string">
            <text:p>QAMPVQHIMSJQDA-UHFFFAOYSA-J</text:p>
          </table:table-cell>
          <table:table-cell office:value-type="string" calcext:value-type="string">
            <text:p>CC([P](C(C)(C)C)([Pd](Cl)(Cl)[P](C(C)(C)C)(C(C)(C)C)CC1=CC=C(S(=O)([O-])=O)C=C1)CC2=CC=C(S(=O)([O-])=O)C=C2)(C)C.[Na+].[Na+]</text:p>
          </table:table-cell>
          <table:table-cell office:value-type="string" calcext:value-type="string">
            <text:p>InChI=1S/2C15H25O3PS.2ClH.2Na.Pd/c2*1-14(2,3)19(15(4,5)6)11-12-7-9-13(10-8-12)20(16,17)18;;;;;/h2*7-10H,11H2,1-6H3,(H,16,17,18);2*1H;;;/q;;;;2*+1;+2/p-4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0" calcext:value-type="float">
            <text:p>340507480</text:p>
          </table:table-cell>
          <table:table-cell table:style-name="ce33" office:value-type="float" office:value="129318080" calcext:value-type="float">
            <text:p>129318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3</text:p>
          </table:table-cell>
          <table:table-cell table:style-name="ce21" office:value-type="string" calcext:value-type="string">
            <text:p>PRNZPCQJFVBCJG-UHFFFAOYSA-N</text:p>
          </table:table-cell>
          <table:table-cell office:value-type="string" calcext:value-type="string">
            <text:p>CC1=C(C#CC2=CC=CC=C2)C(C)=CC(C)=C1</text:p>
          </table:table-cell>
          <table:table-cell office:value-type="string" calcext:value-type="string">
            <text:p>InChI=1S/C17H16/c1-13-11-14(2)17(15(3)12-13)10-9-16-7-5-4-6-8-16/h4-8,11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1" calcext:value-type="float">
            <text:p>340507481</text:p>
          </table:table-cell>
          <table:table-cell table:style-name="ce33" office:value-type="float" office:value="12696715" calcext:value-type="float">
            <text:p>126967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4</text:p>
          </table:table-cell>
          <table:table-cell table:style-name="ce21" office:value-type="string" calcext:value-type="string">
            <text:p>VGHFZQHSVAXZFS-UHFFFAOYSA-N</text:p>
          </table:table-cell>
          <table:table-cell office:value-type="string" calcext:value-type="string">
            <text:p>FC(C1=CC=C(C#CC2=CC=CC=C2)C=C1)(F)F</text:p>
          </table:table-cell>
          <table:table-cell office:value-type="string" calcext:value-type="string">
            <text:p>InChI=1S/C15H9F3/c16-15(17,18)14-10-8-13(9-11-14)7-6-12-4-2-1-3-5-12/h1-5,8-1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2" calcext:value-type="float">
            <text:p>340507482</text:p>
          </table:table-cell>
          <table:table-cell table:style-name="ce33" office:value-type="float" office:value="11379594" calcext:value-type="float">
            <text:p>11379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5</text:p>
          </table:table-cell>
          <table:table-cell table:style-name="ce21" office:value-type="string" calcext:value-type="string">
            <text:p>RODTWUBQTXSTLJ-UHFFFAOYSA-N</text:p>
          </table:table-cell>
          <table:table-cell office:value-type="string" calcext:value-type="string">
            <text:p>C1(C#CC2=CC=CC=C2)=NC=CC=C1</text:p>
          </table:table-cell>
          <table:table-cell office:value-type="string" calcext:value-type="string">
            <text:p>InChI=1S/C13H9N/c1-2-6-12(7-3-1)9-10-13-8-4-5-11-14-13/h1-8,1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3" calcext:value-type="float">
            <text:p>340507483</text:p>
          </table:table-cell>
          <table:table-cell table:style-name="ce33" office:value-type="float" office:value="83175" calcext:value-type="float">
            <text:p>831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6</text:p>
          </table:table-cell>
          <table:table-cell table:style-name="ce21" office:value-type="string" calcext:value-type="string">
            <text:p>RJTQETWCPOVCSR-UHFFFAOYSA-N</text:p>
          </table:table-cell>
          <table:table-cell office:value-type="string" calcext:value-type="string">
            <text:p>C1(C#CC2=CC=CC=C2)=C3C=CC=CC3=CC=C1</text:p>
          </table:table-cell>
          <table:table-cell office:value-type="string" calcext:value-type="string">
            <text:p>InChI=1S/C18H12/c1-2-7-15(8-3-1)13-14-17-11-6-10-16-9-4-5-12-18(16)17/h1-12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4" calcext:value-type="float">
            <text:p>340507484</text:p>
          </table:table-cell>
          <table:table-cell table:style-name="ce33" office:value-type="float" office:value="3108071" calcext:value-type="float">
            <text:p>3108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7</text:p>
          </table:table-cell>
          <table:table-cell table:style-name="ce21" office:value-type="string" calcext:value-type="string">
            <text:p>VFSMPIIWVPBPLL-UHFFFAOYSA-N</text:p>
          </table:table-cell>
          <table:table-cell office:value-type="string" calcext:value-type="string">
            <text:p>C1(C#CC2=CC=CC=C2)=CC=CS1</text:p>
          </table:table-cell>
          <table:table-cell office:value-type="string" calcext:value-type="string">
            <text:p>InChI=1S/C12H8S/c1-2-5-11(6-3-1)8-9-12-7-4-10-13-12/h1-7,10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5" calcext:value-type="float">
            <text:p>340507485</text:p>
          </table:table-cell>
          <table:table-cell table:style-name="ce33" office:value-type="float" office:value="1238176" calcext:value-type="float">
            <text:p>1238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8</text:p>
          </table:table-cell>
          <table:table-cell table:style-name="ce21" office:value-type="string" calcext:value-type="string">
            <text:p>CVWNFWSBDGLRPO-UHFFFAOYSA-N</text:p>
          </table:table-cell>
          <table:table-cell office:value-type="string" calcext:value-type="string">
            <text:p>C1(C#CC2=CC=CC=C2)=CSC=C1</text:p>
          </table:table-cell>
          <table:table-cell office:value-type="string" calcext:value-type="string">
            <text:p>InChI=1S/C12H8S/c1-2-4-11(5-3-1)6-7-12-8-9-13-10-12/h1-5,8-10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6" calcext:value-type="float">
            <text:p>340507486</text:p>
          </table:table-cell>
          <table:table-cell table:style-name="ce33" office:value-type="float" office:value="3777937" calcext:value-type="float">
            <text:p>37779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9</text:p>
          </table:table-cell>
          <table:table-cell table:style-name="ce21" office:value-type="string" calcext:value-type="string">
            <text:p>MLTLUJLFTDYDBY-UHFFFAOYSA-N</text:p>
          </table:table-cell>
          <table:table-cell office:value-type="string" calcext:value-type="string">
            <text:p>C1(C#CC2=CC=CC=C2)=CSC3=CC=CC=C13</text:p>
          </table:table-cell>
          <table:table-cell office:value-type="string" calcext:value-type="string">
            <text:p>InChI=1S/C16H10S/c1-2-6-13(7-3-1)10-11-14-12-17-16-9-5-4-8-15(14)16/h1-9,12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7" calcext:value-type="float">
            <text:p>340507487</text:p>
          </table:table-cell>
          <table:table-cell table:style-name="ce33" office:value-type="float" office:value="23607052" calcext:value-type="float">
            <text:p>236070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0</text:p>
          </table:table-cell>
          <table:table-cell table:style-name="ce21" office:value-type="string" calcext:value-type="string">
            <text:p>IDROSGKNLKXTDT-UHFFFAOYSA-N</text:p>
          </table:table-cell>
          <table:table-cell office:value-type="string" calcext:value-type="string">
            <text:p>CCCCC#CC1=CC=C(OC)C=C1</text:p>
          </table:table-cell>
          <table:table-cell office:value-type="string" calcext:value-type="string">
            <text:p>InChI=1S/C13H16O/c1-3-4-5-6-7-12-8-10-13(14-2)11-9-12/h8-11H,3-5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8" calcext:value-type="float">
            <text:p>340507488</text:p>
          </table:table-cell>
          <table:table-cell table:style-name="ce33" office:value-type="float" office:value="10932202" calcext:value-type="float">
            <text:p>109322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1</text:p>
          </table:table-cell>
          <table:table-cell table:style-name="ce21" office:value-type="string" calcext:value-type="string">
            <text:p>KSOSFFUHWOHFEE-UHFFFAOYSA-N</text:p>
          </table:table-cell>
          <table:table-cell office:value-type="string" calcext:value-type="string">
            <text:p>CCCCC#CC1=CC=CC=C1C</text:p>
          </table:table-cell>
          <table:table-cell office:value-type="string" calcext:value-type="string">
            <text:p>InChI=1S/C13H16/c1-3-4-5-6-10-13-11-8-7-9-12(13)2/h7-9,11H,3-5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9" calcext:value-type="float">
            <text:p>340507489</text:p>
          </table:table-cell>
          <table:table-cell table:style-name="ce33" office:value-type="float" office:value="15890019" calcext:value-type="float">
            <text:p>158900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2</text:p>
          </table:table-cell>
          <table:table-cell table:style-name="ce21" office:value-type="string" calcext:value-type="string">
            <text:p>VGARZDYRMIVTSY-UHFFFAOYSA-N</text:p>
          </table:table-cell>
          <table:table-cell office:value-type="string" calcext:value-type="string">
            <text:p>N#CCCCC#CC1=CC=C(OC)C=C1</text:p>
          </table:table-cell>
          <table:table-cell office:value-type="string" calcext:value-type="string">
            <text:p>InChI=1S/C13H13NO/c1-15-13-9-7-12(8-10-13)6-4-2-3-5-11-14/h7-10H,2-3,5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0" calcext:value-type="float">
            <text:p>340507490</text:p>
          </table:table-cell>
          <table:table-cell table:style-name="ce33" office:value-type="float" office:value="11788860" calcext:value-type="float">
            <text:p>117888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3</text:p>
          </table:table-cell>
          <table:table-cell table:style-name="ce21" office:value-type="string" calcext:value-type="string">
            <text:p>YDAJNWXNRVIIGR-UHFFFAOYSA-N</text:p>
          </table:table-cell>
          <table:table-cell office:value-type="string" calcext:value-type="string">
            <text:p>OC#CCC1=CC=C(OC)C=C1</text:p>
          </table:table-cell>
          <table:table-cell office:value-type="string" calcext:value-type="string">
            <text:p>InChI=1S/C10H10O2/c1-12-10-6-4-9(5-7-10)3-2-8-11/h4-7,11H,3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1" calcext:value-type="float">
            <text:p>340507491</text:p>
          </table:table-cell>
          <table:table-cell table:style-name="ce33" office:value-type="float" office:value="70146972" calcext:value-type="float">
            <text:p>701469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4</text:p>
          </table:table-cell>
          <table:table-cell table:style-name="ce21" office:value-type="string" calcext:value-type="string">
            <text:p>YKUOFMNGWLZXHA-UHFFFAOYSA-N</text:p>
          </table:table-cell>
          <table:table-cell office:value-type="string" calcext:value-type="string">
            <text:p>COC1=CC=C(C#CC2=CC=C(OC)C=C2)C=C1</text:p>
          </table:table-cell>
          <table:table-cell office:value-type="string" calcext:value-type="string">
            <text:p>InChI=1S/C16H14O2/c1-17-15-9-5-13(6-10-15)3-4-14-7-11-16(18-2)12-8-14/h5-12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2" calcext:value-type="float">
            <text:p>340507492</text:p>
          </table:table-cell>
          <table:table-cell table:style-name="ce33" office:value-type="float" office:value="617234" calcext:value-type="float">
            <text:p>6172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5</text:p>
          </table:table-cell>
          <table:table-cell table:style-name="ce21" office:value-type="string" calcext:value-type="string">
            <text:p>RHDYQUZYHZWTCI-UHFFFAOYSA-N</text:p>
          </table:table-cell>
          <table:table-cell office:value-type="string" calcext:value-type="string">
            <text:p>COC1=CC=C(C2=CC=CC=C2)C=C1</text:p>
          </table:table-cell>
          <table:table-cell office:value-type="string" calcext:value-type="string">
            <text:p>InChI=1S/C13H12O/c1-14-13-9-7-12(8-10-13)11-5-3-2-4-6-11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3" calcext:value-type="float">
            <text:p>340507493</text:p>
          </table:table-cell>
          <table:table-cell table:style-name="ce33" office:value-type="float" office:value="11943" calcext:value-type="float">
            <text:p>119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6</text:p>
          </table:table-cell>
          <table:table-cell table:style-name="ce21" office:value-type="string" calcext:value-type="string">
            <text:p>ZZLCFHIKESPLTH-UHFFFAOYSA-N</text:p>
          </table:table-cell>
          <table:table-cell office:value-type="string" calcext:value-type="string">
            <text:p>CC1=CC=C(C2=CC=CC=C2)C=C1</text:p>
          </table:table-cell>
          <table:table-cell office:value-type="string" calcext:value-type="string">
            <text:p>InChI=1S/C13H12/c1-11-7-9-13(10-8-11)12-5-3-2-4-6-12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4" calcext:value-type="float">
            <text:p>340507494</text:p>
          </table:table-cell>
          <table:table-cell table:style-name="ce33" office:value-type="float" office:value="12566" calcext:value-type="float">
            <text:p>125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7</text:p>
          </table:table-cell>
          <table:table-cell table:style-name="ce21" office:value-type="string" calcext:value-type="string">
            <text:p>PQNGZXSTMLTGAY-UHFFFAOYSA-N</text:p>
          </table:table-cell>
          <table:table-cell office:value-type="string" calcext:value-type="string">
            <text:p>CC1=CC=CC=C1C2=CC=C(F)C=C2F</text:p>
          </table:table-cell>
          <table:table-cell office:value-type="string" calcext:value-type="string">
            <text:p>InChI=1S/C13H10F2/c1-9-4-2-3-5-11(9)12-7-6-10(14)8-13(12)15/h2-8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5" calcext:value-type="float">
            <text:p>340507495</text:p>
          </table:table-cell>
          <table:table-cell table:style-name="ce33" office:value-type="float" office:value="18715826" calcext:value-type="float">
            <text:p>18715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8</text:p>
          </table:table-cell>
          <table:table-cell table:style-name="ce21" office:value-type="string" calcext:value-type="string">
            <text:p>GNYJFZNIMOMCCF-UHFFFAOYSA-N</text:p>
          </table:table-cell>
          <table:table-cell office:value-type="string" calcext:value-type="string">
            <text:p>CC1=CC=CC=C1C2=CC=C(OC)C=C2</text:p>
          </table:table-cell>
          <table:table-cell office:value-type="string" calcext:value-type="string">
            <text:p>InChI=1S/C14H14O/c1-11-5-3-4-6-14(11)12-7-9-13(15-2)10-8-12/h3-10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6" calcext:value-type="float">
            <text:p>340507496</text:p>
          </table:table-cell>
          <table:table-cell table:style-name="ce33" office:value-type="float" office:value="10352708" calcext:value-type="float">
            <text:p>1035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9</text:p>
          </table:table-cell>
          <table:table-cell table:style-name="ce21" office:value-type="string" calcext:value-type="string">
            <text:p>CDOYZTOFTGTGBC-UHFFFAOYSA-N</text:p>
          </table:table-cell>
          <table:table-cell office:value-type="string" calcext:value-type="string">
            <text:p>CC(C1=CC=C(C2=CC=CC=C2)C=C1)(C)C</text:p>
          </table:table-cell>
          <table:table-cell office:value-type="string" calcext:value-type="string">
            <text:p>InChI=1S/C16H18/c1-16(2,3)15-11-9-14(10-12-15)13-7-5-4-6-8-13/h4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7" calcext:value-type="float">
            <text:p>340507497</text:p>
          </table:table-cell>
          <table:table-cell table:style-name="ce33" office:value-type="float" office:value="137120" calcext:value-type="float">
            <text:p>1371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0</text:p>
          </table:table-cell>
          <table:table-cell table:style-name="ce21" office:value-type="string" calcext:value-type="string">
            <text:p>SOKALMMKJGUKGK-UHFFFAOYSA-N</text:p>
          </table:table-cell>
          <table:table-cell office:value-type="string" calcext:value-type="string">
            <text:p>COC1=CC=C(C2=C3C=CC=CC3=CC=C2)C=C1</text:p>
          </table:table-cell>
          <table:table-cell office:value-type="string" calcext:value-type="string">
            <text:p>InChI=1S/C17H14O/c1-18-15-11-9-14(10-12-15)17-8-4-6-13-5-2-3-7-16(13)17/h2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8" calcext:value-type="float">
            <text:p>340507498</text:p>
          </table:table-cell>
          <table:table-cell table:style-name="ce33" office:value-type="float" office:value="10977384" calcext:value-type="float">
            <text:p>109773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1</text:p>
          </table:table-cell>
          <table:table-cell table:style-name="ce21" office:value-type="string" calcext:value-type="string">
            <text:p>HULPPSASFRRIEG-UHFFFAOYSA-N</text:p>
          </table:table-cell>
          <table:table-cell office:value-type="string" calcext:value-type="string">
            <text:p>COC1=CC=C(C2=CSC3=CC=CC=C23)C=C1</text:p>
          </table:table-cell>
          <table:table-cell office:value-type="string" calcext:value-type="string">
            <text:p>InChI=1S/C15H12OS/c1-16-12-8-6-11(7-9-12)14-10-17-15-5-3-2-4-13(14)15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9" calcext:value-type="float">
            <text:p>340507499</text:p>
          </table:table-cell>
          <table:table-cell table:style-name="ce33" office:value-type="float" office:value="3358921" calcext:value-type="float">
            <text:p>3358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2</text:p>
          </table:table-cell>
          <table:table-cell table:style-name="ce21" office:value-type="string" calcext:value-type="string">
            <text:p>NLWCWEGVNJVLAX-UHFFFAOYSA-N</text:p>
          </table:table-cell>
          <table:table-cell office:value-type="string" calcext:value-type="string">
            <text:p>COC1=CC=CC=C1C2=CC=CC=C2</text:p>
          </table:table-cell>
          <table:table-cell office:value-type="string" calcext:value-type="string">
            <text:p>InChI=1S/C13H12O/c1-14-13-10-6-5-9-12(13)11-7-3-2-4-8-11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0" calcext:value-type="float">
            <text:p>340507500</text:p>
          </table:table-cell>
          <table:table-cell table:style-name="ce33" office:value-type="float" office:value="6835" calcext:value-type="float">
            <text:p>68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3</text:p>
          </table:table-cell>
          <table:table-cell table:style-name="ce21" office:value-type="string" calcext:value-type="string">
            <text:p>MUVRARONQUQSLM-UHFFFAOYSA-N</text:p>
          </table:table-cell>
          <table:table-cell office:value-type="string" calcext:value-type="string">
            <text:p>BrC1=CC=CC=C1COC2=CC=CC=C2</text:p>
          </table:table-cell>
          <table:table-cell office:value-type="string" calcext:value-type="string">
            <text:p>InChI=1S/C13H11BrO/c14-13-9-5-4-6-11(13)10-15-12-7-2-1-3-8-12/h1-9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1" calcext:value-type="float">
            <text:p>340507501</text:p>
          </table:table-cell>
          <table:table-cell table:style-name="ce33" office:value-type="float" office:value="13169696" calcext:value-type="float">
            <text:p>13169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4</text:p>
          </table:table-cell>
          <table:table-cell table:style-name="ce21" office:value-type="string" calcext:value-type="string">
            <text:p>OPCXDDTZIXLMMK-UHFFFAOYSA-N</text:p>
          </table:table-cell>
          <table:table-cell office:value-type="string" calcext:value-type="string">
            <text:p>ClC1=CC=CC=C1COC2=CC=CC=C2</text:p>
          </table:table-cell>
          <table:table-cell office:value-type="string" calcext:value-type="string">
            <text:p>InChI=1S/C13H11ClO/c14-13-9-5-4-6-11(13)10-15-12-7-2-1-3-8-12/h1-9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2" calcext:value-type="float">
            <text:p>340507502</text:p>
          </table:table-cell>
          <table:table-cell table:style-name="ce33" office:value-type="float" office:value="7746258" calcext:value-type="float">
            <text:p>77462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5</text:p>
          </table:table-cell>
          <table:table-cell table:style-name="ce21" office:value-type="string" calcext:value-type="string">
            <text:p>HJESXYJWSZLABZ-UHFFFAOYSA-N</text:p>
          </table:table-cell>
          <table:table-cell office:value-type="string" calcext:value-type="string">
            <text:p>BrC1=CC=CC=C1COC2=CC(C)=CC(C)=C2</text:p>
          </table:table-cell>
          <table:table-cell office:value-type="string" calcext:value-type="string">
            <text:p>InChI=1S/C15H15BrO/c1-11-7-12(2)9-14(8-11)17-10-13-5-3-4-6-15(13)16/h3-9H,10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3" calcext:value-type="float">
            <text:p>340507503</text:p>
          </table:table-cell>
          <table:table-cell table:style-name="ce33" office:value-type="float" office:value="60643977" calcext:value-type="float">
            <text:p>606439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6</text:p>
          </table:table-cell>
          <table:table-cell table:style-name="ce21" office:value-type="string" calcext:value-type="string">
            <text:p>ZOXAWTKKYGHONO-UHFFFAOYSA-N</text:p>
          </table:table-cell>
          <table:table-cell office:value-type="string" calcext:value-type="string">
            <text:p>BrC1=CC=CC=C1COC2=CC=C(OC)C=C2</text:p>
          </table:table-cell>
          <table:table-cell office:value-type="string" calcext:value-type="string">
            <text:p>InChI=1S/C14H13BrO2/c1-16-12-6-8-13(9-7-12)17-10-11-4-2-3-5-14(11)15/h2-9H,10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4" calcext:value-type="float">
            <text:p>340507504</text:p>
          </table:table-cell>
          <table:table-cell table:style-name="ce33" office:value-type="float" office:value="15528307" calcext:value-type="float">
            <text:p>155283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7</text:p>
          </table:table-cell>
          <table:table-cell table:style-name="ce21" office:value-type="string" calcext:value-type="string">
            <text:p>HAGRTNKTORTVQN-UHFFFAOYSA-N</text:p>
          </table:table-cell>
          <table:table-cell office:value-type="string" calcext:value-type="string">
            <text:p>O=[N+](C1=CC=C(OCC2=CC=CC=C2Br)C=C1)[O-]</text:p>
          </table:table-cell>
          <table:table-cell office:value-type="string" calcext:value-type="string">
            <text:p>InChI=1S/C13H10BrNO3/c14-13-4-2-1-3-10(13)9-18-12-7-5-11(6-8-12)15(16)17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5" calcext:value-type="float">
            <text:p>340507505</text:p>
          </table:table-cell>
          <table:table-cell table:style-name="ce33" office:value-type="float" office:value="60356613" calcext:value-type="float">
            <text:p>603566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8</text:p>
          </table:table-cell>
          <table:table-cell table:style-name="ce21" office:value-type="string" calcext:value-type="string">
            <text:p>YFTSYQFTFINZDN-UHFFFAOYSA-N</text:p>
          </table:table-cell>
          <table:table-cell office:value-type="string" calcext:value-type="string">
            <text:p>ClC1=CC=C(OCC2=CC=CC=C2Br)C=C1</text:p>
          </table:table-cell>
          <table:table-cell office:value-type="string" calcext:value-type="string">
            <text:p>InChI=1S/C13H10BrClO/c14-13-4-2-1-3-10(13)9-16-12-7-5-11(15)6-8-12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6" calcext:value-type="float">
            <text:p>340507506</text:p>
          </table:table-cell>
          <table:table-cell table:style-name="ce33" office:value-type="float" office:value="10756457" calcext:value-type="float">
            <text:p>107564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9</text:p>
          </table:table-cell>
          <table:table-cell table:style-name="ce21" office:value-type="string" calcext:value-type="string">
            <text:p>XWPNRRLPTICAKE-UHFFFAOYSA-N</text:p>
          </table:table-cell>
          <table:table-cell office:value-type="string" calcext:value-type="string">
            <text:p>N#CC1=CC=C(OCC2=CC=CC=C2Br)C=C1</text:p>
          </table:table-cell>
          <table:table-cell office:value-type="string" calcext:value-type="string">
            <text:p>InChI=1S/C14H10BrNO/c15-14-4-2-1-3-12(14)10-17-13-7-5-11(9-16)6-8-13/h1-8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7" calcext:value-type="float">
            <text:p>340507507</text:p>
          </table:table-cell>
          <table:table-cell table:style-name="ce33" office:value-type="float" office:value="2975466" calcext:value-type="float">
            <text:p>29754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0</text:p>
          </table:table-cell>
          <table:table-cell table:style-name="ce21" office:value-type="string" calcext:value-type="string">
            <text:p>NDSPPTFCIBFOFZ-UHFFFAOYSA-N</text:p>
          </table:table-cell>
          <table:table-cell office:value-type="string" calcext:value-type="string">
            <text:p>FC1=CC=C(OCC2=CC=CC=C2Br)C=C1</text:p>
          </table:table-cell>
          <table:table-cell office:value-type="string" calcext:value-type="string">
            <text:p>InChI=1S/C13H10BrFO/c14-13-4-2-1-3-10(13)9-16-12-7-5-11(15)6-8-12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8" calcext:value-type="float">
            <text:p>340507508</text:p>
          </table:table-cell>
          <table:table-cell table:style-name="ce33" office:value-type="float" office:value="60644179" calcext:value-type="float">
            <text:p>606441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1</text:p>
          </table:table-cell>
          <table:table-cell table:style-name="ce21" office:value-type="string" calcext:value-type="string">
            <text:p>BEUDCHGZCTUAOG-UHFFFAOYSA-N</text:p>
          </table:table-cell>
          <table:table-cell office:value-type="string" calcext:value-type="string">
            <text:p>C1(CO2)=CC=CC=C1C3=C2C=CC=C3</text:p>
          </table:table-cell>
          <table:table-cell office:value-type="string" calcext:value-type="string">
            <text:p>InChI=1S/C13H10O/c1-2-6-11-10(5-1)9-14-13-8-4-3-7-12(11)13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9" calcext:value-type="float">
            <text:p>340507509</text:p>
          </table:table-cell>
          <table:table-cell table:style-name="ce33" office:value-type="float" office:value="136047" calcext:value-type="float">
            <text:p>1360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2</text:p>
          </table:table-cell>
          <table:table-cell table:style-name="ce21" office:value-type="string" calcext:value-type="string">
            <text:p>JLSHZHACCANNHN-UHFFFAOYSA-N</text:p>
          </table:table-cell>
          <table:table-cell office:value-type="string" calcext:value-type="string">
            <text:p>COC1=CC(C2=CC=CC=C2CO3)=C3C=C1</text:p>
          </table:table-cell>
          <table:table-cell office:value-type="string" calcext:value-type="string">
            <text:p>InChI=1S/C14H12O2/c1-15-11-6-7-14-13(8-11)12-5-3-2-4-10(12)9-16-14/h2-8H,9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0" calcext:value-type="float">
            <text:p>340507510</text:p>
          </table:table-cell>
          <table:table-cell table:style-name="ce33" office:value-type="float" office:value="10798586" calcext:value-type="float">
            <text:p>107985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3</text:p>
          </table:table-cell>
          <table:table-cell table:style-name="ce21" office:value-type="string" calcext:value-type="string">
            <text:p>VMZUBTAAQLHJAA-UHFFFAOYSA-N</text:p>
          </table:table-cell>
          <table:table-cell office:value-type="string" calcext:value-type="string">
            <text:p>ClC1=CC(C2=CC=CC=C2CO3)=C3C=C1</text:p>
          </table:table-cell>
          <table:table-cell office:value-type="string" calcext:value-type="string">
            <text:p>InChI=1S/C13H9ClO/c14-10-5-6-13-12(7-10)11-4-2-1-3-9(11)8-15-13/h1-7H,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1" calcext:value-type="float">
            <text:p>340507511</text:p>
          </table:table-cell>
          <table:table-cell table:style-name="ce33" office:value-type="float" office:value="10512924" calcext:value-type="float">
            <text:p>105129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4</text:p>
          </table:table-cell>
          <table:table-cell table:style-name="ce21" office:value-type="string" calcext:value-type="string">
            <text:p>VYOIHVBAAPJCQY-UHFFFAOYSA-N</text:p>
          </table:table-cell>
          <table:table-cell office:value-type="string" calcext:value-type="string">
            <text:p>CC1=CC2=C(C(C)=C1)C3=CC=CC=C3CO2</text:p>
          </table:table-cell>
          <table:table-cell office:value-type="string" calcext:value-type="string">
            <text:p>InChI=1S/C15H14O/c1-10-7-11(2)15-13-6-4-3-5-12(13)9-16-14(15)8-10/h3-8H,9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2" calcext:value-type="float">
            <text:p>340507512</text:p>
          </table:table-cell>
          <table:table-cell table:style-name="ce33" office:value-type="float" office:value="11579374" calcext:value-type="float">
            <text:p>11579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5</text:p>
          </table:table-cell>
          <table:table-cell table:style-name="ce21" office:value-type="string" calcext:value-type="string">
            <text:p>MNNZIIVYXNEWAC-UHFFFAOYSA-N</text:p>
          </table:table-cell>
          <table:table-cell office:value-type="string" calcext:value-type="string">
            <text:p>O=[N+](C1=CC=CC2=C1OCC3=CC=CC=C32)[O-]</text:p>
          </table:table-cell>
          <table:table-cell office:value-type="string" calcext:value-type="string">
            <text:p>InChI=1S/C13H9NO3/c15-14(16)12-7-3-6-11-10-5-2-1-4-9(10)8-17-13(11)12/h1-7H,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3" calcext:value-type="float">
            <text:p>340507513</text:p>
          </table:table-cell>
          <table:table-cell table:style-name="ce33" office:value-type="float" office:value="129318081" calcext:value-type="float">
            <text:p>129318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6</text:p>
          </table:table-cell>
          <table:table-cell table:style-name="ce21" office:value-type="string" calcext:value-type="string">
            <text:p>HOYCYDOXUWAKHF-UHFFFAOYSA-N</text:p>
          </table:table-cell>
          <table:table-cell office:value-type="string" calcext:value-type="string">
            <text:p>N#CC1=CC=CC2=C1OCC3=CC=CC=C32</text:p>
          </table:table-cell>
          <table:table-cell office:value-type="string" calcext:value-type="string">
            <text:p>InChI=1S/C14H9NO/c15-8-10-5-3-7-13-12-6-2-1-4-11(12)9-16-14(10)13/h1-7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4" calcext:value-type="float">
            <text:p>340507514</text:p>
          </table:table-cell>
          <table:table-cell table:style-name="ce33" office:value-type="float" office:value="129318082" calcext:value-type="float">
            <text:p>129318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7</text:p>
          </table:table-cell>
          <table:table-cell table:style-name="ce21" office:value-type="string" calcext:value-type="string">
            <text:p>PAKRXFXJKMFKPU-UHFFFAOYSA-N</text:p>
          </table:table-cell>
          <table:table-cell office:value-type="string" calcext:value-type="string">
            <text:p>O=C(N)C1=CC=C(OCC2=CC=CC=C2)C=C1</text:p>
          </table:table-cell>
          <table:table-cell office:value-type="string" calcext:value-type="string">
            <text:p>InChI=1S/C14H13NO2/c15-14(16)12-6-8-13(9-7-12)17-10-11-4-2-1-3-5-11/h1-9H,10H2,(H2,15,16)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5" calcext:value-type="float">
            <text:p>340507515</text:p>
          </table:table-cell>
          <table:table-cell table:style-name="ce33" office:value-type="float" office:value="2726431" calcext:value-type="float">
            <text:p>27264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68</text:p>
          </table:table-cell>
          <table:table-cell table:style-name="ce21" office:value-type="string" calcext:value-type="string">
            <text:p>QISKVKHSFZNRTD-UHFFFAOYSA-N</text:p>
          </table:table-cell>
          <table:table-cell office:value-type="string" calcext:value-type="string">
            <text:p>CC(C)=CC1=C2NC3=CC=CC=C3C2=CC(=O)O1</text:p>
          </table:table-cell>
          <table:table-cell office:value-type="string" calcext:value-type="string">
            <text:p>InChI=1S/C15H13NO2/c1-9(2)7-13-15-11(8-14(17)18-13)10-5-3-4-6-12(10)16-15/h3-8,16H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0" calcext:value-type="float">
            <text:p>354273890</text:p>
          </table:table-cell>
          <table:table-cell table:style-name="ce33" office:value-type="float" office:value="132274239" calcext:value-type="float">
            <text:p>1322742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39" calcext:value-type="float">
            <text:p>1322742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69</text:p>
          </table:table-cell>
          <table:table-cell table:style-name="ce21" office:value-type="string" calcext:value-type="string">
            <text:p>XPNBJYRBEJDTFT-UHFFFAOYSA-N</text:p>
          </table:table-cell>
          <table:table-cell office:value-type="string" calcext:value-type="string">
            <text:p>CC(C)=CC(=O)C1=C(CC(=O)NCCC2=CN=CN2)C2=CC=CC=C2N1</text:p>
          </table:table-cell>
          <table:table-cell office:value-type="string" calcext:value-type="string">
            <text:p>InChI=1S/C20H22N4O2/c1-13(2)9-18(25)20-16(15-5-3-4-6-17(15)24-20)10-19(26)22-8-7-14-11-21-12-23-14/h3-6,9,11-12,24H,7-8,10H2,1-2H3,(H,21,23)(H,22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1" calcext:value-type="float">
            <text:p>354273891</text:p>
          </table:table-cell>
          <table:table-cell table:style-name="ce33"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0</text:p>
          </table:table-cell>
          <table:table-cell table:style-name="ce21" office:value-type="string" calcext:value-type="string">
            <text:p>VTQRQCAOWIROBL-UHFFFAOYSA-N</text:p>
          </table:table-cell>
          <table:table-cell office:value-type="string" calcext:value-type="string">
            <text:p>CC1=C2NC3=CC=CC=C3C2=CC(=O)O1</text:p>
          </table:table-cell>
          <table:table-cell office:value-type="string" calcext:value-type="string">
            <text:p>InChI=1S/C12H9NO2/c1-7-12-9(6-11(14)15-7)8-4-2-3-5-10(8)13-12/h2-6,13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2" calcext:value-type="float">
            <text:p>354273892</text:p>
          </table:table-cell>
          <table:table-cell table:style-name="ce33"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1</text:p>
          </table:table-cell>
          <table:table-cell table:style-name="ce21" office:value-type="string" calcext:value-type="string">
            <text:p>QDAFQMKMIWXKBH-UHFFFAOYSA-N</text:p>
          </table:table-cell>
          <table:table-cell office:value-type="string" calcext:value-type="string">
            <text:p>O=C1OC(=C2NC3=CC=CC=C3C2=C1)C1=CC=CC=C1</text:p>
          </table:table-cell>
          <table:table-cell office:value-type="string" calcext:value-type="string">
            <text:p>InChI=1S/C17H11NO2/c19-15-10-13-12-8-4-5-9-14(12)18-16(13)17(20-15)11-6-2-1-3-7-11/h1-10,1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3" calcext:value-type="float">
            <text:p>354273893</text:p>
          </table:table-cell>
          <table:table-cell table:style-name="ce33"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2</text:p>
          </table:table-cell>
          <table:table-cell table:style-name="ce21" office:value-type="string" calcext:value-type="string">
            <text:p>RQGNCQNVMCKWBT-UHFFFAOYSA-N</text:p>
          </table:table-cell>
          <table:table-cell office:value-type="string" calcext:value-type="string">
            <text:p>CC(=O)C1=C(CC(=O)NCC2=CC=CC=C2)C2=CC=CC=C2N1</text:p>
          </table:table-cell>
          <table:table-cell office:value-type="string" calcext:value-type="string">
            <text:p>InChI=1S/C19H18N2O2/c1-13(22)19-16(15-9-5-6-10-17(15)21-19)11-18(23)20-12-14-7-3-2-4-8-14/h2-10,21H,11-12H2,1H3,(H,20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4" calcext:value-type="float">
            <text:p>354273894</text:p>
          </table:table-cell>
          <table:table-cell table:style-name="ce33"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3</text:p>
          </table:table-cell>
          <table:table-cell table:style-name="ce21" office:value-type="string" calcext:value-type="string">
            <text:p>YWIGCSIJSKFZSE-UHFFFAOYSA-N</text:p>
          </table:table-cell>
          <table:table-cell office:value-type="string" calcext:value-type="string">
            <text:p>O=C(CC1=C(NC2=CC=CC=C12)C(=O)C1=CC=CC=C1)NCC1=CC=CC=C1</text:p>
          </table:table-cell>
          <table:table-cell office:value-type="string" calcext:value-type="string">
            <text:p>InChI=1S/C24H20N2O2/c27-22(25-16-17-9-3-1-4-10-17)15-20-19-13-7-8-14-21(19)26-23(20)24(28)18-11-5-2-6-12-18/h1-14,26H,15-16H2,(H,25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5" calcext:value-type="float">
            <text:p>354273895</text:p>
          </table:table-cell>
          <table:table-cell table:style-name="ce33" office:value-type="float" office:value="132274240" calcext:value-type="float">
            <text:p>1322742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0" calcext:value-type="float">
            <text:p>1322742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4</text:p>
          </table:table-cell>
          <table:table-cell table:style-name="ce21" office:value-type="string" calcext:value-type="string">
            <text:p>YQEIMEGRSTXEMX-UHFFFAOYSA-N</text:p>
          </table:table-cell>
          <table:table-cell office:value-type="string" calcext:value-type="string">
            <text:p>CC(C)=CC(=O)OC(=O)C=C(C)C</text:p>
          </table:table-cell>
          <table:table-cell office:value-type="string" calcext:value-type="string">
            <text:p>InChI=1S/C10H14O3/c1-7(2)5-9(11)13-10(12)6-8(3)4/h5-6H,1-4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6" calcext:value-type="float">
            <text:p>354273896</text:p>
          </table:table-cell>
          <table:table-cell table:style-name="ce33"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5</text:p>
          </table:table-cell>
          <table:table-cell table:style-name="ce21" office:value-type="string" calcext:value-type="string">
            <text:p>BDUBTLFQHNYXPC-UHFFFAOYSA-N</text:p>
          </table:table-cell>
          <table:table-cell office:value-type="string" calcext:value-type="string">
            <text:p>CC(C)=CC(Cl)=O</text:p>
          </table:table-cell>
          <table:table-cell office:value-type="string" calcext:value-type="string">
            <text:p>InChI=1S/C5H7ClO/c1-4(2)3-5(6)7/h3H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7" calcext:value-type="float">
            <text:p>354273897</text:p>
          </table:table-cell>
          <table:table-cell table:style-name="ce33"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6</text:p>
          </table:table-cell>
          <table:table-cell table:style-name="ce21" office:value-type="string" calcext:value-type="string">
            <text:p>LNDYCFNNYZFEBK-UHFFFAOYSA-N</text:p>
          </table:table-cell>
          <table:table-cell office:value-type="string" calcext:value-type="string">
            <text:p>CC(C)=CC(=O)C1=C(CC(=O)NCC2=CC=CC=C2)C2=CC=CC=C2N1</text:p>
          </table:table-cell>
          <table:table-cell office:value-type="string" calcext:value-type="string">
            <text:p>InChI=1S/C22H22N2O2/c1-15(2)12-20(25)22-18(17-10-6-7-11-19(17)24-22)13-21(26)23-14-16-8-4-3-5-9-16/h3-12,24H,13-14H2,1-2H3,(H,23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8" calcext:value-type="float">
            <text:p>354273898</text:p>
          </table:table-cell>
          <table:table-cell table:style-name="ce33" office:value-type="float" office:value="132274241" calcext:value-type="float">
            <text:p>1322742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1" calcext:value-type="float">
            <text:p>1322742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7</text:p>
          </table:table-cell>
          <table:table-cell table:style-name="ce21" office:value-type="string" calcext:value-type="string">
            <text:p>AAMSATSOFLLYTR-UHFFFAOYSA-N</text:p>
          </table:table-cell>
          <table:table-cell office:value-type="string" calcext:value-type="string">
            <text:p>CC(=O)C1=C(CC(=O)NCCC2=CN=CN2)C2=CC=CC=C2N1</text:p>
          </table:table-cell>
          <table:table-cell office:value-type="string" calcext:value-type="string">
            <text:p>InChI=1S/C17H18N4O2/c1-11(22)17-14(13-4-2-3-5-15(13)21-17)8-16(23)19-7-6-12-9-18-10-20-12/h2-5,9-10,21H,6-8H2,1H3,(H,18,20)(H,19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9" calcext:value-type="float">
            <text:p>354273899</text:p>
          </table:table-cell>
          <table:table-cell table:style-name="ce33" office:value-type="float" office:value="132274242" calcext:value-type="float">
            <text:p>1322742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2" calcext:value-type="float">
            <text:p>1322742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8</text:p>
          </table:table-cell>
          <table:table-cell table:style-name="ce21" office:value-type="string" calcext:value-type="string">
            <text:p>FIAYFLAHSXIGHS-UHFFFAOYSA-N</text:p>
          </table:table-cell>
          <table:table-cell office:value-type="string" calcext:value-type="string">
            <text:p>C(CC1=CN(C=N1)C(C1=CC=CC=C1)(C1=CC=CC=C1)C1=CC=CC=C1)NC(C1=CC=CC=C1)(C1=CC=CC=C1)C1=CC=CC=C1</text:p>
          </table:table-cell>
          <table:table-cell office:value-type="string" calcext:value-type="string">
            <text:p>InChI=1S/C43H37N3/c1-7-19-35(20-8-1)42(36-21-9-2-10-22-36,37-23-11-3-12-24-37)45-32-31-41-33-46(34-44-41)43(38-25-13-4-14-26-38,39-27-15-5-16-28-39)40-29-17-6-18-30-40/h1-30,33-34,45H,31-32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0" calcext:value-type="float">
            <text:p>354273900</text:p>
          </table:table-cell>
          <table:table-cell table:style-name="ce33"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9</text:p>
          </table:table-cell>
          <table:table-cell table:style-name="ce21" office:value-type="string" calcext:value-type="string">
            <text:p>MTZYTHDMKQTVPF-UHFFFAOYSA-N</text:p>
          </table:table-cell>
          <table:table-cell office:value-type="string" calcext:value-type="string">
            <text:p>C(CC1=CNC=N1)NC(C1=CC=CC=C1)(C1=CC=CC=C1)C1=CC=CC=C1</text:p>
          </table:table-cell>
          <table:table-cell office:value-type="string" calcext:value-type="string">
            <text:p>InChI=1S/C24H23N3/c1-4-10-20(11-5-1)24(21-12-6-2-7-13-21,22-14-8-3-9-15-22)27-17-16-23-18-25-19-26-23/h1-15,18-19,27H,16-17H2,(H,25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1" calcext:value-type="float">
            <text:p>354273901</text:p>
          </table:table-cell>
          <table:table-cell table:style-name="ce33"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0</text:p>
          </table:table-cell>
          <table:table-cell table:style-name="ce21" office:value-type="string" calcext:value-type="string">
            <text:p>WZPAUNPMGPHBHT-UHFFFAOYSA-N</text:p>
          </table:table-cell>
          <table:table-cell office:value-type="string" calcext:value-type="string">
            <text:p>NCCC1=CN(C=N1)C(C1=CC=CC=C1)(C1=CC=CC=C1)C1=CC=CC=C1</text:p>
          </table:table-cell>
          <table:table-cell office:value-type="string" calcext:value-type="string">
            <text:p>InChI=1S/C24H23N3/c25-17-16-23-18-27(19-26-23)24(20-10-4-1-5-11-20,21-12-6-2-7-13-21)22-14-8-3-9-15-22/h1-15,18-19H,16-17,25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2" calcext:value-type="float">
            <text:p>354273902</text:p>
          </table:table-cell>
          <table:table-cell table:style-name="ce33"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1</text:p>
          </table:table-cell>
          <table:table-cell table:style-name="ce21" office:value-type="string" calcext:value-type="string">
            <text:p>JBNMZWMPILCIDZ-UHFFFAOYSA-N</text:p>
          </table:table-cell>
          <table:table-cell office:value-type="string" calcext:value-type="string">
            <text:p>O=C1CCC(=O)N1CCC1=CN=CN1</text:p>
          </table:table-cell>
          <table:table-cell office:value-type="string" calcext:value-type="string">
            <text:p>InChI=1S/C9H11N3O2/c13-8-1-2-9(14)12(8)4-3-7-5-10-6-11-7/h5-6H,1-4H2,(H,10,1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3" calcext:value-type="float">
            <text:p>354273903</text:p>
          </table:table-cell>
          <table:table-cell table:style-name="ce33"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2</text:p>
          </table:table-cell>
          <table:table-cell office:value-type="string" calcext:value-type="string">
            <text:p>HUOFIEQWSSRCJF-UHFFFAOYSA-N</text:p>
          </table:table-cell>
          <table:table-cell office:value-type="string" calcext:value-type="string">
            <text:p>O=C1CCC(=O)N1CCC1=CN(C=N1)C(C1=CC=CC=C1)(C1=CC=CC=C1)C1=CC=CC=C1</text:p>
          </table:table-cell>
          <table:table-cell office:value-type="string" calcext:value-type="string">
            <text:p>InChI=1S/C28H25N3O2/c32-26-16-17-27(33)31(26)19-18-25-20-30(21-29-25)28(22-10-4-1-5-11-22,23-12-6-2-7-13-23)24-14-8-3-9-15-24/h1-15,20-21H,16-19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4" calcext:value-type="float">
            <text:p>354273904</text:p>
          </table:table-cell>
          <table:table-cell table:style-name="ce33" office:value-type="float" office:value="132274243" calcext:value-type="float">
            <text:p>1322742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3" calcext:value-type="float">
            <text:p>1322742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3</text:p>
          </table:table-cell>
          <table:table-cell office:value-type="string" calcext:value-type="string">
            <text:p>JBFMIBDZOYESNV-UHFFFAOYSA-N</text:p>
          </table:table-cell>
          <table:table-cell office:value-type="string" calcext:value-type="string">
            <text:p>O=C1N(CCC2=CN=CN2)C(=O)C2=CC=CC=C12</text:p>
          </table:table-cell>
          <table:table-cell office:value-type="string" calcext:value-type="string">
            <text:p>InChI=1S/C13H11N3O2/c17-12-10-3-1-2-4-11(10)13(18)16(12)6-5-9-7-14-8-15-9/h1-4,7-8H,5-6H2,(H,14,15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5" calcext:value-type="float">
            <text:p>354273905</text:p>
          </table:table-cell>
          <table:table-cell table:style-name="ce33"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4</text:p>
          </table:table-cell>
          <table:table-cell office:value-type="string" calcext:value-type="string">
            <text:p>FBXKCZYZGMQFLZ-UHFFFAOYSA-N</text:p>
          </table:table-cell>
          <table:table-cell office:value-type="string" calcext:value-type="string">
            <text:p>O=C1N(CCC2=CN(C=N2)C(C2=CC=CC=C2)(C2=CC=CC=C2)C2=CC=CC=C2)C(=O)C2=C1C=CC=C2</text:p>
          </table:table-cell>
          <table:table-cell office:value-type="string" calcext:value-type="string">
            <text:p>InChI=1S/C32H25N3O2/c36-30-28-18-10-11-19-29(28)31(37)35(30)21-20-27-22-34(23-33-27)32(24-12-4-1-5-13-24,25-14-6-2-7-15-25)26-16-8-3-9-17-26/h1-19,22-23H,20-21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6" calcext:value-type="float">
            <text:p>354273906</text:p>
          </table:table-cell>
          <table:table-cell table:style-name="ce33"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5</text:p>
          </table:table-cell>
          <table:table-cell office:value-type="string" calcext:value-type="string">
            <text:p>XPTZUSQDKZKTMO-UHFFFAOYSA-N</text:p>
          </table:table-cell>
          <table:table-cell office:value-type="string" calcext:value-type="string">
            <text:p>CC(C)=CC(=O)C1=C(CC(=O)NCCC2=CN(C=N2)C(C2=CC=CC=C2)(C2=CC=CC=C2)C2=CC=CC=C2)C2=CC=CC=C2N1</text:p>
          </table:table-cell>
          <table:table-cell office:value-type="string" calcext:value-type="string">
            <text:p>InChI=1S/C39H36N4O2/c1-28(2)24-36(44)38-34(33-20-12-13-21-35(33)42-38)25-37(45)40-23-22-32-26-43(27-41-32)39(29-14-6-3-7-15-29,30-16-8-4-9-17-30)31-18-10-5-11-19-31/h3-21,24,26-27,42H,22-23,25H2,1-2H3,(H,40,45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7" calcext:value-type="float">
            <text:p>354273907</text:p>
          </table:table-cell>
          <table:table-cell table:style-name="ce33"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6</text:p>
          </table:table-cell>
          <table:table-cell office:value-type="string" calcext:value-type="string">
            <text:p>XEFQBZIYRWKUKV-UHFFFAOYSA-N</text:p>
          </table:table-cell>
          <table:table-cell office:value-type="string" calcext:value-type="string">
            <text:p>CC1(C)CC(=O)C2=C(CC(=O)NCCC3=CN1C=N3)C1=CC=CC=C1N2</text:p>
          </table:table-cell>
          <table:table-cell office:value-type="string" calcext:value-type="string">
            <text:p>InChI=1S/C20H22N4O2/c1-20(2)10-17(25)19-15(14-5-3-4-6-16(14)23-19)9-18(26)21-8-7-13-11-24(20)12-22-13/h3-6,11-12,23H,7-10H2,1-2H3,(H,21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8" calcext:value-type="float">
            <text:p>354273908</text:p>
          </table:table-cell>
          <table:table-cell table:style-name="ce33"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7</text:p>
          </table:table-cell>
          <table:table-cell office:value-type="string" calcext:value-type="string">
            <text:p>AGSARBVEBTVWGP-UHFFFAOYSA-N</text:p>
          </table:table-cell>
          <table:table-cell office:value-type="string" calcext:value-type="string">
            <text:p>CC(O)C1=C(CC(=O)NCC2=CC=CC=C2)C2=CC=CC=C2N1</text:p>
          </table:table-cell>
          <table:table-cell office:value-type="string" calcext:value-type="string">
            <text:p>InChI=1S/C19H20N2O2/c1-13(22)19-16(15-9-5-6-10-17(15)21-19)11-18(23)20-12-14-7-3-2-4-8-14/h2-10,13,21-22H,11-12H2,1H3,(H,20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9" calcext:value-type="float">
            <text:p>354273909</text:p>
          </table:table-cell>
          <table:table-cell table:style-name="ce33" office:value-type="float" office:value="132274244" calcext:value-type="float">
            <text:p>1322742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4" calcext:value-type="float">
            <text:p>132274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8</text:p>
          </table:table-cell>
          <table:table-cell office:value-type="string" calcext:value-type="string">
            <text:p>CYYFSOSLDVCXMQ-UHFFFAOYSA-N</text:p>
          </table:table-cell>
          <table:table-cell office:value-type="string" calcext:value-type="string">
            <text:p>OC(C1=C(CC(=O)NCC2=CC=CC=C2)C2=CC=CC=C2N1)C1=CC=CC=C1</text:p>
          </table:table-cell>
          <table:table-cell office:value-type="string" calcext:value-type="string">
            <text:p>InChI=1S/C24H22N2O2/c27-22(25-16-17-9-3-1-4-10-17)15-20-19-13-7-8-14-21(19)26-23(20)24(28)18-11-5-2-6-12-18/h1-14,24,26,28H,15-16H2,(H,25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0" calcext:value-type="float">
            <text:p>354273910</text:p>
          </table:table-cell>
          <table:table-cell table:style-name="ce33" office:value-type="float" office:value="132274245" calcext:value-type="float">
            <text:p>1322742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5" calcext:value-type="float">
            <text:p>13227424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9</text:p>
          </table:table-cell>
          <table:table-cell office:value-type="string" calcext:value-type="string">
            <text:p>BRNSSIKGUHFRDR-BUHFOSPRSA-N</text:p>
          </table:table-cell>
          <table:table-cell office:value-type="string" calcext:value-type="string">
            <text:p>COC(C)(C)\C=C\C1=C(CC(=O)NCC2=CC=CC=C2)C2=CC=CC=C2N1</text:p>
          </table:table-cell>
          <table:table-cell office:value-type="string" calcext:value-type="string">
            <text:p>InChI=1S/C23H26N2O2/c1-23(2,27-3)14-13-21-19(18-11-7-8-12-20(18)25-21)15-22(26)24-16-17-9-5-4-6-10-17/h4-14,25H,15-16H2,1-3H3,(H,24,26)/b14-13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1" calcext:value-type="float">
            <text:p>354273911</text:p>
          </table:table-cell>
          <table:table-cell table:style-name="ce33" office:value-type="float" office:value="132274246" calcext:value-type="float">
            <text:p>1322742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6" calcext:value-type="float">
            <text:p>1322742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0</text:p>
          </table:table-cell>
          <table:table-cell office:value-type="string" calcext:value-type="string">
            <text:p>GCBGHTZVBLYMJC-OUKQBFOZSA-N</text:p>
          </table:table-cell>
          <table:table-cell office:value-type="string" calcext:value-type="string">
            <text:p>CC(C)(O)\C=C\C1=C(CC(=O)NCC2=CC=CC=C2)C2=CC=CC=C2N1</text:p>
          </table:table-cell>
          <table:table-cell office:value-type="string" calcext:value-type="string">
            <text:p>InChI=1S/C22H24N2O2/c1-22(2,26)13-12-20-18(17-10-6-7-11-19(17)24-20)14-21(25)23-15-16-8-4-3-5-9-16/h3-13,24,26H,14-15H2,1-2H3,(H,23,25)/b13-12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2" calcext:value-type="float">
            <text:p>354273912</text:p>
          </table:table-cell>
          <table:table-cell table:style-name="ce33" office:value-type="float" office:value="132274247" calcext:value-type="float">
            <text:p>1322742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7" calcext:value-type="float">
            <text:p>13227424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1</text:p>
          </table:table-cell>
          <table:table-cell office:value-type="string" calcext:value-type="string">
            <text:p>QWTOJZITZUYDMM-CSKARUKUSA-N</text:p>
          </table:table-cell>
          <table:table-cell office:value-type="string" calcext:value-type="string">
            <text:p>COC(C)(C)\C=C\C1=C(CC(=O)NCCC2=CN=CN2)C2=CC=CC=C2N1</text:p>
          </table:table-cell>
          <table:table-cell office:value-type="string" calcext:value-type="string">
            <text:p>InChI=1S/C21H26N4O2/c1-21(2,27-3)10-8-19-17(16-6-4-5-7-18(16)25-19)12-20(26)23-11-9-15-13-22-14-24-15/h4-8,10,13-14,25H,9,11-12H2,1-3H3,(H,22,24)(H,23,26)/b10-8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3" calcext:value-type="float">
            <text:p>354273913</text:p>
          </table:table-cell>
          <table:table-cell table:style-name="ce33" office:value-type="float" office:value="132274248" calcext:value-type="float">
            <text:p>1322742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8" calcext:value-type="float">
            <text:p>1322742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2</text:p>
          </table:table-cell>
          <table:table-cell office:value-type="string" calcext:value-type="string">
            <text:p>BBJLJOMWQNJXLB-WJTDDFOZSA-N</text:p>
          </table:table-cell>
          <table:table-cell office:value-type="string" calcext:value-type="string">
            <text:p>COC(C)(C)\C=C\C1=C(CC(=O)NCCC2=CN(C=N2)C(C2=CC=CC=C2)(C2=CC=CC=C2)C2=CC=CC=C2)C2=CC=CC=C2N1</text:p>
          </table:table-cell>
          <table:table-cell office:value-type="string" calcext:value-type="string">
            <text:p>InChI=1S/C40H40N4O2/c1-39(2,46-3)25-23-37-35(34-21-13-14-22-36(34)43-37)27-38(45)41-26-24-33-28-44(29-42-33)40(30-15-7-4-8-16-30,31-17-9-5-10-18-31)32-19-11-6-12-20-32/h4-23,25,28-29,43H,24,26-27H2,1-3H3,(H,41,45)/b25-23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4" calcext:value-type="float">
            <text:p>354273914</text:p>
          </table:table-cell>
          <table:table-cell table:style-name="ce33"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3</text:p>
          </table:table-cell>
          <table:table-cell office:value-type="string" calcext:value-type="string">
            <text:p>JTNFHVKHQABIMJ-UHFFFAOYSA-N</text:p>
          </table:table-cell>
          <table:table-cell office:value-type="string" calcext:value-type="string">
            <text:p>[I-].CN1C=[N+](C=C1CCNC(=O)CC1=C(NC2=CC=CC=C12)C(=O)C=C(C)C)C(C1=CC=CC=C1)(C1=CC=CC=C1)C1=CC=CC=C1</text:p>
          </table:table-cell>
          <table:table-cell office:value-type="string" calcext:value-type="string">
            <text:p>InChI=1S/C40H38N4O2.HI/c1-29(2)25-37(45)39-35(34-21-13-14-22-36(34)42-39)26-38(46)41-24-23-33-27-44(28-43(33)3)40(30-15-7-4-8-16-30,31-17-9-5-10-18-31)32-19-11-6-12-20-32;/h4-22,25,27-28H,23-24,26H2,1-3H3,(H-,41,42,45,46);1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5" calcext:value-type="float">
            <text:p>354273915</text:p>
          </table:table-cell>
          <table:table-cell table:style-name="ce33" office:value-type="float" office:value="132274249" calcext:value-type="float">
            <text:p>1322742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9" calcext:value-type="float">
            <text:p>1322742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4</text:p>
          </table:table-cell>
          <table:table-cell office:value-type="string" calcext:value-type="string">
            <text:p>ROAWEXKBHFUENU-UHFFFAOYSA-N</text:p>
          </table:table-cell>
          <table:table-cell office:value-type="string" calcext:value-type="string">
            <text:p>CN1C=NC=C1CCNC(=O)CC1=C(NC2=CC=CC=C12)C(=O)C=C(C)C</text:p>
          </table:table-cell>
          <table:table-cell office:value-type="string" calcext:value-type="string">
            <text:p>InChI=1S/C21H24N4O2/c1-14(2)10-19(26)21-17(16-6-4-5-7-18(16)24-21)11-20(27)23-9-8-15-12-22-13-25(15)3/h4-7,10,12-13,24H,8-9,11H2,1-3H3,(H,23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6" calcext:value-type="float">
            <text:p>354273916</text:p>
          </table:table-cell>
          <table:table-cell table:style-name="ce33"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5</text:p>
          </table:table-cell>
          <table:table-cell office:value-type="string" calcext:value-type="string">
            <text:p>NASPOJBGLJIULK-CMDGGOBGSA-N</text:p>
          </table:table-cell>
          <table:table-cell office:value-type="string" calcext:value-type="string">
            <text:p>CN1C=NC=C1CCNC(=O)CC1=C(NC2=CC=CC=C12)\C=C\C(C)=C</text:p>
          </table:table-cell>
          <table:table-cell office:value-type="string" calcext:value-type="string">
            <text:p>InChI=1S/C21H24N4O/c1-15(2)8-9-20-18(17-6-4-5-7-19(17)24-20)12-21(26)23-11-10-16-13-22-14-25(16)3/h4-9,13-14,24H,1,10-12H2,2-3H3,(H,23,26)/b9-8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7" calcext:value-type="float">
            <text:p>354273917</text:p>
          </table:table-cell>
          <table:table-cell table:style-name="ce33" office:value-type="float" office:value="132274251" calcext:value-type="float">
            <text:p>1322742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1" calcext:value-type="float">
            <text:p>13227425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6</text:p>
          </table:table-cell>
          <table:table-cell office:value-type="string" calcext:value-type="string">
            <text:p>IVBJGZCJIPBHBU-UHFFFAOYSA-N</text:p>
          </table:table-cell>
          <table:table-cell office:value-type="string" calcext:value-type="string">
            <text:p>COC(C)(C)CCC1=C(CC(=O)NCCC2=CN=CN2C)C2=CC=CC=C2N1</text:p>
          </table:table-cell>
          <table:table-cell office:value-type="string" calcext:value-type="string">
            <text:p>InChI=1S/C22H30N4O2/c1-22(2,28-4)11-9-20-18(17-7-5-6-8-19(17)25-20)13-21(27)24-12-10-16-14-23-15-26(16)3/h5-8,14-15,25H,9-13H2,1-4H3,(H,24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8" calcext:value-type="float">
            <text:p>354273918</text:p>
          </table:table-cell>
          <table:table-cell table:style-name="ce33"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7</text:p>
          </table:table-cell>
          <table:table-cell office:value-type="string" calcext:value-type="string">
            <text:p>JVGLMEGUVNIQCS-UHFFFAOYSA-N</text:p>
          </table:table-cell>
          <table:table-cell office:value-type="string" calcext:value-type="string">
            <text:p>CC(C)=CC(=O)C1=C(CC(O)=O)C2=CC=CC=C2N1</text:p>
          </table:table-cell>
          <table:table-cell office:value-type="string" calcext:value-type="string">
            <text:p>InChI=1S/C15H15NO3/c1-9(2)7-13(17)15-11(8-14(18)19)10-5-3-4-6-12(10)16-15/h3-7,16H,8H2,1-2H3,(H,18,19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9" calcext:value-type="float">
            <text:p>354273919</text:p>
          </table:table-cell>
          <table:table-cell table:style-name="ce33" office:value-type="float" office:value="132274252" calcext:value-type="float">
            <text:p>1322742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2" calcext:value-type="float">
            <text:p>1322742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8</text:p>
          </table:table-cell>
          <table:table-cell office:value-type="string" calcext:value-type="string">
            <text:p>FRORHXIYZWBJHA-UHFFFAOYSA-N</text:p>
          </table:table-cell>
          <table:table-cell office:value-type="string" calcext:value-type="string">
            <text:p>CC(=O)C1=C(CC(O)=O)C2=CC=CC=C2N1</text:p>
          </table:table-cell>
          <table:table-cell office:value-type="string" calcext:value-type="string">
            <text:p>InChI=1S/C12H11NO3/c1-7(14)12-9(6-11(15)16)8-4-2-3-5-10(8)13-12/h2-5,13H,6H2,1H3,(H,15,1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0" calcext:value-type="float">
            <text:p>354273920</text:p>
          </table:table-cell>
          <table:table-cell table:style-name="ce33"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9</text:p>
          </table:table-cell>
          <table:table-cell office:value-type="string" calcext:value-type="string">
            <text:p>SGCWYASTNBHFTH-UHFFFAOYSA-N</text:p>
          </table:table-cell>
          <table:table-cell office:value-type="string" calcext:value-type="string">
            <text:p>COC(=O)CC1=C(NC2=CC=CC=C12)C(=O)C=C(C)C</text:p>
          </table:table-cell>
          <table:table-cell office:value-type="string" calcext:value-type="string">
            <text:p>InChI=1S/C16H17NO3/c1-10(2)8-14(18)16-12(9-15(19)20-3)11-6-4-5-7-13(11)17-16/h4-8,17H,9H2,1-3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1" calcext:value-type="float">
            <text:p>354273921</text:p>
          </table:table-cell>
          <table:table-cell table:style-name="ce33" office:value-type="float" office:value="132274253" calcext:value-type="float">
            <text:p>1322742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3" calcext:value-type="float">
            <text:p>1322742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0</text:p>
          </table:table-cell>
          <table:table-cell office:value-type="string" calcext:value-type="string">
            <text:p>KYNXVSALNSVPNQ-MDZDMXLPSA-N</text:p>
          </table:table-cell>
          <table:table-cell office:value-type="string" calcext:value-type="string">
            <text:p>COC(=O)CC1=C(NC2=CC=CC=C12)\C=C\C(C)(C)OC</text:p>
          </table:table-cell>
          <table:table-cell office:value-type="string" calcext:value-type="string">
            <text:p>InChI=1S/C17H21NO3/c1-17(2,21-4)10-9-15-13(11-16(19)20-3)12-7-5-6-8-14(12)18-15/h5-10,18H,11H2,1-4H3/b10-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2" calcext:value-type="float">
            <text:p>354273922</text:p>
          </table:table-cell>
          <table:table-cell table:style-name="ce33" office:value-type="float" office:value="132274254" calcext:value-type="float">
            <text:p>1322742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4" calcext:value-type="float">
            <text:p>13227425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1</text:p>
          </table:table-cell>
          <table:table-cell office:value-type="string" calcext:value-type="string">
            <text:p>FYPKQWGFZJIQRS-ZRDIBKRKSA-N</text:p>
          </table:table-cell>
          <table:table-cell office:value-type="string" calcext:value-type="string">
            <text:p>COC(=O)CC1=C(NC2=CC=CC=C12)\C=C\C(C)(C)N1C=NC(CCN2C(=O)CCC2=O)=C1</text:p>
          </table:table-cell>
          <table:table-cell office:value-type="string" calcext:value-type="string">
            <text:p>InChI=1S/C25H28N4O4/c1-25(2,28-15-17(26-16-28)11-13-29-22(30)8-9-23(29)31)12-10-21-19(14-24(32)33-3)18-6-4-5-7-20(18)27-21/h4-7,10,12,15-16,27H,8-9,11,13-14H2,1-3H3/b12-10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3" calcext:value-type="float">
            <text:p>354273923</text:p>
          </table:table-cell>
          <table:table-cell table:style-name="ce33"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2</text:p>
          </table:table-cell>
          <table:table-cell office:value-type="string" calcext:value-type="string">
            <text:p>NWPINTNBAXFHCO-UHFFFAOYSA-N</text:p>
          </table:table-cell>
          <table:table-cell office:value-type="string" calcext:value-type="string">
            <text:p>COC(=O)CC1=C(NC2=CC=CC=C12)C(=O)CC(C)(C)N1C=NC(CCN2C(=O)CCC2=O)=C1</text:p>
          </table:table-cell>
          <table:table-cell office:value-type="string" calcext:value-type="string">
            <text:p>InChI=1S/C25H28N4O5/c1-25(2,28-14-16(26-15-28)10-11-29-21(31)8-9-22(29)32)13-20(30)24-18(12-23(33)34-3)17-6-4-5-7-19(17)27-24/h4-7,14-15,27H,8-13H2,1-3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4" calcext:value-type="float">
            <text:p>354273924</text:p>
          </table:table-cell>
          <table:table-cell table:style-name="ce33"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3</text:p>
          </table:table-cell>
          <table:table-cell office:value-type="string" calcext:value-type="string">
            <text:p>XUCYKSVTZSBNEZ-UHFFFAOYSA-N</text:p>
          </table:table-cell>
          <table:table-cell office:value-type="string" calcext:value-type="string">
            <text:p>COC(=O)CC1=C(N(C(=O)OC(C)(C)C)C2=CC=CC=C12)C(=O)C=C(C)C</text:p>
          </table:table-cell>
          <table:table-cell office:value-type="string" calcext:value-type="string">
            <text:p>InChI=1S/C21H25NO5/c1-13(2)11-17(23)19-15(12-18(24)26-6)14-9-7-8-10-16(14)22(19)20(25)27-21(3,4)5/h7-11H,12H2,1-6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5" calcext:value-type="float">
            <text:p>354273925</text:p>
          </table:table-cell>
          <table:table-cell table:style-name="ce33" office:value-type="float" office:value="132274255" calcext:value-type="float">
            <text:p>1322742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5" calcext:value-type="float">
            <text:p>1322742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4</text:p>
          </table:table-cell>
          <table:table-cell office:value-type="string" calcext:value-type="string">
            <text:p>XVIQMZMKOIREGU-UHFFFAOYSA-N</text:p>
          </table:table-cell>
          <table:table-cell office:value-type="string" calcext:value-type="string">
            <text:p>BrC1=NC(Br)=C(CCN2C(=O)CCC2=O)N1</text:p>
          </table:table-cell>
          <table:table-cell office:value-type="string" calcext:value-type="string">
            <text:p>InChI=1S/C9H9Br2N3O2/c10-8-5(12-9(11)13-8)3-4-14-6(15)1-2-7(14)16/h1-4H2,(H,12,1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6" calcext:value-type="float">
            <text:p>354273926</text:p>
          </table:table-cell>
          <table:table-cell table:style-name="ce33" office:value-type="float" office:value="132274256" calcext:value-type="float">
            <text:p>1322742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6" calcext:value-type="float">
            <text:p>1322742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5</text:p>
          </table:table-cell>
          <table:table-cell office:value-type="string" calcext:value-type="string">
            <text:p>IQVCYCNHRVBVRK-UHFFFAOYSA-N</text:p>
          </table:table-cell>
          <table:table-cell office:value-type="string" calcext:value-type="string">
            <text:p>IC1=C(CCN2C(=O)CCC2=O)NC=N1</text:p>
          </table:table-cell>
          <table:table-cell office:value-type="string" calcext:value-type="string">
            <text:p>InChI=1S/C9H10IN3O2/c10-9-6(11-5-12-9)3-4-13-7(14)1-2-8(13)15/h5H,1-4H2,(H,11,1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7" calcext:value-type="float">
            <text:p>354273927</text:p>
          </table:table-cell>
          <table:table-cell table:style-name="ce33" office:value-type="float" office:value="132274257" calcext:value-type="float">
            <text:p>1322742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7" calcext:value-type="float">
            <text:p>13227425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6</text:p>
          </table:table-cell>
          <table:table-cell office:value-type="string" calcext:value-type="string">
            <text:p>DXJZJYPLPZEYBH-UHFFFAOYSA-N</text:p>
          </table:table-cell>
          <table:table-cell office:value-type="string" calcext:value-type="string">
            <text:p>IC1=CN(C=N1)C(C1=CC=CC=C1)(C1=CC=CC=C1)C1=CC=CC=C1</text:p>
          </table:table-cell>
          <table:table-cell office:value-type="string" calcext:value-type="string">
            <text:p>InChI=1S/C22H17IN2/c23-21-16-25(17-24-21)22(18-10-4-1-5-11-18,19-12-6-2-7-13-19)20-14-8-3-9-15-20/h1-1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8" calcext:value-type="float">
            <text:p>354273928</text:p>
          </table:table-cell>
          <table:table-cell table:style-name="ce33"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7</text:p>
          </table:table-cell>
          <table:table-cell office:value-type="string" calcext:value-type="string">
            <text:p>HIDCNJIBRZBEPN-UHFFFAOYSA-N</text:p>
          </table:table-cell>
          <table:table-cell office:value-type="string" calcext:value-type="string">
            <text:p>IC1=NC(I)=C(I)N1</text:p>
          </table:table-cell>
          <table:table-cell office:value-type="string" calcext:value-type="string">
            <text:p>InChI=1S/C3HI3N2/c4-1-2(5)8-3(6)7-1/h(H,7,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9" calcext:value-type="float">
            <text:p>354273929</text:p>
          </table:table-cell>
          <table:table-cell table:style-name="ce33"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8</text:p>
          </table:table-cell>
          <table:table-cell office:value-type="string" calcext:value-type="string">
            <text:p>BHCMXJKPZOPRNN-UHFFFAOYSA-N</text:p>
          </table:table-cell>
          <table:table-cell office:value-type="string" calcext:value-type="string">
            <text:p>IC1=CNC=N1</text:p>
          </table:table-cell>
          <table:table-cell office:value-type="string" calcext:value-type="string">
            <text:p>InChI=1S/C3H3IN2/c4-3-1-5-2-6-3/h1-2H,(H,5,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0" calcext:value-type="float">
            <text:p>354273930</text:p>
          </table:table-cell>
          <table:table-cell table:style-name="ce33"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9</text:p>
          </table:table-cell>
          <table:table-cell office:value-type="string" calcext:value-type="string">
            <text:p>HYVUONWSNKUQCE-UHFFFAOYSA-N</text:p>
          </table:table-cell>
          <table:table-cell office:value-type="string" calcext:value-type="string">
            <text:p>O=C1NC(=O)C(C2=CNC3=CC=CC=C23)=C1C1=CN=CN1</text:p>
          </table:table-cell>
          <table:table-cell office:value-type="string" calcext:value-type="string">
            <text:p>InChI=1S/C15H10N4O2/c20-14-12(9-5-17-10-4-2-1-3-8(9)10)13(15(21)19-14)11-6-16-7-18-11/h1-7,17H,(H,16,18)(H,19,20,2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1" calcext:value-type="float">
            <text:p>354273931</text:p>
          </table:table-cell>
          <table:table-cell table:style-name="ce33"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0</text:p>
          </table:table-cell>
          <table:table-cell office:value-type="string" calcext:value-type="string">
            <text:p>JAEXYIAXFPZAAX-UHFFFAOYSA-N</text:p>
          </table:table-cell>
          <table:table-cell office:value-type="string" calcext:value-type="string">
            <text:p>BrC1=CC=C2C(NC=C2C2=C(C(=O)NC2=O)C2=CN=CN2)=C1</text:p>
          </table:table-cell>
          <table:table-cell office:value-type="string" calcext:value-type="string">
            <text:p>InChI=1S/C15H9BrN4O2/c16-7-1-2-8-9(4-18-10(8)3-7)12-13(11-5-17-6-19-11)15(22)20-14(12)21/h1-6,18H,(H,17,19)(H,20,21,2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2" calcext:value-type="float">
            <text:p>354273932</text:p>
          </table:table-cell>
          <table:table-cell table:style-name="ce33"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1</text:p>
          </table:table-cell>
          <table:table-cell office:value-type="string" calcext:value-type="string">
            <text:p>WVAGDTBMSZAWPO-UHFFFAOYSA-N</text:p>
          </table:table-cell>
          <table:table-cell office:value-type="string" calcext:value-type="string">
            <text:p>CN1C=NC=C1C1=C(C(=O)NC1=O)C1=CNC2=CC=CC=C12</text:p>
          </table:table-cell>
          <table:table-cell office:value-type="string" calcext:value-type="string">
            <text:p>InChI=1S/C16H12N4O2/c1-20-8-17-7-12(20)14-13(15(21)19-16(14)22)10-6-18-11-5-3-2-4-9(10)11/h2-8,18H,1H3,(H,19,21,2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3" calcext:value-type="float">
            <text:p>354273933</text:p>
          </table:table-cell>
          <table:table-cell table:style-name="ce33"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2</text:p>
          </table:table-cell>
          <table:table-cell office:value-type="string" calcext:value-type="string">
            <text:p>UGQSNWJOZBAEMD-UHFFFAOYSA-N</text:p>
          </table:table-cell>
          <table:table-cell office:value-type="string" calcext:value-type="string">
            <text:p>CN1C=NC=C1C1=C(C(=O)NC1=O)C1=CNC2=CC(Br)=CC=C12</text:p>
          </table:table-cell>
          <table:table-cell office:value-type="string" calcext:value-type="string">
            <text:p>InChI=1S/C16H11BrN4O2/c1-21-7-18-6-12(21)14-13(15(22)20-16(14)23)10-5-19-11-4-8(17)2-3-9(10)11/h2-7,19H,1H3,(H,20,22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4" calcext:value-type="float">
            <text:p>354273934</text:p>
          </table:table-cell>
          <table:table-cell table:style-name="ce33"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3</text:p>
          </table:table-cell>
          <table:table-cell office:value-type="string" calcext:value-type="string">
            <text:p>VFIJGAWYVXDYLK-UHFFFAOYSA-N</text:p>
          </table:table-cell>
          <table:table-cell office:value-type="string" calcext:value-type="string">
            <text:p>COC(=O)C(=O)C1=CNC2=CC=CC=C12</text:p>
          </table:table-cell>
          <table:table-cell office:value-type="string" calcext:value-type="string">
            <text:p>InChI=1S/C11H9NO3/c1-15-11(14)10(13)8-6-12-9-5-3-2-4-7(8)9/h2-6,12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5" calcext:value-type="float">
            <text:p>354273935</text:p>
          </table:table-cell>
          <table:table-cell table:style-name="ce33"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10-10" calcext:value-type="date">
            <text:p>2018-10-10</text:p>
          </table:table-cell>
          <table:table-cell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 with Whitlock CR 1994; ref added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ALIB-114</text:p>
          </table:table-cell>
          <table:table-cell office:value-type="string" calcext:value-type="string">
            <text:p>ZZDRZAUAXGCWBK-UHFFFAOYSA-N</text:p>
          </table:table-cell>
          <table:table-cell office:value-type="string" calcext:value-type="string">
            <text:p>COC(=O)C(=O)C1=CNC2=CC(Br)=CC=C12</text:p>
          </table:table-cell>
          <table:table-cell office:value-type="string" calcext:value-type="string">
            <text:p>InChI=1S/C11H8BrNO3/c1-16-11(15)10(14)8-5-13-9-4-6(12)2-3-7(8)9/h2-5,13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6" calcext:value-type="float">
            <text:p>354273936</text:p>
          </table:table-cell>
          <table:table-cell table:style-name="ce33"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5</text:p>
          </table:table-cell>
          <table:table-cell office:value-type="string" calcext:value-type="string">
            <text:p>YJFGVHIFTSREMH-UHFFFAOYSA-N</text:p>
          </table:table-cell>
          <table:table-cell office:value-type="string" calcext:value-type="string">
            <text:p>NC(=O)CC1=CN(C=N1)C(C1=CC=CC=C1)(C1=CC=CC=C1)C1=CC=CC=C1</text:p>
          </table:table-cell>
          <table:table-cell office:value-type="string" calcext:value-type="string">
            <text:p>InChI=1S/C24H21N3O/c25-23(28)16-22-17-27(18-26-22)24(19-10-4-1-5-11-19,20-12-6-2-7-13-20)21-14-8-3-9-15-21/h1-15,17-18H,16H2,(H2,25,2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7" calcext:value-type="float">
            <text:p>354273937</text:p>
          </table:table-cell>
          <table:table-cell table:style-name="ce33"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6</text:p>
          </table:table-cell>
          <table:table-cell office:value-type="string" calcext:value-type="string">
            <text:p>XWPVAXHJHSRBSU-UHFFFAOYSA-N</text:p>
          </table:table-cell>
          <table:table-cell office:value-type="string" calcext:value-type="string">
            <text:p>O=C1NC(=O)C(C2=CNC3=CC=CC=C23)=C1C1=CN(C=N1)C(C1=CC=CC=C1)(C1=CC=CC=C1)C1=CC=CC=C1</text:p>
          </table:table-cell>
          <table:table-cell office:value-type="string" calcext:value-type="string">
            <text:p>InChI=1S/C34H24N4O2/c39-32-30(27-20-35-28-19-11-10-18-26(27)28)31(33(40)37-32)29-21-38(22-36-29)34(23-12-4-1-5-13-23,24-14-6-2-7-15-24)25-16-8-3-9-17-25/h1-22,35H,(H,37,39,40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8" calcext:value-type="float">
            <text:p>354273938</text:p>
          </table:table-cell>
          <table:table-cell table:style-name="ce33"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7</text:p>
          </table:table-cell>
          <table:table-cell office:value-type="string" calcext:value-type="string">
            <text:p>VYVOLNRFTXWOHA-UHFFFAOYSA-N</text:p>
          </table:table-cell>
          <table:table-cell office:value-type="string" calcext:value-type="string">
            <text:p>BrC1=CC=C2C(NC=C2C2=C(C(=O)NC2=O)C2=CN(C=N2)C(C2=CC=CC=C2)(C2=CC=CC=C2)C2=CC=CC=C2)=C1</text:p>
          </table:table-cell>
          <table:table-cell office:value-type="string" calcext:value-type="string">
            <text:p>InChI=1S/C34H23BrN4O2/c35-25-16-17-26-27(19-36-28(26)18-25)30-31(33(41)38-32(30)40)29-20-39(21-37-29)34(22-10-4-1-5-11-22,23-12-6-2-7-13-23)24-14-8-3-9-15-24/h1-21,36H,(H,38,40,4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9" calcext:value-type="float">
            <text:p>354273939</text:p>
          </table:table-cell>
          <table:table-cell table:style-name="ce33"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8</text:p>
          </table:table-cell>
          <table:table-cell office:value-type="string" calcext:value-type="string">
            <text:p>DQZBHUXBFNBJLX-UHFFFAOYSA-N</text:p>
          </table:table-cell>
          <table:table-cell office:value-type="string" calcext:value-type="string">
            <text:p>N#CCC1=CNC=N1</text:p>
          </table:table-cell>
          <table:table-cell office:value-type="string" calcext:value-type="string">
            <text:p>InChI=1S/C5H5N3/c6-2-1-5-3-7-4-8-5/h3-4H,1H2,(H,7,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0" calcext:value-type="float">
            <text:p>354273940</text:p>
          </table:table-cell>
          <table:table-cell table:style-name="ce33"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9</text:p>
          </table:table-cell>
          <table:table-cell office:value-type="string" calcext:value-type="string">
            <text:p>OMKOVZVQIKCURG-UHFFFAOYSA-N</text:p>
          </table:table-cell>
          <table:table-cell office:value-type="string" calcext:value-type="string">
            <text:p>N#CCC1=CN(C=N1)C(C1=CC=CC=C1)(C1=CC=CC=C1)C1=CC=CC=C1</text:p>
          </table:table-cell>
          <table:table-cell office:value-type="string" calcext:value-type="string">
            <text:p>InChI=1S/C24H19N3/c25-17-16-23-18-27(19-26-23)24(20-10-4-1-5-11-20,21-12-6-2-7-13-21)22-14-8-3-9-15-22/h1-15,18-19H,16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1" calcext:value-type="float">
            <text:p>354273941</text:p>
          </table:table-cell>
          <table:table-cell table:style-name="ce33"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0</text:p>
          </table:table-cell>
          <table:table-cell office:value-type="string" calcext:value-type="string">
            <text:p>MAWGHOPSCKCTPA-UHFFFAOYSA-N</text:p>
          </table:table-cell>
          <table:table-cell office:value-type="string" calcext:value-type="string">
            <text:p>BrC1=CC=C2C=CNC2=C1</text:p>
          </table:table-cell>
          <table:table-cell office:value-type="string" calcext:value-type="string">
            <text:p>InChI=1S/C8H6BrN/c9-7-2-1-6-3-4-10-8(6)5-7/h1-5,10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2" calcext:value-type="float">
            <text:p>354273942</text:p>
          </table:table-cell>
          <table:table-cell table:style-name="ce33"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10-10" calcext:value-type="date">
            <text:p>2018-10-10</text:p>
          </table:table-cell>
          <table:table-cell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 with Whitlock CR 1994; ref added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ALIB-121</text:p>
          </table:table-cell>
          <table:table-cell office:value-type="string" calcext:value-type="string">
            <text:p>JPUHPGALPBINPO-UHFFFAOYSA-N</text:p>
          </table:table-cell>
          <table:table-cell office:value-type="string" calcext:value-type="string">
            <text:p>N#CN1N=NC2=CC=CC=C12</text:p>
          </table:table-cell>
          <table:table-cell office:value-type="string" calcext:value-type="string">
            <text:p>InChI=1S/C7H4N4/c8-5-11-7-4-2-1-3-6(7)9-10-11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3" calcext:value-type="float">
            <text:p>354273943</text:p>
          </table:table-cell>
          <table:table-cell table:style-name="ce33"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2</text:p>
          </table:table-cell>
          <table:table-cell office:value-type="string" calcext:value-type="string">
            <text:p>INOGLHRUEYDAHX-UHFFFAOYSA-N</text:p>
          </table:table-cell>
          <table:table-cell office:value-type="string" calcext:value-type="string">
            <text:p>ClN1N=NC2=CC=CC=C12</text:p>
          </table:table-cell>
          <table:table-cell office:value-type="string" calcext:value-type="string">
            <text:p>InChI=1S/C6H4ClN3/c7-10-6-4-2-1-3-5(6)8-9-10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4" calcext:value-type="float">
            <text:p>354273944</text:p>
          </table:table-cell>
          <table:table-cell table:style-name="ce33"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3</text:p>
          </table:table-cell>
          <table:table-cell office:value-type="string" calcext:value-type="string">
            <text:p>OFCTVAYVCDCQDA-UHFFFAOYSA-N</text:p>
          </table:table-cell>
          <table:table-cell office:value-type="string" calcext:value-type="string">
            <text:p>N#CC(C#N)C1=CC=CC=C1</text:p>
          </table:table-cell>
          <table:table-cell office:value-type="string" calcext:value-type="string">
            <text:p>InChI=1S/C9H6N2/c10-6-9(7-11)8-4-2-1-3-5-8/h1-5,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5" calcext:value-type="float">
            <text:p>354273945</text:p>
          </table:table-cell>
          <table:table-cell table:style-name="ce33"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4</text:p>
          </table:table-cell>
          <table:table-cell office:value-type="string" calcext:value-type="string">
            <text:p>ZOZOWXUZIYDYRQ-UHFFFAOYSA-N</text:p>
          </table:table-cell>
          <table:table-cell office:value-type="string" calcext:value-type="string">
            <text:p>BrC1=CC=C(C=C1)C(C#N)C#N</text:p>
          </table:table-cell>
          <table:table-cell office:value-type="string" calcext:value-type="string">
            <text:p>InChI=1S/C9H5BrN2/c10-9-3-1-7(2-4-9)8(5-11)6-12/h1-4,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6" calcext:value-type="float">
            <text:p>354273946</text:p>
          </table:table-cell>
          <table:table-cell table:style-name="ce33"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5</text:p>
          </table:table-cell>
          <table:table-cell office:value-type="string" calcext:value-type="string">
            <text:p>ZYKSUEBAYLIBNE-UHFFFAOYSA-N</text:p>
          </table:table-cell>
          <table:table-cell office:value-type="string" calcext:value-type="string">
            <text:p>ClC1=CC=CC=C1C(C#N)C#N</text:p>
          </table:table-cell>
          <table:table-cell office:value-type="string" calcext:value-type="string">
            <text:p>InChI=1S/C9H5ClN2/c10-9-4-2-1-3-8(9)7(5-11)6-12/h1-4,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7" calcext:value-type="float">
            <text:p>354273947</text:p>
          </table:table-cell>
          <table:table-cell table:style-name="ce33"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6</text:p>
          </table:table-cell>
          <table:table-cell office:value-type="string" calcext:value-type="string">
            <text:p>YJJUCCVUSQDQSG-UHFFFAOYSA-N</text:p>
          </table:table-cell>
          <table:table-cell office:value-type="string" calcext:value-type="string">
            <text:p>N#CC(C#N)C1=CC=C2OCOC2=C1</text:p>
          </table:table-cell>
          <table:table-cell office:value-type="string" calcext:value-type="string">
            <text:p>InChI=1S/C10H6N2O2/c11-4-8(5-12)7-1-2-9-10(3-7)14-6-13-9/h1-3,8H,6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8" calcext:value-type="float">
            <text:p>354273948</text:p>
          </table:table-cell>
          <table:table-cell table:style-name="ce33"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7</text:p>
          </table:table-cell>
          <table:table-cell office:value-type="string" calcext:value-type="string">
            <text:p>JSYNLGSYUCZAGV-UHFFFAOYSA-N</text:p>
          </table:table-cell>
          <table:table-cell office:value-type="string" calcext:value-type="string">
            <text:p>N#CC(C#N)C1=CC=CC2=C1C=CC=C2</text:p>
          </table:table-cell>
          <table:table-cell office:value-type="string" calcext:value-type="string">
            <text:p>InChI=1S/C13H8N2/c14-8-11(9-15)13-7-3-5-10-4-1-2-6-12(10)13/h1-7,11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9" calcext:value-type="float">
            <text:p>354273949</text:p>
          </table:table-cell>
          <table:table-cell table:style-name="ce33"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8</text:p>
          </table:table-cell>
          <table:table-cell office:value-type="string" calcext:value-type="string">
            <text:p>ANARYBGZNUMARH-UHFFFAOYSA-N</text:p>
          </table:table-cell>
          <table:table-cell office:value-type="string" calcext:value-type="string">
            <text:p>N#CC1=CC=C(S1)C1=CC=CS1</text:p>
          </table:table-cell>
          <table:table-cell office:value-type="string" calcext:value-type="string">
            <text:p>InChI=1S/C9H5NS2/c10-6-7-3-4-9(12-7)8-2-1-5-11-8/h1-5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0" calcext:value-type="float">
            <text:p>354273950</text:p>
          </table:table-cell>
          <table:table-cell table:style-name="ce33"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9</text:p>
          </table:table-cell>
          <table:table-cell office:value-type="string" calcext:value-type="string">
            <text:p>NFBVFQBADYEYEL-UHFFFAOYSA-N</text:p>
          </table:table-cell>
          <table:table-cell office:value-type="string" calcext:value-type="string">
            <text:p>N#CC1=CC=C(S1)C1=CC=C(S1)C#N</text:p>
          </table:table-cell>
          <table:table-cell office:value-type="string" calcext:value-type="string">
            <text:p>InChI=1S/C10H4N2S2/c11-5-7-1-3-9(13-7)10-4-2-8(6-12)14-10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1" calcext:value-type="float">
            <text:p>354273951</text:p>
          </table:table-cell>
          <table:table-cell table:style-name="ce33"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0</text:p>
          </table:table-cell>
          <table:table-cell office:value-type="string" calcext:value-type="string">
            <text:p>IYXVSRXFGYDNEV-UHFFFAOYSA-N</text:p>
          </table:table-cell>
          <table:table-cell office:value-type="string" calcext:value-type="string">
            <text:p>N#CC#CC1=CC=CC=C1</text:p>
          </table:table-cell>
          <table:table-cell office:value-type="string" calcext:value-type="string">
            <text:p>InChI=1S/C9H5N/c10-8-4-7-9-5-2-1-3-6-9/h1-3,5-6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2" calcext:value-type="float">
            <text:p>354273952</text:p>
          </table:table-cell>
          <table:table-cell table:style-name="ce33"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1</text:p>
          </table:table-cell>
          <table:table-cell office:value-type="string" calcext:value-type="string">
            <text:p>HBQCYEYZNAYKAX-UHFFFAOYSA-N</text:p>
          </table:table-cell>
          <table:table-cell office:value-type="string" calcext:value-type="string">
            <text:p>CC1=CC=C(C=C1)S(=O)(=O)N1C(=CC2=C1C=CC=C2)C#N</text:p>
          </table:table-cell>
          <table:table-cell office:value-type="string" calcext:value-type="string">
            <text:p>InChI=1S/C16H12N2O2S/c1-12-6-8-15(9-7-12)21(19,20)18-14(11-17)10-13-4-2-3-5-16(13)18/h2-10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3" calcext:value-type="float">
            <text:p>354273953</text:p>
          </table:table-cell>
          <table:table-cell table:style-name="ce33"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2</text:p>
          </table:table-cell>
          <table:table-cell office:value-type="string" calcext:value-type="string">
            <text:p>ZBYAEKCJKWTNPM-UHFFFAOYSA-N</text:p>
          </table:table-cell>
          <table:table-cell office:value-type="string" calcext:value-type="string">
            <text:p>CC1=CC=C(C=C1)S(=O)(=O)N1C=CC=C1C#N</text:p>
          </table:table-cell>
          <table:table-cell office:value-type="string" calcext:value-type="string">
            <text:p>InChI=1S/C12H10N2O2S/c1-10-4-6-12(7-5-10)17(15,16)14-8-2-3-11(14)9-13/h2-8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4" calcext:value-type="float">
            <text:p>354273954</text:p>
          </table:table-cell>
          <table:table-cell table:style-name="ce33"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3</text:p>
          </table:table-cell>
          <table:table-cell office:value-type="string" calcext:value-type="string">
            <text:p>PVCNOHNECRDUDO-UHFFFAOYSA-N</text:p>
          </table:table-cell>
          <table:table-cell office:value-type="string" calcext:value-type="string">
            <text:p>CCCCCCCCCCCCN1C(=CC=C1C1=CC=C(S1)C#N)C1=CC=CS1</text:p>
          </table:table-cell>
          <table:table-cell office:value-type="string" calcext:value-type="string">
            <text:p>InChI=1S/C25H32N2S2/c1-2-3-4-5-6-7-8-9-10-11-18-27-22(24-13-12-19-28-24)15-16-23(27)25-17-14-21(20-26)29-25/h12-17,19H,2-11,18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5" calcext:value-type="float">
            <text:p>354273955</text:p>
          </table:table-cell>
          <table:table-cell table:style-name="ce33"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4</text:p>
          </table:table-cell>
          <table:table-cell office:value-type="string" calcext:value-type="string">
            <text:p>IESPOSXPTIFHOI-UHFFFAOYSA-N</text:p>
          </table:table-cell>
          <table:table-cell office:value-type="string" calcext:value-type="string">
            <text:p>CCCCCCCCCCCCN1C(=CC=C1C1=CC=C(S1)C#N)C1=CC=C(S1)C#N</text:p>
          </table:table-cell>
          <table:table-cell office:value-type="string" calcext:value-type="string">
            <text:p>InChI=1S/C26H31N3S2/c1-2-3-4-5-6-7-8-9-10-11-18-29-23(25-16-12-21(19-27)30-25)14-15-24(29)26-17-13-22(20-28)31-26/h12-17H,2-11,18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6" calcext:value-type="float">
            <text:p>354273956</text:p>
          </table:table-cell>
          <table:table-cell table:style-name="ce33"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5</text:p>
          </table:table-cell>
          <table:table-cell office:value-type="string" calcext:value-type="string">
            <text:p>OGKPEPGDACFSSF-UHFFFAOYSA-N</text:p>
          </table:table-cell>
          <table:table-cell office:value-type="string" calcext:value-type="string">
            <text:p>N#CC1=CC=C(S1)C1=C2C=CC=CC2=C(S1)C1=CC=CS1</text:p>
          </table:table-cell>
          <table:table-cell office:value-type="string" calcext:value-type="string">
            <text:p>InChI=1S/C17H9NS3/c18-10-11-7-8-15(20-11)17-13-5-2-1-4-12(13)16(21-17)14-6-3-9-19-14/h1-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7" calcext:value-type="float">
            <text:p>354273957</text:p>
          </table:table-cell>
          <table:table-cell table:style-name="ce33"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6</text:p>
          </table:table-cell>
          <table:table-cell office:value-type="string" calcext:value-type="string">
            <text:p>AJJKEOQIYKOJFR-UHFFFAOYSA-N</text:p>
          </table:table-cell>
          <table:table-cell office:value-type="string" calcext:value-type="string">
            <text:p>N#CC1=CC=C(S1)C1=C2C=CC=CC2=C(S1)C1=CC=C(S1)C#N</text:p>
          </table:table-cell>
          <table:table-cell office:value-type="string" calcext:value-type="string">
            <text:p>InChI=1S/C18H8N2S3/c19-9-11-5-7-15(21-11)17-13-3-1-2-4-14(13)18(23-17)16-8-6-12(10-20)22-16/h1-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8" calcext:value-type="float">
            <text:p>354273958</text:p>
          </table:table-cell>
          <table:table-cell table:style-name="ce33"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7</text:p>
          </table:table-cell>
          <table:table-cell office:value-type="string" calcext:value-type="string">
            <text:p>AZKDTTQQTKDXLH-UHFFFAOYSA-N</text:p>
          </table:table-cell>
          <table:table-cell office:value-type="string" calcext:value-type="string">
            <text:p>N#CC1=CC2=CC=CC=C2C=C1</text:p>
          </table:table-cell>
          <table:table-cell office:value-type="string" calcext:value-type="string">
            <text:p>InChI=1S/C11H7N/c12-8-9-5-6-10-3-1-2-4-11(10)7-9/h1-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9" calcext:value-type="float">
            <text:p>354273959</text:p>
          </table:table-cell>
          <table:table-cell table:style-name="ce33"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8</text:p>
          </table:table-cell>
          <table:table-cell office:value-type="string" calcext:value-type="string">
            <text:p>KEQZHLAEKAVZLY-UHFFFAOYSA-N</text:p>
          </table:table-cell>
          <table:table-cell office:value-type="string" calcext:value-type="string">
            <text:p>N#CC1=C2C=CC=CC2=CC2=C1C=CC=C2</text:p>
          </table:table-cell>
          <table:table-cell office:value-type="string" calcext:value-type="string">
            <text:p>InChI=1S/C15H9N/c16-10-15-13-7-3-1-5-11(13)9-12-6-2-4-8-14(12)15/h1-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0" calcext:value-type="float">
            <text:p>354273960</text:p>
          </table:table-cell>
          <table:table-cell table:style-name="ce33"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9</text:p>
          </table:table-cell>
          <table:table-cell office:value-type="string" calcext:value-type="string">
            <text:p>KFEKTPWBDYCVHL-UHFFFAOYSA-N</text:p>
          </table:table-cell>
          <table:table-cell office:value-type="string" calcext:value-type="string">
            <text:p>N=C(NC1=CC=C(NC(=N)N2N=NC3=C2C=CC=C3)C=C1)N1N=NC2=C1C=CC=C2</text:p>
          </table:table-cell>
          <table:table-cell office:value-type="string" calcext:value-type="string">
            <text:p>InChI=1S/C20H16N10/c21-19(29-17-7-3-1-5-15(17)25-27-29)23-13-9-11-14(12-10-13)24-20(22)30-18-8-4-2-6-16(18)26-28-30/h1-12H,(H2,21,23)(H2,22,24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1" calcext:value-type="float">
            <text:p>354273961</text:p>
          </table:table-cell>
          <table:table-cell table:style-name="ce33" office:value-type="float" office:value="132274258" calcext:value-type="float">
            <text:p>1322742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8" calcext:value-type="float">
            <text:p>1322742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0</text:p>
          </table:table-cell>
          <table:table-cell office:value-type="string" calcext:value-type="string">
            <text:p>NCTUSJJBCXNKRH-UHFFFAOYSA-N</text:p>
          </table:table-cell>
          <table:table-cell office:value-type="string" calcext:value-type="string">
            <text:p>N#CNC1=CC=C(NC#N)C=C1</text:p>
          </table:table-cell>
          <table:table-cell office:value-type="string" calcext:value-type="string">
            <text:p>InChI=1S/C8H6N4/c9-5-11-7-1-2-8(4-3-7)12-6-10/h1-4,11-12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2" calcext:value-type="float">
            <text:p>354273962</text:p>
          </table:table-cell>
          <table:table-cell table:style-name="ce33"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1</text:p>
          </table:table-cell>
          <table:table-cell office:value-type="string" calcext:value-type="string">
            <text:p>RHPVRWXUCDJURW-OXAWKVHCSA-N</text:p>
          </table:table-cell>
          <table:table-cell office:value-type="string" calcext:value-type="string">
            <text:p>N#CN=C1C=CC(C=C1)=NC#N</text:p>
          </table:table-cell>
          <table:table-cell office:value-type="string" calcext:value-type="string">
            <text:p>InChI=1S/C8H4N4/c9-5-11-7-1-2-8(4-3-7)12-6-10/h1-4H/b11-7-,12-8-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3" calcext:value-type="float">
            <text:p>354273963</text:p>
          </table:table-cell>
          <table:table-cell table:style-name="ce33"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2</text:p>
          </table:table-cell>
          <table:table-cell office:value-type="string" calcext:value-type="string">
            <text:p>LABFAXWEJSMSIZ-DNGXXSEMSA-N</text:p>
          </table:table-cell>
          <table:table-cell office:value-type="string" calcext:value-type="string">
            <text:p>CCCCCCCCCCCCCCCC[N+]1=CC=C(\C=C(/C#N)C2=CC=C(C=C2)[C-](C#N)C#N)C2=CC=CC=C12</text:p>
          </table:table-cell>
          <table:table-cell office:value-type="string" calcext:value-type="string">
            <text:p>InChI=1S/C37H44N4/c1-2-3-4-5-6-7-8-9-10-11-12-13-14-17-25-41-26-24-33(36-18-15-16-19-37(36)41)27-34(28-38)31-20-22-32(23-21-31)35(29-39)30-40/h15-16,18-24,26-27H,2-14,17,25H2,1H3/b34-27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4" calcext:value-type="float">
            <text:p>354273964</text:p>
          </table:table-cell>
          <table:table-cell table:style-name="ce33"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3</text:p>
          </table:table-cell>
          <table:table-cell office:value-type="string" calcext:value-type="string">
            <text:p>PTRJEDKQJVVKCB-UHFFFAOYSA-N</text:p>
          </table:table-cell>
          <table:table-cell office:value-type="string" calcext:value-type="string">
            <text:p>[Li+].N#C[C](C#N)C1=CC=C(C=C1)[C-](C#N)C#N</text:p>
          </table:table-cell>
          <table:table-cell office:value-type="string" calcext:value-type="string">
            <text:p>InChI=1S/C12H4N4.Li/c13-5-11(6-14)9-1-2-10(4-3-9)12(7-15)8-16;/h1-4H;/q-1;+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5" calcext:value-type="float">
            <text:p>354273965</text:p>
          </table:table-cell>
          <table:table-cell table:style-name="ce33"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4</text:p>
          </table:table-cell>
          <table:table-cell office:value-type="string" calcext:value-type="string">
            <text:p>VQDHURUYXRWSMF-UHFFFAOYSA-M</text:p>
          </table:table-cell>
          <table:table-cell office:value-type="string" calcext:value-type="string">
            <text:p>[Br-].CCCCCCCCCCCCCCCC[N+]1=CC=C(C)C2=CC=CC=C12</text:p>
          </table:table-cell>
          <table:table-cell office:value-type="string" calcext:value-type="string">
            <text:p>InChI=1S/C26H42N.BrH/c1-3-4-5-6-7-8-9-10-11-12-13-14-15-18-22-27-23-21-24(2)25-19-16-17-20-26(25)27;/h16-17,19-21,23H,3-15,18,22H2,1-2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6" calcext:value-type="float">
            <text:p>354273966</text:p>
          </table:table-cell>
          <table:table-cell table:style-name="ce33"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5</text:p>
          </table:table-cell>
          <table:table-cell office:value-type="string" calcext:value-type="string">
            <text:p>PAXPWHKHHMLOEY-UHFFFAOYSA-M</text:p>
          </table:table-cell>
          <table:table-cell office:value-type="string" calcext:value-type="string">
            <text:p>CC1=CC=C(C=C1)S([O-])(=O)=O.CCCCCCCCCCCCCCCC[N+]1=CC=C(C)C2=CC=CC=C12</text:p>
          </table:table-cell>
          <table:table-cell office:value-type="string" calcext:value-type="string">
            <text:p>InChI=1S/C26H42N.C7H8O3S/c1-3-4-5-6-7-8-9-10-11-12-13-14-15-18-22-27-23-21-24(2)25-19-16-17-20-26(25)27;1-6-2-4-7(5-3-6)11(8,9)10/h16-17,19-21,23H,3-15,18,22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7" calcext:value-type="float">
            <text:p>354273967</text:p>
          </table:table-cell>
          <table:table-cell table:style-name="ce33" office:value-type="float" office:value="132274259" calcext:value-type="float">
            <text:p>1322742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9" calcext:value-type="float">
            <text:p>1322742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6</text:p>
          </table:table-cell>
          <table:table-cell office:value-type="string" calcext:value-type="string">
            <text:p>JNEQVVOCEZJDME-XDHOZWIPSA-N</text:p>
          </table:table-cell>
          <table:table-cell office:value-type="string" calcext:value-type="string">
            <text:p>C[N+]1=CC=C(\C=C(/C#N)C2=CC=C(C=C2)[C-](C#N)C#N)C2=CC=CC=C12</text:p>
          </table:table-cell>
          <table:table-cell office:value-type="string" calcext:value-type="string">
            <text:p>InChI=1S/C22H14N4/c1-26-11-10-18(21-4-2-3-5-22(21)26)12-19(13-23)16-6-8-17(9-7-16)20(14-24)15-25/h2-12H,1H3/b19-12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8" calcext:value-type="float">
            <text:p>354273968</text:p>
          </table:table-cell>
          <table:table-cell table:style-name="ce33"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7</text:p>
          </table:table-cell>
          <table:table-cell office:value-type="string" calcext:value-type="string">
            <text:p>UWVORVXAKJPGFV-QCKNELIISA-N</text:p>
          </table:table-cell>
          <table:table-cell office:value-type="string" calcext:value-type="string">
            <text:p>CCCCCCCCCCCCCCCC[N+]1=C(SC2=C1C=CC=C2)\C=C(/C#N)C1=CC=C(C=C1)[C-](C#N)C#N</text:p>
          </table:table-cell>
          <table:table-cell office:value-type="string" calcext:value-type="string">
            <text:p>InChI=1S/C35H42N4S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9" calcext:value-type="float">
            <text:p>354273969</text:p>
          </table:table-cell>
          <table:table-cell table:style-name="ce33" office:value-type="float" office:value="132274260" calcext:value-type="float">
            <text:p>1322742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0" calcext:value-type="float">
            <text:p>1322742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8</text:p>
          </table:table-cell>
          <table:table-cell office:value-type="string" calcext:value-type="string">
            <text:p>RXHIZFMFPLHZDT-UHFFFAOYSA-N</text:p>
          </table:table-cell>
          <table:table-cell office:value-type="string" calcext:value-type="string">
            <text:p>CCCCCCCCCCCCCCCCOS(=O)(=O)C1=CC=C(C)C=C1</text:p>
          </table:table-cell>
          <table:table-cell office:value-type="string" calcext:value-type="string">
            <text:p>InChI=1S/C23H40O3S/c1-3-4-5-6-7-8-9-10-11-12-13-14-15-16-21-26-27(24,25)23-19-17-22(2)18-20-23/h17-20H,3-16,21H2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0" calcext:value-type="float">
            <text:p>354273970</text:p>
          </table:table-cell>
          <table:table-cell table:style-name="ce33"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9</text:p>
          </table:table-cell>
          <table:table-cell office:value-type="string" calcext:value-type="string">
            <text:p>XIMLIZMGAZIAHN-UHFFFAOYSA-M</text:p>
          </table:table-cell>
          <table:table-cell office:value-type="string" calcext:value-type="string">
            <text:p>CC1=CC=C(C=C1)S([O-])(=O)=O.CCCCCCCCCCCCCCCC[N+]1=C(C)SC2=C1C=CC=C2</text:p>
          </table:table-cell>
          <table:table-cell office:value-type="string" calcext:value-type="string">
            <text:p>InChI=1S/C24H40NS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1" calcext:value-type="float">
            <text:p>354273971</text:p>
          </table:table-cell>
          <table:table-cell table:style-name="ce33" office:value-type="float" office:value="132274261" calcext:value-type="float">
            <text:p>1322742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1" calcext:value-type="float">
            <text:p>1322742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0</text:p>
          </table:table-cell>
          <table:table-cell office:value-type="string" calcext:value-type="string">
            <text:p>ORZGZBYEHHGJAY-UHFFFAOYSA-M</text:p>
          </table:table-cell>
          <table:table-cell office:value-type="string" calcext:value-type="string">
            <text:p>CC1=CC=C(C=C1)S([O-])(=O)=O.CCCCCCCCCCCCCCCC[N+]1=C(C)OC2=CC=CC=C12</text:p>
          </table:table-cell>
          <table:table-cell office:value-type="string" calcext:value-type="string">
            <text:p>InChI=1S/C24H40NO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2" calcext:value-type="float">
            <text:p>354273972</text:p>
          </table:table-cell>
          <table:table-cell table:style-name="ce33" office:value-type="float" office:value="132274262" calcext:value-type="float">
            <text:p>1322742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2" calcext:value-type="float">
            <text:p>1322742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1</text:p>
          </table:table-cell>
          <table:table-cell office:value-type="string" calcext:value-type="string">
            <text:p>LVCQCLXNPJZNGM-UHFFFAOYSA-M</text:p>
          </table:table-cell>
          <table:table-cell office:value-type="string" calcext:value-type="string">
            <text:p>CC1=CC=C(C=C1)S([O-])(=O)=O.CCCCCCCCCCCCCCCC[N+]1=C(C)[Se]C2=CC=CC=C12</text:p>
          </table:table-cell>
          <table:table-cell office:value-type="string" calcext:value-type="string">
            <text:p>InChI=1S/C24H40NSe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3" calcext:value-type="float">
            <text:p>354273973</text:p>
          </table:table-cell>
          <table:table-cell table:style-name="ce33" office:value-type="float" office:value="132274263" calcext:value-type="float">
            <text:p>1322742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3" calcext:value-type="float">
            <text:p>13227426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2</text:p>
          </table:table-cell>
          <table:table-cell office:value-type="string" calcext:value-type="string">
            <text:p>YJIHTUSRSJAYII-QCKNELIISA-N</text:p>
          </table:table-cell>
          <table:table-cell office:value-type="string" calcext:value-type="string">
            <text:p>CCCCCCCCCCCCCCCC[N+]1=C([Se]C2=C1C=CC=C2)\C=C(/C#N)C1=CC=C(C=C1)[C-](C#N)C#N</text:p>
          </table:table-cell>
          <table:table-cell office:value-type="string" calcext:value-type="string">
            <text:p>InChI=1S/C35H42N4Se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4" calcext:value-type="float">
            <text:p>354273974</text:p>
          </table:table-cell>
          <table:table-cell table:style-name="ce33" office:value-type="float" office:value="132274265" calcext:value-type="float">
            <text:p>1322742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5" calcext:value-type="float">
            <text:p>13227426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3</text:p>
          </table:table-cell>
          <table:table-cell office:value-type="string" calcext:value-type="string">
            <text:p>ZDEMAZQQUOEQAA-UHFFFAOYSA-N</text:p>
          </table:table-cell>
          <table:table-cell office:value-type="string" calcext:value-type="string">
            <text:p>CCCCCCCCCCCCCCCCOS(=O)(=O)C(F)(F)F</text:p>
          </table:table-cell>
          <table:table-cell office:value-type="string" calcext:value-type="string">
            <text:p>InChI=1S/C17H33F3O3S/c1-2-3-4-5-6-7-8-9-10-11-12-13-14-15-16-23-24(21,22)17(18,19)20/h2-16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5" calcext:value-type="float">
            <text:p>354273975</text:p>
          </table:table-cell>
          <table:table-cell table:style-name="ce33"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4</text:p>
          </table:table-cell>
          <table:table-cell office:value-type="string" calcext:value-type="string">
            <text:p>AIWKITGMPPOZAU-UHFFFAOYSA-M</text:p>
          </table:table-cell>
          <table:table-cell office:value-type="string" calcext:value-type="string">
            <text:p>[O-]S(=O)(=O)C(F)(F)F.CCCCCCCCCCCCCCCC[N+]1=C(C)[Te]C2=CC=CC=C12</text:p>
          </table:table-cell>
          <table:table-cell office:value-type="string" calcext:value-type="string">
            <text:p>InChI=1S/C24H40NTe.CHF3O3S/c1-3-4-5-6-7-8-9-10-11-12-13-14-15-18-21-25-22(2)26-24-20-17-16-19-23(24)25;2-1(3,4)8(5,6)7/h16-17,19-20H,3-15,18,21H2,1-2H3;(H,5,6,7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6" calcext:value-type="float">
            <text:p>354273976</text:p>
          </table:table-cell>
          <table:table-cell table:style-name="ce33" office:value-type="float" office:value="132274266" calcext:value-type="float">
            <text:p>1322742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6" calcext:value-type="float">
            <text:p>13227426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5</text:p>
          </table:table-cell>
          <table:table-cell office:value-type="string" calcext:value-type="string">
            <text:p>MLZDMWUTLIBIJA-QCKNELIISA-N</text:p>
          </table:table-cell>
          <table:table-cell office:value-type="string" calcext:value-type="string">
            <text:p>CCCCCCCCCCCCCCCC[N+]1=C([Te]C2=C1C=CC=C2)\C=C(/C#N)C1=CC=C(C=C1)[C-](C#N)C#N</text:p>
          </table:table-cell>
          <table:table-cell office:value-type="string" calcext:value-type="string">
            <text:p>InChI=1S/C35H42N4Te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7" calcext:value-type="float">
            <text:p>354273977</text:p>
          </table:table-cell>
          <table:table-cell table:style-name="ce33" office:value-type="float" office:value="132274268" calcext:value-type="float">
            <text:p>1322742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8" calcext:value-type="float">
            <text:p>1322742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6</text:p>
          </table:table-cell>
          <table:table-cell office:value-type="string" calcext:value-type="string">
            <text:p>JWXLSIWCPIUUBD-UHFFFAOYSA-N</text:p>
          </table:table-cell>
          <table:table-cell office:value-type="string" calcext:value-type="string">
            <text:p>CCCCCCCCCCCCCCCCC1=CC=CC(CBr)=C1</text:p>
          </table:table-cell>
          <table:table-cell office:value-type="string" calcext:value-type="string">
            <text:p>InChI=1S/C23H39Br/c1-2-3-4-5-6-7-8-9-10-11-12-13-14-15-17-22-18-16-19-23(20-22)21-24/h16,18-20H,2-15,17,21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8" calcext:value-type="float">
            <text:p>354273978</text:p>
          </table:table-cell>
          <table:table-cell table:style-name="ce33" office:value-type="float" office:value="132274269" calcext:value-type="float">
            <text:p>1322742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9" calcext:value-type="float">
            <text:p>1322742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7</text:p>
          </table:table-cell>
          <table:table-cell office:value-type="string" calcext:value-type="string">
            <text:p>WRAXZQIIRYSFDH-DMFHDPHMSA-N</text:p>
          </table:table-cell>
          <table:table-cell office:value-type="string" calcext:value-type="string">
            <text:p>CCCCCCCCCCCCCCCCC1=CC(C[N+]2=C(SC3=CC=CC=C23)\C=C(/C#N)C2=CC=C(C=C2)[C-](C#N)C#N)=CC=C1</text:p>
          </table:table-cell>
          <table:table-cell office:value-type="string" calcext:value-type="string">
            <text:p>InChI=1S/C42H48N4S/c1-2-3-4-5-6-7-8-9-10-11-12-13-14-15-19-34-20-18-21-35(28-34)33-46-40-22-16-17-23-41(40)47-42(46)29-38(30-43)36-24-26-37(27-25-36)39(31-44)32-45/h16-18,20-29H,2-15,19,33H2,1H3/b38-2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9" calcext:value-type="float">
            <text:p>354273979</text:p>
          </table:table-cell>
          <table:table-cell table:style-name="ce33" office:value-type="float" office:value="132274270" calcext:value-type="float">
            <text:p>1322742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0" calcext:value-type="float">
            <text:p>1322742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8</text:p>
          </table:table-cell>
          <table:table-cell office:value-type="string" calcext:value-type="string">
            <text:p>NAFMIUPEEAGWIX-DMFHDPHMSA-N</text:p>
          </table:table-cell>
          <table:table-cell office:value-type="string" calcext:value-type="string">
            <text:p>CCCCCCCCCCCCCCCCC1=CC(C[N+]2=C([Se]C3=CC=CC=C23)\C=C(/C#N)C2=CC=C(C=C2)[C-](C#N)C#N)=CC=C1</text:p>
          </table:table-cell>
          <table:table-cell office:value-type="string" calcext:value-type="string">
            <text:p>InChI=1S/C42H48N4Se/c1-2-3-4-5-6-7-8-9-10-11-12-13-14-15-19-34-20-18-21-35(28-34)33-46-40-22-16-17-23-41(40)47-42(46)29-38(30-43)36-24-26-37(27-25-36)39(31-44)32-45/h16-18,20-29H,2-15,19,33H2,1H3/b38-2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0" calcext:value-type="float">
            <text:p>354273980</text:p>
          </table:table-cell>
          <table:table-cell table:style-name="ce33" office:value-type="float" office:value="132274271" calcext:value-type="float">
            <text:p>1322742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1" calcext:value-type="float">
            <text:p>1322742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9</text:p>
          </table:table-cell>
          <table:table-cell office:value-type="string" calcext:value-type="string">
            <text:p>BZYGFMKYRKQSQG-UHFFFAOYSA-N</text:p>
          </table:table-cell>
          <table:table-cell office:value-type="string" calcext:value-type="string">
            <text:p>COCC1=CC(Br)=CC=C1</text:p>
          </table:table-cell>
          <table:table-cell office:value-type="string" calcext:value-type="string">
            <text:p>InChI=1S/C8H9BrO/c1-10-6-7-3-2-4-8(9)5-7/h2-5H,6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1" calcext:value-type="float">
            <text:p>354273981</text:p>
          </table:table-cell>
          <table:table-cell table:style-name="ce33"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0</text:p>
          </table:table-cell>
          <table:table-cell office:value-type="string" calcext:value-type="string">
            <text:p>APXYRUDESZUUEO-UHFFFAOYSA-N</text:p>
          </table:table-cell>
          <table:table-cell office:value-type="string" calcext:value-type="string">
            <text:p>CCCCCCCCCCCCCCCCC1=CC=CC(COC)=C1</text:p>
          </table:table-cell>
          <table:table-cell office:value-type="string" calcext:value-type="string">
            <text:p>InChI=1S/C24H42O/c1-3-4-5-6-7-8-9-10-11-12-13-14-15-16-18-23-19-17-20-24(21-23)22-25-2/h17,19-21H,3-16,18,22H2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2" calcext:value-type="float">
            <text:p>354273982</text:p>
          </table:table-cell>
          <table:table-cell table:style-name="ce33" office:value-type="float" office:value="132274272" calcext:value-type="float">
            <text:p>1322742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2" calcext:value-type="float">
            <text:p>1322742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1</text:p>
          </table:table-cell>
          <table:table-cell office:value-type="string" calcext:value-type="string">
            <text:p>OJQNMYBWPLSWJX-UHFFFAOYSA-M</text:p>
          </table:table-cell>
          <table:table-cell office:value-type="string" calcext:value-type="string">
            <text:p>[Br-].CC1=[N+](CC2=CC=CC=C2)C2=CC=CC=C2S1</text:p>
          </table:table-cell>
          <table:table-cell office:value-type="string" calcext:value-type="string">
            <text:p>InChI=1S/C15H14NS.BrH/c1-12-16(11-13-7-3-2-4-8-13)14-9-5-6-10-15(14)17-12;/h2-10H,11H2,1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3" calcext:value-type="float">
            <text:p>354273983</text:p>
          </table:table-cell>
          <table:table-cell table:style-name="ce33"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2</text:p>
          </table:table-cell>
          <table:table-cell office:value-type="string" calcext:value-type="string">
            <text:p>DPZHDRZWWOCKKD-UHFFFAOYSA-M</text:p>
          </table:table-cell>
          <table:table-cell office:value-type="string" calcext:value-type="string">
            <text:p>[Br-].CCCCCCCCCCCCCCCCC1=CC(C[N+]2=C(C)SC3=CC=CC=C23)=CC=C1</text:p>
          </table:table-cell>
          <table:table-cell office:value-type="string" calcext:value-type="string">
            <text:p>InChI=1S/C31H46NS.BrH/c1-3-4-5-6-7-8-9-10-11-12-13-14-15-16-20-28-21-19-22-29(25-28)26-32-27(2)33-31-24-18-17-23-30(31)32;/h17-19,21-25H,3-16,20,26H2,1-2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4" calcext:value-type="float">
            <text:p>354273984</text:p>
          </table:table-cell>
          <table:table-cell table:style-name="ce33" office:value-type="float" office:value="132274273" calcext:value-type="float">
            <text:p>1322742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3" calcext:value-type="float">
            <text:p>1322742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3</text:p>
          </table:table-cell>
          <table:table-cell office:value-type="string" calcext:value-type="string">
            <text:p>LBKAXWMXAPKRPT-UHFFFAOYSA-M</text:p>
          </table:table-cell>
          <table:table-cell office:value-type="string" calcext:value-type="string">
            <text:p>[Br-].[Br-].CC1=[NH+]C2=CC=CC=C2[Se]1.CCCCCCCCCCCCCCCCC1=CC(C[N+]2=C(C)[Se]C3=CC=CC=C23)=CC=C1</text:p>
          </table:table-cell>
          <table:table-cell office:value-type="string" calcext:value-type="string">
            <text:p>InChI=1S/C31H46NSe.C8H7NSe.2BrH/c1-3-4-5-6-7-8-9-10-11-12-13-14-15-16-20-28-21-19-22-29(25-28)26-32-27(2)33-31-24-18-17-23-30(31)32;1-6-9-7-4-2-3-5-8(7)10-6;;/h17-19,21-25H,3-16,20,26H2,1-2H3;2-5H,1H3;2*1H/q+1;;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5" calcext:value-type="float">
            <text:p>354273985</text:p>
          </table:table-cell>
          <table:table-cell table:style-name="ce33" office:value-type="float" office:value="132274275" calcext:value-type="float">
            <text:p>1322742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5" calcext:value-type="float">
            <text:p>1322742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4</text:p>
          </table:table-cell>
          <table:table-cell office:value-type="string" calcext:value-type="string">
            <text:p>OKBCJRPQFFDUJC-UHFFFAOYSA-N</text:p>
          </table:table-cell>
          <table:table-cell office:value-type="string" calcext:value-type="string">
            <text:p>F[P-](F)(F)(F)(F)F.C[N+]1=CC=CC2=CC=CC=C12</text:p>
          </table:table-cell>
          <table:table-cell office:value-type="string" calcext:value-type="string">
            <text:p>InChI=1S/C10H10N.F6P/c1-11-8-4-6-9-5-2-3-7-10(9)11;1-7(2,3,4,5)6/h2-8H,1H3;/q+1;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6" calcext:value-type="float">
            <text:p>354273986</text:p>
          </table:table-cell>
          <table:table-cell table:style-name="ce33"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5</text:p>
          </table:table-cell>
          <table:table-cell office:value-type="string" calcext:value-type="string">
            <text:p>BXPVPNJXTCHFPU-BMRADRMJSA-N</text:p>
          </table:table-cell>
          <table:table-cell office:value-type="string" calcext:value-type="string">
            <text:p>CN1C=C\C(=C(\C#N)C2=CC=C(C=C2)[N+]([O-])=O)C2=CC=CC=C12</text:p>
          </table:table-cell>
          <table:table-cell office:value-type="string" calcext:value-type="string">
            <text:p>InChI=1S/C18H13N3O2/c1-20-11-10-15(16-4-2-3-5-18(16)20)17(12-19)13-6-8-14(9-7-13)21(22)23/h2-11H,1H3/b17-1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7" calcext:value-type="float">
            <text:p>354273987</text:p>
          </table:table-cell>
          <table:table-cell table:style-name="ce33" office:value-type="float" office:value="132274277" calcext:value-type="float">
            <text:p>1322742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7" calcext:value-type="float">
            <text:p>1322742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6</text:p>
          </table:table-cell>
          <table:table-cell office:value-type="string" calcext:value-type="string">
            <text:p>KKRURATZPAVIHA-UHFFFAOYSA-M</text:p>
          </table:table-cell>
          <table:table-cell office:value-type="string" calcext:value-type="string">
            <text:p>[Br-].CCCCCCCCCCCCCCCC[N+]1=CC=CC2=CC=CC=C12</text:p>
          </table:table-cell>
          <table:table-cell office:value-type="string" calcext:value-type="string">
            <text:p>InChI=1S/C25H40N.BrH/c1-2-3-4-5-6-7-8-9-10-11-12-13-14-17-22-26-23-18-20-24-19-15-16-21-25(24)26;/h15-16,18-21,23H,2-14,17,22H2,1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8" calcext:value-type="float">
            <text:p>354273988</text:p>
          </table:table-cell>
          <table:table-cell table:style-name="ce33"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7</text:p>
          </table:table-cell>
          <table:table-cell office:value-type="string" calcext:value-type="string">
            <text:p>SFMMHDUALUJJQZ-NHQGMKOOSA-N</text:p>
          </table:table-cell>
          <table:table-cell office:value-type="string" calcext:value-type="string">
            <text:p>CCCCCCCCCCCCCCCCN1C=C\C(=C(\C#N)C2=CC=C(C=C2)[N+]([O-])=O)C2=CC=CC=C12</text:p>
          </table:table-cell>
          <table:table-cell office:value-type="string" calcext:value-type="string">
            <text:p>InChI=1S/C33H43N3O2/c1-2-3-4-5-6-7-8-9-10-11-12-13-14-17-25-35-26-24-30(31-18-15-16-19-33(31)35)32(27-34)28-20-22-29(23-21-28)36(37)38/h15-16,18-24,26H,2-14,17,25H2,1H3/b32-30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9" calcext:value-type="float">
            <text:p>354273989</text:p>
          </table:table-cell>
          <table:table-cell table:style-name="ce33" office:value-type="float" office:value="132274278" calcext:value-type="float">
            <text:p>1322742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8" calcext:value-type="float">
            <text:p>1322742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8</text:p>
          </table:table-cell>
          <table:table-cell office:value-type="string" calcext:value-type="string">
            <text:p>JPEACOMNVFXNRV-UHFFFAOYSA-N</text:p>
          </table:table-cell>
          <table:table-cell office:value-type="string" calcext:value-type="string">
            <text:p>[O-][N+](=O)C1=CC=C(CC#N)S1</text:p>
          </table:table-cell>
          <table:table-cell office:value-type="string" calcext:value-type="string">
            <text:p>InChI=1S/C6H4N2O2S/c7-4-3-5-1-2-6(11-5)8(9)10/h1-2H,3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0" calcext:value-type="float">
            <text:p>354273990</text:p>
          </table:table-cell>
          <table:table-cell table:style-name="ce33"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9</text:p>
          </table:table-cell>
          <table:table-cell office:value-type="string" calcext:value-type="string">
            <text:p>LSCQVUWCZJYTSE-UHFFFAOYSA-N</text:p>
          </table:table-cell>
          <table:table-cell office:value-type="string" calcext:value-type="string">
            <text:p>CCCCCCCCCCCCCCCCN1C=CC(=C(C#N)C#N)C2=CC=CC=C12</text:p>
          </table:table-cell>
          <table:table-cell office:value-type="string" calcext:value-type="string">
            <text:p>InChI=1S/C28H39N3/c1-2-3-4-5-6-7-8-9-10-11-12-13-14-17-21-31-22-20-26(25(23-29)24-30)27-18-15-16-19-28(27)31/h15-16,18-20,22H,2-14,17,21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1" calcext:value-type="float">
            <text:p>354273991</text:p>
          </table:table-cell>
          <table:table-cell table:style-name="ce33"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0</text:p>
          </table:table-cell>
          <table:table-cell office:value-type="string" calcext:value-type="string">
            <text:p>KBLZKAKKJPDYKJ-RFZPGFLSSA-N</text:p>
          </table:table-cell>
          <table:table-cell office:value-type="string" calcext:value-type="string">
            <text:p>C[C@@H](O)[C@H]1CCC(=O)O1</text:p>
          </table:table-cell>
          <table:table-cell office:value-type="string" calcext:value-type="string">
            <text:p>InChI=1S/C6H10O3/c1-4(7)5-2-3-6(8)9-5/h4-5,7H,2-3H2,1H3/t4-,5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7" calcext:value-type="float">
            <text:p>354703277</text:p>
          </table:table-cell>
          <table:table-cell table:style-name="ce33"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1</text:p>
          </table:table-cell>
          <table:table-cell office:value-type="string" calcext:value-type="string">
            <text:p>VBLXLEABIXEVNH-CRCLSJGQSA-N</text:p>
          </table:table-cell>
          <table:table-cell office:value-type="string" calcext:value-type="string">
            <text:p>C[C@H](N=[N+]=[N-])[C@H]1CCC(=O)O1</text:p>
          </table:table-cell>
          <table:table-cell office:value-type="string" calcext:value-type="string">
            <text:p>InChI=1S/C6H9N3O2/c1-4(8-9-7)5-2-3-6(10)11-5/h4-5H,2-3H2,1H3/t4-,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8" calcext:value-type="float">
            <text:p>354703278</text:p>
          </table:table-cell>
          <table:table-cell table:style-name="ce33"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2</text:p>
          </table:table-cell>
          <table:table-cell office:value-type="string" calcext:value-type="string">
            <text:p>JGGRPPXGCJNMLJ-CRCLSJGQSA-N</text:p>
          </table:table-cell>
          <table:table-cell office:value-type="string" calcext:value-type="string">
            <text:p>C[C@@H]1NC(=O)CC[C@H]1O</text:p>
          </table:table-cell>
          <table:table-cell office:value-type="string" calcext:value-type="string">
            <text:p>InChI=1S/C6H11NO2/c1-4-5(8)2-3-6(9)7-4/h4-5,8H,2-3H2,1H3,(H,7,9)/t4-,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9" calcext:value-type="float">
            <text:p>354703279</text:p>
          </table:table-cell>
          <table:table-cell table:style-name="ce33"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3</text:p>
          </table:table-cell>
          <table:table-cell office:value-type="string" calcext:value-type="string">
            <text:p>HTONYNIAIDHHDB-UONOGXRCSA-N</text:p>
          </table:table-cell>
          <table:table-cell office:value-type="string" calcext:value-type="string">
            <text:p>CC(C)[Si](O[C@@H]1CCC(=O)N[C@H]1C)(C(C)C)C(C)C</text:p>
          </table:table-cell>
          <table:table-cell office:value-type="string" calcext:value-type="string">
            <text:p>InChI=1S/C15H31NO2Si/c1-10(2)19(11(3)4,12(5)6)18-14-8-9-15(17)16-13(14)7/h10-14H,8-9H2,1-7H3,(H,16,17)/t13-,1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0" calcext:value-type="float">
            <text:p>354703280</text:p>
          </table:table-cell>
          <table:table-cell table:style-name="ce33"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4</text:p>
          </table:table-cell>
          <table:table-cell office:value-type="string" calcext:value-type="string">
            <text:p>WCCPUFSHVGJGFX-PZJWPPBQSA-N</text:p>
          </table:table-cell>
          <table:table-cell office:value-type="string" calcext:value-type="string">
            <text:p>CC(C)[Si](O[C@@H]1CCC(=O)N([C@H]1C)C(=O)OCC1=CC=CC=C1)(C(C)C)C(C)C</text:p>
          </table:table-cell>
          <table:table-cell office:value-type="string" calcext:value-type="string">
            <text:p>InChI=1S/C23H37NO4Si/c1-16(2)29(17(3)4,18(5)6)28-21-13-14-22(25)24(19(21)7)23(26)27-15-20-11-9-8-10-12-20/h8-12,16-19,21H,13-15H2,1-7H3/t19-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1" calcext:value-type="float">
            <text:p>354703281</text:p>
          </table:table-cell>
          <table:table-cell table:style-name="ce33"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5</text:p>
          </table:table-cell>
          <table:table-cell office:value-type="string" calcext:value-type="string">
            <text:p>UATINASXCLFXJO-PZJWPPBQSA-N</text:p>
          </table:table-cell>
          <table:table-cell office:value-type="string" calcext:value-type="string">
            <text:p>CC(C)[Si](O[C@@H]1CC=C(OS(=O)(=O)C(F)(F)F)N([C@H]1C)C(=O)OCC1=CC=CC=C1)(C(C)C)C(C)C</text:p>
          </table:table-cell>
          <table:table-cell office:value-type="string" calcext:value-type="string">
            <text:p>InChI=1S/C24H36F3NO6SSi/c1-16(2)36(17(3)4,18(5)6)34-21-13-14-22(33-35(30,31)24(25,26)27)28(19(21)7)23(29)32-15-20-11-9-8-10-12-20/h8-12,14,16-19,21H,13,15H2,1-7H3/t19-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2" calcext:value-type="float">
            <text:p>354703282</text:p>
          </table:table-cell>
          <table:table-cell table:style-name="ce33"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6</text:p>
          </table:table-cell>
          <table:table-cell office:value-type="string" calcext:value-type="string">
            <text:p>CMFYYWHOLYJBTO-JYFHCDHNSA-N</text:p>
          </table:table-cell>
          <table:table-cell office:value-type="string" calcext:value-type="string">
            <text:p>CC(C)[Si](O[C@@H]1CC=C(C#CCCO)N([C@H]1C)C(=O)OCC1=CC=CC=C1)(C(C)C)C(C)C</text:p>
          </table:table-cell>
          <table:table-cell office:value-type="string" calcext:value-type="string">
            <text:p>InChI=1S/C27H41NO4Si/c1-20(2)33(21(3)4,22(5)6)32-26-17-16-25(15-11-12-18-29)28(23(26)7)27(30)31-19-24-13-9-8-10-14-24/h8-10,13-14,16,20-23,26,29H,12,17-19H2,1-7H3/t23-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3" calcext:value-type="float">
            <text:p>354703283</text:p>
          </table:table-cell>
          <table:table-cell table:style-name="ce33" office:value-type="float" office:value="132427738" calcext:value-type="float">
            <text:p>13242773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38" calcext:value-type="float">
            <text:p>13242773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7</text:p>
          </table:table-cell>
          <table:table-cell office:value-type="string" calcext:value-type="string">
            <text:p>BKUJIGFMOAKPLW-SAAIGDAKSA-N</text:p>
          </table:table-cell>
          <table:table-cell office:value-type="string" calcext:value-type="string">
            <text:p>CC(C)[Si](O[C@@H]1CC[C@H](C#CCCOC(C)=O)N([C@H]1C)C(=O)OCC1=CC=CC=C1)(C(C)C)C(C)C</text:p>
          </table:table-cell>
          <table:table-cell office:value-type="string" calcext:value-type="string">
            <text:p>InChI=1S/C29H45NO5Si/c1-21(2)36(22(3)4,23(5)6)35-28-18-17-27(16-12-13-19-33-25(8)31)30(24(28)7)29(32)34-20-26-14-10-9-11-15-26/h9-11,14-15,21-24,27-28H,13,17-20H2,1-8H3/t24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4" calcext:value-type="float">
            <text:p>354703284</text:p>
          </table:table-cell>
          <table:table-cell table:style-name="ce33" office:value-type="float" office:value="132427739" calcext:value-type="float">
            <text:p>1324277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39" calcext:value-type="float">
            <text:p>1324277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8</text:p>
          </table:table-cell>
          <table:table-cell office:value-type="string" calcext:value-type="string">
            <text:p>SUNLASUPDSNHED-AYRHNUGRSA-N</text:p>
          </table:table-cell>
          <table:table-cell office:value-type="string" calcext:value-type="string">
            <text:p>CC(C)[Si](O[C@@H]1CC[C@H](C#CCCO)N([C@H]1C)C(=O)OCC1=CC=CC=C1)(C(C)C)C(C)C</text:p>
          </table:table-cell>
          <table:table-cell office:value-type="string" calcext:value-type="string">
            <text:p>InChI=1S/C27H43NO4Si/c1-20(2)33(21(3)4,22(5)6)32-26-17-16-25(15-11-12-18-29)28(23(26)7)27(30)31-19-24-13-9-8-10-14-24/h8-10,13-14,20-23,25-26,29H,12,16-19H2,1-7H3/t23-,25-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5" calcext:value-type="float">
            <text:p>354703285</text:p>
          </table:table-cell>
          <table:table-cell table:style-name="ce33" office:value-type="float" office:value="132427740" calcext:value-type="float">
            <text:p>1324277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0" calcext:value-type="float">
            <text:p>1324277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9</text:p>
          </table:table-cell>
          <table:table-cell office:value-type="string" calcext:value-type="string">
            <text:p>VKLTYMFZDUTTOA-FDFHNCONSA-N</text:p>
          </table:table-cell>
          <table:table-cell office:value-type="string" calcext:value-type="string">
            <text:p>CC(C)[Si](O[C@@H]1CC[C@H](CCCCO)N([C@H]1C)C(=O)OC(C)(C)C)(C(C)C)C(C)C</text:p>
          </table:table-cell>
          <table:table-cell office:value-type="string" calcext:value-type="string">
            <text:p>InChI=1S/C24H49NO4Si/c1-17(2)30(18(3)4,19(5)6)29-22-15-14-21(13-11-12-16-26)25(20(22)7)23(27)28-24(8,9)10/h17-22,26H,11-16H2,1-10H3/t20-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6" calcext:value-type="float">
            <text:p>354703286</text:p>
          </table:table-cell>
          <table:table-cell table:style-name="ce33" office:value-type="float" office:value="132427741" calcext:value-type="float">
            <text:p>1324277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1" calcext:value-type="float">
            <text:p>1324277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0</text:p>
          </table:table-cell>
          <table:table-cell office:value-type="string" calcext:value-type="string">
            <text:p>MHPQCMRXZRVMAN-ZZBSXESMSA-N</text:p>
          </table:table-cell>
          <table:table-cell office:value-type="string" calcext:value-type="string">
            <text:p>[H][C@]1(CCC\C=C\C(=O)OCC)CC[C@@H](O[Si](C(C)C)(C(C)C)C(C)C)[C@H](C)N1C(=O)OC(C)(C)C</text:p>
          </table:table-cell>
          <table:table-cell office:value-type="string" calcext:value-type="string">
            <text:p>InChI=1S/C28H53NO5Si/c1-12-32-26(30)17-15-13-14-16-24-18-19-25(23(8)29(24)27(31)33-28(9,10)11)34-35(20(2)3,21(4)5)22(6)7/h15,17,20-25H,12-14,16,18-19H2,1-11H3/b17-15-/t23-,24+,2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7" calcext:value-type="float">
            <text:p>354703287</text:p>
          </table:table-cell>
          <table:table-cell table:style-name="ce33" office:value-type="float" office:value="132427742" calcext:value-type="float">
            <text:p>1324277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2" calcext:value-type="float">
            <text:p>1324277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1</text:p>
          </table:table-cell>
          <table:table-cell office:value-type="string" calcext:value-type="string">
            <text:p>YCLJKGHHYHJAFG-FNAHDJPLSA-N</text:p>
          </table:table-cell>
          <table:table-cell office:value-type="string" calcext:value-type="string">
            <text:p>[H][C@@]12CCC[C@H](CC(=O)OCC)N1[C@@H](C)[C@@H](CC2)O[Si](C(C)C)(C(C)C)C(C)C</text:p>
          </table:table-cell>
          <table:table-cell office:value-type="string" calcext:value-type="string">
            <text:p>InChI=1S/C23H45NO3Si/c1-9-26-23(25)15-21-12-10-11-20-13-14-22(19(8)24(20)21)27-28(16(2)3,17(4)5)18(6)7/h16-22H,9-15H2,1-8H3/t19-,20-,21+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8" calcext:value-type="float">
            <text:p>354703288</text:p>
          </table:table-cell>
          <table:table-cell table:style-name="ce33" office:value-type="float" office:value="132427743" calcext:value-type="float">
            <text:p>1324277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3" calcext:value-type="float">
            <text:p>1324277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2</text:p>
          </table:table-cell>
          <table:table-cell office:value-type="string" calcext:value-type="string">
            <text:p>TXFJSPCXPGQSAI-SAAPEFBVSA-N</text:p>
          </table:table-cell>
          <table:table-cell office:value-type="string" calcext:value-type="string">
            <text:p>CC(C)[Si](O[C@@H]1CC[C@H](CCC\C=C\CO)N([C@H]1C)C(=O)OCC1=CC=CC=C1)(C(C)C)C(C)C</text:p>
          </table:table-cell>
          <table:table-cell office:value-type="string" calcext:value-type="string">
            <text:p>InChI=1S/C29H49NO4Si/c1-22(2)35(23(3)4,24(5)6)34-28-19-18-27(17-13-8-9-14-20-31)30(25(28)7)29(32)33-21-26-15-11-10-12-16-26/h9-12,14-16,22-25,27-28,31H,8,13,17-21H2,1-7H3/b14-9+/t25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9" calcext:value-type="float">
            <text:p>354703289</text:p>
          </table:table-cell>
          <table:table-cell table:style-name="ce33" office:value-type="float" office:value="132427744" calcext:value-type="float">
            <text:p>1324277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4" calcext:value-type="float">
            <text:p>1324277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3</text:p>
          </table:table-cell>
          <table:table-cell office:value-type="string" calcext:value-type="string">
            <text:p>UYZISRZZFZOXIV-ZZMHRXRUSA-N</text:p>
          </table:table-cell>
          <table:table-cell office:value-type="string" calcext:value-type="string">
            <text:p>CC(C)[Si](O[C@@H]1CC[C@H](CCC[C@@H]2O[C@H]2CO)N([C@H]1C)C(=O)OCC1=CC=CC=C1)(C(C)C)C(C)C</text:p>
          </table:table-cell>
          <table:table-cell office:value-type="string" calcext:value-type="string">
            <text:p>InChI=1S/C29H49NO5Si/c1-20(2)36(21(3)4,22(5)6)35-26-17-16-25(14-11-15-27-28(18-31)34-27)30(23(26)7)29(32)33-19-24-12-9-8-10-13-24/h8-10,12-13,20-23,25-28,31H,11,14-19H2,1-7H3/t23-,25-,26+,27-,28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0" calcext:value-type="float">
            <text:p>354703290</text:p>
          </table:table-cell>
          <table:table-cell table:style-name="ce33" office:value-type="float" office:value="132427745" calcext:value-type="float">
            <text:p>1324277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5" calcext:value-type="float">
            <text:p>13242774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4</text:p>
          </table:table-cell>
          <table:table-cell office:value-type="string" calcext:value-type="string">
            <text:p>YQMSBKKZCNVNLA-ALGQRKQJSA-N</text:p>
          </table:table-cell>
          <table:table-cell office:value-type="string" calcext:value-type="string">
            <text:p>[H][C@@]12CCC[C@@H]([C@H](O)CO)N1[C@@H](C)[C@@H](CC2)O[Si](C(C)C)(C(C)C)C(C)C</text:p>
          </table:table-cell>
          <table:table-cell office:value-type="string" calcext:value-type="string">
            <text:p>InChI=1S/C21H43NO3Si/c1-14(2)26(15(3)4,16(5)6)25-21-12-11-18-9-8-10-19(20(24)13-23)22(18)17(21)7/h14-21,23-24H,8-13H2,1-7H3/t17-,18-,19-,20+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1" calcext:value-type="float">
            <text:p>354703291</text:p>
          </table:table-cell>
          <table:table-cell table:style-name="ce33" office:value-type="float" office:value="132427746" calcext:value-type="float">
            <text:p>1324277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6" calcext:value-type="float">
            <text:p>1324277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5</text:p>
          </table:table-cell>
          <table:table-cell office:value-type="string" calcext:value-type="string">
            <text:p>SDXVTVHVLFQYNP-UHFFFAOYSA-N</text:p>
          </table:table-cell>
          <table:table-cell office:value-type="string" calcext:value-type="string">
            <text:p>ClC(Cl)(Cl)COC(=O)N(CCCCC=C=CBr)CC1=CC=CC=C1</text:p>
          </table:table-cell>
          <table:table-cell office:value-type="string" calcext:value-type="string">
            <text:p>InChI=1S/C17H19BrCl3NO2/c18-11-7-2-1-3-8-12-22(13-15-9-5-4-6-10-15)16(23)24-14-17(19,20)21/h2,4-6,9-11H,1,3,8,12-14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2" calcext:value-type="float">
            <text:p>354703292</text:p>
          </table:table-cell>
          <table:table-cell table:style-name="ce33" office:value-type="float" office:value="132427747" calcext:value-type="float">
            <text:p>1324277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7" calcext:value-type="float">
            <text:p>13242774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6</text:p>
          </table:table-cell>
          <table:table-cell office:value-type="string" calcext:value-type="string">
            <text:p>ILXBTRFCWOWDAW-UHFFFAOYSA-N</text:p>
          </table:table-cell>
          <table:table-cell office:value-type="string" calcext:value-type="string">
            <text:p>CCCCCCC#CC=C=CCCCCN(CC1=CC=CC=C1)C(=O)OCC(Cl)(Cl)Cl</text:p>
          </table:table-cell>
          <table:table-cell office:value-type="string" calcext:value-type="string">
            <text:p>InChI=1S/C25H32Cl3NO2/c1-2-3-4-5-6-7-8-9-10-11-12-13-17-20-29(21-23-18-15-14-16-19-23)24(30)31-22-25(26,27)28/h9,11,14-16,18-19H,2-6,12-13,17,20-22H2,1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3" calcext:value-type="float">
            <text:p>354703293</text:p>
          </table:table-cell>
          <table:table-cell table:style-name="ce33" office:value-type="float" office:value="132427748" calcext:value-type="float">
            <text:p>1324277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8" calcext:value-type="float">
            <text:p>1324277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7</text:p>
          </table:table-cell>
          <table:table-cell office:value-type="string" calcext:value-type="string">
            <text:p>OVSSMWKSGQYSOS-UHFFFAOYSA-N</text:p>
          </table:table-cell>
          <table:table-cell office:value-type="string" calcext:value-type="string">
            <text:p>CCCCCCC#CC=CC1CCCCN1CC1=CC=CC=C1</text:p>
          </table:table-cell>
          <table:table-cell office:value-type="string" calcext:value-type="string">
            <text:p>InChI=1S/C22H31N/c1-2-3-4-5-6-7-8-12-17-22-18-13-14-19-23(22)20-21-15-10-9-11-16-21/h9-12,15-17,22H,2-6,13-14,18-20H2,1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4" calcext:value-type="float">
            <text:p>354703294</text:p>
          </table:table-cell>
          <table:table-cell table:style-name="ce33" office:value-type="float" office:value="132427749" calcext:value-type="float">
            <text:p>1324277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9" calcext:value-type="float">
            <text:p>1324277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8</text:p>
          </table:table-cell>
          <table:table-cell office:value-type="string" calcext:value-type="string">
            <text:p>BKUQIOIQGZYNGR-UHFFFAOYSA-N</text:p>
          </table:table-cell>
          <table:table-cell office:value-type="string" calcext:value-type="string">
            <text:p>CC[Si](CC)(CC)OCC=C=CCCCCN(CC1=CC=CC=C1)C(=O)OCC(Cl)(Cl)Cl</text:p>
          </table:table-cell>
          <table:table-cell office:value-type="string" calcext:value-type="string">
            <text:p>InChI=1S/C24H36Cl3NO3Si/c1-4-32(5-2,6-3)31-19-15-10-8-7-9-14-18-28(20-22-16-12-11-13-17-22)23(29)30-21-24(25,26)27/h8,11-13,15-17H,4-7,9,14,18-21H2,1-3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5" calcext:value-type="float">
            <text:p>354703295</text:p>
          </table:table-cell>
          <table:table-cell table:style-name="ce33" office:value-type="float" office:value="132427750" calcext:value-type="float">
            <text:p>1324277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0" calcext:value-type="float">
            <text:p>13242775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9</text:p>
          </table:table-cell>
          <table:table-cell office:value-type="string" calcext:value-type="string">
            <text:p>YNZXCXHMVCNCIQ-LLVKDONJSA-N</text:p>
          </table:table-cell>
          <table:table-cell office:value-type="string" calcext:value-type="string">
            <text:p>CC(C)(C)C(=O)OC[C@H](O)CC#C[Si](C)(C)C</text:p>
          </table:table-cell>
          <table:table-cell office:value-type="string" calcext:value-type="string">
            <text:p>InChI=1S/C13H24O3Si/c1-13(2,3)12(15)16-10-11(14)8-7-9-17(4,5)6/h11,14H,8,10H2,1-6H3/t11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6" calcext:value-type="float">
            <text:p>354703296</text:p>
          </table:table-cell>
          <table:table-cell table:style-name="ce33"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0</text:p>
          </table:table-cell>
          <table:table-cell office:value-type="string" calcext:value-type="string">
            <text:p>HBYKZKRDGVHYFF-MRVPVSSYSA-N</text:p>
          </table:table-cell>
          <table:table-cell office:value-type="string" calcext:value-type="string">
            <text:p>CC(C)(C)C(=O)OC[C@H](O)CC#C</text:p>
          </table:table-cell>
          <table:table-cell office:value-type="string" calcext:value-type="string">
            <text:p>InChI=1S/C10H16O3/c1-5-6-8(11)7-13-9(12)10(2,3)4/h1,8,11H,6-7H2,2-4H3/t8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7" calcext:value-type="float">
            <text:p>354703297</text:p>
          </table:table-cell>
          <table:table-cell table:style-name="ce33"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1</text:p>
          </table:table-cell>
          <table:table-cell office:value-type="string" calcext:value-type="string">
            <text:p>IGGDWDRVYYQBHA-NPBSGPTKSA-N</text:p>
          </table:table-cell>
          <table:table-cell office:value-type="string" calcext:value-type="string">
            <text:p>CC(C)[Si](O[C@@H]1CC=C(C#CC[C@@H](O)COC(=O)C(C)(C)C)N([C@H]1C)C(=O)OCC1=CC=CC=C1)(C(C)C)C(C)C</text:p>
          </table:table-cell>
          <table:table-cell office:value-type="string" calcext:value-type="string">
            <text:p>InChI=1S/C33H51NO6Si/c1-23(2)41(24(3)4,25(5)6)40-30-20-19-28(17-14-18-29(35)22-38-31(36)33(8,9)10)34(26(30)7)32(37)39-21-27-15-12-11-13-16-27/h11-13,15-16,19,23-26,29-30,35H,18,20-22H2,1-10H3/t26-,29+,3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8" calcext:value-type="float">
            <text:p>354703298</text:p>
          </table:table-cell>
          <table:table-cell table:style-name="ce33"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2</text:p>
          </table:table-cell>
          <table:table-cell office:value-type="string" calcext:value-type="string">
            <text:p>AQZIKZBBYYZSKH-ZYVKACNBSA-N</text:p>
          </table:table-cell>
          <table:table-cell office:value-type="string" calcext:value-type="string">
            <text:p>[H][C@@]1(CC[C@@H](O[Si](C(C)C)(C(C)C)C(C)C)[C@H](C)N1C(=O)OCC1=CC=CC=C1)C#CC[C@@H](O)COC(=O)C(C)(C)C</text:p>
          </table:table-cell>
          <table:table-cell office:value-type="string" calcext:value-type="string">
            <text:p>InChI=1S/C33H53NO6Si/c1-23(2)41(24(3)4,25(5)6)40-30-20-19-28(17-14-18-29(35)22-38-31(36)33(8,9)10)34(26(30)7)32(37)39-21-27-15-12-11-13-16-27/h11-13,15-16,23-26,28-30,35H,18-22H2,1-10H3/t26-,28-,29+,3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9" calcext:value-type="float">
            <text:p>354703299</text:p>
          </table:table-cell>
          <table:table-cell table:style-name="ce33"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3</text:p>
          </table:table-cell>
          <table:table-cell office:value-type="string" calcext:value-type="string">
            <text:p>DNLFHAXHZLPHIT-QEGGNFSNSA-N</text:p>
          </table:table-cell>
          <table:table-cell office:value-type="string" calcext:value-type="string">
            <text:p>[H][C@]1(CCC[C@@H](O)COC(=O)C(C)(C)C)CC[C@@H](O[Si](C(C)C)(C(C)C)C(C)C)[C@H](C)N1C(=O)OCC=C</text:p>
          </table:table-cell>
          <table:table-cell office:value-type="string" calcext:value-type="string">
            <text:p>InChI=1S/C29H55NO6Si/c1-12-18-34-28(33)30-23(8)26(36-37(20(2)3,21(4)5)22(6)7)17-16-24(30)14-13-15-25(31)19-35-27(32)29(9,10)11/h12,20-26,31H,1,13-19H2,2-11H3/t23-,24-,25+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0" calcext:value-type="float">
            <text:p>354703300</text:p>
          </table:table-cell>
          <table:table-cell table:style-name="ce33"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4</text:p>
          </table:table-cell>
          <table:table-cell office:value-type="string" calcext:value-type="string">
            <text:p>MJLALJKKNBFBID-BKKVZXTCSA-N</text:p>
          </table:table-cell>
          <table:table-cell office:value-type="string" calcext:value-type="string">
            <text:p>[H][C@]1(CCC[C@H](CO)OC2CCCCO2)CC[C@@H](O[Si](C(C)C)(C(C)C)C(C)C)[C@H](C)N1C(=O)OCC=C</text:p>
          </table:table-cell>
          <table:table-cell office:value-type="string" calcext:value-type="string">
            <text:p>InChI=1S/C29H55NO6Si/c1-9-18-34-29(32)30-24(8)27(36-37(21(2)3,22(4)5)23(6)7)17-16-25(30)13-12-14-26(20-31)35-28-15-10-11-19-33-28/h9,21-28,31H,1,10-20H2,2-8H3/t24-,25-,26+,27+,28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1" calcext:value-type="float">
            <text:p>354703301</text:p>
          </table:table-cell>
          <table:table-cell table:style-name="ce33"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5</text:p>
          </table:table-cell>
          <table:table-cell office:value-type="string" calcext:value-type="string">
            <text:p>YEXLUIGOVZTDJC-KZZMTEEBSA-N</text:p>
          </table:table-cell>
          <table:table-cell office:value-type="string" calcext:value-type="string">
            <text:p>[H][C@]1(CCC[C@@H](O)C#C)CC[C@@H](O[Si](C(C)C)(C(C)C)C(C)C)[C@H](C)N1C(=O)OCC1=CC=CC=C1</text:p>
          </table:table-cell>
          <table:table-cell office:value-type="string" calcext:value-type="string">
            <text:p>InChI=1S/C29H47NO4Si/c1-9-27(31)17-13-16-26-18-19-28(34-35(21(2)3,22(4)5)23(6)7)24(8)30(26)29(32)33-20-25-14-11-10-12-15-25/h1,10-12,14-15,21-24,26-28,31H,13,16-20H2,2-8H3/t24-,26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2" calcext:value-type="float">
            <text:p>354703302</text:p>
          </table:table-cell>
          <table:table-cell table:style-name="ce33" office:value-type="float" office:value="132427751" calcext:value-type="float">
            <text:p>1324277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1" calcext:value-type="float">
            <text:p>13242775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6</text:p>
          </table:table-cell>
          <table:table-cell office:value-type="string" calcext:value-type="string">
            <text:p>LVKDEWRFMGTNIY-TUTMVDAPSA-N</text:p>
          </table:table-cell>
          <table:table-cell office:value-type="string" calcext:value-type="string">
            <text:p>[H]C(CCC[C@@]1([H])CC[C@@H](O[Si](C(C)C)(C(C)C)C(C)C)[C@H](C)N1C(=O)OCC=C)=[C@@]=C([H])CC(=O)OCC</text:p>
          </table:table-cell>
          <table:table-cell office:value-type="string" calcext:value-type="string">
            <text:p>InChI=1S/C29H51NO5Si/c1-10-21-34-29(32)30-25(9)27(35-36(22(3)4,23(5)6)24(7)8)20-19-26(30)17-15-13-12-14-16-18-28(31)33-11-2/h10,12,16,22-27H,1,11,13,15,17-21H2,2-9H3/t14?,25-,26-,27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3" calcext:value-type="float">
            <text:p>354703303</text:p>
          </table:table-cell>
          <table:table-cell table:style-name="ce33"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7</text:p>
          </table:table-cell>
          <table:table-cell office:value-type="string" calcext:value-type="string">
            <text:p>KDCUWYYNHBQGNM-FBBZWUHJSA-N</text:p>
          </table:table-cell>
          <table:table-cell office:value-type="string" calcext:value-type="string">
            <text:p>[H]C(CCC[C@@]1([H])CC[C@@H](O[Si](C(C)C)(C(C)C)C(C)C)[C@H](C)N1C(=O)OCC=C)=[C@@]=C([H])CC(O)CCCCCC</text:p>
          </table:table-cell>
          <table:table-cell office:value-type="string" calcext:value-type="string">
            <text:p>InChI=1S/C33H61NO4Si/c1-10-12-13-18-21-31(35)22-19-16-14-15-17-20-30-23-24-32(29(9)34(30)33(36)37-25-11-2)38-39(26(3)4,27(5)6)28(7)8/h11,14,19,26-32,35H,2,10,12-13,15,17-18,20-25H2,1,3-9H3/t16?,29-,30-,31?,3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4" calcext:value-type="float">
            <text:p>354703304</text:p>
          </table:table-cell>
          <table:table-cell table:style-name="ce33"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8</text:p>
          </table:table-cell>
          <table:table-cell office:value-type="string" calcext:value-type="string">
            <text:p>LSXSCSUUIOWOER-DNNNWXKZSA-N</text:p>
          </table:table-cell>
          <table:table-cell office:value-type="string" calcext:value-type="string">
            <text:p>[H]C(CCC[C@@]1([H])CC[C@@H](O[Si](C(C)C)(C(C)C)C(C)C)[C@H](C)N1C(=O)OCC=C)=[C@@]=C([H])CC(CCCCCC)O[Si](CC)(CC)CC</text:p>
          </table:table-cell>
          <table:table-cell office:value-type="string" calcext:value-type="string">
            <text:p>InChI=1S/C39H75NO4Si2/c1-13-18-19-24-27-37(43-45(15-3,16-4)17-5)28-25-22-20-21-23-26-36-29-30-38(35(12)40(36)39(41)42-31-14-2)44-46(32(6)7,33(8)9)34(10)11/h14,20,25,32-38H,2,13,15-19,21,23-24,26-31H2,1,3-12H3/t22?,35-,36-,37?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5" calcext:value-type="float">
            <text:p>354703305</text:p>
          </table:table-cell>
          <table:table-cell table:style-name="ce33"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9</text:p>
          </table:table-cell>
          <table:table-cell office:value-type="string" calcext:value-type="string">
            <text:p>AMEPHRFRVGNUMD-KQPZAVITSA-N</text:p>
          </table:table-cell>
          <table:table-cell office:value-type="string" calcext:value-type="string">
            <text:p>[H]C(CCC[C@H]1CC[C@@H](O[Si](C(C)C)(C(C)C)C(C)C)[C@H](C)N1)=[C@@]=C([H])CC(CCCCCC)O[Si](CC)(CC)CC</text:p>
          </table:table-cell>
          <table:table-cell office:value-type="string" calcext:value-type="string">
            <text:p>InChI=1S/C35H71NO2Si2/c1-12-16-17-22-25-34(37-39(13-2,14-3)15-4)26-23-20-18-19-21-24-33-27-28-35(32(11)36-33)38-40(29(5)6,30(7)8)31(9)10/h18,23,29-36H,12-17,19,21-22,24-28H2,1-11H3/t20?,32-,33-,34?,3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6" calcext:value-type="float">
            <text:p>354703306</text:p>
          </table:table-cell>
          <table:table-cell table:style-name="ce33"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0</text:p>
          </table:table-cell>
          <table:table-cell office:value-type="string" calcext:value-type="string">
            <text:p>AWGNYFDJHMDNAC-FLOQHMMYSA-N</text:p>
          </table:table-cell>
          <table:table-cell office:value-type="string" calcext:value-type="string">
            <text:p>[H][C@@]12CCC[C@@H](\C=C\CC(CCCCCC)O[Si](CC)(CC)CC)N1[C@@H](C)[C@@H](CC2)O[Si](C(C)C)(C(C)C)C(C)C.[H][C@@]12CCC[C@H](\C=C\CC(CCCCCC)O[Si](CC)(CC)CC)N1[C@@H](C)[C@@H](CC2)O[Si](C(C)C)(C(C)C)C(C)C</text:p>
          </table:table-cell>
          <table:table-cell office:value-type="string" calcext:value-type="string">
            <text:p>InChI=1S/2C35H71NO2Si2/c2*1-12-16-17-18-24-34(37-39(13-2,14-3)15-4)25-20-23-32-21-19-22-33-26-27-35(31(11)36(32)33)38-40(28(5)6,29(7)8)30(9)10/h2*20,23,28-35H,12-19,21-22,24-27H2,1-11H3/b2*23-20+/t31-,32+,33-,34?,35+;31-,32-,33-,34?,35+/m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7" calcext:value-type="float">
            <text:p>354703307</text:p>
          </table:table-cell>
          <table:table-cell table:style-name="ce33" office:value-type="float" office:value="132427752" calcext:value-type="float">
            <text:p>1324277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2" calcext:value-type="float">
            <text:p>1324277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1</text:p>
          </table:table-cell>
          <table:table-cell office:value-type="string" calcext:value-type="string">
            <text:p>OEFIDBCXHKZLAX-GZCBOLGCSA-N</text:p>
          </table:table-cell>
          <table:table-cell office:value-type="string" calcext:value-type="string">
            <text:p>[H][C@@]12CCC[C@@H](\C=C\CC(O)CCCCCC)N1[C@@H](C)[C@@H](CC2)O[Si](C(C)C)(C(C)C)C(C)C</text:p>
          </table:table-cell>
          <table:table-cell office:value-type="string" calcext:value-type="string">
            <text:p>InChI=1S/C29H57NO2Si/c1-9-10-11-12-18-28(31)19-14-17-26-15-13-16-27-20-21-29(25(8)30(26)27)32-33(22(2)3,23(4)5)24(6)7/h14,17,22-29,31H,9-13,15-16,18-21H2,1-8H3/b17-14+/t25-,26-,27-,28?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8" calcext:value-type="float">
            <text:p>354703308</text:p>
          </table:table-cell>
          <table:table-cell table:style-name="ce33"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2</text:p>
          </table:table-cell>
          <table:table-cell office:value-type="string" calcext:value-type="string">
            <text:p>WRUQZCJNGUVFMO-UAJQIWETSA-N</text:p>
          </table:table-cell>
          <table:table-cell office:value-type="string" calcext:value-type="string">
            <text:p>[H][C@@]12CCC[C@@H](\C=C\C=C\CCCCCC)N1[C@@H](C)[C@@H](CC2)O[Si](C(C)C)(C(C)C)C(C)C</text:p>
          </table:table-cell>
          <table:table-cell office:value-type="string" calcext:value-type="string">
            <text:p>InChI=1S/C29H55NOSi/c1-9-10-11-12-13-14-15-16-18-27-19-17-20-28-21-22-29(26(8)30(27)28)31-32(23(2)3,24(4)5)25(6)7/h14-16,18,23-29H,9-13,17,19-22H2,1-8H3/b15-14+,18-16+/t26-,27+,28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9" calcext:value-type="float">
            <text:p>354703309</text:p>
          </table:table-cell>
          <table:table-cell table:style-name="ce33" office:value-type="float" office:value="132427753" calcext:value-type="float">
            <text:p>1324277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3" calcext:value-type="float">
            <text:p>1324277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3</text:p>
          </table:table-cell>
          <table:table-cell office:value-type="string" calcext:value-type="string">
            <text:p>BWYKUGCLFVUKMC-PFAWIIGSSA-N</text:p>
          </table:table-cell>
          <table:table-cell office:value-type="string" calcext:value-type="string">
            <text:p>[H][C@@]12CCC[C@@H](\C=C\C=C\CCCCCC)N1[C@@H](C)[C@H](O)CC2</text:p>
          </table:table-cell>
          <table:table-cell office:value-type="string" calcext:value-type="string">
            <text:p>InChI=1S/C20H35NO/c1-3-4-5-6-7-8-9-10-12-18-13-11-14-19-15-16-20(22)17(2)21(18)19/h8-10,12,17-20,22H,3-7,11,13-16H2,1-2H3/b9-8+,12-10+/t17-,18+,19-,2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0" calcext:value-type="float">
            <text:p>354703310</text:p>
          </table:table-cell>
          <table:table-cell table:style-name="ce33"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4</text:p>
          </table:table-cell>
          <table:table-cell office:value-type="string" calcext:value-type="string">
            <text:p>NISMLZNZORHXMO-FMOGBJGNSA-N</text:p>
          </table:table-cell>
          <table:table-cell office:value-type="string" calcext:value-type="string">
            <text:p>[H][C@@]12CCC[C@@H](\C=C\C=C\CCCCCC)N1[C@@H](C)[C@@H](CC2)OC(C)=O</text:p>
          </table:table-cell>
          <table:table-cell office:value-type="string" calcext:value-type="string">
            <text:p>InChI=1S/C22H37NO2/c1-4-5-6-7-8-9-10-11-13-20-14-12-15-21-16-17-22(25-19(3)24)18(2)23(20)21/h9-11,13,18,20-22H,4-8,12,14-17H2,1-3H3/b10-9+,13-11+/t18-,20+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1" calcext:value-type="float">
            <text:p>354703311</text:p>
          </table:table-cell>
          <table:table-cell table:style-name="ce33"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5</text:p>
          </table:table-cell>
          <table:table-cell office:value-type="string" calcext:value-type="string">
            <text:p>ROPZHWFWTWHBFL-RBBKRZOGSA-N</text:p>
          </table:table-cell>
          <table:table-cell office:value-type="string" calcext:value-type="string">
            <text:p>CC(C)[Si](O[C@@H]1CC=CN([C@H]1C)C(=O)OCC1=CC=CC=C1)(C(C)C)C(C)C</text:p>
          </table:table-cell>
          <table:table-cell office:value-type="string" calcext:value-type="string">
            <text:p>InChI=1S/C23H37NO3Si/c1-17(2)28(18(3)4,19(5)6)27-22-14-11-15-24(20(22)7)23(25)26-16-21-12-9-8-10-13-21/h8-13,15,17-20,22H,14,16H2,1-7H3/t20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2" calcext:value-type="float">
            <text:p>354703312</text:p>
          </table:table-cell>
          <table:table-cell table:style-name="ce33" office:value-type="float" office:value="132427754" calcext:value-type="float">
            <text:p>1324277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4" calcext:value-type="float">
            <text:p>13242775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6</text:p>
          </table:table-cell>
          <table:table-cell office:value-type="string" calcext:value-type="string">
            <text:p>ABCWNXTZYUWUMV-LITSAYRRSA-N</text:p>
          </table:table-cell>
          <table:table-cell office:value-type="string" calcext:value-type="string">
            <text:p>CCCCCCCC1=CC[C@@H](O[Si](C(C)C)(C(C)C)C(C)C)[C@H](C)N1C(=O)OCC1=CC=CC=C1</text:p>
          </table:table-cell>
          <table:table-cell office:value-type="string" calcext:value-type="string">
            <text:p>InChI=1S/C30H51NO3Si/c1-9-10-11-12-16-19-28-20-21-29(34-35(23(2)3,24(4)5)25(6)7)26(8)31(28)30(32)33-22-27-17-14-13-15-18-27/h13-15,17-18,20,23-26,29H,9-12,16,19,21-22H2,1-8H3/t26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3" calcext:value-type="float">
            <text:p>354703313</text:p>
          </table:table-cell>
          <table:table-cell table:style-name="ce33" office:value-type="float" office:value="132427755" calcext:value-type="float">
            <text:p>1324277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5" calcext:value-type="float">
            <text:p>1324277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7</text:p>
          </table:table-cell>
          <table:table-cell office:value-type="string" calcext:value-type="string">
            <text:p>ZUYGSTXVYFRFGY-ZWKOTPCHSA-N</text:p>
          </table:table-cell>
          <table:table-cell office:value-type="string" calcext:value-type="string">
            <text:p>CC(C)[Si](O[C@@H]1CCCN([C@H]1C)C(=O)OC(C)(C)C)(C(C)C)C(C)C</text:p>
          </table:table-cell>
          <table:table-cell office:value-type="string" calcext:value-type="string">
            <text:p>InChI=1S/C20H41NO3Si/c1-14(2)25(15(3)4,16(5)6)24-18-12-11-13-21(17(18)7)19(22)23-20(8,9)10/h14-18H,11-13H2,1-10H3/t17-,1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4" calcext:value-type="float">
            <text:p>354703314</text:p>
          </table:table-cell>
          <table:table-cell table:style-name="ce33"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8</text:p>
          </table:table-cell>
          <table:table-cell office:value-type="string" calcext:value-type="string">
            <text:p>PDWGRWYLIZXMSN-IPMKNSEASA-N</text:p>
          </table:table-cell>
          <table:table-cell office:value-type="string" calcext:value-type="string">
            <text:p>[H]C(=O)[C@H]1CC[C@@H](O[Si](C(C)C)(C(C)C)C(C)C)[C@H](C)N1C(=O)OC(C)(C)C</text:p>
          </table:table-cell>
          <table:table-cell office:value-type="string" calcext:value-type="string">
            <text:p>InChI=1S/C21H41NO4Si/c1-14(2)27(15(3)4,16(5)6)26-19-12-11-18(13-23)22(17(19)7)20(24)25-21(8,9)10/h13-19H,11-12H2,1-10H3/t17-,18+,1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5" calcext:value-type="float">
            <text:p>354703315</text:p>
          </table:table-cell>
          <table:table-cell table:style-name="ce33" office:value-type="float" office:value="132427756" calcext:value-type="float">
            <text:p>1324277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6" calcext:value-type="float">
            <text:p>1324277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9</text:p>
          </table:table-cell>
          <table:table-cell office:value-type="string" calcext:value-type="string">
            <text:p>SVXYANPMEJGIEW-QWRGUYRKSA-N</text:p>
          </table:table-cell>
          <table:table-cell office:value-type="string" calcext:value-type="string">
            <text:p>CCCCCCC[C@H](O)[C@@H](O)C(=O)OCC</text:p>
          </table:table-cell>
          <table:table-cell office:value-type="string" calcext:value-type="string">
            <text:p>InChI=1S/C12H24O4/c1-3-5-6-7-8-9-10(13)11(14)12(15)16-4-2/h10-11,13-14H,3-9H2,1-2H3/t10-,11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6" calcext:value-type="float">
            <text:p>354703316</text:p>
          </table:table-cell>
          <table:table-cell table:style-name="ce33"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0</text:p>
          </table:table-cell>
          <table:table-cell office:value-type="string" calcext:value-type="string">
            <text:p>DIAIDJQYRCJEAE-PMACEKPBSA-N</text:p>
          </table:table-cell>
          <table:table-cell office:value-type="string" calcext:value-type="string">
            <text:p>CCCCCCC[C@H](O[Si](C(C)C)(C(C)C)C(C)C)[C@@H](O)C(=O)OCC</text:p>
          </table:table-cell>
          <table:table-cell office:value-type="string" calcext:value-type="string">
            <text:p>InChI=1S/C21H44O4Si/c1-9-11-12-13-14-15-19(20(22)21(23)24-10-2)25-26(16(3)4,17(5)6)18(7)8/h16-20,22H,9-15H2,1-8H3/t19-,20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7" calcext:value-type="float">
            <text:p>354703317</text:p>
          </table:table-cell>
          <table:table-cell table:style-name="ce33"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1</text:p>
          </table:table-cell>
          <table:table-cell office:value-type="string" calcext:value-type="string">
            <text:p>YMIDRZMXSUEFRC-PFIFLBKHSA-N</text:p>
          </table:table-cell>
          <table:table-cell office:value-type="string" calcext:value-type="string">
            <text:p>CCCCCCC[C@H](O[Si](C(C)C)(C(C)C)C(C)C)[C@@H](OC1CCCCO1)C(=O)OCC</text:p>
          </table:table-cell>
          <table:table-cell office:value-type="string" calcext:value-type="string">
            <text:p>InChI=1S/C26H52O5Si/c1-9-11-12-13-14-17-23(31-32(20(3)4,21(5)6)22(7)8)25(26(27)28-10-2)30-24-18-15-16-19-29-24/h20-25H,9-19H2,1-8H3/t23-,24?,25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8" calcext:value-type="float">
            <text:p>354703318</text:p>
          </table:table-cell>
          <table:table-cell table:style-name="ce33" office:value-type="float" office:value="132427757" calcext:value-type="float">
            <text:p>1324277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7" calcext:value-type="float">
            <text:p>13242775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2</text:p>
          </table:table-cell>
          <table:table-cell office:value-type="string" calcext:value-type="string">
            <text:p>AYKMLLPTDFNQLM-OCESARCHSA-N</text:p>
          </table:table-cell>
          <table:table-cell office:value-type="string" calcext:value-type="string">
            <text:p>CCCCCCC[C@H](O[Si](C(C)C)(C(C)C)C(C)C)[C@H](O)OC1CCCCO1</text:p>
          </table:table-cell>
          <table:table-cell office:value-type="string" calcext:value-type="string">
            <text:p>InChI=1S/C23H48O4Si/c1-8-9-10-11-12-15-21(23(24)26-22-16-13-14-17-25-22)27-28(18(2)3,19(4)5)20(6)7/h18-24H,8-17H2,1-7H3/t21-,22?,23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9" calcext:value-type="float">
            <text:p>354703319</text:p>
          </table:table-cell>
          <table:table-cell table:style-name="ce33" office:value-type="float" office:value="132427758" calcext:value-type="float">
            <text:p>1324277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8" calcext:value-type="float">
            <text:p>1324277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3</text:p>
          </table:table-cell>
          <table:table-cell office:value-type="string" calcext:value-type="string">
            <text:p>JZDUJVVJHOPDRX-REQUTJCGSA-N</text:p>
          </table:table-cell>
          <table:table-cell office:value-type="string" calcext:value-type="string">
            <text:p>CCCCCCC[C@H](O[Si](C(C)C)(C(C)C)C(C)C)[C@@H](OC1CCCCO1)C=C(Br)Br</text:p>
          </table:table-cell>
          <table:table-cell office:value-type="string" calcext:value-type="string">
            <text:p>InChI=1S/C25H48Br2O3Si/c1-8-9-10-11-12-15-22(30-31(19(2)3,20(4)5)21(6)7)23(18-24(26)27)29-25-16-13-14-17-28-25/h18-23,25H,8-17H2,1-7H3/t22-,23-,25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0" calcext:value-type="float">
            <text:p>354703320</text:p>
          </table:table-cell>
          <table:table-cell table:style-name="ce33" office:value-type="float" office:value="132427759" calcext:value-type="float">
            <text:p>1324277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9" calcext:value-type="float">
            <text:p>1324277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4</text:p>
          </table:table-cell>
          <table:table-cell office:value-type="string" calcext:value-type="string">
            <text:p>SCNQUSWSWFFTKA-PMACEKPBSA-N</text:p>
          </table:table-cell>
          <table:table-cell office:value-type="string" calcext:value-type="string">
            <text:p>CCCCCCC[C@H](O[Si](C(C)C)(C(C)C)C(C)C)[C@@H](O)C#C</text:p>
          </table:table-cell>
          <table:table-cell office:value-type="string" calcext:value-type="string">
            <text:p>InChI=1S/C20H40O2Si/c1-9-11-12-13-14-15-20(19(21)10-2)22-23(16(3)4,17(5)6)18(7)8/h2,16-21H,9,11-15H2,1,3-8H3/t19-,20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1" calcext:value-type="float">
            <text:p>354703321</text:p>
          </table:table-cell>
          <table:table-cell table:style-name="ce33"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5</text:p>
          </table:table-cell>
          <table:table-cell office:value-type="string" calcext:value-type="string">
            <text:p>OPDBSCOPYVVFAM-WNSKOXEYSA-N</text:p>
          </table:table-cell>
          <table:table-cell office:value-type="string" calcext:value-type="string">
            <text:p>[H]C(CC(=O)OCC)=[C@@]=C([H])[C@H](CCCCCCC)O[Si](C(C)C)(C(C)C)C(C)C</text:p>
          </table:table-cell>
          <table:table-cell office:value-type="string" calcext:value-type="string">
            <text:p>InChI=1S/C24H46O3Si/c1-9-11-12-13-14-17-23(18-15-16-19-24(25)26-10-2)27-28(20(3)4,21(5)6)22(7)8/h16,18,20-23H,9-14,17,19H2,1-8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2" calcext:value-type="float">
            <text:p>354703322</text:p>
          </table:table-cell>
          <table:table-cell table:style-name="ce33"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6</text:p>
          </table:table-cell>
          <table:table-cell office:value-type="string" calcext:value-type="string">
            <text:p>OQMNPXKYPITYQJ-FPTDNZKUSA-N</text:p>
          </table:table-cell>
          <table:table-cell office:value-type="string" calcext:value-type="string">
            <text:p>[H]C(CCO)=[C@@]=C([H])[C@H](CCCCCCC)O[Si](C(C)C)(C(C)C)C(C)C</text:p>
          </table:table-cell>
          <table:table-cell office:value-type="string" calcext:value-type="string">
            <text:p>InChI=1S/C22H44O2Si/c1-8-9-10-11-13-16-22(17-14-12-15-18-23)24-25(19(2)3,20(4)5)21(6)7/h12,17,19-23H,8-11,13,15-16,18H2,1-7H3/t14-,2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3" calcext:value-type="float">
            <text:p>354703323</text:p>
          </table:table-cell>
          <table:table-cell table:style-name="ce33" office:value-type="float" office:value="132427760" calcext:value-type="float">
            <text:p>1324277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0" calcext:value-type="float">
            <text:p>1324277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7</text:p>
          </table:table-cell>
          <table:table-cell office:value-type="string" calcext:value-type="string">
            <text:p>ZQARJZMAIYHLSU-FPTDNZKUSA-N</text:p>
          </table:table-cell>
          <table:table-cell office:value-type="string" calcext:value-type="string">
            <text:p>[H]C(CCBr)=[C@@]=C([H])[C@H](CCCCCCC)O[Si](C(C)C)(C(C)C)C(C)C</text:p>
          </table:table-cell>
          <table:table-cell office:value-type="string" calcext:value-type="string">
            <text:p>InChI=1S/C22H43BrOSi/c1-8-9-10-11-13-16-22(17-14-12-15-18-23)24-25(19(2)3,20(4)5)21(6)7/h12,17,19-22H,8-11,13,15-16,18H2,1-7H3/t14-,2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4" calcext:value-type="float">
            <text:p>354703324</text:p>
          </table:table-cell>
          <table:table-cell table:style-name="ce33" office:value-type="float" office:value="132427761" calcext:value-type="float">
            <text:p>1324277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1" calcext:value-type="float">
            <text:p>1324277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8</text:p>
          </table:table-cell>
          <table:table-cell office:value-type="string" calcext:value-type="string">
            <text:p>MLQZMMBBFDDGDR-WNSKOXEYSA-N</text:p>
          </table:table-cell>
          <table:table-cell office:value-type="string" calcext:value-type="string">
            <text:p>[H]C(CCC#N)=[C@@]=C([H])[C@H](CCCCCCC)O[Si](C(C)C)(C(C)C)C(C)C</text:p>
          </table:table-cell>
          <table:table-cell office:value-type="string" calcext:value-type="string">
            <text:p>InChI=1S/C23H43NOSi/c1-8-9-10-11-14-17-23(18-15-12-13-16-19-24)25-26(20(2)3,21(4)5)22(6)7/h12,18,20-23H,8-11,13-14,16-17H2,1-7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5" calcext:value-type="float">
            <text:p>354703325</text:p>
          </table:table-cell>
          <table:table-cell table:style-name="ce33"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9</text:p>
          </table:table-cell>
          <table:table-cell office:value-type="string" calcext:value-type="string">
            <text:p>ZLLUQLXHLZFMGJ-WNSKOXEYSA-N</text:p>
          </table:table-cell>
          <table:table-cell office:value-type="string" calcext:value-type="string">
            <text:p>[H]C(CCC=O)=[C@@]=C([H])[C@H](CCCCCCC)O[Si](C(C)C)(C(C)C)C(C)C</text:p>
          </table:table-cell>
          <table:table-cell office:value-type="string" calcext:value-type="string">
            <text:p>InChI=1S/C23H44O2Si/c1-8-9-10-11-14-17-23(18-15-12-13-16-19-24)25-26(20(2)3,21(4)5)22(6)7/h12,18-23H,8-11,13-14,16-17H2,1-7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6" calcext:value-type="float">
            <text:p>354703326</text:p>
          </table:table-cell>
          <table:table-cell table:style-name="ce33"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0</text:p>
          </table:table-cell>
          <table:table-cell office:value-type="string" calcext:value-type="string">
            <text:p>LEFNMUJUAFVSCH-VNUHNEMJSA-N</text:p>
          </table:table-cell>
          <table:table-cell office:value-type="string" calcext:value-type="string">
            <text:p>[H]C1C[C@@H](O[Si](C(C)C)(C(C)C)C(C)C)[C@H](C)N2C(=O)O[C@]([H])(CCC([H])=[C@]=C([H])[C@H](CCCCCCC)O[Si](C(C)C)(C(C)C)C(C)C)[C@@]12[H].[H]C(CC[C@]([H])(O)[C@@]1([H])CC[C@@H](O[Si](C(C)C)(C(C)C)C(C)C)[C@H](C)N1C(=O)OC(C)(C)C)=[C@@]=C([H])[C@H](CCCCCCC)O[Si](C(C)C)(C(C)C)C(C)C.[H]C(CC[C@@]([H])(O)[C@@]1([H])CC[C@@H](O[Si](C(C)C)(C(C)C)C(C)C)[C@H](C)N1C(=O)OC(C)(C)C)=[C@@]=C([H])[C@H](CCCCCCC)O[Si](C(C)C)(C(C)C)C(C)C</text:p>
          </table:table-cell>
          <table:table-cell office:value-type="string" calcext:value-type="string">
            <text:p>InChI=1S/2C43H85NO5Si2.C39H75NO4Si2/c2*1-18-19-20-21-23-26-38(48-50(31(2)3,32(4)5)33(6)7)27-24-22-25-28-40(45)39-29-30-41(37(14)44(39)42(46)47-43(15,16)17)49-51(34(8)9,35(10)11)36(12)13;1-15-16-17-18-20-23-35(43-45(28(2)3,29(4)5)30(6)7)24-21-19-22-25-38-36-26-27-37(34(14)40(36)39(41)42-38)44-46(31(8)9,32(10)11)33(12)13/h2*22,27,31-41,45H,18-21,23,25-26,28-30H2,1-17H3;19,24,28-38H,15-18,20,22-23,25-27H2,1-14H3/t24?,37-,38-,39+,40+,41+;24?,37-,38-,39+,40-,41+;21?,34-,35-,36+,37+,38+/m0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7" calcext:value-type="float">
            <text:p>354703327</text:p>
          </table:table-cell>
          <table:table-cell table:style-name="ce33" office:value-type="float" office:value="132427762" calcext:value-type="float">
            <text:p>1324277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2" calcext:value-type="float">
            <text:p>1324277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1</text:p>
          </table:table-cell>
          <table:table-cell office:value-type="string" calcext:value-type="string">
            <text:p>QWDQACIKVGMJRI-GZEALRFWSA-N</text:p>
          </table:table-cell>
          <table:table-cell office:value-type="string" calcext:value-type="string">
            <text:p>[H]C(CCC1OC(=O)N2[C@@H](C)[C@@H](CC[C@]12[H])O[Si](C(C)C)(C(C)C)C(C)C)=[C@@]=C([H])[C@H](CCCCCCC)O[Si](C(C)C)(C(C)C)C(C)C</text:p>
          </table:table-cell>
          <table:table-cell office:value-type="string" calcext:value-type="string">
            <text:p>InChI=1S/C39H75NO4Si2/c1-15-16-17-18-20-23-35(43-45(28(2)3,29(4)5)30(6)7)24-21-19-22-25-38-36-26-27-37(34(14)40(36)39(41)42-38)44-46(31(8)9,32(10)11)33(12)13/h19,24,28-38H,15-18,20,22-23,25-27H2,1-14H3/t21?,34-,35-,36+,37+,38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8" calcext:value-type="float">
            <text:p>354703328</text:p>
          </table:table-cell>
          <table:table-cell table:style-name="ce33" office:value-type="float" office:value="132427764" calcext:value-type="float">
            <text:p>13242776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4" calcext:value-type="float">
            <text:p>13242776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2</text:p>
          </table:table-cell>
          <table:table-cell office:value-type="string" calcext:value-type="string">
            <text:p>LIIPUGZXHSMNML-IZBABCLMSA-N</text:p>
          </table:table-cell>
          <table:table-cell office:value-type="string" calcext:value-type="string">
            <text:p>[H]C(CC[C@@H](OC(=O)C1=CC(=CC=C1)C(F)(F)F)[C@@]1([H])CC[C@@H](O[Si](C(C)C)(C(C)C)C(C)C)[C@H](C)N1C(=O)OC(C)(C)C)=[C@@]=C([H])[C@H](CCCCCCC)O[Si](C(C)C)(C(C)C)C(C)C.[H]C(CC[C@H](OC(=O)C1=CC(=CC=C1)C(F)(F)F)[C@@]1([H])CC[C@@H](O[Si](C(C)C)(C(C)C)C(C)C)[C@H](C)N1C(=O)OC(C)(C)C)=[C@@]=C([H])[C@H](CCCCCCC)O[Si](C(C)C)(C(C)C)C(C)C</text:p>
          </table:table-cell>
          <table:table-cell office:value-type="string" calcext:value-type="string">
            <text:p>InChI=1S/2C51H88F3NO6Si2/c2*1-18-19-20-21-23-29-44(60-62(35(2)3,36(4)5)37(6)7)30-24-22-25-31-47(58-48(56)42-27-26-28-43(34-42)51(52,53)54)45-32-33-46(41(14)55(45)49(57)59-50(15,16)17)61-63(38(8)9,39(10)11)40(12)13/h2*22,26-28,30,34-41,44-47H,18-21,23,25,29,31-33H2,1-17H3/t24?,41-,44-,45+,46+,47+;24?,41-,44-,45+,46+,47-/m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9" calcext:value-type="float">
            <text:p>354703329</text:p>
          </table:table-cell>
          <table:table-cell table:style-name="ce33" office:value-type="float" office:value="132427765" calcext:value-type="float">
            <text:p>1324277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5" calcext:value-type="float">
            <text:p>13242776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3</text:p>
          </table:table-cell>
          <table:table-cell office:value-type="string" calcext:value-type="string">
            <text:p>GNTLBCRKPCWLKU-RRRVVHLSSA-N</text:p>
          </table:table-cell>
          <table:table-cell office:value-type="string" calcext:value-type="string">
            <text:p>[H]C(CC[C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0" calcext:value-type="float">
            <text:p>354703330</text:p>
          </table:table-cell>
          <table:table-cell table:style-name="ce33"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4</text:p>
          </table:table-cell>
          <table:table-cell office:value-type="string" calcext:value-type="string">
            <text:p>GNTLBCRKPCWLKU-RYAAVWSQSA-N</text:p>
          </table:table-cell>
          <table:table-cell office:value-type="string" calcext:value-type="string">
            <text:p>[H]C(CC[C@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1" calcext:value-type="float">
            <text:p>354703331</text:p>
          </table:table-cell>
          <table:table-cell table:style-name="ce33"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5</text:p>
          </table:table-cell>
          <table:table-cell office:value-type="string" calcext:value-type="string">
            <text:p>MFNZDAWCSVCYTH-QCGLYQIDSA-N</text:p>
          </table:table-cell>
          <table:table-cell office:value-type="string" calcext:value-type="string">
            <text:p>[H][C@]12CC[C@@H](O[Si](C(C)C)(C(C)C)C(C)C)[C@H](C)N1[C@@H](CC[C@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2" calcext:value-type="float">
            <text:p>354703332</text:p>
          </table:table-cell>
          <table:table-cell table:style-name="ce33"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6</text:p>
          </table:table-cell>
          <table:table-cell office:value-type="string" calcext:value-type="string">
            <text:p>MFNZDAWCSVCYTH-ZWZODZLRSA-N</text:p>
          </table:table-cell>
          <table:table-cell office:value-type="string" calcext:value-type="string">
            <text:p>[H][C@]12CC[C@@H](O[Si](C(C)C)(C(C)C)C(C)C)[C@H](C)N1[C@@H](CC[C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3" calcext:value-type="float">
            <text:p>354703333</text:p>
          </table:table-cell>
          <table:table-cell table:style-name="ce33"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7</text:p>
          </table:table-cell>
          <table:table-cell office:value-type="string" calcext:value-type="string">
            <text:p>VENQSAHRQUXSPJ-ZKWFNCTISA-N</text:p>
          </table:table-cell>
          <table:table-cell office:value-type="string" calcext:value-type="string">
            <text:p>[H][C@]12CC[C@@H](O[Si](C(C)C)(C(C)C)C(C)C)[C@H](C)N1[C@@H](CC[C@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-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4" calcext:value-type="float">
            <text:p>354703334</text:p>
          </table:table-cell>
          <table:table-cell table:style-name="ce33"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8</text:p>
          </table:table-cell>
          <table:table-cell office:value-type="string" calcext:value-type="string">
            <text:p>VENQSAHRQUXSPJ-HEFVIJDOSA-N</text:p>
          </table:table-cell>
          <table:table-cell office:value-type="string" calcext:value-type="string">
            <text:p>[H][C@]12CC[C@@H](O[Si](C(C)C)(C(C)C)C(C)C)[C@H](C)N1[C@@H](CC[C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+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5" calcext:value-type="float">
            <text:p>354703335</text:p>
          </table:table-cell>
          <table:table-cell table:style-name="ce33" office:value-type="float" office:value="132427766" calcext:value-type="float">
            <text:p>1324277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6" calcext:value-type="float">
            <text:p>13242776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9</text:p>
          </table:table-cell>
          <table:table-cell office:value-type="string" calcext:value-type="string">
            <text:p>VQMZICLEQIUTKM-MKESYBAPSA-N</text:p>
          </table:table-cell>
          <table:table-cell office:value-type="string" calcext:value-type="string">
            <text:p>[H][C@]12CC[C@@H](O[Si](C(C)C)(C(C)C)C(C)C)[C@H](C)N1[C@@H](CC[C@@H]2OC(C1=CC=CC=C1)(C(F)(F)F)C(F)(F)F)\C=C\[C@H](CCCCCCC)O[Si](C(C)C)(C(C)C)C(C)C</text:p>
          </table:table-cell>
          <table:table-cell office:value-type="string" calcext:value-type="string">
            <text:p>InChI=1S/C47H81F6NO3Si2/c1-15-16-17-18-22-25-41(56-58(32(2)3,33(4)5)34(6)7)28-26-40-27-30-44(55-45(46(48,49)50,47(51,52)53)39-23-20-19-21-24-39)42-29-31-43(38(14)54(40)42)57-59(35(8)9,36(10)11)37(12)13/h19-21,23-24,26,28,32-38,40-44H,15-18,22,25,27,29-31H2,1-14H3/b28-26+/t38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6" calcext:value-type="float">
            <text:p>354703336</text:p>
          </table:table-cell>
          <table:table-cell table:style-name="ce33" office:value-type="float" office:value="132427767" calcext:value-type="float">
            <text:p>1324277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7" calcext:value-type="float">
            <text:p>13242776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0</text:p>
          </table:table-cell>
          <table:table-cell office:value-type="string" calcext:value-type="string">
            <text:p>CXPYEAYTQTZZNX-MKESYBAPSA-N</text:p>
          </table:table-cell>
          <table:table-cell office:value-type="string" calcext:value-type="string">
            <text:p>[H][C@]12CC[C@@H](\C=C\[C@H](CCCCCCC)O[Si](C(C)C)(C(C)C)C(C)C)N1[C@@H](C)[C@@H](CC[C@@H]2OC(C1=CC=CC=C1)(C(F)(F)F)C(F)(F)F)O[Si](C(C)C)(C(C)C)C(C)C</text:p>
          </table:table-cell>
          <table:table-cell office:value-type="string" calcext:value-type="string">
            <text:p>InChI=1S/C47H81F6NO3Si2/c1-15-16-17-18-22-25-41(56-58(32(2)3,33(4)5)34(6)7)28-26-40-27-29-42-44(55-45(46(48,49)50,47(51,52)53)39-23-20-19-21-24-39)31-30-43(38(14)54(40)42)57-59(35(8)9,36(10)11)37(12)13/h19-21,23-24,26,28,32-38,40-44H,15-18,22,25,27,29-31H2,1-14H3/b28-26+/t38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7" calcext:value-type="float">
            <text:p>354703337</text:p>
          </table:table-cell>
          <table:table-cell table:style-name="ce33" office:value-type="float" office:value="132427768" calcext:value-type="float">
            <text:p>1324277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8" calcext:value-type="float">
            <text:p>1324277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1</text:p>
          </table:table-cell>
          <table:table-cell office:value-type="string" calcext:value-type="string">
            <text:p>LPMMCNOXWSRXJB-RQZIGLHBSA-N</text:p>
          </table:table-cell>
          <table:table-cell office:value-type="string" calcext:value-type="string">
            <text:p>[H][C@@]12CCC[C@@H](\C=C\[C@H](CCCCCCC)O[Si](C(C)C)(C(C)C)C(C)C)N1[C@@H](C)[C@H](O)CC2</text:p>
          </table:table-cell>
          <table:table-cell office:value-type="string" calcext:value-type="string">
            <text:p>InChI=1S/C29H57NO2Si/c1-9-10-11-12-13-17-28(32-33(22(2)3,23(4)5)24(6)7)20-18-26-15-14-16-27-19-21-29(31)25(8)30(26)27/h18,20,22-29,31H,9-17,19,21H2,1-8H3/b20-18+/t25-,26-,27-,28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8" calcext:value-type="float">
            <text:p>354703338</text:p>
          </table:table-cell>
          <table:table-cell table:style-name="ce33"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2</text:p>
          </table:table-cell>
          <table:table-cell office:value-type="string" calcext:value-type="string">
            <text:p>WCUSPKHLIXWURA-YOENEXASSA-N</text:p>
          </table:table-cell>
          <table:table-cell office:value-type="string" calcext:value-type="string">
            <text:p>[H][C@]12CC[C@@H](\C=C\[C@H](CCCCCCC)O[Si](C(C)C)(C(C)C)C(C)C)N1[C@@H](C)[C@@H](CCC2)O[Si](C(C)C)(C(C)C)C(C)C</text:p>
          </table:table-cell>
          <table:table-cell office:value-type="string" calcext:value-type="string">
            <text:p>InChI=1S/C38H77NO2Si2/c1-15-16-17-18-19-22-37(40-42(28(2)3,29(4)5)30(6)7)27-26-36-25-24-35-21-20-23-38(34(14)39(35)36)41-43(31(8)9,32(10)11)33(12)13/h26-38H,15-25H2,1-14H3/b27-26+/t34-,35-,36-,37-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9" calcext:value-type="float">
            <text:p>354703339</text:p>
          </table:table-cell>
          <table:table-cell table:style-name="ce33" office:value-type="float" office:value="132427769" calcext:value-type="float">
            <text:p>1324277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9" calcext:value-type="float">
            <text:p>1324277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3</text:p>
          </table:table-cell>
          <table:table-cell office:value-type="string" calcext:value-type="string">
            <text:p>DAAIZXIRWVOVIJ-SEBROUPRSA-N</text:p>
          </table:table-cell>
          <table:table-cell office:value-type="string" calcext:value-type="string">
            <text:p>[H][C@]12CC[C@@H](\C=C\[C@H](CCCCCCC)O[Si](C(C)C)(C(C)C)C(C)C)N1[C@@H](C)[C@@H](CC[C@@H]2OC(=O)C1=CC=C(C=C1)[N+]([O-])=O)O[Si](C(C)C)(C(C)C)C(C)C</text:p>
          </table:table-cell>
          <table:table-cell office:value-type="string" calcext:value-type="string">
            <text:p>InChI=1S/C45H80N2O6Si2/c1-15-16-17-18-19-20-41(52-54(31(2)3,32(4)5)33(6)7)27-25-39-26-28-42-44(51-45(48)38-21-23-40(24-22-38)47(49)50)30-29-43(37(14)46(39)42)53-55(34(8)9,35(10)11)36(12)13/h21-25,27,31-37,39,41-44H,15-20,26,28-30H2,1-14H3/b27-25+/t37-,39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0" calcext:value-type="float">
            <text:p>354703340</text:p>
          </table:table-cell>
          <table:table-cell table:style-name="ce33" office:value-type="float" office:value="132427770" calcext:value-type="float">
            <text:p>1324277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0" calcext:value-type="float">
            <text:p>1324277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4</text:p>
          </table:table-cell>
          <table:table-cell office:value-type="string" calcext:value-type="string">
            <text:p>NORVHXKTUBIUQN-WMAADFDBSA-N</text:p>
          </table:table-cell>
          <table:table-cell office:value-type="string" calcext:value-type="string">
            <text:p>[H][C@]12CC[C@@H](O)[C@H](C)N1[C@@H](CC[C@H]2O)\C=C\[C@H](CCCCCCC)O[Si](C(C)C)(C(C)C)C(C)C</text:p>
          </table:table-cell>
          <table:table-cell office:value-type="string" calcext:value-type="string">
            <text:p>InChI=1S/C29H57NO3Si/c1-9-10-11-12-13-14-26(33-34(21(2)3,22(4)5)23(6)7)17-15-25-16-19-29(32)27-18-20-28(31)24(8)30(25)27/h15,17,21-29,31-32H,9-14,16,18-20H2,1-8H3/b17-15+/t24-,25+,26-,27+,28+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1" calcext:value-type="float">
            <text:p>354703341</text:p>
          </table:table-cell>
          <table:table-cell table:style-name="ce33" office:value-type="float" office:value="132427771" calcext:value-type="float">
            <text:p>1324277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1" calcext:value-type="float">
            <text:p>1324277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5</text:p>
          </table:table-cell>
          <table:table-cell office:value-type="string" calcext:value-type="string">
            <text:p>LVTWMNJEUHUNKV-HOKYTLPKSA-N</text:p>
          </table:table-cell>
          <table:table-cell office:value-type="string" calcext:value-type="string">
            <text:p>[H][C@@]12CCC[C@@H](\C=C\[C@H](CCCCCCC)O[Si](C(C)C)(C(C)C)C(C)C)N1[C@@H](C)[C@@H](CC2)OC(C)=O</text:p>
          </table:table-cell>
          <table:table-cell office:value-type="string" calcext:value-type="string">
            <text:p>InChI=1S/C31H59NO3Si/c1-10-11-12-13-14-18-30(35-36(23(2)3,24(4)5)25(6)7)21-19-28-16-15-17-29-20-22-31(34-27(9)33)26(8)32(28)29/h19,21,23-26,28-31H,10-18,20,22H2,1-9H3/b21-19+/t26-,28-,29-,30-,3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2" calcext:value-type="float">
            <text:p>354703342</text:p>
          </table:table-cell>
          <table:table-cell table:style-name="ce33"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6</text:p>
          </table:table-cell>
          <table:table-cell office:value-type="string" calcext:value-type="string">
            <text:p>ORNLZBLHCMORCF-WNBBTFJESA-N</text:p>
          </table:table-cell>
          <table:table-cell office:value-type="string" calcext:value-type="string">
            <text:p>[H][C@@]12CCC[C@@H](\C=C\[C@@H](O)CCCCCCC)N1[C@@H](C)[C@@H](CC2)OC(C)=O</text:p>
          </table:table-cell>
          <table:table-cell office:value-type="string" calcext:value-type="string">
            <text:p>InChI=1S/C22H39NO3/c1-4-5-6-7-8-12-21(25)15-13-19-10-9-11-20-14-16-22(26-18(3)24)17(2)23(19)20/h13,15,17,19-22,25H,4-12,14,16H2,1-3H3/b15-13+/t17-,19-,20-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3" calcext:value-type="float">
            <text:p>354703343</text:p>
          </table:table-cell>
          <table:table-cell table:style-name="ce33"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7</text:p>
          </table:table-cell>
          <table:table-cell office:value-type="string" calcext:value-type="string">
            <text:p>YXKVYDCBVBEHKD-ISLYRVAYSA-N</text:p>
          </table:table-cell>
          <table:table-cell office:value-type="string" calcext:value-type="string">
            <text:p>CCCCCCC([Se]C1=C(C=CC=C1)[N+]([O-])=O)\C=C\C1CCCCN1C(=O)OC(C)(C)C</text:p>
          </table:table-cell>
          <table:table-cell office:value-type="string" calcext:value-type="string">
            <text:p>InChI=1S/C25H38N2O4Se/c1-5-6-7-8-14-21(32-23-16-10-9-15-22(23)27(29)30)18-17-20-13-11-12-19-26(20)24(28)31-25(2,3)4/h9-10,15-18,20-21H,5-8,11-14,19H2,1-4H3/b18-17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4" calcext:value-type="float">
            <text:p>354703344</text:p>
          </table:table-cell>
          <table:table-cell table:style-name="ce33" office:value-type="float" office:value="132427772" calcext:value-type="float">
            <text:p>1324277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2" calcext:value-type="float">
            <text:p>1324277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8</text:p>
          </table:table-cell>
          <table:table-cell office:value-type="string" calcext:value-type="string">
            <text:p>XGTTXLCKLRNMIH-BUHFOSPRSA-N</text:p>
          </table:table-cell>
          <table:table-cell office:value-type="string" calcext:value-type="string">
            <text:p>CCCCCCC(O)\C=C\C1CCCCN1C(=O)OC(C)(C)C</text:p>
          </table:table-cell>
          <table:table-cell office:value-type="string" calcext:value-type="string">
            <text:p>InChI=1S/C19H35NO3/c1-5-6-7-8-12-17(21)14-13-16-11-9-10-15-20(16)18(22)23-19(2,3)4/h13-14,16-17,21H,5-12,15H2,1-4H3/b14-13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5" calcext:value-type="float">
            <text:p>354703345</text:p>
          </table:table-cell>
          <table:table-cell table:style-name="ce33" office:value-type="float" office:value="132427773" calcext:value-type="float">
            <text:p>1324277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3" calcext:value-type="float">
            <text:p>1324277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9</text:p>
          </table:table-cell>
          <table:table-cell office:value-type="string" calcext:value-type="string">
            <text:p>YXTPSRWYCDIDMN-QZQOTICOSA-N</text:p>
          </table:table-cell>
          <table:table-cell office:value-type="string" calcext:value-type="string">
            <text:p>CCCCCCC(SC1=CC=CC=C1)\C=C\C1CCCCN1CC1=CC=CC=C1</text:p>
          </table:table-cell>
          <table:table-cell office:value-type="string" calcext:value-type="string">
            <text:p>InChI=1S/C27H37NS/c1-2-3-4-9-19-27(29-26-17-10-6-11-18-26)21-20-25-16-12-13-22-28(25)23-24-14-7-5-8-15-24/h5-8,10-11,14-15,17-18,20-21,25,27H,2-4,9,12-13,16,19,22-23H2,1H3/b21-20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6" calcext:value-type="float">
            <text:p>354703346</text:p>
          </table:table-cell>
          <table:table-cell table:style-name="ce33" office:value-type="float" office:value="132427774" calcext:value-type="float">
            <text:p>1324277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4" calcext:value-type="float">
            <text:p>1324277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0</text:p>
          </table:table-cell>
          <table:table-cell office:value-type="string" calcext:value-type="string">
            <text:p>IMHJXXMHPZTIOP-VAUYSFORSA-N</text:p>
          </table:table-cell>
          <table:table-cell office:value-type="string" calcext:value-type="string">
            <text:p>CCCCC\C=C\C=C\C1CCCCN1CC1=CC=CC=C1.CCCCC\C=C/C=C/C1CCCCN1CC1=CC=CC=C1</text:p>
          </table:table-cell>
          <table:table-cell office:value-type="string" calcext:value-type="string">
            <text:p>InChI=1S/2C21H31N/c2*1-2-3-4-5-6-7-11-16-21-17-12-13-18-22(21)19-20-14-9-8-10-15-20/h2*6-11,14-16,21H,2-5,12-13,17-19H2,1H3/b7-6+,16-11+;7-6-,16-11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7" calcext:value-type="float">
            <text:p>354703347</text:p>
          </table:table-cell>
          <table:table-cell table:style-name="ce33" office:value-type="float" office:value="132427775" calcext:value-type="float">
            <text:p>1324277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5" calcext:value-type="float">
            <text:p>1324277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1</text:p>
          </table:table-cell>
          <table:table-cell office:value-type="string" calcext:value-type="string">
            <text:p>AEGHJDYYHLMZAH-ZLSJBHQOSA-N</text:p>
          </table:table-cell>
          <table:table-cell office:value-type="string" calcext:value-type="string">
            <text:p>[H][C@@]12CCC[C@@H](\C=C\[C@@H](CCCCCCC)SC3=CC=CC=C3)N1[C@@H](C)[C@@H](CC2)OC(C)=O</text:p>
          </table:table-cell>
          <table:table-cell office:value-type="string" calcext:value-type="string">
            <text:p>InChI=1S/C28H43NO2S/c1-4-5-6-7-9-17-27(32-26-15-10-8-11-16-26)20-18-24-13-12-14-25-19-21-28(31-23(3)30)22(2)29(24)25/h8,10-11,15-16,18,20,22,24-25,27-28H,4-7,9,12-14,17,19,21H2,1-3H3/b20-18+/t22-,24-,25-,27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8" calcext:value-type="float">
            <text:p>354703348</text:p>
          </table:table-cell>
          <table:table-cell table:style-name="ce33" office:value-type="float" office:value="132427778" calcext:value-type="float">
            <text:p>1324277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8" calcext:value-type="float">
            <text:p>1324277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2</text:p>
          </table:table-cell>
          <table:table-cell office:value-type="string" calcext:value-type="string">
            <text:p>MJIKIIZLHJPFRF-UHFFFAOYSA-N</text:p>
          </table:table-cell>
          <table:table-cell office:value-type="string" calcext:value-type="string">
            <text:p>FC(F)(F)S(=O)(=O)OC1=CCCCN1C(=O)OCC1=CC=CC=C1</text:p>
          </table:table-cell>
          <table:table-cell office:value-type="string" calcext:value-type="string">
            <text:p>InChI=1S/C14H14F3NO5S/c15-14(16,17)24(20,21)23-12-8-4-5-9-18(12)13(19)22-10-11-6-2-1-3-7-11/h1-3,6-8H,4-5,9-10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9" calcext:value-type="float">
            <text:p>354703349</text:p>
          </table:table-cell>
          <table:table-cell table:style-name="ce33"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3</text:p>
          </table:table-cell>
          <table:table-cell office:value-type="string" calcext:value-type="string">
            <text:p>IZBFXGIPHDJGHQ-UHFFFAOYSA-N</text:p>
          </table:table-cell>
          <table:table-cell office:value-type="string" calcext:value-type="string">
            <text:p>CC(C)[Si](OCC1CCC=C(OS(=O)(=O)C(F)(F)F)N1C(=O)OCC1=CC=CC=C1)(C(C)C)C(C)C</text:p>
          </table:table-cell>
          <table:table-cell office:value-type="string" calcext:value-type="string">
            <text:p>InChI=1S/C24H36F3NO6SSi/c1-17(2)36(18(3)4,19(5)6)33-16-21-13-10-14-22(34-35(30,31)24(25,26)27)28(21)23(29)32-15-20-11-8-7-9-12-20/h7-9,11-12,14,17-19,21H,10,13,15-16H2,1-6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0" calcext:value-type="float">
            <text:p>354703350</text:p>
          </table:table-cell>
          <table:table-cell table:style-name="ce33"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4</text:p>
          </table:table-cell>
          <table:table-cell office:value-type="string" calcext:value-type="string">
            <text:p>FLNGXQWUHOCEPY-UHFFFAOYSA-N</text:p>
          </table:table-cell>
          <table:table-cell office:value-type="string" calcext:value-type="string">
            <text:p>FC(F)(F)S(=O)(=O)OC1=CCCC(CC=C)N1C(=O)OCC1=CC=CC=C1</text:p>
          </table:table-cell>
          <table:table-cell office:value-type="string" calcext:value-type="string">
            <text:p>InChI=1S/C17H18F3NO5S/c1-2-7-14-10-6-11-15(26-27(23,24)17(18,19)20)21(14)16(22)25-12-13-8-4-3-5-9-13/h2-5,8-9,11,14H,1,6-7,10,12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1" calcext:value-type="float">
            <text:p>354703351</text:p>
          </table:table-cell>
          <table:table-cell table:style-name="ce33"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5</text:p>
          </table:table-cell>
          <table:table-cell office:value-type="string" calcext:value-type="string">
            <text:p>VSXBEITZKNVZQF-XUZZJYLKSA-N</text:p>
          </table:table-cell>
          <table:table-cell office:value-type="string" calcext:value-type="string">
            <text:p>CC(C)[Si](O[C@@H]1CC=C(C=C)N([C@H]1C)C(=O)OCC1=CC=CC=C1)(C(C)C)C(C)C</text:p>
          </table:table-cell>
          <table:table-cell office:value-type="string" calcext:value-type="string">
            <text:p>InChI=1S/C25H39NO3Si/c1-9-23-15-16-24(29-30(18(2)3,19(4)5)20(6)7)21(8)26(23)25(27)28-17-22-13-11-10-12-14-22/h9-15,18-21,24H,1,16-17H2,2-8H3/t21-,2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2" calcext:value-type="float">
            <text:p>354703352</text:p>
          </table:table-cell>
          <table:table-cell table:style-name="ce33"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6</text:p>
          </table:table-cell>
          <table:table-cell office:value-type="string" calcext:value-type="string">
            <text:p>LYJLPPXAKRPLHM-UHFFFAOYSA-N</text:p>
          </table:table-cell>
          <table:table-cell office:value-type="string" calcext:value-type="string">
            <text:p>C=CC1=CCCCN1C(=O)OCC1=CC=CC=C1</text:p>
          </table:table-cell>
          <table:table-cell office:value-type="string" calcext:value-type="string">
            <text:p>InChI=1S/C15H17NO2/c1-2-14-10-6-7-11-16(14)15(17)18-12-13-8-4-3-5-9-13/h2-5,8-10H,1,6-7,11-12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3" calcext:value-type="float">
            <text:p>354703353</text:p>
          </table:table-cell>
          <table:table-cell table:style-name="ce33"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7</text:p>
          </table:table-cell>
          <table:table-cell office:value-type="string" calcext:value-type="string">
            <text:p>WOQFZXGPAPFBDN-UHFFFAOYSA-N</text:p>
          </table:table-cell>
          <table:table-cell office:value-type="string" calcext:value-type="string">
            <text:p>CC(C)[Si](OCC1CCC=C(C=C)N1C(=O)OCC1=CC=CC=C1)(C(C)C)C(C)C</text:p>
          </table:table-cell>
          <table:table-cell office:value-type="string" calcext:value-type="string">
            <text:p>InChI=1S/C25H39NO3Si/c1-8-23-15-12-16-24(18-29-30(19(2)3,20(4)5)21(6)7)26(23)25(27)28-17-22-13-10-9-11-14-22/h8-11,13-15,19-21,24H,1,12,16-18H2,2-7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4" calcext:value-type="float">
            <text:p>354703354</text:p>
          </table:table-cell>
          <table:table-cell table:style-name="ce33"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8</text:p>
          </table:table-cell>
          <table:table-cell office:value-type="string" calcext:value-type="string">
            <text:p>HDLQTQZFDGLAFU-UHFFFAOYSA-N</text:p>
          </table:table-cell>
          <table:table-cell office:value-type="string" calcext:value-type="string">
            <text:p>C=CCC1CCC=C(C=C)N1C(=O)OCC1=CC=CC=C1</text:p>
          </table:table-cell>
          <table:table-cell office:value-type="string" calcext:value-type="string">
            <text:p>InChI=1S/C18H21NO2/c1-3-9-17-13-8-12-16(4-2)19(17)18(20)21-14-15-10-6-5-7-11-15/h3-7,10-12,17H,1-2,8-9,13-14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5" calcext:value-type="float">
            <text:p>354703355</text:p>
          </table:table-cell>
          <table:table-cell table:style-name="ce33"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9</text:p>
          </table:table-cell>
          <table:table-cell office:value-type="string" calcext:value-type="string">
            <text:p>CKVMAFCNITWWTP-RZUBCFFCSA-N</text:p>
          </table:table-cell>
          <table:table-cell office:value-type="string" calcext:value-type="string">
            <text:p>[H][C@@]12CCCN(C(=O)OCC3=CC=CC=C3)C1=CC[C@H]1[C@@H]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14,19-20,22H,7,12-13,15-16H2/t19-,20+,22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6" calcext:value-type="float">
            <text:p>354703356</text:p>
          </table:table-cell>
          <table:table-cell table:style-name="ce33"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0</text:p>
          </table:table-cell>
          <table:table-cell office:value-type="string" calcext:value-type="string">
            <text:p>LQUZXJLSPNNPPV-UHFFFAOYSA-N</text:p>
          </table:table-cell>
          <table:table-cell office:value-type="string" calcext:value-type="string">
            <text:p>O=C(OCC1=CC=CC=C1)N1CCCC2=C1CCC1C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20,22H,7,12-16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7" calcext:value-type="float">
            <text:p>354703357</text:p>
          </table:table-cell>
          <table:table-cell table:style-name="ce33"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1</text:p>
          </table:table-cell>
          <table:table-cell office:value-type="string" calcext:value-type="string">
            <text:p>QLLMWVHWBABPJP-QKNQBKEWSA-N</text:p>
          </table:table-cell>
          <table:table-cell office:value-type="string" calcext:value-type="string">
            <text:p>[H][C@@]12CCCN(C(=O)OCC3=CC=CC=C3)C1=CC[C@H](CCCCC)[C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+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8" calcext:value-type="float">
            <text:p>354703358</text:p>
          </table:table-cell>
          <table:table-cell table:style-name="ce33"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2</text:p>
          </table:table-cell>
          <table:table-cell office:value-type="string" calcext:value-type="string">
            <text:p>QLLMWVHWBABPJP-SBHAEUEKSA-N</text:p>
          </table:table-cell>
          <table:table-cell office:value-type="string" calcext:value-type="string">
            <text:p>[H][C@@]12CCCN(C(=O)OCC3=CC=CC=C3)C1=CC[C@@H](CCCCC)[C@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-,21+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9" calcext:value-type="float">
            <text:p>354703359</text:p>
          </table:table-cell>
          <table:table-cell table:style-name="ce33" office:value-type="float" office:value="132427779" calcext:value-type="float">
            <text:p>1324277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9" calcext:value-type="float">
            <text:p>1324277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3</text:p>
          </table:table-cell>
          <table:table-cell office:value-type="string" calcext:value-type="string">
            <text:p>UBUDUQTXRODLKD-SWGMPICKSA-N</text:p>
          </table:table-cell>
          <table:table-cell office:value-type="string" calcext:value-type="string">
            <text:p>[H][C@]12C[C@@H](O[Si](C(C)C)(C(C)C)C(C)C)[C@H](C)N(C(=O)OCC3=CC=CC=C3)C1=CCC[C@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-,26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0" calcext:value-type="float">
            <text:p>354703360</text:p>
          </table:table-cell>
          <table:table-cell table:style-name="ce33"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4</text:p>
          </table:table-cell>
          <table:table-cell office:value-type="string" calcext:value-type="string">
            <text:p>UBUDUQTXRODLKD-HDEUIXPWSA-N</text:p>
          </table:table-cell>
          <table:table-cell office:value-type="string" calcext:value-type="string">
            <text:p>[H][C@]12C[C@@H](O[Si](C(C)C)(C(C)C)C(C)C)[C@H](C)N(C(=O)OCC3=CC=CC=C3)C1=CCC[C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+,26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1" calcext:value-type="float">
            <text:p>354703361</text:p>
          </table:table-cell>
          <table:table-cell table:style-name="ce33" office:value-type="float" office:value="132427780" calcext:value-type="float">
            <text:p>1324277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0" calcext:value-type="float">
            <text:p>13242778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5</text:p>
          </table:table-cell>
          <table:table-cell office:value-type="string" calcext:value-type="string">
            <text:p>JPPVSORGNFJNFY-GMQQYTKMSA-N</text:p>
          </table:table-cell>
          <table:table-cell office:value-type="string" calcext:value-type="string">
            <text:p>[H][C@@]12CC[C@@H](CO[Si](C(C)C)(C(C)C)C(C)C)N(C(=O)OCC3=CC=CC=C3)C1=CCC[C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2" calcext:value-type="float">
            <text:p>354703362</text:p>
          </table:table-cell>
          <table:table-cell table:style-name="ce33"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6</text:p>
          </table:table-cell>
          <table:table-cell office:value-type="string" calcext:value-type="string">
            <text:p>JPPVSORGNFJNFY-QKDODKLFSA-N</text:p>
          </table:table-cell>
          <table:table-cell office:value-type="string" calcext:value-type="string">
            <text:p>[H][C@@]12CC[C@@H](CO[Si](C(C)C)(C(C)C)C(C)C)N(C(=O)OCC3=CC=CC=C3)C1=CCC[C@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3" calcext:value-type="float">
            <text:p>354703363</text:p>
          </table:table-cell>
          <table:table-cell table:style-name="ce33" office:value-type="float" office:value="132427781" calcext:value-type="float">
            <text:p>1324277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1" calcext:value-type="float">
            <text:p>13242778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7</text:p>
          </table:table-cell>
          <table:table-cell office:value-type="string" calcext:value-type="string">
            <text:p>WTZQUEOCMRXDGE-SPCXWRMWSA-N</text:p>
          </table:table-cell>
          <table:table-cell office:value-type="string" calcext:value-type="string">
            <text:p>[H][C@@]12CC[C@@H](CO[Si](C(C)C)(C(C)C)C(C)C)N(C(=O)OCC3=CC=CC=C3)C1=CC[C@H](CCCCC)[C@H]2[N+]([O-])=O</text:p>
          </table:table-cell>
          <table:table-cell office:value-type="string" calcext:value-type="string">
            <text:p>InChI=1S/C32H52N2O5Si/c1-8-9-11-16-27-17-20-30-29(31(27)34(36)37)19-18-28(22-39-40(23(2)3,24(4)5)25(6)7)33(30)32(35)38-21-26-14-12-10-13-15-26/h10,12-15,20,23-25,27-29,31H,8-9,11,16-19,21-22H2,1-7H3/t27-,28-,29+,3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4" calcext:value-type="float">
            <text:p>354703364</text:p>
          </table:table-cell>
          <table:table-cell table:style-name="ce33"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8</text:p>
          </table:table-cell>
          <table:table-cell office:value-type="string" calcext:value-type="string">
            <text:p>NJVNAISQGIYJSJ-HSALFYBXSA-N</text:p>
          </table:table-cell>
          <table:table-cell office:value-type="string" calcext:value-type="string">
            <text:p>[H][C@@]12CC[C@@H](CC=C)N(C(=O)OCC3=CC=CC=C3)C1=CCC[C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5" calcext:value-type="float">
            <text:p>354703365</text:p>
          </table:table-cell>
          <table:table-cell table:style-name="ce33"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9</text:p>
          </table:table-cell>
          <table:table-cell office:value-type="string" calcext:value-type="string">
            <text:p>NJVNAISQGIYJSJ-AABGKKOBSA-N</text:p>
          </table:table-cell>
          <table:table-cell office:value-type="string" calcext:value-type="string">
            <text:p>[H][C@@]12CC[C@@H](CC=C)N(C(=O)OCC3=CC=CC=C3)C1=CCC[C@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+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6" calcext:value-type="float">
            <text:p>354703366</text:p>
          </table:table-cell>
          <table:table-cell table:style-name="ce33" office:value-type="float" office:value="132427782" calcext:value-type="float">
            <text:p>1324277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2" calcext:value-type="float">
            <text:p>1324277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0</text:p>
          </table:table-cell>
          <table:table-cell office:value-type="string" calcext:value-type="string">
            <text:p>BJEQJIMSXJGTLC-JVNMPXIPSA-N</text:p>
          </table:table-cell>
          <table:table-cell office:value-type="string" calcext:value-type="string">
            <text:p>[H][C@@]12CC[C@@H](CC=C)N(C(=O)OCC3=CC=CC=C3)C1=CC[C@H](CCCCC)[C@H]2[N+]([O-])=O</text:p>
          </table:table-cell>
          <table:table-cell office:value-type="string" calcext:value-type="string">
            <text:p>InChI=1S/C25H34N2O4/c1-3-5-7-13-20-14-17-23-22(24(20)27(29)30)16-15-21(10-4-2)26(23)25(28)31-18-19-11-8-6-9-12-19/h4,6,8-9,11-12,17,20-22,24H,2-3,5,7,10,13-16,18H2,1H3/t20-,21+,22+,2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7" calcext:value-type="float">
            <text:p>354703367</text:p>
          </table:table-cell>
          <table:table-cell table:style-name="ce33"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1</text:p>
          </table:table-cell>
          <table:table-cell office:value-type="string" calcext:value-type="string">
            <text:p>WOCRKIILCCJTIG-VEAQDEFLSA-N</text:p>
          </table:table-cell>
          <table:table-cell office:value-type="string" calcext:value-type="string">
            <text:p>[H][C@]12C[C@@H](O[Si](C(C)C)(C(C)C)C(C)C)[C@H](C)N(C(=O)OCC3=CC=CC=C3)C1=CC[C@@H]1[C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+,29-,31+,3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8" calcext:value-type="float">
            <text:p>354703368</text:p>
          </table:table-cell>
          <table:table-cell table:style-name="ce33" office:value-type="float" office:value="132427783" calcext:value-type="float">
            <text:p>1324277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3" calcext:value-type="float">
            <text:p>13242778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2</text:p>
          </table:table-cell>
          <table:table-cell office:value-type="string" calcext:value-type="string">
            <text:p>WOCRKIILCCJTIG-UTNAPOFQSA-N</text:p>
          </table:table-cell>
          <table:table-cell office:value-type="string" calcext:value-type="string">
            <text:p>[H][C@@]12C[C@@H](O[Si](C(C)C)(C(C)C)C(C)C)[C@H](C)N(C(=O)OCC3=CC=CC=C3)C1=CC[C@H]1[C@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-,29+,31+,3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9" calcext:value-type="float">
            <text:p>354703369</text:p>
          </table:table-cell>
          <table:table-cell table:style-name="ce33"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3</text:p>
          </table:table-cell>
          <table:table-cell office:value-type="string" calcext:value-type="string">
            <text:p>WDBNMUBBGSYZTJ-YKLVDIQESA-N</text:p>
          </table:table-cell>
          <table:table-cell office:value-type="string" calcext:value-type="string">
            <text:p>CC(C)[Si](O[C@@H]1CC2=C(CC[C@H]3[C@@H]2C(=O)N(C3=O)C2=CC=CC=C2)N([C@H]1C)C(=O)OCC1=CC=CC=C1)(C(C)C)C(C)C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22-25,28,31-32H,18-21H2,1-7H3/t25-,28-,31+,3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0" calcext:value-type="float">
            <text:p>354703370</text:p>
          </table:table-cell>
          <table:table-cell table:style-name="ce33" office:value-type="float" office:value="132427784" calcext:value-type="float">
            <text:p>1324277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4" calcext:value-type="float">
            <text:p>13242778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4</text:p>
          </table:table-cell>
          <table:table-cell office:value-type="string" calcext:value-type="string">
            <text:p>JWTJRZYWTUMQPI-GGDIUGEZSA-N</text:p>
          </table:table-cell>
          <table:table-cell office:value-type="string" calcext:value-type="string">
            <text:p>CC(C)[Si](O[C@@H]1CC=C(C2CC(C2)C2=CC[C@@H](O[Si](C(C)C)(C(C)C)C(C)C)[C@H](C)N2C(=O)OCC2=CC=CC=C2)N([C@H]1C)C(=O)OCC1=CC=CC=C1)(C(C)C)C(C)C</text:p>
          </table:table-cell>
          <table:table-cell office:value-type="string" calcext:value-type="string">
            <text:p>InChI=1S/C50H78N2O6Si2/c1-33(2)59(34(3)4,35(5)6)57-47-27-25-45(51(39(47)13)49(53)55-31-41-21-17-15-18-22-41)43-29-44(30-43)46-26-28-48(58-60(36(7)8,37(9)10)38(11)12)40(14)52(46)50(54)56-32-42-23-19-16-20-24-42/h15-26,33-40,43-44,47-48H,27-32H2,1-14H3/t39-,40-,43?,44?,47+,4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1" calcext:value-type="float">
            <text:p>354703371</text:p>
          </table:table-cell>
          <table:table-cell table:style-name="ce33" office:value-type="float" office:value="132427785" calcext:value-type="float">
            <text:p>1324277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5" calcext:value-type="float">
            <text:p>13242778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5</text:p>
          </table:table-cell>
          <table:table-cell office:value-type="string" calcext:value-type="string">
            <text:p>ACOKOGQFSPZCKN-INIZCTEOSA-N</text:p>
          </table:table-cell>
          <table:table-cell office:value-type="string" calcext:value-type="string">
            <text:p>CC(C)[Si](OC[C@@H](O)CCOC(=O)C(C)(C)C)(C(C)C)C(C)C</text:p>
          </table:table-cell>
          <table:table-cell office:value-type="string" calcext:value-type="string">
            <text:p>InChI=1S/C18H38O4Si/c1-13(2)23(14(3)4,15(5)6)22-12-16(19)10-11-21-17(20)18(7,8)9/h13-16,19H,10-12H2,1-9H3/t16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2" calcext:value-type="float">
            <text:p>354703372</text:p>
          </table:table-cell>
          <table:table-cell table:style-name="ce33" office:value-type="float" office:value="132427786" calcext:value-type="float">
            <text:p>13242778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6" calcext:value-type="float">
            <text:p>13242778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6</text:p>
          </table:table-cell>
          <table:table-cell office:value-type="string" calcext:value-type="string">
            <text:p>PIZGNMNHSWJLTC-MRXNPFEDSA-N</text:p>
          </table:table-cell>
          <table:table-cell office:value-type="string" calcext:value-type="string">
            <text:p>CC(C)[Si](OC[C@@H](CCOC(=O)C(C)(C)C)N=[N+]=[N-])(C(C)C)C(C)C</text:p>
          </table:table-cell>
          <table:table-cell office:value-type="string" calcext:value-type="string">
            <text:p>InChI=1S/C18H37N3O3Si/c1-13(2)25(14(3)4,15(5)6)24-12-16(20-21-19)10-11-23-17(22)18(7,8)9/h13-16H,10-12H2,1-9H3/t16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3" calcext:value-type="float">
            <text:p>354703373</text:p>
          </table:table-cell>
          <table:table-cell table:style-name="ce33" office:value-type="float" office:value="132427787" calcext:value-type="float">
            <text:p>13242778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7" calcext:value-type="float">
            <text:p>13242778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7</text:p>
          </table:table-cell>
          <table:table-cell office:value-type="string" calcext:value-type="string">
            <text:p>UGBNMJXNFYDPGG-HXUWFJFHSA-N</text:p>
          </table:table-cell>
          <table:table-cell office:value-type="string" calcext:value-type="string">
            <text:p>CC(C)[Si](OC[C@@H](CCO)NC(=O)OCC1=CC=CC=C1)(C(C)C)C(C)C</text:p>
          </table:table-cell>
          <table:table-cell office:value-type="string" calcext:value-type="string">
            <text:p>InChI=1S/C21H37NO4Si/c1-16(2)27(17(3)4,18(5)6)26-15-20(12-13-23)22-21(24)25-14-19-10-8-7-9-11-19/h7-11,16-18,20,23H,12-15H2,1-6H3,(H,22,24)/t20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4" calcext:value-type="float">
            <text:p>354703374</text:p>
          </table:table-cell>
          <table:table-cell table:style-name="ce33" office:value-type="float" office:value="132427788" calcext:value-type="float">
            <text:p>13242778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8" calcext:value-type="float">
            <text:p>13242778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8</text:p>
          </table:table-cell>
          <table:table-cell office:value-type="string" calcext:value-type="string">
            <text:p>ULVPKOXLWPDMDL-GTUDIADOSA-N</text:p>
          </table:table-cell>
          <table:table-cell office:value-type="string" calcext:value-type="string">
            <text:p>CCOC(=O)\C=C\C[C@H](CO[Si](C(C)C)(C(C)C)C(C)C)NC(=O)OCC1=CC=CC=C1</text:p>
          </table:table-cell>
          <table:table-cell office:value-type="string" calcext:value-type="string">
            <text:p>InChI=1S/C25H41NO5Si/c1-8-29-24(27)16-12-15-23(18-31-32(19(2)3,20(4)5)21(6)7)26-25(28)30-17-22-13-10-9-11-14-22/h9-14,16,19-21,23H,8,15,17-18H2,1-7H3,(H,26,28)/b16-12+/t23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5" calcext:value-type="float">
            <text:p>354703375</text:p>
          </table:table-cell>
          <table:table-cell table:style-name="ce33" office:value-type="float" office:value="132427789" calcext:value-type="float">
            <text:p>13242778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9" calcext:value-type="float">
            <text:p>13242778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9</text:p>
          </table:table-cell>
          <table:table-cell office:value-type="string" calcext:value-type="string">
            <text:p>BEVRDGPWKMSELR-CQSZACIVSA-N</text:p>
          </table:table-cell>
          <table:table-cell office:value-type="string" calcext:value-type="string">
            <text:p>CC(C)[Si](OC[C@H]1CCCC(=O)N1)(C(C)C)C(C)C</text:p>
          </table:table-cell>
          <table:table-cell office:value-type="string" calcext:value-type="string">
            <text:p>InChI=1S/C15H31NO2Si/c1-11(2)19(12(3)4,13(5)6)18-10-14-8-7-9-15(17)16-14/h11-14H,7-10H2,1-6H3,(H,16,17)/t14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6" calcext:value-type="float">
            <text:p>354703376</text:p>
          </table:table-cell>
          <table:table-cell table:style-name="ce33" office:value-type="float" office:value="132427790" calcext:value-type="float">
            <text:p>13242779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90" calcext:value-type="float">
            <text:p>13242779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0</text:p>
          </table:table-cell>
          <table:table-cell office:value-type="string" calcext:value-type="string">
            <text:p>ZEOXJIIUMORBNN-UHFFFAOYSA-N</text:p>
          </table:table-cell>
          <table:table-cell office:value-type="string" calcext:value-type="string">
            <text:p>[H]C#CB1OC(C)(C)C(C)(C)O1</text:p>
          </table:table-cell>
          <table:table-cell office:value-type="string" calcext:value-type="string">
            <text:p>InChI=1S/C8H13BO2/c1-6-9-10-7(2,3)8(4,5)11-9/h1H,2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3" calcext:value-type="float">
            <text:p>376011993</text:p>
          </table:table-cell>
          <table:table-cell table:style-name="ce33" office:value-type="float" office:value="15891429" calcext:value-type="float">
            <text:p>158914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1</text:p>
          </table:table-cell>
          <table:table-cell table:style-name="ce21" office:value-type="string" calcext:value-type="string">
            <text:p>GTGRNPBOQNMQLW-UHFFFAOYSA-N</text:p>
          </table:table-cell>
          <table:table-cell office:value-type="string" calcext:value-type="string">
            <text:p>CC1(C)C(C)(C)OB(C2=CC(C3=CC=C(OC)C=C3)=NO2)O1</text:p>
          </table:table-cell>
          <table:table-cell office:value-type="string" calcext:value-type="string">
            <text:p>InChI=1S/C16H20BNO4/c1-15(2)16(3,4)22-17(21-15)14-10-13(18-20-14)11-6-8-12(19-5)9-7-11/h6-10H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4" calcext:value-type="float">
            <text:p>376011994</text:p>
          </table:table-cell>
          <table:table-cell table:style-name="ce33" office:value-type="float" office:value="134818149" calcext:value-type="float">
            <text:p>13481814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2</text:p>
          </table:table-cell>
          <table:table-cell office:value-type="string" calcext:value-type="string">
            <text:p>GPKJPIOZBCAYAA-UHFFFAOYSA-N</text:p>
          </table:table-cell>
          <table:table-cell office:value-type="string" calcext:value-type="string">
            <text:p>CC1(C)C(C)(C)OB(C2=CC(C3=CC=C(Br)C=C3)=NO2)O1</text:p>
          </table:table-cell>
          <table:table-cell office:value-type="string" calcext:value-type="string">
            <text:p>InChI=1S/C15H17BBrNO3/c1-14(2)15(3,4)21-16(20-14)13-9-12(18-19-13)10-5-7-11(17)8-6-10/h5-9H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5" calcext:value-type="float">
            <text:p>376011995</text:p>
          </table:table-cell>
          <table:table-cell table:style-name="ce33" office:value-type="float" office:value="134818150" calcext:value-type="float">
            <text:p>1348181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3</text:p>
          </table:table-cell>
          <table:table-cell office:value-type="string" calcext:value-type="string">
            <text:p>HQKDFFKBFUBZCT-UHFFFAOYSA-N</text:p>
          </table:table-cell>
          <table:table-cell office:value-type="string" calcext:value-type="string">
            <text:p>CC1(C)C(C)(C)OB(C2=CC(COCC3=CC=CC=C3)=NO2)O1</text:p>
          </table:table-cell>
          <table:table-cell office:value-type="string" calcext:value-type="string">
            <text:p>InChI=1S/C17H22BNO4/c1-16(2)17(3,4)23-18(22-16)15-10-14(19-21-15)12-20-11-13-8-6-5-7-9-13/h5-10H,11-12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6" calcext:value-type="float">
            <text:p>376011996</text:p>
          </table:table-cell>
          <table:table-cell table:style-name="ce33" office:value-type="float" office:value="134818151" calcext:value-type="float">
            <text:p>134818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4</text:p>
          </table:table-cell>
          <table:table-cell office:value-type="string" calcext:value-type="string">
            <text:p>UARZUNHZFYJYRQ-UHFFFAOYSA-N</text:p>
          </table:table-cell>
          <table:table-cell office:value-type="string" calcext:value-type="string">
            <text:p>CC1(C)C(C)(C)OB(C2=CC(C(OCC)=O)=NO2)O1</text:p>
          </table:table-cell>
          <table:table-cell office:value-type="string" calcext:value-type="string">
            <text:p>InChI=1S/C12H18BNO5/c1-6-16-10(15)8-7-9(17-14-8)13-18-11(2,3)12(4,5)19-13/h7H,6H2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7" calcext:value-type="float">
            <text:p>376011997</text:p>
          </table:table-cell>
          <table:table-cell table:style-name="ce33" office:value-type="float" office:value="134818152" calcext:value-type="float">
            <text:p>134818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5</text:p>
          </table:table-cell>
          <table:table-cell office:value-type="string" calcext:value-type="string">
            <text:p>IQNJZSNKCNUQII-UHFFFAOYSA-N</text:p>
          </table:table-cell>
          <table:table-cell office:value-type="string" calcext:value-type="string">
            <text:p>CC1(C)C(C)(C)OB(C2=CC(C)=NO2)O1</text:p>
          </table:table-cell>
          <table:table-cell office:value-type="string" calcext:value-type="string">
            <text:p>InChI=1S/C10H16BNO3/c1-7-6-8(13-12-7)11-14-9(2,3)10(4,5)15-11/h6H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8" calcext:value-type="float">
            <text:p>376011998</text:p>
          </table:table-cell>
          <table:table-cell table:style-name="ce33" office:value-type="float" office:value="71303007" calcext:value-type="float">
            <text:p>713030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6</text:p>
          </table:table-cell>
          <table:table-cell office:value-type="string" calcext:value-type="string">
            <text:p>KVDTWHVYKXLIRG-UHFFFAOYSA-N</text:p>
          </table:table-cell>
          <table:table-cell office:value-type="string" calcext:value-type="string">
            <text:p>CC1(C)C(C)(C)OB(C2=CC(CC)=NO2)O1</text:p>
          </table:table-cell>
          <table:table-cell office:value-type="string" calcext:value-type="string">
            <text:p>InChI=1S/C11H18BNO3/c1-6-8-7-9(14-13-8)12-15-10(2,3)11(4,5)16-12/h7H,6H2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9" calcext:value-type="float">
            <text:p>376011999</text:p>
          </table:table-cell>
          <table:table-cell table:style-name="ce33" office:value-type="float" office:value="125452770" calcext:value-type="float">
            <text:p>1254527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7</text:p>
          </table:table-cell>
          <table:table-cell office:value-type="string" calcext:value-type="string">
            <text:p>MVSJQLXLDXGEAS-UHFFFAOYSA-O</text:p>
          </table:table-cell>
          <table:table-cell office:value-type="string" calcext:value-type="string">
            <text:p>[H][NH+]1CCO[BH-](OCC1)C2=CC(C3=CC=C(OC)C=C3)=NO2</text:p>
          </table:table-cell>
          <table:table-cell office:value-type="string" calcext:value-type="string">
            <text:p>InChI=1S/C14H18BN2O4/c1-18-12-4-2-11(3-5-12)13-10-14(21-17-13)15-19-8-6-16-7-9-20-15/h2-5,10,15-16H,6-9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0" calcext:value-type="float">
            <text:p>376012000</text:p>
          </table:table-cell>
          <table:table-cell table:style-name="ce33" office:value-type="float" office:value="134818153" calcext:value-type="float">
            <text:p>1348181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8</text:p>
          </table:table-cell>
          <table:table-cell office:value-type="string" calcext:value-type="string">
            <text:p>HJJVUYPRLQOICU-UHFFFAOYSA-O</text:p>
          </table:table-cell>
          <table:table-cell office:value-type="string" calcext:value-type="string">
            <text:p>[H][NH+]1CCO[BH-](OCC1)C2=CC(C3=CC=C(Br)C=C3)=NO2</text:p>
          </table:table-cell>
          <table:table-cell office:value-type="string" calcext:value-type="string">
            <text:p>InChI=1S/C13H15BBrN2O3/c15-11-3-1-10(2-4-11)12-9-13(20-17-12)14-18-7-5-16-6-8-19-14/h1-4,9,14,16H,5-8H2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1" calcext:value-type="float">
            <text:p>376012001</text:p>
          </table:table-cell>
          <table:table-cell table:style-name="ce33" office:value-type="float" office:value="134818155" calcext:value-type="float">
            <text:p>134818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9</text:p>
          </table:table-cell>
          <table:table-cell office:value-type="string" calcext:value-type="string">
            <text:p>NRNHAJBSCIKRLO-UHFFFAOYSA-O</text:p>
          </table:table-cell>
          <table:table-cell office:value-type="string" calcext:value-type="string">
            <text:p>[H][NH+]1CCO[BH-](OCC1)C2=CC(COCC3=CC=CC=C3)=NO2</text:p>
          </table:table-cell>
          <table:table-cell office:value-type="string" calcext:value-type="string">
            <text:p>InChI=1S/C15H20BN2O4/c1-2-4-13(5-3-1)11-19-12-14-10-15(22-18-14)16-20-8-6-17-7-9-21-16/h1-5,10,16-17H,6-9,11-12H2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2" calcext:value-type="float">
            <text:p>376012002</text:p>
          </table:table-cell>
          <table:table-cell table:style-name="ce33" office:value-type="float" office:value="134818157" calcext:value-type="float">
            <text:p>13481815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0</text:p>
          </table:table-cell>
          <table:table-cell office:value-type="string" calcext:value-type="string">
            <text:p>TXYXIFOOGHYAFT-UHFFFAOYSA-O</text:p>
          </table:table-cell>
          <table:table-cell office:value-type="string" calcext:value-type="string">
            <text:p>[H][NH+]1CCO[BH-](OCC1)C2=CC(C(OCC)=O)=NO2</text:p>
          </table:table-cell>
          <table:table-cell office:value-type="string" calcext:value-type="string">
            <text:p>InChI=1S/C10H16BN2O5/c1-2-15-10(14)8-7-9(18-13-8)11-16-5-3-12-4-6-17-11/h7,11-12H,2-6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3" calcext:value-type="float">
            <text:p>376012003</text:p>
          </table:table-cell>
          <table:table-cell table:style-name="ce33" office:value-type="float" office:value="134818159" calcext:value-type="float">
            <text:p>13481815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1</text:p>
          </table:table-cell>
          <table:table-cell office:value-type="string" calcext:value-type="string">
            <text:p>MRFFPGQDDBIOTG-UHFFFAOYSA-O</text:p>
          </table:table-cell>
          <table:table-cell office:value-type="string" calcext:value-type="string">
            <text:p>[H][NH+]1CCO[BH-](OCC1)C2=CC(C)=NO2</text:p>
          </table:table-cell>
          <table:table-cell office:value-type="string" calcext:value-type="string">
            <text:p>InChI=1S/C8H14BN2O3/c1-7-6-8(14-11-7)9-12-4-2-10-3-5-13-9/h6,9-10H,2-5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4" calcext:value-type="float">
            <text:p>376012004</text:p>
          </table:table-cell>
          <table:table-cell table:style-name="ce33" office:value-type="float" office:value="134818161" calcext:value-type="float">
            <text:p>13481816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2</text:p>
          </table:table-cell>
          <table:table-cell office:value-type="string" calcext:value-type="string">
            <text:p>NQBRVVZJGQWPNL-UHFFFAOYSA-O</text:p>
          </table:table-cell>
          <table:table-cell office:value-type="string" calcext:value-type="string">
            <text:p>[H][NH+]1CCO[BH-](OCC1)C2=CC(CC)=NO2</text:p>
          </table:table-cell>
          <table:table-cell office:value-type="string" calcext:value-type="string">
            <text:p>InChI=1S/C9H16BN2O3/c1-2-8-7-9(15-12-8)10-13-5-3-11-4-6-14-10/h7,10-11H,2-6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5" calcext:value-type="float">
            <text:p>376012005</text:p>
          </table:table-cell>
          <table:table-cell table:style-name="ce33" office:value-type="float" office:value="134818163" calcext:value-type="float">
            <text:p>1348181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3</text:p>
          </table:table-cell>
          <table:table-cell office:value-type="string" calcext:value-type="string">
            <text:p>WKUIJNBVNZBYOE-UHFFFAOYSA-N</text:p>
          </table:table-cell>
          <table:table-cell office:value-type="string" calcext:value-type="string">
            <text:p>COC(C=C1)=CC=C1C2=NOC(C3=CC=CC=C3)=C2</text:p>
          </table:table-cell>
          <table:table-cell office:value-type="string" calcext:value-type="string">
            <text:p>InChI=1S/C16H13NO2/c1-18-14-9-7-12(8-10-14)15-11-16(19-17-15)13-5-3-2-4-6-13/h2-11H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6" calcext:value-type="float">
            <text:p>376012006</text:p>
          </table:table-cell>
          <table:table-cell table:style-name="ce33" office:value-type="float" office:value="279129" calcext:value-type="float">
            <text:p>2791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4</text:p>
          </table:table-cell>
          <table:table-cell office:value-type="string" calcext:value-type="string">
            <text:p>ZSAOMNBDJZUSKP-UHFFFAOYSA-N</text:p>
          </table:table-cell>
          <table:table-cell office:value-type="string" calcext:value-type="string">
            <text:p>BrC(C=C1)=CC=C1C2=NOC(C3=CC=CC=C3)=C2</text:p>
          </table:table-cell>
          <table:table-cell office:value-type="string" calcext:value-type="string">
            <text:p>InChI=1S/C15H10BrNO/c16-13-8-6-11(7-9-13)14-10-15(18-17-14)12-4-2-1-3-5-12/h1-10H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7" calcext:value-type="float">
            <text:p>376012007</text:p>
          </table:table-cell>
          <table:table-cell table:style-name="ce33" office:value-type="float" office:value="14638116" calcext:value-type="float">
            <text:p>146381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5</text:p>
          </table:table-cell>
          <table:table-cell office:value-type="string" calcext:value-type="string">
            <text:p>SRQUQRKIQYVAMZ-UHFFFAOYSA-N</text:p>
          </table:table-cell>
          <table:table-cell office:value-type="string" calcext:value-type="string">
            <text:p>C1(COCC2=CC=CC=C2)=NOC(C3=CC=CC=C3)=C1</text:p>
          </table:table-cell>
          <table:table-cell office:value-type="string" calcext:value-type="string">
            <text:p>InChI=1S/C17H15NO2/c1-3-7-14(8-4-1)12-19-13-16-11-17(20-18-16)15-9-5-2-6-10-15/h1-11H,12-13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8" calcext:value-type="float">
            <text:p>376012008</text:p>
          </table:table-cell>
          <table:table-cell table:style-name="ce33" office:value-type="float" office:value="134818165" calcext:value-type="float">
            <text:p>1348181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6</text:p>
          </table:table-cell>
          <table:table-cell office:value-type="string" calcext:value-type="string">
            <text:p>FBYQIYSAUFWXQK-UHFFFAOYSA-N</text:p>
          </table:table-cell>
          <table:table-cell office:value-type="string" calcext:value-type="string">
            <text:p>CC1=NOC(C2=CC=CC=C2)=C1</text:p>
          </table:table-cell>
          <table:table-cell office:value-type="string" calcext:value-type="string">
            <text:p>InChI=1S/C10H9NO/c1-8-7-10(12-11-8)9-5-3-2-4-6-9/h2-7H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9" calcext:value-type="float">
            <text:p>376012009</text:p>
          </table:table-cell>
          <table:table-cell table:style-name="ce33" office:value-type="float" office:value="136804" calcext:value-type="float">
            <text:p>1368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7</text:p>
          </table:table-cell>
          <table:table-cell office:value-type="string" calcext:value-type="string">
            <text:p>ZGLWUJVEEZGKDQ-UHFFFAOYSA-N</text:p>
          </table:table-cell>
          <table:table-cell office:value-type="string" calcext:value-type="string">
            <text:p>CCC1=NOC(C2=CC=CC=C2)=C1</text:p>
          </table:table-cell>
          <table:table-cell office:value-type="string" calcext:value-type="string">
            <text:p>InChI=1S/C11H11NO/c1-2-10-8-11(13-12-10)9-6-4-3-5-7-9/h3-8H,2H2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0" calcext:value-type="float">
            <text:p>376012010</text:p>
          </table:table-cell>
          <table:table-cell table:style-name="ce33" office:value-type="float" office:value="569998" calcext:value-type="float">
            <text:p>56999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8</text:p>
          </table:table-cell>
          <table:table-cell office:value-type="string" calcext:value-type="string">
            <text:p>OYZPNTSHCBHHOP-UHFFFAOYSA-N</text:p>
          </table:table-cell>
          <table:table-cell office:value-type="string" calcext:value-type="string">
            <text:p>CC1(C)OB(CCOCC2=CC=CC=C2)OC1(C)C</text:p>
          </table:table-cell>
          <table:table-cell office:value-type="string" calcext:value-type="string">
            <text:p>InChI=1S/C15H23BO3/c1-14(2)15(3,4)19-16(18-14)10-11-17-12-13-8-6-5-7-9-13/h5-9H,10-12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1" calcext:value-type="float">
            <text:p>376012011</text:p>
          </table:table-cell>
          <table:table-cell table:style-name="ce33" office:value-type="float" office:value="15642565" calcext:value-type="float">
            <text:p>156425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9</text:p>
          </table:table-cell>
          <table:table-cell office:value-type="string" calcext:value-type="string">
            <text:p>UBNNPAYFVZFWPE-UHFFFAOYSA-N</text:p>
          </table:table-cell>
          <table:table-cell office:value-type="string" calcext:value-type="string">
            <text:p>CC1(C)OB(CI)OC1(C)C</text:p>
          </table:table-cell>
          <table:table-cell office:value-type="string" calcext:value-type="string">
            <text:p>InChI=1S/C7H14BIO2/c1-6(2)7(3,4)11-8(5-9)10-6/h5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2" calcext:value-type="float">
            <text:p>376012012</text:p>
          </table:table-cell>
          <table:table-cell table:style-name="ce33" office:value-type="float" office:value="10901594" calcext:value-type="float">
            <text:p>10901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0</text:p>
          </table:table-cell>
          <table:table-cell office:value-type="string" calcext:value-type="string">
            <text:p>PRLJMHVNHLTQJJ-UHFFFAOYSA-N</text:p>
          </table:table-cell>
          <table:table-cell office:value-type="string" calcext:value-type="string">
            <text:p>C1(C2(C3=CC=CC=C3)OC2)=CC=CC=C1</text:p>
          </table:table-cell>
          <table:table-cell office:value-type="string" calcext:value-type="string">
            <text:p>InChI=1S/C14H12O/c1-3-7-12(8-4-1)14(11-15-14)13-9-5-2-6-10-13/h1-10H,11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3" calcext:value-type="float">
            <text:p>376012013</text:p>
          </table:table-cell>
          <table:table-cell table:style-name="ce33" office:value-type="float" office:value="93564" calcext:value-type="float">
            <text:p>935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1</text:p>
          </table:table-cell>
          <table:table-cell office:value-type="string" calcext:value-type="string">
            <text:p>MRXPNWXSFCODDY-UHFFFAOYSA-N</text:p>
          </table:table-cell>
          <table:table-cell office:value-type="string" calcext:value-type="string">
            <text:p>CC1(CO1)C2=CC=CC=C2</text:p>
          </table:table-cell>
          <table:table-cell office:value-type="string" calcext:value-type="string">
            <text:p>InChI=1S/C9H10O/c1-9(7-10-9)8-5-3-2-4-6-8/h2-6H,7H2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4" calcext:value-type="float">
            <text:p>376012014</text:p>
          </table:table-cell>
          <table:table-cell table:style-name="ce33" office:value-type="float" office:value="16398" calcext:value-type="float">
            <text:p>1639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2</text:p>
          </table:table-cell>
          <table:table-cell office:value-type="string" calcext:value-type="string">
            <text:p>AWMVMTVKBNGEAK-UHFFFAOYSA-N</text:p>
          </table:table-cell>
          <table:table-cell office:value-type="string" calcext:value-type="string">
            <text:p>C1(C2CO2)=CC=CC=C1</text:p>
          </table:table-cell>
          <table:table-cell office:value-type="string" calcext:value-type="string">
            <text:p>InChI=1S/C8H8O/c1-2-4-7(5-3-1)8-6-9-8/h1-5,8H,6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5" calcext:value-type="float">
            <text:p>376012015</text:p>
          </table:table-cell>
          <table:table-cell table:style-name="ce33" office:value-type="float" office:value="7276" calcext:value-type="float">
            <text:p>72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3</text:p>
          </table:table-cell>
          <table:table-cell office:value-type="string" calcext:value-type="string">
            <text:p>NGMWPIVXBOIIKF-SREVYHEPSA-N</text:p>
          </table:table-cell>
          <table:table-cell office:value-type="string" calcext:value-type="string">
            <text:p>C1(/C=C\C2=CC=CC=C2)CO1</text:p>
          </table:table-cell>
          <table:table-cell office:value-type="string" calcext:value-type="string">
            <text:p>InChI=1S/C10H10O/c1-2-4-9(5-3-1)6-7-10-8-11-10/h1-7,10H,8H2/b7-6-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6" calcext:value-type="float">
            <text:p>376012016</text:p>
          </table:table-cell>
          <table:table-cell table:style-name="ce33" office:value-type="float" office:value="89310293" calcext:value-type="float">
            <text:p>893102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4</text:p>
          </table:table-cell>
          <table:table-cell office:value-type="string" calcext:value-type="string">
            <text:p>GFONQKMYYYOAMC-UHFFFAOYSA-N</text:p>
          </table:table-cell>
          <table:table-cell office:value-type="string" calcext:value-type="string">
            <text:p>ClN1CCN(Cl)CC1</text:p>
          </table:table-cell>
          <table:table-cell table:style-name="ce7" office:value-type="string" calcext:value-type="string">
            <text:p>InChI=1S/C4H8Cl2N2/c5-7-1-2-8(6)4-3-7/h1-4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7" calcext:value-type="float">
            <text:p>376012017</text:p>
          </table:table-cell>
          <table:table-cell table:style-name="ce33" office:value-type="float" office:value="13627540" calcext:value-type="float">
            <text:p>1362754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5</text:p>
          </table:table-cell>
          <table:table-cell office:value-type="string" calcext:value-type="string">
            <text:p>BNHZEEUKIRMPBI-UHFFFAOYSA-N</text:p>
          </table:table-cell>
          <table:table-cell office:value-type="string" calcext:value-type="string">
            <text:p>ClN(C(CN1Cl)=O)CC1=O</text:p>
          </table:table-cell>
          <table:table-cell table:style-name="ce7" office:value-type="string" calcext:value-type="string">
            <text:p>InChI=1S/C4H4Cl2N2O2/c5-7-1-3(9)8(6)2-4(7)10/h1-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8" calcext:value-type="float">
            <text:p>376012018</text:p>
          </table:table-cell>
          <table:table-cell table:style-name="ce33" office:value-type="float" office:value="301455" calcext:value-type="float">
            <text:p>3014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6</text:p>
          </table:table-cell>
          <table:table-cell office:value-type="string" calcext:value-type="string">
            <text:p>FPEGGKCNMYDNMW-UHFFFAOYSA-N</text:p>
          </table:table-cell>
          <table:table-cell office:value-type="string" calcext:value-type="string">
            <text:p>O=C(Cl)C(C1=CNC2=C1C=CC=C2)=O</text:p>
          </table:table-cell>
          <table:table-cell table:style-name="ce7" office:value-type="string" calcext:value-type="string">
            <text:p>InChI=1S/C10H6ClNO2/c11-10(14)9(13)7-5-12-8-4-2-1-3-6(7)8/h1-5,12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9" calcext:value-type="float">
            <text:p>376012019</text:p>
          </table:table-cell>
          <table:table-cell table:style-name="ce33" office:value-type="float" office:value="89952" calcext:value-type="float">
            <text:p>899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7</text:p>
          </table:table-cell>
          <table:table-cell office:value-type="string" calcext:value-type="string">
            <text:p>MHUKABOCYXBGKD-UHFFFAOYSA-N</text:p>
          </table:table-cell>
          <table:table-cell office:value-type="string" calcext:value-type="string">
            <text:p>O=C(C(OC1CC(C)CCC1C(C)C)=O)C2=CNC3=C2C=CC=C3</text:p>
          </table:table-cell>
          <table:table-cell office:value-type="string" calcext:value-type="string">
            <text:p>InChI=1S/C20H25NO3/c1-12(2)14-9-8-13(3)10-18(14)24-20(23)19(22)16-11-21-17-7-5-4-6-15(16)17/h4-7,11-14,18,21H,8-10H2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0" calcext:value-type="float">
            <text:p>376012020</text:p>
          </table:table-cell>
          <table:table-cell table:style-name="ce33" office:value-type="float" office:value="56690364" calcext:value-type="float">
            <text:p>566903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8</text:p>
          </table:table-cell>
          <table:table-cell office:value-type="string" calcext:value-type="string">
            <text:p>JPEDEEFNMJVNOK-QOCHGBHMSA-N</text:p>
          </table:table-cell>
          <table:table-cell office:value-type="string" calcext:value-type="string">
            <text:p>O/N=C(C(OC1C(C(C)C)CCC(C)C1)=O)/C2=CNC3=C2C=CC=C3</text:p>
          </table:table-cell>
          <table:table-cell office:value-type="string" calcext:value-type="string">
            <text:p>InChI=1S/C20H26N2O3/c1-12(2)14-9-8-13(3)10-18(14)25-20(23)19(22-24)16-11-21-17-7-5-4-6-15(16)17/h4-7,11-14,18,21,24H,8-10H2,1-3H3/b22-19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1" calcext:value-type="float">
            <text:p>376012021</text:p>
          </table:table-cell>
          <table:table-cell table:style-name="ce33" office:value-type="float" office:value="134818166" calcext:value-type="float">
            <text:p>1348181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9</text:p>
          </table:table-cell>
          <table:table-cell office:value-type="string" calcext:value-type="string">
            <text:p>OCJXGGVRQDHKFS-UHFFFAOYSA-N</text:p>
          </table:table-cell>
          <table:table-cell office:value-type="string" calcext:value-type="string">
            <text:p>NC(C(OC1C(C(C)C)CCC(C)C1)=O)C2=CNC3=C2C=CC=C3</text:p>
          </table:table-cell>
          <table:table-cell office:value-type="string" calcext:value-type="string">
            <text:p>InChI=1S/C20H28N2O2/c1-12(2)14-9-8-13(3)10-18(14)24-20(23)19(21)16-11-22-17-7-5-4-6-15(16)17/h4-7,11-14,18-19,22H,8-10,21H2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2" calcext:value-type="float">
            <text:p>376012022</text:p>
          </table:table-cell>
          <table:table-cell table:style-name="ce33" office:value-type="float" office:value="134818167" calcext:value-type="float">
            <text:p>1348181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0</text:p>
          </table:table-cell>
          <table:table-cell office:value-type="string" calcext:value-type="string">
            <text:p>GTPFAXDSMSVVGQ-RAXLEYEMSA-N</text:p>
          </table:table-cell>
          <table:table-cell office:value-type="string" calcext:value-type="string">
            <text:p>O/N=C(C(OC)=O)/C1=CNC2=C1C=CC=C2</text:p>
          </table:table-cell>
          <table:table-cell office:value-type="string" calcext:value-type="string">
            <text:p>InChI=1S/C11H10N2O3/c1-16-11(14)10(13-15)8-6-12-9-5-3-2-4-7(8)9/h2-6,12,15H,1H3/b13-10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3" calcext:value-type="float">
            <text:p>376012023</text:p>
          </table:table-cell>
          <table:table-cell table:style-name="ce33" office:value-type="float" office:value="5403812" calcext:value-type="float">
            <text:p>54038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1</text:p>
          </table:table-cell>
          <table:table-cell office:value-type="string" calcext:value-type="string">
            <text:p>BFIGWERHCJBNBJ-UHFFFAOYSA-N</text:p>
          </table:table-cell>
          <table:table-cell office:value-type="string" calcext:value-type="string">
            <text:p>NC(C(OC)=O)C1=CNC2=C1C=CC=C2</text:p>
          </table:table-cell>
          <table:table-cell office:value-type="string" calcext:value-type="string">
            <text:p>InChI=1S/C11H12N2O2/c1-15-11(14)10(12)8-6-13-9-5-3-2-4-7(8)9/h2-6,10,13H,12H2,1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4" calcext:value-type="float">
            <text:p>376012024</text:p>
          </table:table-cell>
          <table:table-cell table:style-name="ce33" office:value-type="float" office:value="5220468" calcext:value-type="float">
            <text:p>52204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2</text:p>
          </table:table-cell>
          <table:table-cell office:value-type="string" calcext:value-type="string">
            <text:p>QDNIGAXSUFAMQD-UHFFFAOYSA-N</text:p>
          </table:table-cell>
          <table:table-cell office:value-type="string" calcext:value-type="string">
            <text:p>O=C(C(NC(OC(C)(C)C)=O)C1=CNC2=C1C=CC=C2)OC</text:p>
          </table:table-cell>
          <table:table-cell office:value-type="string" calcext:value-type="string">
            <text:p>InChI=1S/C16H20N2O4/c1-16(2,3)22-15(20)18-13(14(19)21-4)11-9-17-12-8-6-5-7-10(11)12/h5-9,13,17H,1-4H3,(H,18,20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5" calcext:value-type="float">
            <text:p>376012025</text:p>
          </table:table-cell>
          <table:table-cell table:style-name="ce33" office:value-type="float" office:value="12146517" calcext:value-type="float">
            <text:p>121465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3</text:p>
          </table:table-cell>
          <table:table-cell office:value-type="string" calcext:value-type="string">
            <text:p>DEIKVVOCZQOTPB-UHFFFAOYSA-N</text:p>
          </table:table-cell>
          <table:table-cell office:value-type="string" calcext:value-type="string">
            <text:p>CS(N(C=C1C(C(OC)=O)=O)C2=C1C=CC=C2)(=O)=O</text:p>
          </table:table-cell>
          <table:table-cell office:value-type="string" calcext:value-type="string">
            <text:p>InChI=1S/C12H11NO5S/c1-18-12(15)11(14)9-7-13(19(2,16)17)10-6-4-3-5-8(9)10/h3-7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6" calcext:value-type="float">
            <text:p>376012026</text:p>
          </table:table-cell>
          <table:table-cell table:style-name="ce33" office:value-type="float" office:value="134818168" calcext:value-type="float">
            <text:p>1348181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4</text:p>
          </table:table-cell>
          <table:table-cell office:value-type="string" calcext:value-type="string">
            <text:p>QRWDRJMPAXOJQP-UHFFFAOYSA-N</text:p>
          </table:table-cell>
          <table:table-cell office:value-type="string" calcext:value-type="string">
            <text:p>CC1=CC=C(S(N(C=C2C(C(OC)=O)=O)C3=C2C=CC=C3)(=O)=O)C=C1</text:p>
          </table:table-cell>
          <table:table-cell office:value-type="string" calcext:value-type="string">
            <text:p>InChI=1S/C18H15NO5S/c1-12-7-9-13(10-8-12)25(22,23)19-11-15(17(20)18(21)24-2)14-5-3-4-6-16(14)19/h3-11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7" calcext:value-type="float">
            <text:p>376012027</text:p>
          </table:table-cell>
          <table:table-cell table:style-name="ce33" office:value-type="float" office:value="101262356" calcext:value-type="float">
            <text:p>10126235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5</text:p>
          </table:table-cell>
          <table:table-cell office:value-type="string" calcext:value-type="string">
            <text:p>NCEJRYHNVLIQNT-ZPHPHTNESA-N</text:p>
          </table:table-cell>
          <table:table-cell office:value-type="string" calcext:value-type="string">
            <text:p>O/N=C(C(OC)=O)/C1=CN(S(C2=CC=C(C)C=C2)(=O)=O)C3=C1C=CC=C3</text:p>
          </table:table-cell>
          <table:table-cell office:value-type="string" calcext:value-type="string">
            <text:p>InChI=1S/C18H16N2O5S/c1-12-7-9-13(10-8-12)26(23,24)20-11-15(17(19-22)18(21)25-2)14-5-3-4-6-16(14)20/h3-11,22H,1-2H3/b19-17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8" calcext:value-type="float">
            <text:p>376012028</text:p>
          </table:table-cell>
          <table:table-cell table:style-name="ce33" office:value-type="float" office:value="134818169" calcext:value-type="float">
            <text:p>1348181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6</text:p>
          </table:table-cell>
          <table:table-cell office:value-type="string" calcext:value-type="string">
            <text:p>GOYCQNXEILGWAW-UHFFFAOYSA-N</text:p>
          </table:table-cell>
          <table:table-cell office:value-type="string" calcext:value-type="string">
            <text:p>NC(C(OC)=O)C1=CN(S(C2=CC=C(C)C=C2)(=O)=O)C3=C1C=CC=C3</text:p>
          </table:table-cell>
          <table:table-cell office:value-type="string" calcext:value-type="string">
            <text:p>InChI=1S/C18H18N2O4S/c1-12-7-9-13(10-8-12)25(22,23)20-11-15(17(19)18(21)24-2)14-5-3-4-6-16(14)20/h3-11,17H,19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9" calcext:value-type="float">
            <text:p>376012029</text:p>
          </table:table-cell>
          <table:table-cell table:style-name="ce33" office:value-type="float" office:value="134818170" calcext:value-type="float">
            <text:p>1348181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7</text:p>
          </table:table-cell>
          <table:table-cell office:value-type="string" calcext:value-type="string">
            <text:p>KIQHYDRDZSWANI-UHFFFAOYSA-N</text:p>
          </table:table-cell>
          <table:table-cell office:value-type="string" calcext:value-type="string">
            <text:p>O=C(OC(C(Cl)(Cl)Cl)(C)C)NC(C(OC)=O)C1=CNC2=C1C=CC=C2</text:p>
          </table:table-cell>
          <table:table-cell office:value-type="string" calcext:value-type="string">
            <text:p>InChI=1S/C16H17Cl3N2O4/c1-15(2,16(17,18)19)25-14(23)21-12(13(22)24-3)10-8-20-11-7-5-4-6-9(10)11/h4-8,12,20H,1-3H3,(H,21,23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0" calcext:value-type="float">
            <text:p>376012030</text:p>
          </table:table-cell>
          <table:table-cell table:style-name="ce33" office:value-type="float" office:value="134818171" calcext:value-type="float">
            <text:p>134818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8</text:p>
          </table:table-cell>
          <table:table-cell office:value-type="string" calcext:value-type="string">
            <text:p>PQBCSZMOPDEOCR-UHFFFAOYSA-N</text:p>
          </table:table-cell>
          <table:table-cell office:value-type="string" calcext:value-type="string">
            <text:p>O=C(OC(C(Cl)(Cl)Cl)(C)C)NC(C(O)=O)C1=CNC2=C1C=CC=C2</text:p>
          </table:table-cell>
          <table:table-cell office:value-type="string" calcext:value-type="string">
            <text:p>InChI=1S/C15H15Cl3N2O4/c1-14(2,15(16,17)18)24-13(23)20-11(12(21)22)9-7-19-10-6-4-3-5-8(9)10/h3-7,11,19H,1-2H3,(H,20,23)(H,21,22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1" calcext:value-type="float">
            <text:p>376012031</text:p>
          </table:table-cell>
          <table:table-cell table:style-name="ce33" office:value-type="float" office:value="134818172" calcext:value-type="float">
            <text:p>1348181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9</text:p>
          </table:table-cell>
          <table:table-cell office:value-type="string" calcext:value-type="string">
            <text:p>WKQOKWGJCHJHRD-UHFFFAOYSA-N</text:p>
          </table:table-cell>
          <table:table-cell office:value-type="string" calcext:value-type="string">
            <text:p>O=C(C(NC(C(OC)=O)C1=CNC2=C1C=CC=C2)=O)C3=CNC4=C3C=CC=C4</text:p>
          </table:table-cell>
          <table:table-cell office:value-type="string" calcext:value-type="string">
            <text:p>InChI=1S/C21H17N3O4/c1-28-21(27)18(14-10-22-16-8-4-2-6-12(14)16)24-20(26)19(25)15-11-23-17-9-5-3-7-13(15)17/h2-11,18,22-23H,1H3,(H,24,26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2" calcext:value-type="float">
            <text:p>376012032</text:p>
          </table:table-cell>
          <table:table-cell table:style-name="ce33" office:value-type="float" office:value="134818173" calcext:value-type="float">
            <text:p>134818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0</text:p>
          </table:table-cell>
          <table:table-cell office:value-type="string" calcext:value-type="string">
            <text:p>UDMOIPYMZQQHPE-UHFFFAOYSA-N</text:p>
          </table:table-cell>
          <table:table-cell office:value-type="string" calcext:value-type="string">
            <text:p>O=C(C1=CC=CC=C1)NCC(OC)OC</text:p>
          </table:table-cell>
          <table:table-cell office:value-type="string" calcext:value-type="string">
            <text:p>InChI=1S/C11H15NO3/c1-14-10(15-2)8-12-11(13)9-6-4-3-5-7-9/h3-7,10H,8H2,1-2H3,(H,12,13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3" calcext:value-type="float">
            <text:p>376012033</text:p>
          </table:table-cell>
          <table:table-cell table:style-name="ce33" office:value-type="float" office:value="3614714" calcext:value-type="float">
            <text:p>36147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1</text:p>
          </table:table-cell>
          <table:table-cell office:value-type="string" calcext:value-type="string">
            <text:p>ZWIZLHXIJVTHJT-UHFFFAOYSA-N</text:p>
          </table:table-cell>
          <table:table-cell office:value-type="string" calcext:value-type="string">
            <text:p>O=C(OC(C(Cl)(Cl)Cl)(C)C)NCC(OC)OC</text:p>
          </table:table-cell>
          <table:table-cell office:value-type="string" calcext:value-type="string">
            <text:p>InChI=1S/C9H16Cl3NO4/c1-8(2,9(10,11)12)17-7(14)13-5-6(15-3)16-4/h6H,5H2,1-4H3,(H,13,14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4" calcext:value-type="float">
            <text:p>376012034</text:p>
          </table:table-cell>
          <table:table-cell table:style-name="ce33" office:value-type="float" office:value="134818174" calcext:value-type="float">
            <text:p>1348181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2</text:p>
          </table:table-cell>
          <table:table-cell office:value-type="string" calcext:value-type="string">
            <text:p>UQMJSEROVIYYNF-UHFFFAOYSA-N</text:p>
          </table:table-cell>
          <table:table-cell office:value-type="string" calcext:value-type="string">
            <text:p>OC(N(CC1O)C(OC(C(Cl)(Cl)Cl)(C)C)=O)CN1C(OC(C(Cl)(Cl)Cl)(C)C)=O</text:p>
          </table:table-cell>
          <table:table-cell office:value-type="string" calcext:value-type="string">
            <text:p>InChI=1S/C14H20Cl6N2O6/c1-11(2,13(15,16)17)27-9(25)21-5-8(24)22(6-7(21)23)10(26)28-12(3,4)14(18,19)20/h7-8,23-24H,5-6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5" calcext:value-type="float">
            <text:p>376012035</text:p>
          </table:table-cell>
          <table:table-cell table:style-name="ce33" office:value-type="float" office:value="134818175" calcext:value-type="float">
            <text:p>134818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3</text:p>
          </table:table-cell>
          <table:table-cell office:value-type="string" calcext:value-type="string">
            <text:p>GZINSWYPROCDLX-UHFFFAOYSA-N</text:p>
          </table:table-cell>
          <table:table-cell office:value-type="string" calcext:value-type="string">
            <text:p>O=C(OC(C(Cl)(Cl)Cl)(C)C)N(CC(N(C1)C(OC(C(Cl)(Cl)Cl)(C)C)=O)OC)C1OC</text:p>
          </table:table-cell>
          <table:table-cell office:value-type="string" calcext:value-type="string">
            <text:p>InChI=1S/C16H24Cl6N2O6/c1-13(2,15(17,18)19)29-11(25)23-7-10(28-6)24(8-9(23)27-5)12(26)30-14(3,4)16(20,21)22/h9-10H,7-8H2,1-6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6" calcext:value-type="float">
            <text:p>376012036</text:p>
          </table:table-cell>
          <table:table-cell table:style-name="ce33" office:value-type="float" office:value="134818176" calcext:value-type="float">
            <text:p>1348181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4</text:p>
          </table:table-cell>
          <table:table-cell office:value-type="string" calcext:value-type="string">
            <text:p>GDAKOMMKCYDYAA-UHFFFAOYSA-N</text:p>
          </table:table-cell>
          <table:table-cell office:value-type="string" calcext:value-type="string">
            <text:p>O=C(OC(C(Cl)(Cl)Cl)(C)C)N(C=CN(C1)C(OC(C(Cl)(Cl)Cl)(C)C)=O)C1C2=CNC3=C2C=CC=C3</text:p>
          </table:table-cell>
          <table:table-cell office:value-type="string" calcext:value-type="string">
            <text:p>InChI=1S/C22H23Cl6N3O4/c1-19(2,21(23,24)25)34-17(32)30-9-10-31(18(33)35-20(3,4)22(26,27)28)16(12-30)14-11-29-15-8-6-5-7-13(14)15/h5-11,16,29H,12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7" calcext:value-type="float">
            <text:p>376012037</text:p>
          </table:table-cell>
          <table:table-cell table:style-name="ce33" office:value-type="float" office:value="134818177" calcext:value-type="float">
            <text:p>134818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5</text:p>
          </table:table-cell>
          <table:table-cell office:value-type="string" calcext:value-type="string">
            <text:p>PKTOEVFUOWIYQO-UHFFFAOYSA-N</text:p>
          </table:table-cell>
          <table:table-cell office:value-type="string" calcext:value-type="string">
            <text:p>OC(N(C=C1)C(OC(C(Cl)(Cl)Cl)(C)C)=O)CN1C(OC(C(Cl)(Cl)Cl)(C)C)=O</text:p>
          </table:table-cell>
          <table:table-cell office:value-type="string" calcext:value-type="string">
            <text:p>InChI=1S/C14H18Cl6N2O5/c1-11(2,13(15,16)17)26-9(24)21-5-6-22(8(23)7-21)10(25)27-12(3,4)14(18,19)20/h5-6,8,23H,7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8" calcext:value-type="float">
            <text:p>376012038</text:p>
          </table:table-cell>
          <table:table-cell table:style-name="ce33" office:value-type="float" office:value="134818178" calcext:value-type="float">
            <text:p>1348181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6</text:p>
          </table:table-cell>
          <table:table-cell office:value-type="string" calcext:value-type="string">
            <text:p>CBBKKVPJPRZOCM-UHFFFAOYSA-N</text:p>
          </table:table-cell>
          <table:table-cell office:value-type="string" calcext:value-type="string">
            <text:p>O=C(CN1C(C)=O)N(C(C)=O)CC1=O</text:p>
          </table:table-cell>
          <table:table-cell office:value-type="string" calcext:value-type="string">
            <text:p>InChI=1S/C8H10N2O4/c1-5(11)9-3-8(14)10(6(2)12)4-7(9)13/h3-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9" calcext:value-type="float">
            <text:p>376012039</text:p>
          </table:table-cell>
          <table:table-cell table:style-name="ce33" office:value-type="float" office:value="540371" calcext:value-type="float">
            <text:p>5403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7</text:p>
          </table:table-cell>
          <table:table-cell office:value-type="string" calcext:value-type="string">
            <text:p>VDWLCYCWLIKWBV-UHFFFAOYSA-N</text:p>
          </table:table-cell>
          <table:table-cell office:value-type="string" calcext:value-type="string">
            <text:p>O=S(N1C2=CC=CC=C2C=C1)(C3=CC=CC=C3)=O</text:p>
          </table:table-cell>
          <table:table-cell office:value-type="string" calcext:value-type="string">
            <text:p>InChI=1S/C14H11NO2S/c16-18(17,13-7-2-1-3-8-13)15-11-10-12-6-4-5-9-14(12)15/h1-11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0" calcext:value-type="float">
            <text:p>376012040</text:p>
          </table:table-cell>
          <table:table-cell table:style-name="ce33" office:value-type="float" office:value="315017" calcext:value-type="float">
            <text:p>3150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8</text:p>
          </table:table-cell>
          <table:table-cell office:value-type="string" calcext:value-type="string">
            <text:p>ZMCDJPCSXMBKJJ-UHFFFAOYSA-N</text:p>
          </table:table-cell>
          <table:table-cell office:value-type="string" calcext:value-type="string">
            <text:p>O=C1CN(S(=O)(C2=CC=CC=C2)=O)C3=C1C=CC=C3</text:p>
          </table:table-cell>
          <table:table-cell office:value-type="string" calcext:value-type="string">
            <text:p>InChI=1S/C14H11NO3S/c16-14-10-15(13-9-5-4-8-12(13)14)19(17,18)11-6-2-1-3-7-11/h1-9H,10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1" calcext:value-type="float">
            <text:p>376012041</text:p>
          </table:table-cell>
          <table:table-cell table:style-name="ce33" office:value-type="float" office:value="11807854" calcext:value-type="float">
            <text:p>1180785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9</text:p>
          </table:table-cell>
          <table:table-cell office:value-type="string" calcext:value-type="string">
            <text:p>IQRPFFBYORNALN-UHFFFAOYSA-N</text:p>
          </table:table-cell>
          <table:table-cell office:value-type="string" calcext:value-type="string">
            <text:p>O=C(CN1CC2=CC=CC=C2)N(CC3=CC=CC=C3)CC1=O</text:p>
          </table:table-cell>
          <table:table-cell office:value-type="string" calcext:value-type="string">
            <text:p>InChI=1S/C18H18N2O2/c21-17-14-20(12-16-9-5-2-6-10-16)18(22)13-19(17)11-15-7-3-1-4-8-15/h1-10H,11-14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2" calcext:value-type="float">
            <text:p>376012042</text:p>
          </table:table-cell>
          <table:table-cell table:style-name="ce33" office:value-type="float" office:value="682107" calcext:value-type="float">
            <text:p>6821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0</text:p>
          </table:table-cell>
          <table:table-cell office:value-type="string" calcext:value-type="string">
            <text:p>VTZXWMFVBXSSSE-UHFFFAOYSA-N</text:p>
          </table:table-cell>
          <table:table-cell office:value-type="string" calcext:value-type="string">
            <text:p>O=C(C(OC)N(CC1=CC=CC=C1)C2=O)N(CC3=CC=CC=C3)C2OC</text:p>
          </table:table-cell>
          <table:table-cell office:value-type="string" calcext:value-type="string">
            <text:p>InChI=1S/C20H22N2O4/c1-25-19-17(23)22(14-16-11-7-4-8-12-16)20(26-2)18(24)21(19)13-15-9-5-3-6-10-15/h3-12,19-20H,13-1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3" calcext:value-type="float">
            <text:p>376012043</text:p>
          </table:table-cell>
          <table:table-cell table:style-name="ce33" office:value-type="float" office:value="14762483" calcext:value-type="float">
            <text:p>147624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1</text:p>
          </table:table-cell>
          <table:table-cell office:value-type="string" calcext:value-type="string">
            <text:p>WEFSQSSTUBIJBH-UHFFFAOYSA-N</text:p>
          </table:table-cell>
          <table:table-cell office:value-type="string" calcext:value-type="string">
            <text:p>C1(NC(C2=CNC3=C2C=CC=C3)C4)=C4C=CC=C1.Br</text:p>
          </table:table-cell>
          <table:table-cell office:value-type="string" calcext:value-type="string">
            <text:p>InChI=1S/C16H14N2.BrH/c1-3-7-14-11(5-1)9-16(18-14)13-10-17-15-8-4-2-6-12(13)15;/h1-8,10,16-18H,9H2;1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4" calcext:value-type="float">
            <text:p>376012044</text:p>
          </table:table-cell>
          <table:table-cell table:style-name="ce33" office:value-type="float" office:value="134818179" calcext:value-type="float">
            <text:p>134818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2</text:p>
          </table:table-cell>
          <table:table-cell office:value-type="string" calcext:value-type="string">
            <text:p>KWIMPWDKHCHFER-UHFFFAOYSA-N</text:p>
          </table:table-cell>
          <table:table-cell office:value-type="string" calcext:value-type="string">
            <text:p>O=C(C(Br)N1CC2=CC=CC=C2)N(CC3=CC=CC=C3)C(Br)C1=O</text:p>
          </table:table-cell>
          <table:table-cell office:value-type="string" calcext:value-type="string">
            <text:p>InChI=1S/C18H16Br2N2O2/c19-15-18(24)22(12-14-9-5-2-6-10-14)16(20)17(23)21(15)11-13-7-3-1-4-8-13/h1-10,15-16H,11-1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5" calcext:value-type="float">
            <text:p>376012045</text:p>
          </table:table-cell>
          <table:table-cell table:style-name="ce33" office:value-type="float" office:value="11123250" calcext:value-type="float">
            <text:p>111232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3</text:p>
          </table:table-cell>
          <table:table-cell office:value-type="string" calcext:value-type="string">
            <text:p>FVKVTHVXIQDJRX-UHFFFAOYSA-N</text:p>
          </table:table-cell>
          <table:table-cell office:value-type="string" calcext:value-type="string">
            <text:p>O=C(C(C1=CNC2=C1C=CC=C2)N3CC4=CC=CC=C4)N(CC5=CC=CC=C5)C(C6=CNC7=C6C=CC=C7)C3=O</text:p>
          </table:table-cell>
          <table:table-cell office:value-type="string" calcext:value-type="string">
            <text:p>InChI=1S/C34H28N4O2/c39-33-32(28-20-36-30-18-10-8-16-26(28)30)38(22-24-13-5-2-6-14-24)34(40)31(37(33)21-23-11-3-1-4-12-23)27-19-35-29-17-9-7-15-25(27)29/h1-20,31-32,35-36H,21-2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6" calcext:value-type="float">
            <text:p>376012046</text:p>
          </table:table-cell>
          <table:table-cell table:style-name="ce33" office:value-type="float" office:value="134818180" calcext:value-type="float">
            <text:p>134818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4</text:p>
          </table:table-cell>
          <table:table-cell office:value-type="string" calcext:value-type="string">
            <text:p>KZNXALJXBRSMFL-UHFFFAOYSA-N</text:p>
          </table:table-cell>
          <table:table-cell office:value-type="string" calcext:value-type="string">
            <text:p>BrC1=CC([N+]([O-])=O)=C(C)C=C1</text:p>
          </table:table-cell>
          <table:table-cell office:value-type="string" calcext:value-type="string">
            <text:p>InChI=1S/C7H6BrNO2/c1-5-2-3-6(8)4-7(5)9(10)11/h2-4H,1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7" calcext:value-type="float">
            <text:p>376012047</text:p>
          </table:table-cell>
          <table:table-cell table:style-name="ce33" office:value-type="float" office:value="123546" calcext:value-type="float">
            <text:p>1235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5</text:p>
          </table:table-cell>
          <table:table-cell office:value-type="string" calcext:value-type="string">
            <text:p>ROKUVKPJBKALEM-UHFFFAOYSA-N</text:p>
          </table:table-cell>
          <table:table-cell office:value-type="string" calcext:value-type="string">
            <text:p>O=C(C(C1=CNC2=C1C=CC(Br)=C2)N3CC4=CC=CC=C4)N(CC5=CC=CC=C5)C(C6=CNC7=C6C=CC(Br)=C7)C3=O</text:p>
          </table:table-cell>
          <table:table-cell office:value-type="string" calcext:value-type="string">
            <text:p>InChI=1S/C34H26Br2N4O2/c35-23-11-13-25-27(17-37-29(25)15-23)31-34(42)40(20-22-9-5-2-6-10-22)32(28-18-38-30-16-24(36)12-14-26(28)30)33(41)39(31)19-21-7-3-1-4-8-21/h1-18,31-32,37-38H,19-20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8" calcext:value-type="float">
            <text:p>376012048</text:p>
          </table:table-cell>
          <table:table-cell table:style-name="ce33" office:value-type="float" office:value="134818181" calcext:value-type="float">
            <text:p>1348181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6</text:p>
          </table:table-cell>
          <table:table-cell office:value-type="string" calcext:value-type="string">
            <text:p>TVQVPQOGNPYAJN-UHFFFAOYSA-N</text:p>
          </table:table-cell>
          <table:table-cell office:value-type="string" calcext:value-type="string">
            <text:p>O=C(C(C1=CNC2=C1C=CC=C2)N(CC3=CC=CC=C3)C4)N(CC5=CC=CC=C5)C4C6=CNC7=C6C=CC=C7</text:p>
          </table:table-cell>
          <table:table-cell office:value-type="string" calcext:value-type="string">
            <text:p>InChI=1S/C34H30N4O/c39-34-33(29-20-36-31-18-10-8-16-27(29)31)37(21-24-11-3-1-4-12-24)23-32(38(34)22-25-13-5-2-6-14-25)28-19-35-30-17-9-7-15-26(28)30/h1-20,32-33,35-36H,21-23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9" calcext:value-type="float">
            <text:p>376012049</text:p>
          </table:table-cell>
          <table:table-cell table:style-name="ce33" office:value-type="float" office:value="134818182" calcext:value-type="float">
            <text:p>1348181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7</text:p>
          </table:table-cell>
          <table:table-cell office:value-type="string" calcext:value-type="string">
            <text:p>UHOBMCFQSYNXAE-UHFFFAOYSA-N</text:p>
          </table:table-cell>
          <table:table-cell office:value-type="string" calcext:value-type="string">
            <text:p>O=C(C(Br)N1C)N(C)C(Br)C1=O</text:p>
          </table:table-cell>
          <table:table-cell office:value-type="string" calcext:value-type="string">
            <text:p>InChI=1S/C6H8Br2N2O2/c1-9-3(7)6(12)10(2)4(8)5(9)11/h3-4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0" calcext:value-type="float">
            <text:p>376012050</text:p>
          </table:table-cell>
          <table:table-cell table:style-name="ce33" office:value-type="float" office:value="10957537" calcext:value-type="float">
            <text:p>109575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8</text:p>
          </table:table-cell>
          <table:table-cell office:value-type="string" calcext:value-type="string">
            <text:p>MZWQZGHDDHUBPK-UHFFFAOYSA-N</text:p>
          </table:table-cell>
          <table:table-cell office:value-type="string" calcext:value-type="string">
            <text:p>O=C(C(C1=CNC2=C1C=CC=C2)N3C)N(C)C(C4=CNC5=C4C=CC=C5)C3=O</text:p>
          </table:table-cell>
          <table:table-cell office:value-type="string" calcext:value-type="string">
            <text:p>InChI=1S/C22H20N4O2/c1-25-19(15-11-23-17-9-5-3-7-13(15)17)22(28)26(2)20(21(25)27)16-12-24-18-10-6-4-8-14(16)18/h3-12,19-20,23-24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1" calcext:value-type="float">
            <text:p>376012051</text:p>
          </table:table-cell>
          <table:table-cell table:style-name="ce33" office:value-type="float" office:value="384229" calcext:value-type="float">
            <text:p>3842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9</text:p>
          </table:table-cell>
          <table:table-cell office:value-type="string" calcext:value-type="string">
            <text:p>JKWMDTCJDRMOSS-UHFFFAOYSA-N</text:p>
          </table:table-cell>
          <table:table-cell office:value-type="string" calcext:value-type="string">
            <text:p>CN(CC(C1=CNC2=C1C=CC=C2)N(C)C3)C3C4=CNC5=C4C=CC=C5</text:p>
          </table:table-cell>
          <table:table-cell office:value-type="string" calcext:value-type="string">
            <text:p>InChI=1S/C22H24N4/c1-25-13-22(18-12-24-20-10-6-4-8-16(18)20)26(2)14-21(25)17-11-23-19-9-5-3-7-15(17)19/h3-12,21-24H,13-1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2" calcext:value-type="float">
            <text:p>376012052</text:p>
          </table:table-cell>
          <table:table-cell table:style-name="ce33" office:value-type="float" office:value="20750669" calcext:value-type="float">
            <text:p>207506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0</text:p>
          </table:table-cell>
          <table:table-cell office:value-type="string" calcext:value-type="string">
            <text:p>CJWNTTDRTZLLLF-UHFFFAOYSA-N</text:p>
          </table:table-cell>
          <table:table-cell office:value-type="string" calcext:value-type="string">
            <text:p>O=C(C(C1=CNC2=C1C=CC(Br)=C2)N3C)N(C)C(C4=CNC5=C4C=CC(Br)=C5)C3=O</text:p>
          </table:table-cell>
          <table:table-cell office:value-type="string" calcext:value-type="string">
            <text:p>InChI=1S/C22H18Br2N4O2/c1-27-19(15-9-25-17-7-11(23)3-5-13(15)17)22(30)28(2)20(21(27)29)16-10-26-18-8-12(24)4-6-14(16)18/h3-10,19-20,25-26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3" calcext:value-type="float">
            <text:p>376012053</text:p>
          </table:table-cell>
          <table:table-cell table:style-name="ce33" office:value-type="float" office:value="85315292" calcext:value-type="float">
            <text:p>853152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1</text:p>
          </table:table-cell>
          <table:table-cell office:value-type="string" calcext:value-type="string">
            <text:p>GRBPIEOBAMGKFD-UHFFFAOYSA-N</text:p>
          </table:table-cell>
          <table:table-cell office:value-type="string" calcext:value-type="string">
            <text:p>BrC1=CC(NC=C2C3N(C)CC(C4=CNC5=C4C=CC(Br)=C5)N(C)C3)=C2C=C1</text:p>
          </table:table-cell>
          <table:table-cell office:value-type="string" calcext:value-type="string">
            <text:p>InChI=1S/C22H22Br2N4/c1-27-11-22(18-10-26-20-8-14(24)4-6-16(18)20)28(2)12-21(27)17-9-25-19-7-13(23)3-5-15(17)19/h3-10,21-22,25-26H,11-12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4" calcext:value-type="float">
            <text:p>376012054</text:p>
          </table:table-cell>
          <table:table-cell table:style-name="ce33" office:value-type="float" office:value="14467479" calcext:value-type="float">
            <text:p>144674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2</text:p>
          </table:table-cell>
          <table:table-cell office:value-type="string" calcext:value-type="string">
            <text:p>SWKRXCDDZJSVMI-UHFFFAOYSA-N</text:p>
          </table:table-cell>
          <table:table-cell office:value-type="string" calcext:value-type="string">
            <text:p>O=C(C(C1=CNC2=C1C=C(Br)C=C2)N3C)N(C)C(C4=CNC5=C4C=C(Br)C=C5)C3=O</text:p>
          </table:table-cell>
          <table:table-cell office:value-type="string" calcext:value-type="string">
            <text:p>InChI=1S/C22H18Br2N4O2/c1-27-19(15-9-25-17-5-3-11(23)7-13(15)17)22(30)28(2)20(21(27)29)16-10-26-18-6-4-12(24)8-14(16)18/h3-10,19-20,25-26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5" calcext:value-type="float">
            <text:p>376012055</text:p>
          </table:table-cell>
          <table:table-cell table:style-name="ce33" office:value-type="float" office:value="56692400" calcext:value-type="float">
            <text:p>5669240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3</text:p>
          </table:table-cell>
          <table:table-cell office:value-type="string" calcext:value-type="string">
            <text:p>BVDMFIHAQIRQHA-UHFFFAOYSA-N</text:p>
          </table:table-cell>
          <table:table-cell office:value-type="string" calcext:value-type="string">
            <text:p>O=C(C(C1=CNC2=C1C=C(C=C2)OC)N3C)N(C)C(C4=CNC5=C4C=C(C=C5)OC)C3=O</text:p>
          </table:table-cell>
          <table:table-cell office:value-type="string" calcext:value-type="string">
            <text:p>InChI=1S/C24H24N4O4/c1-27-21(17-11-25-19-7-5-13(31-3)9-15(17)19)24(30)28(2)22(23(27)29)18-12-26-20-8-6-14(32-4)10-16(18)20/h5-12,21-22,25-26H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6" calcext:value-type="float">
            <text:p>376012056</text:p>
          </table:table-cell>
          <table:table-cell table:style-name="ce33" office:value-type="float" office:value="134818183" calcext:value-type="float">
            <text:p>1348181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4</text:p>
          </table:table-cell>
          <table:table-cell office:value-type="string" calcext:value-type="string">
            <text:p>DWFWGCWNUGLDDV-UHFFFAOYSA-N</text:p>
          </table:table-cell>
          <table:table-cell office:value-type="string" calcext:value-type="string">
            <text:p>O=C(C(C1=CNC2=C1C=CC=C2C)N3C)N(C)C(C4=CNC5=C4C=CC=C5C)C3=O</text:p>
          </table:table-cell>
          <table:table-cell office:value-type="string" calcext:value-type="string">
            <text:p>InChI=1S/C24H24N4O2/c1-13-7-5-9-15-17(11-25-19(13)15)21-23(29)28(4)22(24(30)27(21)3)18-12-26-20-14(2)8-6-10-16(18)20/h5-12,21-22,25-26H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7" calcext:value-type="float">
            <text:p>376012057</text:p>
          </table:table-cell>
          <table:table-cell table:style-name="ce33" office:value-type="float" office:value="134818184" calcext:value-type="float">
            <text:p>1348181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5</text:p>
          </table:table-cell>
          <table:table-cell office:value-type="string" calcext:value-type="string">
            <text:p>ISLMZPCBUPAGLH-UHFFFAOYSA-N</text:p>
          </table:table-cell>
          <table:table-cell office:value-type="string" calcext:value-type="string">
            <text:p>O=C(C(C1=CNC2=C1C(OC)=CC=C2OC)N3C)N(C)C(C4=CNC5=C4C(OC)=CC=C5OC)C3=O</text:p>
          </table:table-cell>
          <table:table-cell office:value-type="string" calcext:value-type="string">
            <text:p>InChI=1S/C26H28N4O6/c1-29-23(13-11-27-21-17(35-5)9-7-15(33-3)19(13)21)26(32)30(2)24(25(29)31)14-12-28-22-18(36-6)10-8-16(34-4)20(14)22/h7-12,23-24,27-28H,1-6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8" calcext:value-type="float">
            <text:p>376012058</text:p>
          </table:table-cell>
          <table:table-cell table:style-name="ce33" office:value-type="float" office:value="134818185" calcext:value-type="float">
            <text:p>1348181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6</text:p>
          </table:table-cell>
          <table:table-cell office:value-type="string" calcext:value-type="string">
            <text:p>MXPFKHHDXIJNDX-UHFFFAOYSA-N</text:p>
          </table:table-cell>
          <table:table-cell office:value-type="string" calcext:value-type="string">
            <text:p>BrC1=CN(S(=O)(C2=CC=CC=C2)=O)C3=C1C=CC=C3</text:p>
          </table:table-cell>
          <table:table-cell office:value-type="string" calcext:value-type="string">
            <text:p>InChI=1S/C14H10BrNO2S/c15-13-10-16(14-9-5-4-8-12(13)14)19(17,18)11-6-2-1-3-7-11/h1-10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9" calcext:value-type="float">
            <text:p>376012059</text:p>
          </table:table-cell>
          <table:table-cell table:style-name="ce33" office:value-type="float" office:value="2776215" calcext:value-type="float">
            <text:p>27762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7</text:p>
          </table:table-cell>
          <table:table-cell office:value-type="string" calcext:value-type="string">
            <text:p>FVTIWXTUSQSDKB-UHFFFAOYSA-N</text:p>
          </table:table-cell>
          <table:table-cell office:value-type="string" calcext:value-type="string">
            <text:p>C[Si](C)(C)N(C=C1)C2=C1C=CC=C2</text:p>
          </table:table-cell>
          <table:table-cell office:value-type="string" calcext:value-type="string">
            <text:p>InChI=1S/C11H15NSi/c1-13(2,3)12-9-8-10-6-4-5-7-11(10)12/h4-9H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0" calcext:value-type="float">
            <text:p>376012060</text:p>
          </table:table-cell>
          <table:table-cell table:style-name="ce33" office:value-type="float" office:value="605090" calcext:value-type="float">
            <text:p>6050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8</text:p>
          </table:table-cell>
          <table:table-cell office:value-type="string" calcext:value-type="string">
            <text:p>LDPXVHACSXEGHP-VMNXYWKNSA-N</text:p>
          </table:table-cell>
          <table:table-cell office:value-type="string" calcext:value-type="string">
            <text:p>O=C(/C(N1)=C(C2=C(N3)C=CC=C2)/C3=O)N/C(C1=O)=C4C(C=CC=C5)=C5NC/4=O</text:p>
          </table:table-cell>
          <table:table-cell office:value-type="string" calcext:value-type="string">
            <text:p>InChI=1S/C20H12N4O4/c25-17-13(9-5-1-3-7-11(9)21-17)15-19(27)24-16(20(28)23-15)14-10-6-2-4-8-12(10)22-18(14)26/h1-8H,(H,21,25)(H,22,26)(H,23,28)(H,24,27)/b15-13-,16-14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1" calcext:value-type="float">
            <text:p>376012061</text:p>
          </table:table-cell>
          <table:table-cell table:style-name="ce33" office:value-type="float" office:value="5807302" calcext:value-type="float">
            <text:p>58073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39</text:p>
          </table:table-cell>
          <table:table-cell table:style-name="ce22" office:value-type="string" calcext:value-type="string">
            <text:p>UCKHUOHUOYJTCV-RXMQYKEDSA-N</text:p>
          </table:table-cell>
          <table:table-cell table:style-name="ce8" office:value-type="string" calcext:value-type="string">
            <text:p>CC[C@@H](Br)C(C)(C)C(=O)O</text:p>
          </table:table-cell>
          <table:table-cell table:style-name="ce8" office:value-type="string" calcext:value-type="string">
            <text:p>InChI=1S/C7H13BrO2/c1-4-5(8)7(2,3)6(9)10/h5H,4H2,1-3H3,(H,9,10)/t5-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5" calcext:value-type="float">
            <text:p>402382255</text:p>
          </table:table-cell>
          <table:table-cell table:style-name="ce34" office:value-type="float" office:value="145721711" calcext:value-type="float">
            <text:p>1457217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0</text:p>
          </table:table-cell>
          <table:table-cell table:style-name="ce22" office:value-type="string" calcext:value-type="string">
            <text:p>RWKAFOQZRPDXDT-PLNGDYQASA-N</text:p>
          </table:table-cell>
          <table:table-cell table:style-name="ce8" office:value-type="string" calcext:value-type="string">
            <text:p>CC/C=C(/C)Br</text:p>
          </table:table-cell>
          <table:table-cell table:style-name="ce8" office:value-type="string" calcext:value-type="string">
            <text:p>InChI=1S/C5H9Br/c1-3-4-5(2)6/h4H,3H2,1-2H3/b5-4-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6" calcext:value-type="float">
            <text:p>402382256</text:p>
          </table:table-cell>
          <table:table-cell table:style-name="ce34" office:value-type="float" office:value="10866503" calcext:value-type="float">
            <text:p>108665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1</text:p>
          </table:table-cell>
          <table:table-cell table:style-name="ce22" office:value-type="string" calcext:value-type="string">
            <text:p>JJYWRQLLQAKNAD-PLNGDYQASA-N</text:p>
          </table:table-cell>
          <table:table-cell table:style-name="ce8" office:value-type="string" calcext:value-type="string">
            <text:p>CC/C=C(/C)C(=O)O</text:p>
          </table:table-cell>
          <table:table-cell table:style-name="ce8" office:value-type="string" calcext:value-type="string">
            <text:p>InChI=1S/C6H10O2/c1-3-4-5(2)6(7)8/h4H,3H2,1-2H3,(H,7,8)/b5-4-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7" calcext:value-type="float">
            <text:p>402382257</text:p>
          </table:table-cell>
          <table:table-cell table:style-name="ce34" office:value-type="float" office:value="6436344" calcext:value-type="float">
            <text:p>643634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2</text:p>
          </table:table-cell>
          <table:table-cell table:style-name="ce22" office:value-type="string" calcext:value-type="string">
            <text:p>IDWNXPKNWSHWGZ-XINAWCOVSA-N</text:p>
          </table:table-cell>
          <table:table-cell table:style-name="ce8" office:value-type="string" calcext:value-type="string">
            <text:p>CC[C@@H](Br)[C@](C)(Br)C(=O)O</text:p>
          </table:table-cell>
          <table:table-cell table:style-name="ce8" office:value-type="string" calcext:value-type="string">
            <text:p>InChI=1S/C6H10Br2O2/c1-3-4(7)6(2,8)5(9)10/h4H,3H2,1-2H3,(H,9,10)/t4-,6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8" calcext:value-type="float">
            <text:p>402382258</text:p>
          </table:table-cell>
          <table:table-cell table:style-name="ce34" office:value-type="float" office:value="10564215" calcext:value-type="float">
            <text:p>105642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3</text:p>
          </table:table-cell>
          <table:table-cell table:style-name="ce22" office:value-type="string" calcext:value-type="string">
            <text:p>RWKAFOQZRPDXDT-SNAWJCMRSA-N</text:p>
          </table:table-cell>
          <table:table-cell table:style-name="ce8" office:value-type="string" calcext:value-type="string">
            <text:p>CC/C=C(\C)Br</text:p>
          </table:table-cell>
          <table:table-cell table:style-name="ce8" office:value-type="string" calcext:value-type="string">
            <text:p>InChI=1S/C5H9Br/c1-3-4-5(2)6/h4H,3H2,1-2H3/b5-4+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9" calcext:value-type="float">
            <text:p>402382259</text:p>
          </table:table-cell>
          <table:table-cell table:style-name="ce34" office:value-type="float" office:value="11744789" calcext:value-type="float">
            <text:p>117447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4</text:p>
          </table:table-cell>
          <table:table-cell table:style-name="ce22" office:value-type="string" calcext:value-type="string">
            <text:p>XWFVEKLMZSOCGO-SGNDLWITSA-N</text:p>
          </table:table-cell>
          <table:table-cell table:style-name="ce8" office:value-type="string" calcext:value-type="string">
            <text:p>CC(C)[Si](OC[C@@H](O[Si](C(C)C)(C(C)C)C(C)C)[C@@H]1O[C@@]1(C)CO)(C(C)C)C(C)C</text:p>
          </table:table-cell>
          <table:table-cell table:style-name="ce8" office:value-type="string" calcext:value-type="string">
            <text:p>InChI=1S/C24H52O4Si2/c1-16(2)29(17(3)4,18(5)6)26-14-22(23-24(13,15-25)27-23)28-30(19(7)8,20(9)10)21(11)12/h16-23,25H,14-15H2,1-13H3/t22-,23+,24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0" calcext:value-type="float">
            <text:p>402382260</text:p>
          </table:table-cell>
          <table:table-cell table:style-name="ce34" office:value-type="float" office:value="11224982" calcext:value-type="float">
            <text:p>112249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5</text:p>
          </table:table-cell>
          <table:table-cell table:style-name="ce22" office:value-type="string" calcext:value-type="string">
            <text:p>SRUVFZUKLWKCOW-QJJRGQCDSA-N</text:p>
          </table:table-cell>
          <table:table-cell table:style-name="ce8" office:value-type="string" calcext:value-type="string">
            <text:p>CC/C=C(\C)C(O)[C@]1(C)O[C@H]1[C@@H](CO[Si](C(C)C)(C(C)C)C(C)C)O[Si](C(C)C)(C(C)C)C(C)C</text:p>
          </table:table-cell>
          <table:table-cell table:style-name="ce8" office:value-type="string" calcext:value-type="string">
            <text:p>InChI=1S/C29H60O4Si2/c1-16-17-25(14)27(30)29(15)28(32-29)26(33-35(22(8)9,23(10)11)24(12)13)18-31-34(19(2)3,20(4)5)21(6)7/h17,19-24,26-28,30H,16,18H2,1-15H3/b25-17+/t26-,27?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1" calcext:value-type="float">
            <text:p>402382261</text:p>
          </table:table-cell>
          <table:table-cell table:style-name="ce34" office:value-type="float" office:value="101244418" calcext:value-type="float">
            <text:p>1012444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6</text:p>
          </table:table-cell>
          <table:table-cell table:style-name="ce22" office:value-type="string" calcext:value-type="string">
            <text:p>AYFLWBJKIFBQQB-LWSHAMMPSA-N</text:p>
          </table:table-cell>
          <table:table-cell table:style-name="ce8" office:value-type="string" calcext:value-type="string">
            <text:p>CC/C=C(\C)C(O[Si](C)(C)C)[C@]1(C)O[C@H]1[C@@H](CO[Si](C(C)C)(C(C)C)C(C)C)O[Si](C(C)C)(C(C)C)C(C)C</text:p>
          </table:table-cell>
          <table:table-cell table:style-name="ce8" office:value-type="string" calcext:value-type="string">
            <text:p>InChI=1S/C32H68O4Si3/c1-19-20-28(14)30(36-37(16,17)18)32(15)31(34-32)29(35-39(25(8)9,26(10)11)27(12)13)21-33-38(22(2)3,23(4)5)24(6)7/h20,22-27,29-31H,19,21H2,1-18H3/b28-20+/t29-,30?,31+,3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2" calcext:value-type="float">
            <text:p>402382262</text:p>
          </table:table-cell>
          <table:table-cell table:style-name="ce34" office:value-type="float" office:value="11180956" calcext:value-type="float">
            <text:p>1118095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47</text:p>
          </table:table-cell>
          <table:table-cell table:style-name="ce22" office:value-type="string" calcext:value-type="string">
            <text:p>XUBURSZJEMSHKO-GZGBSASGSA-N</text:p>
          </table:table-cell>
          <table:table-cell table:style-name="ce8" office:value-type="string" calcext:value-type="string">
            <text:p>CC/C=C(\C)C(C)(C=O)[C@@H](O)[C@@H](CO[Si](C(C)C)(C(C)C)C(C)C)O[Si](C(C)C)(C(C)C)C(C)C</text:p>
          </table:table-cell>
          <table:table-cell table:style-name="ce8" office:value-type="string" calcext:value-type="string">
            <text:p>InChI=1S/C29H60O4Si2/c1-16-17-26(14)29(15,19-30)28(31)27(33-35(23(8)9,24(10)11)25(12)13)18-32-34(20(2)3,21(4)5)22(6)7/h17,19-25,27-28,31H,16,18H2,1-15H3/b26-17+/t27-,28+,29?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3" calcext:value-type="float">
            <text:p>402382263</text:p>
          </table:table-cell>
          <table:table-cell table:style-name="ce34" office:value-type="float" office:value="145721712" calcext:value-type="float">
            <text:p>1457217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48</text:p>
          </table:table-cell>
          <table:table-cell table:style-name="ce22" office:value-type="string" calcext:value-type="string">
            <text:p>PXHBWRVVDLDIBH-JGFPXFMTSA-N</text:p>
          </table:table-cell>
          <table:table-cell table:style-name="ce8" office:value-type="string" calcext:value-type="string">
            <text:p>CC/C=C(\C)[C@](C)(C1OCCO1)[C@@H](O)[C@@H](CO[Si](C(C)C)(C(C)C)C(C)C)O[Si](C(C)C)(C(C)C)C(C)C</text:p>
          </table:table-cell>
          <table:table-cell table:style-name="ce8" office:value-type="string" calcext:value-type="string">
            <text:p>InChI=1S/C31H64O5Si2/c1-16-17-27(14)31(15,30-33-18-19-34-30)29(32)28(36-38(24(8)9,25(10)11)26(12)13)20-35-37(21(2)3,22(4)5)23(6)7/h17,21-26,28-30,32H,16,18-20H2,1-15H3/b27-17+/t28-,29+,3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4" calcext:value-type="float">
            <text:p>402382264</text:p>
          </table:table-cell>
          <table:table-cell table:style-name="ce34" office:value-type="float" office:value="145721713" calcext:value-type="float">
            <text:p>1457217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9</text:p>
          </table:table-cell>
          <table:table-cell table:style-name="ce22" office:value-type="string" calcext:value-type="string">
            <text:p>GDYGPDDHTAFTDK-GMVBGBJESA-N</text:p>
          </table:table-cell>
          <table:table-cell table:style-name="ce8" office:value-type="string" calcext:value-type="string">
            <text:p>CC/C=C(\C)[C@](C)(C1OCCO1)[C@@H](OCC1=CC=C(OC)C=C1)[C@@H](CO[Si](C(C)C)(C(C)C)C(C)C)O[Si](C(C)C)(C(C)C)C(C)C</text:p>
          </table:table-cell>
          <table:table-cell table:style-name="ce8" office:value-type="string" calcext:value-type="string">
            <text:p>InChI=1S/C39H72O6Si2/c1-17-18-33(14)39(15,38-41-23-24-42-38)37(43-25-34-19-21-35(40-16)22-20-34)36(45-47(30(8)9,31(10)11)32(12)13)26-44-46(27(2)3,28(4)5)29(6)7/h18-22,27-32,36-38H,17,23-26H2,1-16H3/b33-18+/t36-,37+,3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5" calcext:value-type="float">
            <text:p>402382265</text:p>
          </table:table-cell>
          <table:table-cell table:style-name="ce34" office:value-type="float" office:value="11399784" calcext:value-type="float">
            <text:p>113997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0</text:p>
          </table:table-cell>
          <table:table-cell table:style-name="ce22" office:value-type="string" calcext:value-type="string">
            <text:p>KRUXIVHSIPAVCG-LBPIHCLOSA-N</text:p>
          </table:table-cell>
          <table:table-cell table:style-name="ce8" office:value-type="string" calcext:value-type="string">
            <text:p>CC/C=C(\C)C(C)(C1OCCO1)[C@@H](OCC1=CC=C(OC)C=C1)[C@H](O)CO</text:p>
          </table:table-cell>
          <table:table-cell table:style-name="ce8" office:value-type="string" calcext:value-type="string">
            <text:p>InChI=1S/C21H32O6/c1-5-6-15(2)21(3,20-25-11-12-26-20)19(18(23)13-22)27-14-16-7-9-17(24-4)10-8-16/h6-10,18-20,22-23H,5,11-14H2,1-4H3/b15-6+/t18-,19+,21?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6" calcext:value-type="float">
            <text:p>402382266</text:p>
          </table:table-cell>
          <table:table-cell table:style-name="ce34" office:value-type="float" office:value="145721714" calcext:value-type="float">
            <text:p>1457217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1</text:p>
          </table:table-cell>
          <table:table-cell table:style-name="ce22" office:value-type="string" calcext:value-type="string">
            <text:p>WNLRSZBCCHMGND-JFVQNFPGSA-N</text:p>
          </table:table-cell>
          <table:table-cell table:style-name="ce8" office:value-type="string" calcext:value-type="string">
            <text:p>CC/C=C(\C)[C@]1(C)[C@@H](OC)O[C@H](CO)[C@@H]1OCC1=CC=C(OC)C=C1</text:p>
          </table:table-cell>
          <table:table-cell table:style-name="ce8" office:value-type="string" calcext:value-type="string">
            <text:p>InChI=1S/C20H30O5/c1-6-7-14(2)20(3)18(17(12-21)25-19(20)23-5)24-13-15-8-10-16(22-4)11-9-15/h7-11,17-19,21H,6,12-13H2,1-5H3/b14-7+/t17-,18+,19+,20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7" calcext:value-type="float">
            <text:p>402382267</text:p>
          </table:table-cell>
          <table:table-cell table:style-name="ce34" office:value-type="float" office:value="145721715" calcext:value-type="float">
            <text:p>1457217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2</text:p>
          </table:table-cell>
          <table:table-cell table:style-name="ce22" office:value-type="string" calcext:value-type="string">
            <text:p>CHGRFQWEMSYHIE-JUAQOTLBSA-N</text:p>
          </table:table-cell>
          <table:table-cell table:style-name="ce8" office:value-type="string" calcext:value-type="string">
            <text:p>CC/C=C(\C)[C@]1(C)[C@@H](OC)O[C@H](CO[Si](C(C)C)(C(C)C)C(C)C)[C@@H]1OCC1=CC=C(OC)C=C1</text:p>
          </table:table-cell>
          <table:table-cell table:style-name="ce8" office:value-type="string" calcext:value-type="string">
            <text:p>InChI=1S/C29H50O5Si/c1-12-13-23(8)29(9)27(32-18-24-14-16-25(30-10)17-15-24)26(34-28(29)31-11)19-33-35(20(2)3,21(4)5)22(6)7/h13-17,20-22,26-28H,12,18-19H2,1-11H3/b23-13+/t26-,27+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8" calcext:value-type="float">
            <text:p>402382268</text:p>
          </table:table-cell>
          <table:table-cell table:style-name="ce34" office:value-type="float" office:value="145721716" calcext:value-type="float">
            <text:p>1457217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3</text:p>
          </table:table-cell>
          <table:table-cell table:style-name="ce22" office:value-type="string" calcext:value-type="string">
            <text:p>SFXCOHSMBXTYSG-JLAHRVLXSA-N</text:p>
          </table:table-cell>
          <table:table-cell table:style-name="ce8" office:value-type="string" calcext:value-type="string">
            <text:p>CC/C=C(\C)[C@]1(C)[C@@H](OC)O[C@H](COC(C)=O)[C@@H]1OCC1=CC=C(OC)C=C1</text:p>
          </table:table-cell>
          <table:table-cell table:style-name="ce8" office:value-type="string" calcext:value-type="string">
            <text:p>InChI=1S/C22H32O6/c1-7-8-15(2)22(4)20(19(14-26-16(3)23)28-21(22)25-6)27-13-17-9-11-18(24-5)12-10-17/h8-12,19-21H,7,13-14H2,1-6H3/b15-8+/t19-,20+,21+,2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9" calcext:value-type="float">
            <text:p>402382269</text:p>
          </table:table-cell>
          <table:table-cell table:style-name="ce34" office:value-type="float" office:value="145721717" calcext:value-type="float">
            <text:p>1457217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4</text:p>
          </table:table-cell>
          <table:table-cell table:style-name="ce22" office:value-type="string" calcext:value-type="string">
            <text:p>WLYMSUSUGNZDEU-IRYMRMPPSA-N</text:p>
          </table:table-cell>
          <table:table-cell table:style-name="ce8" office:value-type="string" calcext:value-type="string">
            <text:p>CC[C@@H](O)[C@](C)(O)[C@]1(C)C(OC)O[C@H](CO[Si](C(C)C)(C(C)C)C(C)C)[C@@H]1OCC1=CC=C(OC)C=C1</text:p>
          </table:table-cell>
          <table:table-cell table:style-name="ce8" office:value-type="string" calcext:value-type="string">
            <text:p>InChI=1S/C29H52O7Si/c1-12-25(30)29(9,31)28(8)26(34-17-22-13-15-23(32-10)16-14-22)24(36-27(28)33-11)18-35-37(19(2)3,20(4)5)21(6)7/h13-16,19-21,24-27,30-31H,12,17-18H2,1-11H3/t24-,25-,26+,27?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0" calcext:value-type="float">
            <text:p>402382270</text:p>
          </table:table-cell>
          <table:table-cell table:style-name="ce34" office:value-type="float" office:value="10864497" calcext:value-type="float">
            <text:p>108644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5</text:p>
          </table:table-cell>
          <table:table-cell table:style-name="ce22" office:value-type="string" calcext:value-type="string">
            <text:p>UQTCIUXVCHILPV-FATYJBIOSA-N</text:p>
          </table:table-cell>
          <table:table-cell table:style-name="ce8" office:value-type="string" calcext:value-type="string">
            <text:p>CC[C@@H](O)[C@](C)(O)[C@]1(C)C(OC)O[C@H](COC(C)=O)[C@@H]1OCC1=CC=C(OC)C=C1</text:p>
          </table:table-cell>
          <table:table-cell table:style-name="ce8" office:value-type="string" calcext:value-type="string">
            <text:p>InChI=1S/C22H34O8/c1-7-18(24)22(4,25)21(3)19(17(13-28-14(2)23)30-20(21)27-6)29-12-15-8-10-16(26-5)11-9-15/h8-11,17-20,24-25H,7,12-13H2,1-6H3/t17-,18-,19+,20?,21+,2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1" calcext:value-type="float">
            <text:p>402382271</text:p>
          </table:table-cell>
          <table:table-cell table:style-name="ce34" office:value-type="float" office:value="145721718" calcext:value-type="float">
            <text:p>1457217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6</text:p>
          </table:table-cell>
          <table:table-cell table:style-name="ce22" office:value-type="string" calcext:value-type="string">
            <text:p>FJMBACBREIMOIP-SVMUCYCZSA-N</text:p>
          </table:table-cell>
          <table:table-cell table:style-name="ce8" office:value-type="string" calcext:value-type="string">
            <text:p>CC[C@H]1O[C@@H]2O[C@H](CO)[C@H](OCC3=CC=C(OC)C=C3)[C@]2(C)[C@@]1(C)O</text:p>
          </table:table-cell>
          <table:table-cell table:style-name="ce8" office:value-type="string" calcext:value-type="string">
            <text:p>InChI=1S/C19H28O6/c1-5-15-19(3,21)18(2)16(14(10-20)24-17(18)25-15)23-11-12-6-8-13(22-4)9-7-12/h6-9,14-17,20-21H,5,10-11H2,1-4H3/t14-,15-,16+,17+,18+,1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2" calcext:value-type="float">
            <text:p>402382272</text:p>
          </table:table-cell>
          <table:table-cell table:style-name="ce34" office:value-type="float" office:value="10926224" calcext:value-type="float">
            <text:p>109262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7</text:p>
          </table:table-cell>
          <table:table-cell table:style-name="ce22" office:value-type="string" calcext:value-type="string">
            <text:p>RUMSRSAEYCHNJY-WEHOJLIUSA-N</text:p>
          </table:table-cell>
          <table:table-cell table:style-name="ce8" office:value-type="string" calcext:value-type="string">
            <text:p>CC[C@H]1O[C@@H]2O[C@H](CO[Si](C(C)C)(C(C)C)C(C)C)[C@H](OCC3=CC=C(OC)C=C3)[C@]2(C)[C@@]1(C)O</text:p>
          </table:table-cell>
          <table:table-cell table:style-name="ce8" office:value-type="string" calcext:value-type="string">
            <text:p>InChI=1S/C28H48O6Si/c1-11-24-28(9,29)27(8)25(31-16-21-12-14-22(30-10)15-13-21)23(33-26(27)34-24)17-32-35(18(2)3,19(4)5)20(6)7/h12-15,18-20,23-26,29H,11,16-17H2,1-10H3/t23-,24-,25+,26+,27+,28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3" calcext:value-type="float">
            <text:p>402382273</text:p>
          </table:table-cell>
          <table:table-cell table:style-name="ce34" office:value-type="float" office:value="101244415" calcext:value-type="float">
            <text:p>1012444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8</text:p>
          </table:table-cell>
          <table:table-cell table:style-name="ce22" office:value-type="string" calcext:value-type="string">
            <text:p>WNXYUEZHKBMUCG-OFELHODLSA-N</text:p>
          </table:table-cell>
          <table:table-cell table:style-name="ce8" office:value-type="string" calcext:value-type="string">
            <text:p>CC[C@H]1O[C@@H]2O[C@H](COC(C)=O)[C@H](OCC3=CC=C(OC)C=C3)[C@]2(C)[C@@]1(C)O</text:p>
          </table:table-cell>
          <table:table-cell table:style-name="ce8" office:value-type="string" calcext:value-type="string">
            <text:p>InChI=1S/C21H30O7/c1-6-17-21(4,23)20(3)18(16(12-25-13(2)22)27-19(20)28-17)26-11-14-7-9-15(24-5)10-8-14/h7-10,16-19,23H,6,11-12H2,1-5H3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4" calcext:value-type="float">
            <text:p>402382274</text:p>
          </table:table-cell>
          <table:table-cell table:style-name="ce34" office:value-type="float" office:value="145721719" calcext:value-type="float">
            <text:p>1457217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9</text:p>
          </table:table-cell>
          <table:table-cell table:style-name="ce22" office:value-type="string" calcext:value-type="string">
            <text:p>NHILIZCTMUWPPB-SACAXFFCSA-N</text:p>
          </table:table-cell>
          <table:table-cell table:style-name="ce8" office:value-type="string" calcext:value-type="string">
            <text:p>CC[C@@H](O)[C@](C)(O)[C@](C)(C1OCCO1)[C@@H](OCC1=CC=C(OC)C=C1)[C@H](O)CO</text:p>
          </table:table-cell>
          <table:table-cell table:style-name="ce8" office:value-type="string" calcext:value-type="string">
            <text:p>InChI=1S/C21H34O8/c1-5-17(24)21(3,25)20(2,19-27-10-11-28-19)18(16(23)12-22)29-13-14-6-8-15(26-4)9-7-14/h6-9,16-19,22-25H,5,10-13H2,1-4H3/t16-,17-,18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5" calcext:value-type="float">
            <text:p>402382275</text:p>
          </table:table-cell>
          <table:table-cell table:style-name="ce34" office:value-type="float" office:value="11774330" calcext:value-type="float">
            <text:p>1177433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0</text:p>
          </table:table-cell>
          <table:table-cell table:style-name="ce22" office:value-type="string" calcext:value-type="string">
            <text:p>OTTCKLPAEGUVAC-RDWFGQBOSA-N</text:p>
          </table:table-cell>
          <table:table-cell table:style-name="ce8" office:value-type="string" calcext:value-type="string">
            <text:p>CCOC(=O)/C=C/[C@H]1O[C@H]2O[C@H](CC)[C@](C)(O)[C@@]2(C)[C@H]1OCC1=CC=C(OC)C=C1</text:p>
          </table:table-cell>
          <table:table-cell table:style-name="ce8" office:value-type="string" calcext:value-type="string">
            <text:p>InChI=1S/C23H32O7/c1-6-18-23(4,25)22(3)20(28-14-15-8-10-16(26-5)11-9-15)17(29-21(22)30-18)12-13-19(24)27-7-2/h8-13,17-18,20-21,25H,6-7,14H2,1-5H3/b13-12+/t17-,18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6" calcext:value-type="float">
            <text:p>402382276</text:p>
          </table:table-cell>
          <table:table-cell table:style-name="ce34" office:value-type="float" office:value="101244427" calcext:value-type="float">
            <text:p>10124442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1</text:p>
          </table:table-cell>
          <table:table-cell table:style-name="ce22" office:value-type="string" calcext:value-type="string">
            <text:p>OPVUEDZXQAIKHE-AGPSSVMHSA-N</text:p>
          </table:table-cell>
          <table:table-cell table:style-name="ce8" office:value-type="string" calcext:value-type="string">
            <text:p>CC[C@H]1O[C@@H]2O[C@H](/C=C/CO)[C@H](OCC3=CC=C(OC)C=C3)[C@]2(C)[C@@]1(C)O</text:p>
          </table:table-cell>
          <table:table-cell table:style-name="ce8" office:value-type="string" calcext:value-type="string">
            <text:p>InChI=1S/C21H30O6/c1-5-17-21(3,23)20(2)18(16(7-6-12-22)26-19(20)27-17)25-13-14-8-10-15(24-4)11-9-14/h6-11,16-19,22-23H,5,12-13H2,1-4H3/b7-6+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7" calcext:value-type="float">
            <text:p>402382277</text:p>
          </table:table-cell>
          <table:table-cell table:style-name="ce34" office:value-type="float" office:value="11406294" calcext:value-type="float">
            <text:p>114062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2</text:p>
          </table:table-cell>
          <table:table-cell table:style-name="ce22" office:value-type="string" calcext:value-type="string">
            <text:p>KPPQTXQSUHNEGW-QKIHEREWSA-N</text:p>
          </table:table-cell>
          <table:table-cell table:style-name="ce8" office:value-type="string" calcext:value-type="string">
            <text:p>CC[C@H]1O[C@@H]2O[C@H](/C=C/CO)[C@H](O)[C@]2(C)[C@@]1(C)O</text:p>
          </table:table-cell>
          <table:table-cell table:style-name="ce8" office:value-type="string" calcext:value-type="string">
            <text:p>InChI=1S/C13H22O5/c1-4-9-13(3,16)12(2)10(15)8(6-5-7-14)17-11(12)18-9/h5-6,8-11,14-16H,4,7H2,1-3H3/b6-5+/t8-,9-,10+,11+,12+,1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8" calcext:value-type="float">
            <text:p>402382278</text:p>
          </table:table-cell>
          <table:table-cell table:style-name="ce34" office:value-type="float" office:value="101244428" calcext:value-type="float">
            <text:p>1012444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3</text:p>
          </table:table-cell>
          <table:table-cell table:style-name="ce22" office:value-type="string" calcext:value-type="string">
            <text:p>MPSPKMVEQZMULG-QKIHEREWSA-N</text:p>
          </table:table-cell>
          <table:table-cell table:style-name="ce8" office:value-type="string" calcext:value-type="string">
            <text:p>CC[C@H]1O[C@@H]2O[C@H](/C=C/C=O)[C@H](O)[C@]2(C)[C@@]1(C)O</text:p>
          </table:table-cell>
          <table:table-cell table:style-name="ce8" office:value-type="string" calcext:value-type="string">
            <text:p>InChI=1S/C13H20O5/c1-4-9-13(3,16)12(2)10(15)8(6-5-7-14)17-11(12)18-9/h5-11,15-16H,4H2,1-3H3/b6-5+/t8-,9-,10+,11+,12+,1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9" calcext:value-type="float">
            <text:p>402382279</text:p>
          </table:table-cell>
          <table:table-cell table:style-name="ce34" office:value-type="float" office:value="101244429" calcext:value-type="float">
            <text:p>1012444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4</text:p>
          </table:table-cell>
          <table:table-cell table:style-name="ce22" office:value-type="string" calcext:value-type="string">
            <text:p>GPXPJKFETRLRAS-AHUKKWBBSA-N</text:p>
          </table:table-cell>
          <table:table-cell table:style-name="ce8" office:value-type="string" calcext:value-type="string">
            <text:p>CC[C@H]1O[C@@H]2O[C@H](/C=C/C=C/C=C/C3=C(C)C(OC)=CC(=O)O3)[C@H](O)[C@]2(C)[C@@]1(C)O</text:p>
          </table:table-cell>
          <table:table-cell table:style-name="ce8" office:value-type="string" calcext:value-type="string">
            <text:p>InChI=1S/C23H30O7/c1-6-18-23(4,26)22(3)20(25)16(29-21(22)30-18)12-10-8-7-9-11-15-14(2)17(27-5)13-19(24)28-15/h7-13,16,18,20-21,25-26H,6H2,1-5H3/b8-7+,11-9+,12-10+/t16-,18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0" calcext:value-type="float">
            <text:p>402382280</text:p>
          </table:table-cell>
          <table:table-cell table:style-name="ce34" office:value-type="float" office:value="6438150" calcext:value-type="float">
            <text:p>64381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65</text:p>
          </table:table-cell>
          <table:table-cell table:style-name="ce22" office:value-type="string" calcext:value-type="string">
            <text:p>USFVAIVNGNZWKR-OGQGLIDXSA-N</text:p>
          </table:table-cell>
          <table:table-cell table:style-name="ce8" office:value-type="string" calcext:value-type="string">
            <text:p>CC[C@H]1O[C@@H]2O[C@H](/C=C/COC(C)=O)[C@H](OCC3=CC=C(OC)C=C3)[C@]2(C)[C@@]1(C)O</text:p>
          </table:table-cell>
          <table:table-cell table:style-name="ce8" office:value-type="string" calcext:value-type="string">
            <text:p>InChI=1S/C23H32O7/c1-6-19-23(4,25)22(3)20(28-14-16-9-11-17(26-5)12-10-16)18(29-21(22)30-19)8-7-13-27-15(2)24/h7-12,18-21,25H,6,13-14H2,1-5H3/b8-7+/t18-,19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1" calcext:value-type="float">
            <text:p>402382281</text:p>
          </table:table-cell>
          <table:table-cell table:style-name="ce34" office:value-type="float" office:value="145721720" calcext:value-type="float">
            <text:p>1457217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66</text:p>
          </table:table-cell>
          <table:table-cell table:style-name="ce22" office:value-type="string" calcext:value-type="string">
            <text:p>KRVMCOPXUDESKE-AGYJJXAFSA-N</text:p>
          </table:table-cell>
          <table:table-cell table:style-name="ce8" office:value-type="string" calcext:value-type="string">
            <text:p>CC[C@H]1O[C@@H]2O[C@H](/C=C/COC(C)=O)[C@H](O)[C@]2(C)[C@@]1(C)O</text:p>
          </table:table-cell>
          <table:table-cell table:style-name="ce8" office:value-type="string" calcext:value-type="string">
            <text:p>InChI=1S/C15H24O6/c1-5-11-15(4,18)14(3)12(17)10(20-13(14)21-11)7-6-8-19-9(2)16/h6-7,10-13,17-18H,5,8H2,1-4H3/b7-6+/t10-,11-,12+,13+,14+,15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2" calcext:value-type="float">
            <text:p>402382282</text:p>
          </table:table-cell>
          <table:table-cell table:style-name="ce34" office:value-type="float" office:value="145721721" calcext:value-type="float">
            <text:p>1457217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67</text:p>
          </table:table-cell>
          <table:table-cell table:style-name="ce22" office:value-type="string" calcext:value-type="string">
            <text:p>JFQSVGUGCAKCBB-MYVWSFBOSA-N</text:p>
          </table:table-cell>
          <table:table-cell table:style-name="ce8" office:value-type="string" calcext:value-type="string">
            <text:p>CC[C@H]1O[C@@H]2O[C@H](/C=C/COC(C)=O)[C@H](O[Si](C)(C)C)[C@]2(C)[C@@]1(C)O[Si](C)(C)C</text:p>
          </table:table-cell>
          <table:table-cell table:style-name="ce8" office:value-type="string" calcext:value-type="string">
            <text:p>InChI=1S/C21H40O6Si2/c1-11-17-21(4,27-29(8,9)10)20(3)18(26-28(5,6)7)16(24-19(20)25-17)13-12-14-23-15(2)22/h12-13,16-19H,11,14H2,1-10H3/b13-12+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3" calcext:value-type="float">
            <text:p>402382283</text:p>
          </table:table-cell>
          <table:table-cell table:style-name="ce34" office:value-type="float" office:value="11247787" calcext:value-type="float">
            <text:p>112477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68</text:p>
          </table:table-cell>
          <table:table-cell table:style-name="ce22" office:value-type="string" calcext:value-type="string">
            <text:p>NMUAHBGKHLDOBY-BOILNHDISA-N</text:p>
          </table:table-cell>
          <table:table-cell table:style-name="ce8" office:value-type="string" calcext:value-type="string">
            <text:p>CC[C@H]1O[C@@H]2O[C@H](/C=C/CO)[C@H](O[Si](C)(C)C)[C@]2(C)[C@@]1(C)O[Si](C)(C)C</text:p>
          </table:table-cell>
          <table:table-cell table:style-name="ce8" office:value-type="string" calcext:value-type="string">
            <text:p>InChI=1S/C19H38O5Si2/c1-10-15-19(3,24-26(7,8)9)18(2)16(23-25(4,5)6)14(12-11-13-20)21-17(18)22-15/h11-12,14-17,20H,10,13H2,1-9H3/b12-11+/t14-,15-,16+,17+,18+,1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4" calcext:value-type="float">
            <text:p>402382284</text:p>
          </table:table-cell>
          <table:table-cell table:style-name="ce34" office:value-type="float" office:value="145721722" calcext:value-type="float">
            <text:p>1457217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69</text:p>
          </table:table-cell>
          <table:table-cell table:style-name="ce22" office:value-type="string" calcext:value-type="string">
            <text:p>QCOVCXZEMWHADD-HIIFRNONSA-N</text:p>
          </table:table-cell>
          <table:table-cell table:style-name="ce8" office:value-type="string" calcext:value-type="string">
            <text:p>CC[C@H]1O[C@@H]2O[C@H](/C=C/C=C/C=C/C3=C(C)C(OC)=CC(=O)O3)[C@H](O[Si](C)(C)C)[C@]2(C)[C@@]1(C)O[Si](C)(C)C</text:p>
          </table:table-cell>
          <table:table-cell table:style-name="ce8" office:value-type="string" calcext:value-type="string">
            <text:p>InChI=1S/C29H46O7Si2/c1-12-24-29(4,36-38(9,10)11)28(3)26(35-37(6,7)8)22(33-27(28)34-24)18-16-14-13-15-17-21-20(2)23(31-5)19-25(30)32-21/h13-19,22,24,26-27H,12H2,1-11H3/b14-13+,17-15+,18-16+/t22-,24-,26+,27+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5" calcext:value-type="float">
            <text:p>402382285</text:p>
          </table:table-cell>
          <table:table-cell table:style-name="ce34" office:value-type="float" office:value="145721723" calcext:value-type="float">
            <text:p>1457217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0</text:p>
          </table:table-cell>
          <table:table-cell table:style-name="ce8" office:value-type="string" calcext:value-type="string">
            <text:p>XAEDGIMCOKUHPP-UHFFFAOYSA-N</text:p>
          </table:table-cell>
          <table:table-cell table:style-name="ce8" office:value-type="string" calcext:value-type="string">
            <text:p>CC(CCCl)CS(=O)(=O)Cl</text:p>
          </table:table-cell>
          <table:table-cell table:style-name="ce8" office:value-type="string" calcext:value-type="string">
            <text:p>InChI=1S/C5H10Cl2O2S/c1-5(2-3-6)4-10(7,8)9/h5H,2-4H2,1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1" calcext:value-type="float">
            <text:p>402403591</text:p>
          </table:table-cell>
          <table:table-cell table:style-name="ce34" office:value-type="float" office:value="55280260" calcext:value-type="float">
            <text:p>55280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1</text:p>
          </table:table-cell>
          <table:table-cell table:style-name="ce22" office:value-type="string" calcext:value-type="string">
            <text:p>MKJOLUXKAUKFIT-UHFFFAOYSA-N</text:p>
          </table:table-cell>
          <table:table-cell table:style-name="ce8" office:value-type="string" calcext:value-type="string">
            <text:p>CC1CCOS(=O)(=O)C1</text:p>
          </table:table-cell>
          <table:table-cell table:style-name="ce8" office:value-type="string" calcext:value-type="string">
            <text:p>InChI=1S/C5H10O3S/c1-5-2-3-8-9(6,7)4-5/h5H,2-4H2,1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2" calcext:value-type="float">
            <text:p>402403592</text:p>
          </table:table-cell>
          <table:table-cell table:style-name="ce34" office:value-type="float" office:value="229582" calcext:value-type="float">
            <text:p>2295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2</text:p>
          </table:table-cell>
          <table:table-cell table:style-name="ce22" office:value-type="string" calcext:value-type="string">
            <text:p>WGQKBCSACFQGQY-UHFFFAOYSA-N</text:p>
          </table:table-cell>
          <table:table-cell table:style-name="ce8" office:value-type="string" calcext:value-type="string">
            <text:p>CCC(C)CS</text:p>
          </table:table-cell>
          <table:table-cell table:style-name="ce8" office:value-type="string" calcext:value-type="string">
            <text:p>InChI=1S/C5H12S/c1-3-5(2)4-6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3" calcext:value-type="float">
            <text:p>402403593</text:p>
          </table:table-cell>
          <table:table-cell table:style-name="ce34" office:value-type="float" office:value="15877" calcext:value-type="float">
            <text:p>158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3</text:p>
          </table:table-cell>
          <table:table-cell table:style-name="ce22" office:value-type="string" calcext:value-type="string">
            <text:p>QPRQEDXDYOZYLA-UHFFFAOYSA-N</text:p>
          </table:table-cell>
          <table:table-cell table:style-name="ce8" office:value-type="string" calcext:value-type="string">
            <text:p>CCC(C)CO</text:p>
          </table:table-cell>
          <table:table-cell table:style-name="ce8" office:value-type="string" calcext:value-type="string">
            <text:p>InChI=1S/C5H12O/c1-3-5(2)4-6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4" calcext:value-type="float">
            <text:p>402403594</text:p>
          </table:table-cell>
          <table:table-cell table:style-name="ce34" office:value-type="float" office:value="8723" calcext:value-type="float">
            <text:p>87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4</text:p>
          </table:table-cell>
          <table:table-cell table:style-name="ce22" office:value-type="string" calcext:value-type="string">
            <text:p>UDVNGPPPSPOYBZ-UHFFFAOYSA-N</text:p>
          </table:table-cell>
          <table:table-cell table:style-name="ce8" office:value-type="string" calcext:value-type="string">
            <text:p>CC(Cl)CC(C)CS(=O)(=O)Cl</text:p>
          </table:table-cell>
          <table:table-cell table:style-name="ce8" office:value-type="string" calcext:value-type="string">
            <text:p>InChI=1S/C6H12Cl2O2S/c1-5(3-6(2)7)4-11(8,9)10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5" calcext:value-type="float">
            <text:p>402403595</text:p>
          </table:table-cell>
          <table:table-cell table:style-name="ce34" office:value-type="float" office:value="145721831" calcext:value-type="float">
            <text:p>1457218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5</text:p>
          </table:table-cell>
          <table:table-cell table:style-name="ce22" office:value-type="string" calcext:value-type="string">
            <text:p>DPVDLSMNHIKLDR-UHFFFAOYSA-N</text:p>
          </table:table-cell>
          <table:table-cell table:style-name="ce8" office:value-type="string" calcext:value-type="string">
            <text:p>CC1CC(C)OS(=O)(=O)C1</text:p>
          </table:table-cell>
          <table:table-cell table:style-name="ce8" office:value-type="string" calcext:value-type="string">
            <text:p>InChI=1S/C6H12O3S/c1-5-3-6(2)9-10(7,8)4-5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6" calcext:value-type="float">
            <text:p>402403596</text:p>
          </table:table-cell>
          <table:table-cell table:style-name="ce34" office:value-type="float" office:value="88890246" calcext:value-type="float">
            <text:p>88890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6</text:p>
          </table:table-cell>
          <table:table-cell table:style-name="ce22" office:value-type="string" calcext:value-type="string">
            <text:p>ZUPLFMMTGJBSMK-UHFFFAOYSA-N</text:p>
          </table:table-cell>
          <table:table-cell table:style-name="ce8" office:value-type="string" calcext:value-type="string">
            <text:p>CCCC(C)CS</text:p>
          </table:table-cell>
          <table:table-cell table:style-name="ce8" office:value-type="string" calcext:value-type="string">
            <text:p>InChI=1S/C6H14S/c1-3-4-6(2)5-7/h6-7H,3-5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7" calcext:value-type="float">
            <text:p>402403597</text:p>
          </table:table-cell>
          <table:table-cell table:style-name="ce34" office:value-type="float" office:value="519251" calcext:value-type="float">
            <text:p>5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UALIB-377</text:p>
          </table:table-cell>
          <table:table-cell office:value-type="string" calcext:value-type="string">
            <text:p>WFDIJRYMOXRFFG-UHFFFAOYSA-N</text:p>
          </table:table-cell>
          <table:table-cell office:value-type="string" calcext:value-type="string">
            <text:p>CC(=O)OC(C)=O</text:p>
          </table:table-cell>
          <table:table-cell office:value-type="string" calcext:value-type="string">
            <text:p>InChI=1S/C4H6O3/c1-3(5)7-4(2)6/h1-2H3</text:p>
          </table:table-cell>
          <table:table-cell table:style-name="ce8" office:value-type="string" calcext:value-type="string">
            <text:p>Hanna, C. Acetic Anhydride. M.S. Thesis, The University of Alabama, 1929.</text:p>
          </table:table-cell>
          <table:table-cell table:style-name="ce8" office:value-type="string" calcext:value-type="string">
            <text:p>https://ir.ua.edu/handle/123456789/6419</text:p>
          </table:table-cell>
          <table:table-cell office:value-type="date" office:date-value="2020-01-16" calcext:value-type="date">
            <text:p>2020-01-16</text:p>
          </table:table-cell>
          <table:table-cell office:value-type="float" office:value="402405927" calcext:value-type="float">
            <text:p>402405927</text:p>
          </table:table-cell>
          <table:table-cell table:style-name="ce33" office:value-type="float" office:value="7918" calcext:value-type="float">
            <text:p>7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378</text:p>
          </table:table-cell>
          <table:table-cell table:style-name="ce8" office:value-type="string" calcext:value-type="string">
            <text:p>PZCCSJYFXQXAST-UHFFFAOYSA-N</text:p>
          </table:table-cell>
          <table:table-cell table:style-name="ce8" office:value-type="string" calcext:value-type="string">
            <text:p>ClCC1=CCCCC1</text:p>
          </table:table-cell>
          <table:table-cell table:style-name="ce8" office:value-type="string" calcext:value-type="string">
            <text:p>InChI=1S/C7H11Cl/c8-6-7-4-2-1-3-5-7/h4H,1-3,5-6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8" calcext:value-type="float">
            <text:p>402405928</text:p>
          </table:table-cell>
          <table:table-cell table:style-name="ce34" office:value-type="float" office:value="11974168" calcext:value-type="float">
            <text:p>1197416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istake with Williams, G.C. Thesis. Accidentally, overwrote PubChem submission with this Muse, D.E. data. Williams, G.C. data was resubmitted later with new REGIDs.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379</text:p>
          </table:table-cell>
          <table:table-cell table:style-name="ce8" office:value-type="string" calcext:value-type="string">
            <text:p>VBCIOOKAKHGVMI-UHFFFAOYSA-N</text:p>
          </table:table-cell>
          <table:table-cell table:style-name="ce8" office:value-type="string" calcext:value-type="string">
            <text:p>C=C(C)CCC(C)=O</text:p>
          </table:table-cell>
          <table:table-cell table:style-name="ce8" office:value-type="string" calcext:value-type="string">
            <text:p>InChI=1S/C7H12O/c1-6(2)4-5-7(3)8/h1,4-5H2,2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9" calcext:value-type="float">
            <text:p>402405929</text:p>
          </table:table-cell>
          <table:table-cell table:style-name="ce34" office:value-type="float" office:value="228604" calcext:value-type="float">
            <text:p>2286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0</text:p>
          </table:table-cell>
          <table:table-cell table:style-name="ce8" office:value-type="string" calcext:value-type="string">
            <text:p>GJTIGQZURAGZCN-UHFFFAOYSA-N</text:p>
          </table:table-cell>
          <table:table-cell table:style-name="ce8" office:value-type="string" calcext:value-type="string">
            <text:p>CC(=O)CCC1(C)CO1</text:p>
          </table:table-cell>
          <table:table-cell table:style-name="ce8" office:value-type="string" calcext:value-type="string">
            <text:p>InChI=1S/C7H12O2/c1-6(8)3-4-7(2)5-9-7/h3-5H2,1-2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0" calcext:value-type="float">
            <text:p>402405930</text:p>
          </table:table-cell>
          <table:table-cell table:style-name="ce34" office:value-type="float" office:value="12223677" calcext:value-type="float">
            <text:p>122236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1</text:p>
          </table:table-cell>
          <table:table-cell table:style-name="ce8" office:value-type="string" calcext:value-type="string">
            <text:p>ROTNGJJFLIIVDI-UHFFFAOYSA-N</text:p>
          </table:table-cell>
          <table:table-cell table:style-name="ce8" office:value-type="string" calcext:value-type="string">
            <text:p>C=C(C)CCC1(C)CO1</text:p>
          </table:table-cell>
          <table:table-cell table:style-name="ce8" office:value-type="string" calcext:value-type="string">
            <text:p>InChI=1S/C8H14O/c1-7(2)4-5-8(3)6-9-8/h1,4-6H2,2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1" calcext:value-type="float">
            <text:p>402405931</text:p>
          </table:table-cell>
          <table:table-cell table:style-name="ce34" office:value-type="float" office:value="11412380" calcext:value-type="float">
            <text:p>114123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2</text:p>
          </table:table-cell>
          <table:table-cell table:style-name="ce8" office:value-type="string" calcext:value-type="string">
            <text:p>RWWZCYVWUPIIPT-UHFFFAOYSA-N</text:p>
          </table:table-cell>
          <table:table-cell table:style-name="ce8" office:value-type="string" calcext:value-type="string">
            <text:p>CC1(CCC2(C)OCOO2)CO1</text:p>
          </table:table-cell>
          <table:table-cell table:style-name="ce8" office:value-type="string" calcext:value-type="string">
            <text:p>InChI=1S/C8H14O4/c1-7(5-9-7)3-4-8(2)10-6-11-12-8/h3-6H2,1-2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2" calcext:value-type="float">
            <text:p>402405932</text:p>
          </table:table-cell>
          <table:table-cell table:style-name="ce34" office:value-type="float" office:value="145722409" calcext:value-type="float">
            <text:p>1457224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3</text:p>
          </table:table-cell>
          <table:table-cell table:style-name="ce8" office:value-type="string" calcext:value-type="string">
            <text:p>AOKNEHYHBQJHJE-UHFFFAOYSA-N</text:p>
          </table:table-cell>
          <table:table-cell table:style-name="ce8" office:value-type="string" calcext:value-type="string">
            <text:p>COC(C)(CCC1(C)CO1)OO</text:p>
          </table:table-cell>
          <table:table-cell table:style-name="ce8" office:value-type="string" calcext:value-type="string">
            <text:p>InChI=1S/C8H16O4/c1-7(6-11-7)4-5-8(2,10-3)12-9/h9H,4-6H2,1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3" calcext:value-type="float">
            <text:p>402405933</text:p>
          </table:table-cell>
          <table:table-cell table:style-name="ce34" office:value-type="float" office:value="145722410" calcext:value-type="float">
            <text:p>1457224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4</text:p>
          </table:table-cell>
          <table:table-cell table:style-name="ce8" office:value-type="string" calcext:value-type="string">
            <text:p>XYISQAQXKGUAET-UHFFFAOYSA-N</text:p>
          </table:table-cell>
          <table:table-cell table:style-name="ce8" office:value-type="string" calcext:value-type="string">
            <text:p>OOC1CCCCO1</text:p>
          </table:table-cell>
          <table:table-cell table:style-name="ce8" office:value-type="string" calcext:value-type="string">
            <text:p>InChI=1S/C5H10O3/c6-8-5-3-1-2-4-7-5/h5-6H,1-4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4" calcext:value-type="float">
            <text:p>402405934</text:p>
          </table:table-cell>
          <table:table-cell table:style-name="ce34" office:value-type="float" office:value="12495381" calcext:value-type="float">
            <text:p>1249538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5</text:p>
          </table:table-cell>
          <table:table-cell table:style-name="ce8" office:value-type="string" calcext:value-type="string">
            <text:p>JSZPBTUOIOMFMS-UHFFFAOYSA-N</text:p>
          </table:table-cell>
          <table:table-cell table:style-name="ce8" office:value-type="string" calcext:value-type="string">
            <text:p>OOC1CCCO1</text:p>
          </table:table-cell>
          <table:table-cell table:style-name="ce8" office:value-type="string" calcext:value-type="string">
            <text:p>InChI=1S/C4H8O3/c5-7-4-2-1-3-6-4/h4-5H,1-3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5" calcext:value-type="float">
            <text:p>402405935</text:p>
          </table:table-cell>
          <table:table-cell table:style-name="ce34" office:value-type="float" office:value="12387212" calcext:value-type="float">
            <text:p>123872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6</text:p>
          </table:table-cell>
          <table:table-cell table:style-name="ce8" office:value-type="string" calcext:value-type="string">
            <text:p>RJKCQJNOJDMYEM-UHFFFAOYSA-N</text:p>
          </table:table-cell>
          <table:table-cell table:style-name="ce8" office:value-type="string" calcext:value-type="string">
            <text:p>CC(=O)CCC(C)C(=O)O</text:p>
          </table:table-cell>
          <table:table-cell table:style-name="ce8" office:value-type="string" calcext:value-type="string">
            <text:p>InChI=1S/C7H12O3/c1-5(7(9)10)3-4-6(2)8/h5H,3-4H2,1-2H3,(H,9,10)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6" calcext:value-type="float">
            <text:p>402405936</text:p>
          </table:table-cell>
          <table:table-cell table:style-name="ce34" office:value-type="float" office:value="440620" calcext:value-type="float">
            <text:p>4406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7</text:p>
          </table:table-cell>
          <table:table-cell table:style-name="ce8" office:value-type="string" calcext:value-type="string">
            <text:p>KMJVGQLTNNGPRR-UHFFFAOYSA-N</text:p>
          </table:table-cell>
          <table:table-cell table:style-name="ce8" office:value-type="string" calcext:value-type="string">
            <text:p>COC(=O)C(C)CCC(C)(OC)OC</text:p>
          </table:table-cell>
          <table:table-cell table:style-name="ce8" office:value-type="string" calcext:value-type="string">
            <text:p>InChI=1S/C10H20O4/c1-8(9(11)12-3)6-7-10(2,13-4)14-5/h8H,6-7H2,1-5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7" calcext:value-type="float">
            <text:p>402405937</text:p>
          </table:table-cell>
          <table:table-cell table:style-name="ce34" office:value-type="float" office:value="13780576" calcext:value-type="float">
            <text:p>137805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8</text:p>
          </table:table-cell>
          <table:table-cell table:style-name="ce8" office:value-type="string" calcext:value-type="string">
            <text:p>VVZWRMCLGWCGQO-ZGMWKFTRSA-N</text:p>
          </table:table-cell>
          <table:table-cell table:style-name="ce8" office:value-type="string" calcext:value-type="string">
            <text:p>CO/C(O[Si](C)(C)C)=C(/C)CCC(C)(OC)OC.CO/C(O[Si](C)(C)C)=C(\C)CCC(C)(OC)OC</text:p>
          </table:table-cell>
          <table:table-cell table:style-name="ce8" office:value-type="string" calcext:value-type="string">
            <text:p>InChI=1S/2C13H28O4Si/c2*1-11(9-10-13(2,15-4)16-5)12(14-3)17-18(6,7)8/h2*9-10H2,1-8H3/b12-11+;12-11-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5" calcext:value-type="float">
            <text:p>402406475</text:p>
          </table:table-cell>
          <table:table-cell table:style-name="ce34" office:value-type="float" office:value="145722411" calcext:value-type="float">
            <text:p>1457224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9</text:p>
          </table:table-cell>
          <table:table-cell table:style-name="ce8" office:value-type="string" calcext:value-type="string">
            <text:p>UIDOMQPFBOYFEQ-UHFFFAOYSA-N</text:p>
          </table:table-cell>
          <table:table-cell table:style-name="ce8" office:value-type="string" calcext:value-type="string">
            <text:p>COC(=O)C(C)(CC(C)(OC)OC)OO[Si](C)(C)C</text:p>
          </table:table-cell>
          <table:table-cell table:style-name="ce8" office:value-type="string" calcext:value-type="string">
            <text:p>InChI=1S/C12H26O6Si/c1-11(10(13)14-3,17-18-19(6,7)8)9-12(2,15-4)16-5/h9H2,1-8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6" calcext:value-type="float">
            <text:p>402406476</text:p>
          </table:table-cell>
          <table:table-cell table:style-name="ce34" office:value-type="float" office:value="145722414" calcext:value-type="float">
            <text:p>1457224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0</text:p>
          </table:table-cell>
          <table:table-cell table:style-name="ce8" office:value-type="string" calcext:value-type="string">
            <text:p>DYFSVRJUYUUCGG-UHFFFAOYSA-N</text:p>
          </table:table-cell>
          <table:table-cell table:style-name="ce8" office:value-type="string" calcext:value-type="string">
            <text:p>CCCCCCCC(O)C(Cl)(Cl)Cl</text:p>
          </table:table-cell>
          <table:table-cell table:style-name="ce8" office:value-type="string" calcext:value-type="string">
            <text:p>InChI=1S/C9H17Cl3O/c1-2-3-4-5-6-7-8(13)9(10,11)12/h8,13H,2-7H2,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79" calcext:value-type="float">
            <text:p>402406479</text:p>
          </table:table-cell>
          <table:table-cell table:style-name="ce34" office:value-type="float" office:value="13434519" calcext:value-type="float">
            <text:p>134345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1</text:p>
          </table:table-cell>
          <table:table-cell table:style-name="ce22" office:value-type="string" calcext:value-type="string">
            <text:p>UNPVPGMRWCOTQA-UHFFFAOYSA-N</text:p>
          </table:table-cell>
          <table:table-cell table:style-name="ce8" office:value-type="string" calcext:value-type="string">
            <text:p>CC(C)(C)[Si](C)(C)OCCCCC(O)C(Cl)(Cl)Cl</text:p>
          </table:table-cell>
          <table:table-cell table:style-name="ce8" office:value-type="string" calcext:value-type="string">
            <text:p>InChI=1S/C12H25Cl3O2Si/c1-11(2,3)18(4,5)17-9-7-6-8-10(16)12(13,14)15/h10,16H,6-9H2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0" calcext:value-type="float">
            <text:p>402406480</text:p>
          </table:table-cell>
          <table:table-cell table:style-name="ce34" office:value-type="float" office:value="145722419" calcext:value-type="float">
            <text:p>1457224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2</text:p>
          </table:table-cell>
          <table:table-cell table:style-name="ce22" office:value-type="string" calcext:value-type="string">
            <text:p>QWATXHHTKKHWNB-UHFFFAOYSA-N</text:p>
          </table:table-cell>
          <table:table-cell table:style-name="ce8" office:value-type="string" calcext:value-type="string">
            <text:p>OC(CCC1=CC=CC=C1)C(Cl)(Cl)Cl</text:p>
          </table:table-cell>
          <table:table-cell table:style-name="ce8" office:value-type="string" calcext:value-type="string">
            <text:p>InChI=1S/C10H11Cl3O/c11-10(12,13)9(14)7-6-8-4-2-1-3-5-8/h1-5,9,14H,6-7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1" calcext:value-type="float">
            <text:p>402406481</text:p>
          </table:table-cell>
          <table:table-cell table:style-name="ce34" office:value-type="float" office:value="10515059" calcext:value-type="float">
            <text:p>105150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3</text:p>
          </table:table-cell>
          <table:table-cell table:style-name="ce22" office:value-type="string" calcext:value-type="string">
            <text:p>YNQHTZHOPABBGP-UHFFFAOYSA-N</text:p>
          </table:table-cell>
          <table:table-cell table:style-name="ce8" office:value-type="string" calcext:value-type="string">
            <text:p>OC(C1CCCCC1)C(Cl)(Cl)Cl</text:p>
          </table:table-cell>
          <table:table-cell table:style-name="ce8" office:value-type="string" calcext:value-type="string">
            <text:p>InChI=1S/C8H13Cl3O/c9-8(10,11)7(12)6-4-2-1-3-5-6/h6-7,12H,1-5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2" calcext:value-type="float">
            <text:p>402406482</text:p>
          </table:table-cell>
          <table:table-cell table:style-name="ce34" office:value-type="float" office:value="10537510" calcext:value-type="float">
            <text:p>105375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4</text:p>
          </table:table-cell>
          <table:table-cell table:style-name="ce22" office:value-type="string" calcext:value-type="string">
            <text:p>VPHJIDPDVGJMES-UHFFFAOYSA-N</text:p>
          </table:table-cell>
          <table:table-cell table:style-name="ce8" office:value-type="string" calcext:value-type="string">
            <text:p>CC(C1=CC=CC=C1)C(O)C(Cl)(Cl)Cl</text:p>
          </table:table-cell>
          <table:table-cell table:style-name="ce8" office:value-type="string" calcext:value-type="string">
            <text:p>InChI=1S/C10H11Cl3O/c1-7(9(14)10(11,12)13)8-5-3-2-4-6-8/h2-7,9,14H,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3" calcext:value-type="float">
            <text:p>402406483</text:p>
          </table:table-cell>
          <table:table-cell table:style-name="ce34" office:value-type="float" office:value="13656292" calcext:value-type="float">
            <text:p>136562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5</text:p>
          </table:table-cell>
          <table:table-cell table:style-name="ce22" office:value-type="string" calcext:value-type="string">
            <text:p>ABFRBTDJEKZSRM-UHFFFAOYSA-N</text:p>
          </table:table-cell>
          <table:table-cell table:style-name="ce8" office:value-type="string" calcext:value-type="string">
            <text:p>OC(C1=CC=CC=C1)C(Cl)(Cl)Cl</text:p>
          </table:table-cell>
          <table:table-cell table:style-name="ce8" office:value-type="string" calcext:value-type="string">
            <text:p>InChI=1S/C8H7Cl3O/c9-8(10,11)7(12)6-4-2-1-3-5-6/h1-5,7,12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4" calcext:value-type="float">
            <text:p>402406484</text:p>
          </table:table-cell>
          <table:table-cell table:style-name="ce34" office:value-type="float" office:value="16150" calcext:value-type="float">
            <text:p>161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6</text:p>
          </table:table-cell>
          <table:table-cell table:style-name="ce22" office:value-type="string" calcext:value-type="string">
            <text:p>DQMIPRIVNVYSDB-UHFFFAOYSA-N</text:p>
          </table:table-cell>
          <table:table-cell table:style-name="ce8" office:value-type="string" calcext:value-type="string">
            <text:p>COC1=CC=C(C(O)C(Cl)(Cl)Cl)C=C1</text:p>
          </table:table-cell>
          <table:table-cell table:style-name="ce8" office:value-type="string" calcext:value-type="string">
            <text:p>InChI=1S/C9H9Cl3O2/c1-14-7-4-2-6(3-5-7)8(13)9(10,11)12/h2-5,8,13H,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5" calcext:value-type="float">
            <text:p>402406485</text:p>
          </table:table-cell>
          <table:table-cell table:style-name="ce34" office:value-type="float" office:value="5177931" calcext:value-type="float">
            <text:p>51779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7</text:p>
          </table:table-cell>
          <table:table-cell table:style-name="ce22" office:value-type="string" calcext:value-type="string">
            <text:p>RWHUHQMPXMQXDN-UHFFFAOYSA-N</text:p>
          </table:table-cell>
          <table:table-cell table:style-name="ce8" office:value-type="string" calcext:value-type="string">
            <text:p>O=[N+]([O-])C1=CC=C(C(O)C(Cl)(Cl)Cl)C=C1</text:p>
          </table:table-cell>
          <table:table-cell table:style-name="ce8" office:value-type="string" calcext:value-type="string">
            <text:p>InChI=1S/C8H6Cl3NO3/c9-8(10,11)7(13)5-1-3-6(4-2-5)12(14)15/h1-4,7,13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6" calcext:value-type="float">
            <text:p>402406486</text:p>
          </table:table-cell>
          <table:table-cell table:style-name="ce34" office:value-type="float" office:value="12487974" calcext:value-type="float">
            <text:p>12487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8</text:p>
          </table:table-cell>
          <table:table-cell table:style-name="ce22" office:value-type="string" calcext:value-type="string">
            <text:p>AGUUERGDOAXRRY-UHFFFAOYSA-N</text:p>
          </table:table-cell>
          <table:table-cell table:style-name="ce8" office:value-type="string" calcext:value-type="string">
            <text:p>OC(C1=CC2=CC=CC=C2C=C1)C(Cl)(Cl)Cl</text:p>
          </table:table-cell>
          <table:table-cell table:style-name="ce8" office:value-type="string" calcext:value-type="string">
            <text:p>InChI=1S/C12H9Cl3O/c13-12(14,15)11(16)10-6-5-8-3-1-2-4-9(8)7-10/h1-7,11,16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7" calcext:value-type="float">
            <text:p>402406487</text:p>
          </table:table-cell>
          <table:table-cell table:style-name="ce34" office:value-type="float" office:value="2793918" calcext:value-type="float">
            <text:p>2793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9</text:p>
          </table:table-cell>
          <table:table-cell table:style-name="ce22" office:value-type="string" calcext:value-type="string">
            <text:p>LFSYXVDROBFUJN-UHFFFAOYSA-N</text:p>
          </table:table-cell>
          <table:table-cell table:style-name="ce8" office:value-type="string" calcext:value-type="string">
            <text:p>OC(C1=CC=CO1)C(Cl)(Cl)Cl</text:p>
          </table:table-cell>
          <table:table-cell table:style-name="ce8" office:value-type="string" calcext:value-type="string">
            <text:p>InChI=1S/C6H5Cl3O2/c7-6(8,9)5(10)4-2-1-3-11-4/h1-3,5,10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8" calcext:value-type="float">
            <text:p>402406488</text:p>
          </table:table-cell>
          <table:table-cell table:style-name="ce34" office:value-type="float" office:value="11356360" calcext:value-type="float">
            <text:p>11356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0</text:p>
          </table:table-cell>
          <table:table-cell table:style-name="ce22" office:value-type="string" calcext:value-type="string">
            <text:p>QBMTZEDLUUIISP-UHFFFAOYSA-N</text:p>
          </table:table-cell>
          <table:table-cell table:style-name="ce8" office:value-type="string" calcext:value-type="string">
            <text:p>OC(C1=CC=CS1)C(Cl)(Cl)Cl</text:p>
          </table:table-cell>
          <table:table-cell table:style-name="ce8" office:value-type="string" calcext:value-type="string">
            <text:p>InChI=1S/C6H5Cl3OS/c7-6(8,9)5(10)4-2-1-3-11-4/h1-3,5,10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9" calcext:value-type="float">
            <text:p>402406489</text:p>
          </table:table-cell>
          <table:table-cell table:style-name="ce34" office:value-type="float" office:value="12566320" calcext:value-type="float">
            <text:p>125663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1</text:p>
          </table:table-cell>
          <table:table-cell table:style-name="ce22" office:value-type="string" calcext:value-type="string">
            <text:p>VNIRPUMAEZAXLI-UHFFFAOYSA-N</text:p>
          </table:table-cell>
          <table:table-cell table:style-name="ce8" office:value-type="string" calcext:value-type="string">
            <text:p>CC(C)=CC(O)C(Cl)(Cl)Cl</text:p>
          </table:table-cell>
          <table:table-cell table:style-name="ce8" office:value-type="string" calcext:value-type="string">
            <text:p>InChI=1S/C6H9Cl3O/c1-4(2)3-5(10)6(7,8)9/h3,5,10H,1-2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0" calcext:value-type="float">
            <text:p>402406490</text:p>
          </table:table-cell>
          <table:table-cell table:style-name="ce34" office:value-type="float" office:value="3014424" calcext:value-type="float">
            <text:p>30144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2</text:p>
          </table:table-cell>
          <table:table-cell table:style-name="ce22" office:value-type="string" calcext:value-type="string">
            <text:p>ORGGNBGESHFOMN-ONEGZZNKSA-N</text:p>
          </table:table-cell>
          <table:table-cell table:style-name="ce8" office:value-type="string" calcext:value-type="string">
            <text:p>CC/C=C/C(O)C(Cl)(Cl)Cl</text:p>
          </table:table-cell>
          <table:table-cell table:style-name="ce8" office:value-type="string" calcext:value-type="string">
            <text:p>InChI=1S/C6H9Cl3O/c1-2-3-4-5(10)6(7,8)9/h3-5,10H,2H2,1H3/b4-3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1" calcext:value-type="float">
            <text:p>402406491</text:p>
          </table:table-cell>
          <table:table-cell table:style-name="ce34" office:value-type="float" office:value="25068360" calcext:value-type="float">
            <text:p>25068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3</text:p>
          </table:table-cell>
          <table:table-cell table:style-name="ce22" office:value-type="string" calcext:value-type="string">
            <text:p>VRHOIIKKDKLXSJ-SNAWJCMRSA-N</text:p>
          </table:table-cell>
          <table:table-cell table:style-name="ce8" office:value-type="string" calcext:value-type="string">
            <text:p>CC/C=C(\C)C(O)C(Cl)(Cl)Cl</text:p>
          </table:table-cell>
          <table:table-cell table:style-name="ce8" office:value-type="string" calcext:value-type="string">
            <text:p>InChI=1S/C7H11Cl3O/c1-3-4-5(2)6(11)7(8,9)10/h4,6,11H,3H2,1-2H3/b5-4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2" calcext:value-type="float">
            <text:p>402406492</text:p>
          </table:table-cell>
          <table:table-cell table:style-name="ce34" office:value-type="float" office:value="102146863" calcext:value-type="float">
            <text:p>102146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4</text:p>
          </table:table-cell>
          <table:table-cell table:style-name="ce22" office:value-type="string" calcext:value-type="string">
            <text:p>FBUKVWPVBMHYJY-UHFFFAOYSA-N</text:p>
          </table:table-cell>
          <table:table-cell table:style-name="ce8" office:value-type="string" calcext:value-type="string">
            <text:p>CCCCCCCCC(=O)O</text:p>
          </table:table-cell>
          <table:table-cell table:style-name="ce8" office:value-type="string" calcext:value-type="string">
            <text:p>InChI=1S/C9H18O2/c1-2-3-4-5-6-7-8-9(10)11/h2-8H2,1H3,(H,10,11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3" calcext:value-type="float">
            <text:p>402406493</text:p>
          </table:table-cell>
          <table:table-cell table:style-name="ce34" office:value-type="float" office:value="8158" calcext:value-type="float">
            <text:p>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5</text:p>
          </table:table-cell>
          <table:table-cell table:style-name="ce22" office:value-type="string" calcext:value-type="string">
            <text:p>IYFMRXJBXNNNDL-UHFFFAOYSA-N</text:p>
          </table:table-cell>
          <table:table-cell table:style-name="ce8" office:value-type="string" calcext:value-type="string">
            <text:p>CC(C)(C)[Si](C)(C)OCCCCCC(=O)O</text:p>
          </table:table-cell>
          <table:table-cell table:style-name="ce8" office:value-type="string" calcext:value-type="string">
            <text:p>InChI=1S/C12H26O3Si/c1-12(2,3)16(4,5)15-10-8-6-7-9-11(13)14/h6-10H2,1-5H3,(H,13,14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4" calcext:value-type="float">
            <text:p>402406494</text:p>
          </table:table-cell>
          <table:table-cell table:style-name="ce34" office:value-type="float" office:value="12717311" calcext:value-type="float">
            <text:p>127173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6</text:p>
          </table:table-cell>
          <table:table-cell table:style-name="ce22" office:value-type="string" calcext:value-type="string">
            <text:p>OBKXEAXTFZPCHS-UHFFFAOYSA-N</text:p>
          </table:table-cell>
          <table:table-cell table:style-name="ce8" office:value-type="string" calcext:value-type="string">
            <text:p>O=C(O)CCCC1=CC=CC=C1</text:p>
          </table:table-cell>
          <table:table-cell table:style-name="ce8" office:value-type="string" calcext:value-type="string">
            <text:p>InChI=1S/C10H12O2/c11-10(12)8-4-7-9-5-2-1-3-6-9/h1-3,5-6H,4,7-8H2,(H,11,12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5" calcext:value-type="float">
            <text:p>402406495</text:p>
          </table:table-cell>
          <table:table-cell table:style-name="ce34" office:value-type="float" office:value="4775" calcext:value-type="float">
            <text:p>47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7</text:p>
          </table:table-cell>
          <table:table-cell table:style-name="ce22" office:value-type="string" calcext:value-type="string">
            <text:p>LJOODBDWMQKMFB-UHFFFAOYSA-N</text:p>
          </table:table-cell>
          <table:table-cell table:style-name="ce8" office:value-type="string" calcext:value-type="string">
            <text:p>O=C(O)CC1CCCCC1</text:p>
          </table:table-cell>
          <table:table-cell table:style-name="ce8" office:value-type="string" calcext:value-type="string">
            <text:p>InChI=1S/C8H14O2/c9-8(10)6-7-4-2-1-3-5-7/h7H,1-6H2,(H,9,10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6" calcext:value-type="float">
            <text:p>402406496</text:p>
          </table:table-cell>
          <table:table-cell table:style-name="ce34" office:value-type="float" office:value="21363" calcext:value-type="float">
            <text:p>213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8</text:p>
          </table:table-cell>
          <table:table-cell table:style-name="ce22" office:value-type="string" calcext:value-type="string">
            <text:p>ZZEWMYILWXCRHZ-UHFFFAOYSA-N</text:p>
          </table:table-cell>
          <table:table-cell table:style-name="ce8" office:value-type="string" calcext:value-type="string">
            <text:p>CC(CC(=O)O)C1=CC=CC=C1</text:p>
          </table:table-cell>
          <table:table-cell table:style-name="ce8" office:value-type="string" calcext:value-type="string">
            <text:p>InChI=1S/C10H12O2/c1-8(7-10(11)12)9-5-3-2-4-6-9/h2-6,8H,7H2,1H3,(H,11,12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7" calcext:value-type="float">
            <text:p>402406497</text:p>
          </table:table-cell>
          <table:table-cell table:style-name="ce34" office:value-type="float" office:value="20724" calcext:value-type="float">
            <text:p>20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9</text:p>
          </table:table-cell>
          <table:table-cell table:style-name="ce22" office:value-type="string" calcext:value-type="string">
            <text:p>WLJVXDMOQOGPHL-UHFFFAOYSA-N</text:p>
          </table:table-cell>
          <table:table-cell table:style-name="ce8" office:value-type="string" calcext:value-type="string">
            <text:p>O=C(O)CC1=CC=CC=C1</text:p>
          </table:table-cell>
          <table:table-cell table:style-name="ce8" office:value-type="string" calcext:value-type="string">
            <text:p>InChI=1S/C8H8O2/c9-8(10)6-7-4-2-1-3-5-7/h1-5H,6H2,(H,9,10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8" calcext:value-type="float">
            <text:p>402406498</text:p>
          </table:table-cell>
          <table:table-cell table:style-name="ce34" office:value-type="float" office:value="999" calcext:value-type="float">
            <text:p>9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0</text:p>
          </table:table-cell>
          <table:table-cell table:style-name="ce22" office:value-type="string" calcext:value-type="string">
            <text:p>NRPFNQUDKRYCNX-UHFFFAOYSA-N</text:p>
          </table:table-cell>
          <table:table-cell table:style-name="ce8" office:value-type="string" calcext:value-type="string">
            <text:p>COC1=CC=C(CC(=O)O)C=C1</text:p>
          </table:table-cell>
          <table:table-cell table:style-name="ce8" office:value-type="string" calcext:value-type="string">
            <text:p>InChI=1S/C9H10O3/c1-12-8-4-2-7(3-5-8)6-9(10)11/h2-5H,6H2,1H3,(H,10,11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9" calcext:value-type="float">
            <text:p>402406499</text:p>
          </table:table-cell>
          <table:table-cell table:style-name="ce34" office:value-type="float" office:value="7690" calcext:value-type="float">
            <text:p>76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1</text:p>
          </table:table-cell>
          <table:table-cell table:style-name="ce22" office:value-type="string" calcext:value-type="string">
            <text:p>YBADLXQNJCMBKR-UHFFFAOYSA-N</text:p>
          </table:table-cell>
          <table:table-cell table:style-name="ce8" office:value-type="string" calcext:value-type="string">
            <text:p>O=C(O)CC1=CC=C([N+](=O)[O-])C=C1</text:p>
          </table:table-cell>
          <table:table-cell table:style-name="ce8" office:value-type="string" calcext:value-type="string">
            <text:p>InChI=1S/C8H7NO4/c10-8(11)5-6-1-3-7(4-2-6)9(12)13/h1-4H,5H2,(H,10,11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0" calcext:value-type="float">
            <text:p>402406500</text:p>
          </table:table-cell>
          <table:table-cell table:style-name="ce34" office:value-type="float" office:value="4661" calcext:value-type="float">
            <text:p>466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2</text:p>
          </table:table-cell>
          <table:table-cell table:style-name="ce22" office:value-type="string" calcext:value-type="string">
            <text:p>VIBOGIYPPWLDTI-UHFFFAOYSA-N</text:p>
          </table:table-cell>
          <table:table-cell table:style-name="ce8" office:value-type="string" calcext:value-type="string">
            <text:p>O=C(O)CC1=CC2=CC=CC=C2C=C1</text:p>
          </table:table-cell>
          <table:table-cell table:style-name="ce8" office:value-type="string" calcext:value-type="string">
            <text:p>InChI=1S/C12H10O2/c13-12(14)8-9-5-6-10-3-1-2-4-11(10)7-9/h1-7H,8H2,(H,13,14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1" calcext:value-type="float">
            <text:p>402406501</text:p>
          </table:table-cell>
          <table:table-cell table:style-name="ce34" office:value-type="float" office:value="11393" calcext:value-type="float">
            <text:p>113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3</text:p>
          </table:table-cell>
          <table:table-cell table:style-name="ce22" office:value-type="string" calcext:value-type="string">
            <text:p>VYSRZETUSAOIMP-UHFFFAOYSA-N</text:p>
          </table:table-cell>
          <table:table-cell table:style-name="ce8" office:value-type="string" calcext:value-type="string">
            <text:p>O=C(O)CC1=CC=CO1</text:p>
          </table:table-cell>
          <table:table-cell table:style-name="ce8" office:value-type="string" calcext:value-type="string">
            <text:p>InChI=1S/C6H6O3/c7-6(8)4-5-2-1-3-9-5/h1-3H,4H2,(H,7,8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2" calcext:value-type="float">
            <text:p>402406502</text:p>
          </table:table-cell>
          <table:table-cell table:style-name="ce34" office:value-type="float" office:value="75974" calcext:value-type="float">
            <text:p>75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4</text:p>
          </table:table-cell>
          <table:table-cell table:style-name="ce22" office:value-type="string" calcext:value-type="string">
            <text:p>SMJRBWINMFUUDS-UHFFFAOYSA-N</text:p>
          </table:table-cell>
          <table:table-cell table:style-name="ce8" office:value-type="string" calcext:value-type="string">
            <text:p>O=C(O)CC1=CC=CS1</text:p>
          </table:table-cell>
          <table:table-cell table:style-name="ce8" office:value-type="string" calcext:value-type="string">
            <text:p>InChI=1S/C6H6O2S/c7-6(8)4-5-2-1-3-9-5/h1-3H,4H2,(H,7,8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3" calcext:value-type="float">
            <text:p>402406503</text:p>
          </table:table-cell>
          <table:table-cell table:style-name="ce34" office:value-type="float" office:value="15970" calcext:value-type="float">
            <text:p>159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5</text:p>
          </table:table-cell>
          <table:table-cell table:style-name="ce22" office:value-type="string" calcext:value-type="string">
            <text:p>CQJHAULYLJXJNL-UHFFFAOYSA-N</text:p>
          </table:table-cell>
          <table:table-cell table:style-name="ce8" office:value-type="string" calcext:value-type="string">
            <text:p>CC(C)=CCC(=O)O</text:p>
          </table:table-cell>
          <table:table-cell table:style-name="ce8" office:value-type="string" calcext:value-type="string">
            <text:p>InChI=1S/C6H10O2/c1-5(2)3-4-6(7)8/h3H,4H2,1-2H3,(H,7,8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4" calcext:value-type="float">
            <text:p>402406504</text:p>
          </table:table-cell>
          <table:table-cell table:style-name="ce34" office:value-type="float" office:value="68158" calcext:value-type="float">
            <text:p>6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6</text:p>
          </table:table-cell>
          <table:table-cell table:style-name="ce22" office:value-type="string" calcext:value-type="string">
            <text:p>XXHDAWYDNSXJQM-ONEGZZNKSA-N</text:p>
          </table:table-cell>
          <table:table-cell table:style-name="ce8" office:value-type="string" calcext:value-type="string">
            <text:p>CC/C=C/CC(=O)O</text:p>
          </table:table-cell>
          <table:table-cell table:style-name="ce8" office:value-type="string" calcext:value-type="string">
            <text:p>InChI=1S/C6H10O2/c1-2-3-4-5-6(7)8/h3-4H,2,5H2,1H3,(H,7,8)/b4-3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5" calcext:value-type="float">
            <text:p>402406505</text:p>
          </table:table-cell>
          <table:table-cell table:style-name="ce34" office:value-type="float" office:value="5282708" calcext:value-type="float">
            <text:p>528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7</text:p>
          </table:table-cell>
          <table:table-cell table:style-name="ce22" office:value-type="string" calcext:value-type="string">
            <text:p>GBBXAKWLJDVDQY-GQCTYLIASA-N</text:p>
          </table:table-cell>
          <table:table-cell table:style-name="ce8" office:value-type="string" calcext:value-type="string">
            <text:p>CC/C=C(\C)CC(=O)O</text:p>
          </table:table-cell>
          <table:table-cell table:style-name="ce8" office:value-type="string" calcext:value-type="string">
            <text:p>InChI=1S/C7H12O2/c1-3-4-6(2)5-7(8)9/h4H,3,5H2,1-2H3,(H,8,9)/b6-4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6" calcext:value-type="float">
            <text:p>402406506</text:p>
          </table:table-cell>
          <table:table-cell table:style-name="ce34" office:value-type="float" office:value="14942650" calcext:value-type="float">
            <text:p>149426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8</text:p>
          </table:table-cell>
          <table:table-cell table:style-name="ce22" office:value-type="string" calcext:value-type="string">
            <text:p>QQBIKOWCOGEMLF-PXYINDEMSA-N</text:p>
          </table:table-cell>
          <table:table-cell table:style-name="ce8" office:value-type="string" calcext:value-type="string">
            <text:p>CC(C)(C)OC(=O)N[C@@H](CC1=CC=CC=C1)C(O)C(Cl)(Cl)Cl</text:p>
          </table:table-cell>
          <table:table-cell table:style-name="ce8" office:value-type="string" calcext:value-type="string">
            <text:p>InChI=1S/C15H20Cl3NO3/c1-14(2,3)22-13(21)19-11(12(20)15(16,17)18)9-10-7-5-4-6-8-10/h4-8,11-12,20H,9H2,1-3H3,(H,19,21)/t11-,12?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7" calcext:value-type="float">
            <text:p>402406507</text:p>
          </table:table-cell>
          <table:table-cell table:style-name="ce34" office:value-type="float" office:value="145722420" calcext:value-type="float">
            <text:p>1457224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9</text:p>
          </table:table-cell>
          <table:table-cell table:style-name="ce22" office:value-type="string" calcext:value-type="string">
            <text:p>MFBLAFGCTFMTEO-UEWDXFNNSA-N</text:p>
          </table:table-cell>
          <table:table-cell table:style-name="ce8" office:value-type="string" calcext:value-type="string">
            <text:p>COC(=O)C([C@H](CC1=CC=CC=C1)NC(=O)OC(C)(C)C)C(Cl)(Cl)Cl</text:p>
          </table:table-cell>
          <table:table-cell table:style-name="ce8" office:value-type="string" calcext:value-type="string">
            <text:p>InChI=1S/C17H22Cl3NO4/c1-16(2,3)25-15(23)21-12(10-11-8-6-5-7-9-11)13(14(22)24-4)17(18,19)20/h5-9,12-13H,10H2,1-4H3,(H,21,23)/t12-,13?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8" calcext:value-type="float">
            <text:p>402406508</text:p>
          </table:table-cell>
          <table:table-cell table:style-name="ce34" office:value-type="float" office:value="145722421" calcext:value-type="float">
            <text:p>1457224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0</text:p>
          </table:table-cell>
          <table:table-cell table:style-name="ce22" office:value-type="string" calcext:value-type="string">
            <text:p>RABWHCRIXDQZPH-FXAWDEMLSA-N</text:p>
          </table:table-cell>
          <table:table-cell table:style-name="ce8" office:value-type="string" calcext:value-type="string">
            <text:p>COC(=O)C[C@H](CC1=CC=CC=C1)NC(=O)[C@](OC)(C1=CC=CC=C1)C(F)(F)F</text:p>
          </table:table-cell>
          <table:table-cell table:style-name="ce8" office:value-type="string" calcext:value-type="string">
            <text:p>InChI=1S/C21H22F3NO4/c1-28-18(26)14-17(13-15-9-5-3-6-10-15)25-19(27)20(29-2,21(22,23)24)16-11-7-4-8-12-16/h3-12,17H,13-14H2,1-2H3,(H,25,27)/t17-,20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9" calcext:value-type="float">
            <text:p>402406509</text:p>
          </table:table-cell>
          <table:table-cell table:style-name="ce34" office:value-type="float" office:value="145722422" calcext:value-type="float">
            <text:p>1457224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1</text:p>
          </table:table-cell>
          <table:table-cell table:style-name="ce22" office:value-type="string" calcext:value-type="string">
            <text:p>OBKXEAXTFZPCHS-BNEYPBHNSA-N</text:p>
          </table:table-cell>
          <table:table-cell table:style-name="ce8" office:value-type="string" calcext:value-type="string">
            <text:p>[2H]C(CCC1=CC=CC=C1)C(=O)O</text:p>
          </table:table-cell>
          <table:table-cell table:style-name="ce8" office:value-type="string" calcext:value-type="string">
            <text:p>InChI=1S/C10H12O2/c11-10(12)8-4-7-9-5-2-1-3-6-9/h1-3,5-6H,4,7-8H2,(H,11,12)/i8D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0" calcext:value-type="float">
            <text:p>402406510</text:p>
          </table:table-cell>
          <table:table-cell table:style-name="ce34" office:value-type="float" office:value="145722423" calcext:value-type="float">
            <text:p>1457224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2</text:p>
          </table:table-cell>
          <table:table-cell table:style-name="ce22" office:value-type="string" calcext:value-type="string">
            <text:p>INLWEXRRMUMHKB-UHFFFAOYSA-N</text:p>
          </table:table-cell>
          <table:table-cell table:style-name="ce8" office:value-type="string" calcext:value-type="string">
            <text:p>C=CCC1=C(O)C(C=O)=CC=C1</text:p>
          </table:table-cell>
          <table:table-cell table:style-name="ce8" office:value-type="string" calcext:value-type="string">
            <text:p>InChI=1S/C10H10O2/c1-2-4-8-5-3-6-9(7-11)10(8)12/h2-3,5-7,12H,1,4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1" calcext:value-type="float">
            <text:p>402406511</text:p>
          </table:table-cell>
          <table:table-cell table:style-name="ce34" office:value-type="float" office:value="141062" calcext:value-type="float">
            <text:p>1410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3</text:p>
          </table:table-cell>
          <table:table-cell table:style-name="ce22" office:value-type="string" calcext:value-type="string">
            <text:p>FRGMJAIMQSEGHS-UHFFFAOYSA-N</text:p>
          </table:table-cell>
          <table:table-cell table:style-name="ce8" office:value-type="string" calcext:value-type="string">
            <text:p>C=CCC1=C(O[Si](C)(C)C(C)(C)C)C(C(O[Si](C)(C)C(C)(C)C)C(Cl)(Cl)Cl)=CC=C1</text:p>
          </table:table-cell>
          <table:table-cell table:style-name="ce8" office:value-type="string" calcext:value-type="string">
            <text:p>InChI=1S/C23H39Cl3O2Si2/c1-12-14-17-15-13-16-18(19(17)27-29(8,9)21(2,3)4)20(23(24,25)26)28-30(10,11)22(5,6)7/h12-13,15-16,20H,1,14H2,2-1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2" calcext:value-type="float">
            <text:p>402406512</text:p>
          </table:table-cell>
          <table:table-cell table:style-name="ce34" office:value-type="float" office:value="101846914" calcext:value-type="float">
            <text:p>1018469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4</text:p>
          </table:table-cell>
          <table:table-cell table:style-name="ce22" office:value-type="string" calcext:value-type="string">
            <text:p>IFSUVMHMONYFTB-UHFFFAOYSA-N</text:p>
          </table:table-cell>
          <table:table-cell table:style-name="ce8" office:value-type="string" calcext:value-type="string">
            <text:p>CC(C)(C)[Si](C)(C)OC1=C(CCO)C=CC=C1C(O[Si](C)(C)C(C)(C)C)C(Cl)(Cl)Cl</text:p>
          </table:table-cell>
          <table:table-cell table:style-name="ce8" office:value-type="string" calcext:value-type="string">
            <text:p>InChI=1S/C22H39Cl3O3Si2/c1-20(2,3)29(7,8)27-18-16(14-15-26)12-11-13-17(18)19(22(23,24)25)28-30(9,10)21(4,5)6/h11-13,19,26H,14-15H2,1-10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3" calcext:value-type="float">
            <text:p>402406513</text:p>
          </table:table-cell>
          <table:table-cell table:style-name="ce34" office:value-type="float" office:value="145722424" calcext:value-type="float">
            <text:p>1457224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5</text:p>
          </table:table-cell>
          <table:table-cell table:style-name="ce22" office:value-type="string" calcext:value-type="string">
            <text:p>OPIQHIHWYRXYHE-UHFFFAOYSA-N</text:p>
          </table:table-cell>
          <table:table-cell table:style-name="ce8" office:value-type="string" calcext:value-type="string">
            <text:p>CC(C)(C)[Si](C)(C)OCCC1=C(O[Si](C)(C)C(C)(C)C)C(C(O[Si](C)(C)C(C)(C)C)C(Cl)(Cl)Cl)=CC=C1</text:p>
          </table:table-cell>
          <table:table-cell table:style-name="ce8" office:value-type="string" calcext:value-type="string">
            <text:p>InChI=1S/C28H53Cl3O3Si3/c1-25(2,3)35(10,11)32-20-19-21-17-16-18-22(23(21)33-36(12,13)26(4,5)6)24(28(29,30)31)34-37(14,15)27(7,8)9/h16-18,24H,19-20H2,1-1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4" calcext:value-type="float">
            <text:p>402406514</text:p>
          </table:table-cell>
          <table:table-cell table:style-name="ce34" office:value-type="float" office:value="101846916" calcext:value-type="float">
            <text:p>1018469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6</text:p>
          </table:table-cell>
          <table:table-cell table:style-name="ce22" office:value-type="string" calcext:value-type="string">
            <text:p>HBUNAWHTNVOKBJ-UHFFFAOYSA-N</text:p>
          </table:table-cell>
          <table:table-cell table:style-name="ce8" office:value-type="string" calcext:value-type="string">
            <text:p>O=CC1=CC=CC(CCO)=C1O</text:p>
          </table:table-cell>
          <table:table-cell table:style-name="ce8" office:value-type="string" calcext:value-type="string">
            <text:p>InChI=1S/C9H10O3/c10-5-4-7-2-1-3-8(6-11)9(7)12/h1-3,6,10,12H,4-5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5" calcext:value-type="float">
            <text:p>402406515</text:p>
          </table:table-cell>
          <table:table-cell table:style-name="ce34" office:value-type="float" office:value="89314802" calcext:value-type="float">
            <text:p>89314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7</text:p>
          </table:table-cell>
          <table:table-cell table:style-name="ce22" office:value-type="string" calcext:value-type="string">
            <text:p>YPLAKXZSDZVNMO-UHFFFAOYSA-N</text:p>
          </table:table-cell>
          <table:table-cell table:style-name="ce8" office:value-type="string" calcext:value-type="string">
            <text:p>CC(C)(C)[Si](C)(C)OC1=C(CC2OCCCO2)C=CC=C1C(O[Si](C)(C)C(C)(C)C)C(Cl)(Cl)Cl</text:p>
          </table:table-cell>
          <table:table-cell table:style-name="ce8" office:value-type="string" calcext:value-type="string">
            <text:p>InChI=1S/C25H43Cl3O4Si2/c1-23(2,3)33(7,8)31-21-18(17-20-29-15-12-16-30-20)13-11-14-19(21)22(25(26,27)28)32-34(9,10)24(4,5)6/h11,13-14,20,22H,12,15-17H2,1-10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6" calcext:value-type="float">
            <text:p>402406516</text:p>
          </table:table-cell>
          <table:table-cell table:style-name="ce34" office:value-type="float" office:value="145722425" calcext:value-type="float">
            <text:p>1457224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8</text:p>
          </table:table-cell>
          <table:table-cell table:style-name="ce22" office:value-type="string" calcext:value-type="string">
            <text:p>AOBPPMKCJDYTME-UHFFFAOYSA-N</text:p>
          </table:table-cell>
          <table:table-cell table:style-name="ce8" office:value-type="string" calcext:value-type="string">
            <text:p>CC(C)(C)[Si](C)(C)OC1=C(CC=O)C=CC=C1C(O[Si](C)(C)C(C)(C)C)C(Cl)(Cl)Cl</text:p>
          </table:table-cell>
          <table:table-cell table:style-name="ce8" office:value-type="string" calcext:value-type="string">
            <text:p>InChI=1S/C22H37Cl3O3Si2/c1-20(2,3)29(7,8)27-18-16(14-15-26)12-11-13-17(18)19(22(23,24)25)28-30(9,10)21(4,5)6/h11-13,15,19H,14H2,1-10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7" calcext:value-type="float">
            <text:p>402406517</text:p>
          </table:table-cell>
          <table:table-cell table:style-name="ce34" office:value-type="float" office:value="101846915" calcext:value-type="float">
            <text:p>1018469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9</text:p>
          </table:table-cell>
          <table:table-cell table:style-name="ce22" office:value-type="string" calcext:value-type="string">
            <text:p>GWXYQAWRQKHVCY-UHFFFAOYSA-N</text:p>
          </table:table-cell>
          <table:table-cell table:style-name="ce8" office:value-type="string" calcext:value-type="string">
            <text:p>O=CC1=CC=CC(CC2OCCCO2)=C1O</text:p>
          </table:table-cell>
          <table:table-cell table:style-name="ce8" office:value-type="string" calcext:value-type="string">
            <text:p>InChI=1S/C12H14O4/c13-8-10-4-1-3-9(12(10)14)7-11-15-5-2-6-16-11/h1,3-4,8,11,14H,2,5-7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8" calcext:value-type="float">
            <text:p>402406518</text:p>
          </table:table-cell>
          <table:table-cell table:style-name="ce34" office:value-type="float" office:value="101846917" calcext:value-type="float">
            <text:p>1018469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0</text:p>
          </table:table-cell>
          <table:table-cell table:style-name="ce22" office:value-type="string" calcext:value-type="string">
            <text:p>XZCYRTZJVIJKJU-UHFFFAOYSA-N</text:p>
          </table:table-cell>
          <table:table-cell table:style-name="ce8" office:value-type="string" calcext:value-type="string">
            <text:p>CC(C)(C)[Si](C)(C)OC(C1=CC=CC=C1)C(Cl)(Cl)Cl</text:p>
          </table:table-cell>
          <table:table-cell table:style-name="ce8" office:value-type="string" calcext:value-type="string">
            <text:p>InChI=1S/C14H21Cl3OSi/c1-13(2,3)19(4,5)18-12(14(15,16)17)11-9-7-6-8-10-11/h6-10,12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9" calcext:value-type="float">
            <text:p>402406519</text:p>
          </table:table-cell>
          <table:table-cell table:style-name="ce34" office:value-type="float" office:value="101846907" calcext:value-type="float">
            <text:p>1018469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1</text:p>
          </table:table-cell>
          <table:table-cell table:style-name="ce22" office:value-type="string" calcext:value-type="string">
            <text:p>YRLCQEXSJHMTIX-UHFFFAOYSA-N</text:p>
          </table:table-cell>
          <table:table-cell table:style-name="ce8" office:value-type="string" calcext:value-type="string">
            <text:p>COC1=CC=C(C(O[Si](C)(C)C(C)(C)C)C(Cl)(Cl)Cl)C=C1</text:p>
          </table:table-cell>
          <table:table-cell table:style-name="ce8" office:value-type="string" calcext:value-type="string">
            <text:p>InChI=1S/C15H23Cl3O2Si/c1-14(2,3)21(5,6)20-13(15(16,17)18)11-7-9-12(19-4)10-8-11/h7-10,13H,1-6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0" calcext:value-type="float">
            <text:p>402406520</text:p>
          </table:table-cell>
          <table:table-cell table:style-name="ce34" office:value-type="float" office:value="101846908" calcext:value-type="float">
            <text:p>1018469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2</text:p>
          </table:table-cell>
          <table:table-cell table:style-name="ce22" office:value-type="string" calcext:value-type="string">
            <text:p>FPWHVVPZBASMOY-UHFFFAOYSA-N</text:p>
          </table:table-cell>
          <table:table-cell table:style-name="ce8" office:value-type="string" calcext:value-type="string">
            <text:p>CC(C)(C)[Si](C)(C)OC(C1=CC=CC(I)=C1)C(Cl)(Cl)Cl</text:p>
          </table:table-cell>
          <table:table-cell table:style-name="ce8" office:value-type="string" calcext:value-type="string">
            <text:p>InChI=1S/C14H20Cl3IOSi/c1-13(2,3)20(4,5)19-12(14(15,16)17)10-7-6-8-11(18)9-10/h6-9,12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1" calcext:value-type="float">
            <text:p>402406521</text:p>
          </table:table-cell>
          <table:table-cell table:style-name="ce34" office:value-type="float" office:value="101846909" calcext:value-type="float">
            <text:p>10184690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3</text:p>
          </table:table-cell>
          <table:table-cell table:style-name="ce22" office:value-type="string" calcext:value-type="string">
            <text:p>QMYZMVLAPJQCQH-UHFFFAOYSA-N</text:p>
          </table:table-cell>
          <table:table-cell table:style-name="ce8" office:value-type="string" calcext:value-type="string">
            <text:p>CC(C)(C)[Si](C)(C)OC(C1=CC=C(C(F)(F)F)C=C1)C(Cl)(Cl)Cl</text:p>
          </table:table-cell>
          <table:table-cell table:style-name="ce8" office:value-type="string" calcext:value-type="string">
            <text:p>InChI=1S/C15H20Cl3F3OSi/c1-13(2,3)23(4,5)22-12(14(16,17)18)10-6-8-11(9-7-10)15(19,20)21/h6-9,12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2" calcext:value-type="float">
            <text:p>402406522</text:p>
          </table:table-cell>
          <table:table-cell table:style-name="ce34" office:value-type="float" office:value="24874159" calcext:value-type="float">
            <text:p>248741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4</text:p>
          </table:table-cell>
          <table:table-cell table:style-name="ce22" office:value-type="string" calcext:value-type="string">
            <text:p>KDKABZSMRAGRFR-UHFFFAOYSA-N</text:p>
          </table:table-cell>
          <table:table-cell table:style-name="ce8" office:value-type="string" calcext:value-type="string">
            <text:p>CC(C)(C)[Si](C)(C)OC(C1=CC2=CC=CC=C2C=C1)C(Cl)(Cl)Cl</text:p>
          </table:table-cell>
          <table:table-cell table:style-name="ce8" office:value-type="string" calcext:value-type="string">
            <text:p>InChI=1S/C18H23Cl3OSi/c1-17(2,3)23(4,5)22-16(18(19,20)21)15-11-10-13-8-6-7-9-14(13)12-15/h6-12,16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3" calcext:value-type="float">
            <text:p>402406523</text:p>
          </table:table-cell>
          <table:table-cell table:style-name="ce34" office:value-type="float" office:value="101846910" calcext:value-type="float">
            <text:p>1018469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5</text:p>
          </table:table-cell>
          <table:table-cell table:style-name="ce22" office:value-type="string" calcext:value-type="string">
            <text:p>SZDCYRMWSDPUMW-UHFFFAOYSA-N</text:p>
          </table:table-cell>
          <table:table-cell table:style-name="ce8" office:value-type="string" calcext:value-type="string">
            <text:p>CC(C)(C)[Si](C)(C)OC(C1=CC=CO1)C(Cl)(Cl)Cl</text:p>
          </table:table-cell>
          <table:table-cell table:style-name="ce8" office:value-type="string" calcext:value-type="string">
            <text:p>InChI=1S/C12H19Cl3O2Si/c1-11(2,3)18(4,5)17-10(12(13,14)15)9-7-6-8-16-9/h6-8,10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4" calcext:value-type="float">
            <text:p>402406524</text:p>
          </table:table-cell>
          <table:table-cell table:style-name="ce34" office:value-type="float" office:value="101846912" calcext:value-type="float">
            <text:p>1018469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6</text:p>
          </table:table-cell>
          <table:table-cell table:style-name="ce22" office:value-type="string" calcext:value-type="string">
            <text:p>CLBVKVJSNKNGCV-UHFFFAOYSA-N</text:p>
          </table:table-cell>
          <table:table-cell table:style-name="ce8" office:value-type="string" calcext:value-type="string">
            <text:p>CC(C)(C)[Si](C)(C)OC(C1=CC=CS1)C(Cl)(Cl)Cl</text:p>
          </table:table-cell>
          <table:table-cell table:style-name="ce8" office:value-type="string" calcext:value-type="string">
            <text:p>InChI=1S/C12H19Cl3OSSi/c1-11(2,3)18(4,5)16-10(12(13,14)15)9-7-6-8-17-9/h6-8,10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5" calcext:value-type="float">
            <text:p>402406525</text:p>
          </table:table-cell>
          <table:table-cell table:style-name="ce34" office:value-type="float" office:value="101846913" calcext:value-type="float">
            <text:p>1018469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7</text:p>
          </table:table-cell>
          <table:table-cell table:style-name="ce22" office:value-type="string" calcext:value-type="string">
            <text:p>NHYBONSTPRMHLU-UHFFFAOYSA-N</text:p>
          </table:table-cell>
          <table:table-cell table:style-name="ce8" office:value-type="string" calcext:value-type="string">
            <text:p>CN1C=CC=C1C(O[Si](C)(C)C(C)(C)C)C(Cl)(Cl)Cl</text:p>
          </table:table-cell>
          <table:table-cell table:style-name="ce8" office:value-type="string" calcext:value-type="string">
            <text:p>InChI=1S/C13H22Cl3NOSi/c1-12(2,3)19(5,6)18-11(13(14,15)16)10-8-7-9-17(10)4/h7-9,11H,1-6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6" calcext:value-type="float">
            <text:p>402406526</text:p>
          </table:table-cell>
          <table:table-cell table:style-name="ce34" office:value-type="float" office:value="24874160" calcext:value-type="float">
            <text:p>248741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8</text:p>
          </table:table-cell>
          <table:table-cell table:style-name="ce22" office:value-type="string" calcext:value-type="string">
            <text:p>JQPYGIJAAVRYGF-UHFFFAOYSA-N</text:p>
          </table:table-cell>
          <table:table-cell table:style-name="ce8" office:value-type="string" calcext:value-type="string">
            <text:p>CC(=O)C1=CC=C(C(O[Si](C)(C)C(C)(C)C)C(Cl)(Cl)Cl)C=C1</text:p>
          </table:table-cell>
          <table:table-cell table:style-name="ce8" office:value-type="string" calcext:value-type="string">
            <text:p>InChI=1S/C16H23Cl3O2Si/c1-11(20)12-7-9-13(10-8-12)14(16(17,18)19)21-22(5,6)15(2,3)4/h7-10,14H,1-6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7" calcext:value-type="float">
            <text:p>402406527</text:p>
          </table:table-cell>
          <table:table-cell table:style-name="ce34" office:value-type="float" office:value="101846911" calcext:value-type="float">
            <text:p>1018469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9</text:p>
          </table:table-cell>
          <table:table-cell table:style-name="ce22" office:value-type="string" calcext:value-type="string">
            <text:p>VUXQEHYKNIPEMX-SECBINFHSA-N</text:p>
          </table:table-cell>
          <table:table-cell table:style-name="ce8" office:value-type="string" calcext:value-type="string">
            <text:p>CCCCCCC(=O)C[C@@H](O)C(Cl)(Cl)Cl</text:p>
          </table:table-cell>
          <table:table-cell table:style-name="ce8" office:value-type="string" calcext:value-type="string">
            <text:p>InChI=1S/C10H17Cl3O2/c1-2-3-4-5-6-8(14)7-9(15)10(11,12)13/h9,15H,2-7H2,1H3/t9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8" calcext:value-type="float">
            <text:p>402406528</text:p>
          </table:table-cell>
          <table:table-cell table:style-name="ce34" office:value-type="float" office:value="145722426" calcext:value-type="float">
            <text:p>14572242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40</text:p>
          </table:table-cell>
          <table:table-cell table:style-name="ce22" office:value-type="string" calcext:value-type="string">
            <text:p>JZWKDUCKNLOMLX-DTWKUNHWSA-N</text:p>
          </table:table-cell>
          <table:table-cell table:style-name="ce8" office:value-type="string" calcext:value-type="string">
            <text:p>O[C@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9" calcext:value-type="float">
            <text:p>402406529</text:p>
          </table:table-cell>
          <table:table-cell table:style-name="ce34" office:value-type="float" office:value="95561085" calcext:value-type="float">
            <text:p>955610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1</text:p>
          </table:table-cell>
          <table:table-cell table:style-name="ce22" office:value-type="string" calcext:value-type="string">
            <text:p>WVUCDPDONSTROQ-CAHLUQPWSA-N</text:p>
          </table:table-cell>
          <table:table-cell table:style-name="ce8" office:value-type="string" calcext:value-type="string">
            <text:p>O[C@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0" calcext:value-type="float">
            <text:p>402406530</text:p>
          </table:table-cell>
          <table:table-cell table:style-name="ce34" office:value-type="float" office:value="145722427" calcext:value-type="float">
            <text:p>14572242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2</text:p>
          </table:table-cell>
          <table:table-cell table:style-name="ce22" office:value-type="string" calcext:value-type="string">
            <text:p>HKRMFKXACLDTSK-CAHLUQPWSA-N</text:p>
          </table:table-cell>
          <table:table-cell table:style-name="ce8" office:value-type="string" calcext:value-type="string">
            <text:p>O[C@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1" calcext:value-type="float">
            <text:p>402406531</text:p>
          </table:table-cell>
          <table:table-cell table:style-name="ce34" office:value-type="float" office:value="145722428" calcext:value-type="float">
            <text:p>1457224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3</text:p>
          </table:table-cell>
          <table:table-cell table:style-name="ce22" office:value-type="string" calcext:value-type="string">
            <text:p>QTZJOIQVDMFTCA-PHDIDXHHSA-N</text:p>
          </table:table-cell>
          <table:table-cell table:style-name="ce8" office:value-type="string" calcext:value-type="string">
            <text:p>C=CC[C@@H](O)C[C@@H](O)C(Cl)(Cl)Cl</text:p>
          </table:table-cell>
          <table:table-cell table:style-name="ce8" office:value-type="string" calcext:value-type="string">
            <text:p>InChI=1S/C7H11Cl3O2/c1-2-3-5(11)4-6(12)7(8,9)10/h2,5-6,11-12H,1,3-4H2/t5-,6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2" calcext:value-type="float">
            <text:p>402406532</text:p>
          </table:table-cell>
          <table:table-cell table:style-name="ce34" office:value-type="float" office:value="145722429" calcext:value-type="float">
            <text:p>1457224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4</text:p>
          </table:table-cell>
          <table:table-cell table:style-name="ce22" office:value-type="string" calcext:value-type="string">
            <text:p>YDUNKVHTZCBAAQ-RFZPGFLSSA-N</text:p>
          </table:table-cell>
          <table:table-cell table:style-name="ce8" office:value-type="string" calcext:value-type="string">
            <text:p>C=C[C@@H](O)C[C@@H](O)C(Cl)(Cl)Cl</text:p>
          </table:table-cell>
          <table:table-cell table:style-name="ce8" office:value-type="string" calcext:value-type="string">
            <text:p>InChI=1S/C6H9Cl3O2/c1-2-4(10)3-5(11)6(7,8)9/h2,4-5,10-11H,1,3H2/t4-,5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3" calcext:value-type="float">
            <text:p>402406533</text:p>
          </table:table-cell>
          <table:table-cell table:style-name="ce34" office:value-type="float" office:value="145722430" calcext:value-type="float">
            <text:p>1457224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5</text:p>
          </table:table-cell>
          <table:table-cell table:style-name="ce22" office:value-type="string" calcext:value-type="string">
            <text:p>CVLGRMJLTJWDNC-RKDXNWHRSA-N</text:p>
          </table:table-cell>
          <table:table-cell table:style-name="ce8" office:value-type="string" calcext:value-type="string">
            <text:p>CCCCCC[C@@H](O)C[C@@H](O)C(Cl)(Cl)Cl</text:p>
          </table:table-cell>
          <table:table-cell table:style-name="ce8" office:value-type="string" calcext:value-type="string">
            <text:p>InChI=1S/C10H19Cl3O2/c1-2-3-4-5-6-8(14)7-9(15)10(11,12)13/h8-9,14-15H,2-7H2,1H3/t8-,9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4" calcext:value-type="float">
            <text:p>402406534</text:p>
          </table:table-cell>
          <table:table-cell table:style-name="ce34" office:value-type="float" office:value="145722431" calcext:value-type="float">
            <text:p>1457224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46</text:p>
          </table:table-cell>
          <table:table-cell table:style-name="ce22" office:value-type="string" calcext:value-type="string">
            <text:p>JZWKDUCKNLOMLX-RKDXNWHRSA-N</text:p>
          </table:table-cell>
          <table:table-cell table:style-name="ce8" office:value-type="string" calcext:value-type="string">
            <text:p>O[C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5" calcext:value-type="float">
            <text:p>402406535</text:p>
          </table:table-cell>
          <table:table-cell table:style-name="ce34" office:value-type="float" office:value="95561083" calcext:value-type="float">
            <text:p>955610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7</text:p>
          </table:table-cell>
          <table:table-cell table:style-name="ce22" office:value-type="string" calcext:value-type="string">
            <text:p>WVUCDPDONSTROQ-IYSWYEEDSA-N</text:p>
          </table:table-cell>
          <table:table-cell table:style-name="ce8" office:value-type="string" calcext:value-type="string">
            <text:p>O[C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6" calcext:value-type="float">
            <text:p>402406536</text:p>
          </table:table-cell>
          <table:table-cell table:style-name="ce34" office:value-type="float" office:value="145722432" calcext:value-type="float">
            <text:p>14572243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8</text:p>
          </table:table-cell>
          <table:table-cell table:style-name="ce22" office:value-type="string" calcext:value-type="string">
            <text:p>HKRMFKXACLDTSK-IYSWYEEDSA-N</text:p>
          </table:table-cell>
          <table:table-cell table:style-name="ce8" office:value-type="string" calcext:value-type="string">
            <text:p>O[C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7" calcext:value-type="float">
            <text:p>402406537</text:p>
          </table:table-cell>
          <table:table-cell table:style-name="ce34" office:value-type="float" office:value="145722433" calcext:value-type="float">
            <text:p>1457224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9</text:p>
          </table:table-cell>
          <table:table-cell table:style-name="ce22" office:value-type="string" calcext:value-type="string">
            <text:p>QTZJOIQVDMFTCA-NTSWFWBYSA-N</text:p>
          </table:table-cell>
          <table:table-cell table:style-name="ce8" office:value-type="string" calcext:value-type="string">
            <text:p>C=CC[C@H](O)C[C@@H](O)C(Cl)(Cl)Cl</text:p>
          </table:table-cell>
          <table:table-cell table:style-name="ce8" office:value-type="string" calcext:value-type="string">
            <text:p>InChI=1S/C7H11Cl3O2/c1-2-3-5(11)4-6(12)7(8,9)10/h2,5-6,11-12H,1,3-4H2/t5-,6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8" calcext:value-type="float">
            <text:p>402406538</text:p>
          </table:table-cell>
          <table:table-cell table:style-name="ce34" office:value-type="float" office:value="145722434" calcext:value-type="float">
            <text:p>14572243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0</text:p>
          </table:table-cell>
          <table:table-cell table:style-name="ce22" office:value-type="string" calcext:value-type="string">
            <text:p>YDUNKVHTZCBAAQ-CRCLSJGQSA-N</text:p>
          </table:table-cell>
          <table:table-cell table:style-name="ce8" office:value-type="string" calcext:value-type="string">
            <text:p>C=C[C@H](O)C[C@@H](O)C(Cl)(Cl)Cl</text:p>
          </table:table-cell>
          <table:table-cell table:style-name="ce8" office:value-type="string" calcext:value-type="string">
            <text:p>InChI=1S/C6H9Cl3O2/c1-2-4(10)3-5(11)6(7,8)9/h2,4-5,10-11H,1,3H2/t4-,5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9" calcext:value-type="float">
            <text:p>402406539</text:p>
          </table:table-cell>
          <table:table-cell table:style-name="ce34" office:value-type="float" office:value="145722435" calcext:value-type="float">
            <text:p>1457224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1</text:p>
          </table:table-cell>
          <table:table-cell table:style-name="ce22" office:value-type="string" calcext:value-type="string">
            <text:p>CVLGRMJLTJWDNC-DTWKUNHWSA-N</text:p>
          </table:table-cell>
          <table:table-cell table:style-name="ce8" office:value-type="string" calcext:value-type="string">
            <text:p>CCCCCC[C@H](O)C[C@@H](O)C(Cl)(Cl)Cl</text:p>
          </table:table-cell>
          <table:table-cell table:style-name="ce8" office:value-type="string" calcext:value-type="string">
            <text:p>InChI=1S/C10H19Cl3O2/c1-2-3-4-5-6-8(14)7-9(15)10(11,12)13/h8-9,14-15H,2-7H2,1H3/t8-,9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0" calcext:value-type="float">
            <text:p>402406540</text:p>
          </table:table-cell>
          <table:table-cell table:style-name="ce34" office:value-type="float" office:value="145722436" calcext:value-type="float">
            <text:p>14572243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2</text:p>
          </table:table-cell>
          <table:table-cell table:style-name="ce22" office:value-type="string" calcext:value-type="string">
            <text:p>RFNMOXVEBCXUIW-SNVBAGLBSA-N</text:p>
          </table:table-cell>
          <table:table-cell table:style-name="ce8" office:value-type="string" calcext:value-type="string">
            <text:p>O=C(CC1=CC=CC=C1)C[C@@H](O)C(Cl)(Cl)Cl</text:p>
          </table:table-cell>
          <table:table-cell table:style-name="ce8" office:value-type="string" calcext:value-type="string">
            <text:p>InChI=1S/C11H11Cl3O2/c12-11(13,14)10(16)7-9(15)6-8-4-2-1-3-5-8/h1-5,10,16H,6-7H2/t10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1" calcext:value-type="float">
            <text:p>402406541</text:p>
          </table:table-cell>
          <table:table-cell table:style-name="ce34" office:value-type="float" office:value="145722437" calcext:value-type="float">
            <text:p>1457224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3</text:p>
          </table:table-cell>
          <table:table-cell table:style-name="ce22" office:value-type="string" calcext:value-type="string">
            <text:p>SZDSXORNRFUYKB-VHSXEESVSA-N</text:p>
          </table:table-cell>
          <table:table-cell table:style-name="ce8" office:value-type="string" calcext:value-type="string">
            <text:p>O[C@@H](CC1=CC=CC=C1)C[C@@H](O)C(Cl)(Cl)Cl</text:p>
          </table:table-cell>
          <table:table-cell table:style-name="ce8" office:value-type="string" calcext:value-type="string">
            <text:p>InChI=1S/C11H13Cl3O2/c12-11(13,14)10(16)7-9(15)6-8-4-2-1-3-5-8/h1-5,9-10,15-16H,6-7H2/t9-,10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2" calcext:value-type="float">
            <text:p>402406542</text:p>
          </table:table-cell>
          <table:table-cell table:style-name="ce34" office:value-type="float" office:value="145722438" calcext:value-type="float">
            <text:p>14572243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54</text:p>
          </table:table-cell>
          <table:table-cell table:style-name="ce22" office:value-type="string" calcext:value-type="string">
            <text:p>PWNGCQDVIQOYBS-UHFFFAOYSA-N</text:p>
          </table:table-cell>
          <table:table-cell table:style-name="ce8" office:value-type="string" calcext:value-type="string">
            <text:p>O=C(C1=COCCC1)C(Cl)(Cl)Cl</text:p>
          </table:table-cell>
          <table:table-cell table:style-name="ce8" office:value-type="string" calcext:value-type="string">
            <text:p>InChI=1S/C7H7Cl3O2/c8-7(9,10)6(11)5-2-1-3-12-4-5/h4H,1-3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3" calcext:value-type="float">
            <text:p>402406543</text:p>
          </table:table-cell>
          <table:table-cell table:style-name="ce34" office:value-type="float" office:value="641129" calcext:value-type="float">
            <text:p>6411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55</text:p>
          </table:table-cell>
          <table:table-cell table:style-name="ce22" office:value-type="string" calcext:value-type="string">
            <text:p>PBMPUNXQXSKORQ-ARJAWSKDSA-N</text:p>
          </table:table-cell>
          <table:table-cell table:style-name="ce8" office:value-type="string" calcext:value-type="string">
            <text:p>CO/C(C)=C\C(=O)C(Cl)(Cl)Cl</text:p>
          </table:table-cell>
          <table:table-cell table:style-name="ce8" office:value-type="string" calcext:value-type="string">
            <text:p>InChI=1S/C6H7Cl3O2/c1-4(11-2)3-5(10)6(7,8)9/h3H,1-2H3/b4-3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4" calcext:value-type="float">
            <text:p>402406544</text:p>
          </table:table-cell>
          <table:table-cell table:style-name="ce34" office:value-type="float" office:value="11264423" calcext:value-type="float">
            <text:p>112644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6</text:p>
          </table:table-cell>
          <table:table-cell table:style-name="ce22" office:value-type="string" calcext:value-type="string">
            <text:p>ZSYGAPOLAJMDGA-IHWYPQMZSA-N</text:p>
          </table:table-cell>
          <table:table-cell table:style-name="ce8" office:value-type="string" calcext:value-type="string">
            <text:p>CO/C=C\C(=O)C(Cl)(Cl)Cl</text:p>
          </table:table-cell>
          <table:table-cell table:style-name="ce8" office:value-type="string" calcext:value-type="string">
            <text:p>InChI=1S/C5H5Cl3O2/c1-10-3-2-4(9)5(6,7)8/h2-3H,1H3/b3-2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5" calcext:value-type="float">
            <text:p>402406545</text:p>
          </table:table-cell>
          <table:table-cell table:style-name="ce34" office:value-type="float" office:value="145722439" calcext:value-type="float">
            <text:p>14572243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7</text:p>
          </table:table-cell>
          <table:table-cell table:style-name="ce22" office:value-type="string" calcext:value-type="string">
            <text:p>UGYTWWMFEQALIM-UHFFFAOYSA-N</text:p>
          </table:table-cell>
          <table:table-cell table:style-name="ce8" office:value-type="string" calcext:value-type="string">
            <text:p>OC(C1=COCCC1)C(Cl)(Cl)Cl</text:p>
          </table:table-cell>
          <table:table-cell table:style-name="ce8" office:value-type="string" calcext:value-type="string">
            <text:p>InChI=1S/C7H9Cl3O2/c8-7(9,10)6(11)5-2-1-3-12-4-5/h4,6,11H,1-3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6" calcext:value-type="float">
            <text:p>402406546</text:p>
          </table:table-cell>
          <table:table-cell table:style-name="ce34" office:value-type="float" office:value="145722440" calcext:value-type="float">
            <text:p>14572244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8</text:p>
          </table:table-cell>
          <table:table-cell table:style-name="ce22" office:value-type="string" calcext:value-type="string">
            <text:p>DAMADAKPILPAGV-ARJAWSKDSA-N</text:p>
          </table:table-cell>
          <table:table-cell table:style-name="ce8" office:value-type="string" calcext:value-type="string">
            <text:p>CO/C(C)=C\C(O)C(Cl)(Cl)Cl</text:p>
          </table:table-cell>
          <table:table-cell table:style-name="ce8" office:value-type="string" calcext:value-type="string">
            <text:p>InChI=1S/C6H9Cl3O2/c1-4(11-2)3-5(10)6(7,8)9/h3,5,10H,1-2H3/b4-3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7" calcext:value-type="float">
            <text:p>402406547</text:p>
          </table:table-cell>
          <table:table-cell table:style-name="ce34" office:value-type="float" office:value="145722441" calcext:value-type="float">
            <text:p>14572244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9</text:p>
          </table:table-cell>
          <table:table-cell table:style-name="ce22" office:value-type="string" calcext:value-type="string">
            <text:p>WQGWIMCRMWHZFO-IHWYPQMZSA-N</text:p>
          </table:table-cell>
          <table:table-cell table:style-name="ce8" office:value-type="string" calcext:value-type="string">
            <text:p>CO/C=C\C(O)C(Cl)(Cl)Cl</text:p>
          </table:table-cell>
          <table:table-cell table:style-name="ce8" office:value-type="string" calcext:value-type="string">
            <text:p>InChI=1S/C5H7Cl3O2/c1-10-3-2-4(9)5(6,7)8/h2-4,9H,1H3/b3-2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8" calcext:value-type="float">
            <text:p>402406548</text:p>
          </table:table-cell>
          <table:table-cell table:style-name="ce34" office:value-type="float" office:value="145722442" calcext:value-type="float">
            <text:p>14572244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60</text:p>
          </table:table-cell>
          <table:table-cell table:style-name="ce22" office:value-type="string" calcext:value-type="string">
            <text:p>BTKQFSQHOYIURM-UHFFFAOYSA-N</text:p>
          </table:table-cell>
          <table:table-cell table:style-name="ce8" office:value-type="string" calcext:value-type="string">
            <text:p>O=C(C#CC1=CC=CC=C1)C(Cl)(Cl)Cl</text:p>
          </table:table-cell>
          <table:table-cell table:style-name="ce8" office:value-type="string" calcext:value-type="string">
            <text:p>InChI=1S/C10H5Cl3O/c11-10(12,13)9(14)7-6-8-4-2-1-3-5-8/h1-5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9" calcext:value-type="float">
            <text:p>402406549</text:p>
          </table:table-cell>
          <table:table-cell table:style-name="ce34" office:value-type="float" office:value="14449121" calcext:value-type="float">
            <text:p>144491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1</text:p>
          </table:table-cell>
          <table:table-cell table:style-name="ce22" office:value-type="string" calcext:value-type="string">
            <text:p>KNHNTQPKYDNYKU-WAYWQWQTSA-N</text:p>
          </table:table-cell>
          <table:table-cell table:style-name="ce8" office:value-type="string" calcext:value-type="string">
            <text:p>COC1OCCC/C1=C/C(=O)O</text:p>
          </table:table-cell>
          <table:table-cell table:style-name="ce8" office:value-type="string" calcext:value-type="string">
            <text:p>InChI=1S/C8H12O4/c1-11-8-6(5-7(9)10)3-2-4-12-8/h5,8H,2-4H2,1H3,(H,9,10)/b6-5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0" calcext:value-type="float">
            <text:p>402406550</text:p>
          </table:table-cell>
          <table:table-cell table:style-name="ce34" office:value-type="float" office:value="145722443" calcext:value-type="float">
            <text:p>1457224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2</text:p>
          </table:table-cell>
          <table:table-cell table:style-name="ce22" office:value-type="string" calcext:value-type="string">
            <text:p>MAIBQILICDAPGZ-SNAWJCMRSA-N</text:p>
          </table:table-cell>
          <table:table-cell table:style-name="ce8" office:value-type="string" calcext:value-type="string">
            <text:p>COC(C)(/C=C/C(=O)O)OC</text:p>
          </table:table-cell>
          <table:table-cell table:style-name="ce8" office:value-type="string" calcext:value-type="string">
            <text:p>InChI=1S/C7H12O4/c1-7(10-2,11-3)5-4-6(8)9/h4-5H,1-3H3,(H,8,9)/b5-4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1" calcext:value-type="float">
            <text:p>402406551</text:p>
          </table:table-cell>
          <table:table-cell table:style-name="ce34" office:value-type="float" office:value="145722444" calcext:value-type="float">
            <text:p>1457224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63</text:p>
          </table:table-cell>
          <table:table-cell table:style-name="ce22" office:value-type="string" calcext:value-type="string">
            <text:p>NATCFBVPXXCORD-ONEGZZNKSA-N</text:p>
          </table:table-cell>
          <table:table-cell table:style-name="ce8" office:value-type="string" calcext:value-type="string">
            <text:p>COC(/C=C/C(=O)O)OC</text:p>
          </table:table-cell>
          <table:table-cell table:style-name="ce8" office:value-type="string" calcext:value-type="string">
            <text:p>InChI=1S/C6H10O4/c1-9-6(10-2)4-3-5(7)8/h3-4,6H,1-2H3,(H,7,8)/b4-3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2" calcext:value-type="float">
            <text:p>402406552</text:p>
          </table:table-cell>
          <table:table-cell table:style-name="ce34" office:value-type="float" office:value="14612737" calcext:value-type="float">
            <text:p>146127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4</text:p>
          </table:table-cell>
          <table:table-cell table:style-name="ce8" office:value-type="string" calcext:value-type="string">
            <text:p>QVQKEGYITJBHRQ-DTORHVGOSA-N</text:p>
          </table:table-cell>
          <table:table-cell table:style-name="ce8" office:value-type="string" calcext:value-type="string">
            <text:p>CC(C)(C)[C@H]1CC[C@@H](C(=O)O)CC1</text:p>
          </table:table-cell>
          <table:table-cell table:style-name="ce8" office:value-type="string" calcext:value-type="string">
            <text:p>InChI=1S/C11H20O2/c1-11(2,3)9-6-4-8(5-7-9)10(12)13/h8-9H,4-7H2,1-3H3,(H,12,13)/t8-,9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6" calcext:value-type="float">
            <text:p>402421826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Default"/>
          <table:table-cell table:number-columns-repeated="1009"/>
        </table:table-row>
        <table:table-row table:style-name="ro7">
          <table:table-cell table:style-name="ce8" office:value-type="string" calcext:value-type="string">
            <text:p>UALIB-465</text:p>
          </table:table-cell>
          <table:table-cell table:style-name="ce8" office:value-type="string" calcext:value-type="string">
            <text:p>QVQKEGYITJBHRQ-KYZUINATSA-N</text:p>
          </table:table-cell>
          <table:table-cell table:style-name="ce8" office:value-type="string" calcext:value-type="string">
            <text:p>CC(C)(C)[C@H]1CC[C@H](C(=O)O)CC1</text:p>
          </table:table-cell>
          <table:table-cell table:style-name="ce8" office:value-type="string" calcext:value-type="string">
            <text:p>InChI=1S/C11H20O2/c1-11(2,3)9-6-4-8(5-7-9)10(12)13/h8-9H,4-7H2,1-3H3,(H,12,13)/t8-,9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7" calcext:value-type="float">
            <text:p>402421827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6</text:p>
          </table:table-cell>
          <table:table-cell table:style-name="ce8" office:value-type="string" calcext:value-type="string">
            <text:p>GGWBQKOXLMPNMS-AOOOYVTPSA-N</text:p>
          </table:table-cell>
          <table:table-cell table:style-name="ce8" office:value-type="string" calcext:value-type="string">
            <text:p>CC(C)(C)[C@H]1CC[C@@H](CO)CC1</text:p>
          </table:table-cell>
          <table:table-cell table:style-name="ce8" office:value-type="string" calcext:value-type="string">
            <text:p>InChI=1S/C11H22O/c1-11(2,3)10-6-4-9(8-12)5-7-10/h9-10,12H,4-8H2,1-3H3/t9-,10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8" calcext:value-type="float">
            <text:p>402421828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7</text:p>
          </table:table-cell>
          <table:table-cell table:style-name="ce8" office:value-type="string" calcext:value-type="string">
            <text:p>JSHLOLKPUDSUMJ-MAEOIBBWSA-N</text:p>
          </table:table-cell>
          <table:table-cell table:style-name="ce8" office:value-type="string" calcext:value-type="string">
            <text:p>CC(C)(C)[C@H]1CC[C@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9" calcext:value-type="float">
            <text:p>402421829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8</text:p>
          </table:table-cell>
          <table:table-cell table:style-name="ce8" office:value-type="string" calcext:value-type="string">
            <text:p>BUKMQWIEAVXWNQ-GASCZTMLSA-N</text:p>
          </table:table-cell>
          <table:table-cell table:style-name="ce8" office:value-type="string" calcext:value-type="string">
            <text:p>CC(C)(C)[C@H]1CC[C@@H](COC(=O)NC2=CC=CC=C2)CC1</text:p>
          </table:table-cell>
          <table:table-cell table:style-name="ce8" office:value-type="string" calcext:value-type="string">
            <text:p>InChI=1S/C18H27NO2/c1-18(2,3)15-11-9-14(10-12-15)13-21-17(20)19-16-7-5-4-6-8-16/h4-8,14-15H,9-13H2,1-3H3,(H,19,20)/t14-,15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0" calcext:value-type="float">
            <text:p>402421830</text:p>
          </table:table-cell>
          <table:table-cell table:style-name="ce34" office:value-type="float" office:value="145722105" calcext:value-type="float">
            <text:p>1457221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9</text:p>
          </table:table-cell>
          <table:table-cell table:style-name="ce8" office:value-type="string" calcext:value-type="string">
            <text:p>GGWBQKOXLMPNMS-MGCOHNPYSA-N</text:p>
          </table:table-cell>
          <table:table-cell table:style-name="ce8" office:value-type="string" calcext:value-type="string">
            <text:p>CC(C)(C)[C@H]1CC[C@H](CO)CC1</text:p>
          </table:table-cell>
          <table:table-cell table:style-name="ce8" office:value-type="string" calcext:value-type="string">
            <text:p>InChI=1S/C11H22O/c1-11(2,3)10-6-4-9(8-12)5-7-10/h9-10,12H,4-8H2,1-3H3/t9-,10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1" calcext:value-type="float">
            <text:p>402421831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0</text:p>
          </table:table-cell>
          <table:table-cell table:style-name="ce8" office:value-type="string" calcext:value-type="string">
            <text:p>OGNXZQCOIWVBHO-HDJSIYSDSA-N</text:p>
          </table:table-cell>
          <table:table-cell table:style-name="ce8" office:value-type="string" calcext:value-type="string">
            <text:p>CC(C)(C)[C@H]1CC[C@H](COC(=O)C2=CC=CC=C2C(=O)O)CC1</text:p>
          </table:table-cell>
          <table:table-cell table:style-name="ce8" office:value-type="string" calcext:value-type="string">
            <text:p>InChI=1S/C19H26O4/c1-19(2,3)14-10-8-13(9-11-14)12-23-18(22)16-7-5-4-6-15(16)17(20)21/h4-7,13-14H,8-12H2,1-3H3,(H,20,21)/t13-,14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2" calcext:value-type="float">
            <text:p>402421832</text:p>
          </table:table-cell>
          <table:table-cell table:style-name="ce34" office:value-type="float" office:value="145722106" calcext:value-type="float">
            <text:p>1457221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1</text:p>
          </table:table-cell>
          <table:table-cell table:style-name="ce8" office:value-type="string" calcext:value-type="string">
            <text:p>JSHLOLKPUDSUMJ-SAABIXHNSA-N</text:p>
          </table:table-cell>
          <table:table-cell table:style-name="ce8" office:value-type="string" calcext:value-type="string">
            <text:p>CC(C)(C)[C@H]1CC[C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3" calcext:value-type="float">
            <text:p>402421833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2</text:p>
          </table:table-cell>
          <table:table-cell table:style-name="ce8" office:value-type="string" calcext:value-type="string">
            <text:p>OXGDKDFWZLJUSQ-AOOOYVTPSA-N</text:p>
          </table:table-cell>
          <table:table-cell table:style-name="ce8" office:value-type="string" calcext:value-type="string">
            <text:p>CC(C)(C)[C@H]1CC[C@@H](CBr)CC1</text:p>
          </table:table-cell>
          <table:table-cell table:style-name="ce8" office:value-type="string" calcext:value-type="string">
            <text:p>InChI=1S/C11H21Br/c1-11(2,3)10-6-4-9(8-12)5-7-10/h9-10H,4-8H2,1-3H3/t9-,10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4" calcext:value-type="float">
            <text:p>402421834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3</text:p>
          </table:table-cell>
          <table:table-cell table:style-name="ce8" office:value-type="string" calcext:value-type="string">
            <text:p>OXGDKDFWZLJUSQ-MGCOHNPYSA-N</text:p>
          </table:table-cell>
          <table:table-cell table:style-name="ce8" office:value-type="string" calcext:value-type="string">
            <text:p>CC(C)(C)[C@H]1CC[C@H](CBr)CC1</text:p>
          </table:table-cell>
          <table:table-cell table:style-name="ce8" office:value-type="string" calcext:value-type="string">
            <text:p>InChI=1S/C11H21Br/c1-11(2,3)10-6-4-9(8-12)5-7-10/h9-10H,4-8H2,1-3H3/t9-,10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5" calcext:value-type="float">
            <text:p>402421835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74</text:p>
          </table:table-cell>
          <table:table-cell table:style-name="ce8" office:value-type="string" calcext:value-type="string">
            <text:p>CZEUFUWHRDIGQJ-UHFFFAOYSA-N</text:p>
          </table:table-cell>
          <table:table-cell table:style-name="ce8" office:value-type="string" calcext:value-type="string">
            <text:p>NC12NC(=O)NC1(N)NC(=O)N2</text:p>
          </table:table-cell>
          <table:table-cell table:style-name="ce8" office:value-type="string" calcext:value-type="string">
            <text:p>InChI=1S/C4H8N6O2/c5-3-4(6,8-1(11)7-3)10-2(12)9-3/h5-6H2,(H2,7,8,11)(H2,9,10,12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5" calcext:value-type="float">
            <text:p>403830125</text:p>
          </table:table-cell>
          <table:table-cell table:style-name="ce33" office:value-type="float" office:value="14813724" calcext:value-type="float">
            <text:p>14813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75</text:p>
          </table:table-cell>
          <table:table-cell table:style-name="ce22" office:value-type="string" calcext:value-type="string">
            <text:p>ALRLNLGOQVXRAC-UHFFFAOYSA-N</text:p>
          </table:table-cell>
          <table:table-cell table:style-name="ce8" office:value-type="string" calcext:value-type="string">
            <text:p>O=C1NC23NC(=O)NC2(N1)NC(=O)N3</text:p>
          </table:table-cell>
          <table:table-cell table:style-name="ce8" office:value-type="string" calcext:value-type="string">
            <text:p>InChI=1S/C5H6N6O3/c12-1-6-4-5(7-1,9-2(13)8-4)11-3(14)10-4/h(H2,6,7,12)(H2,8,9,13)(H2,10,11,14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6" calcext:value-type="float">
            <text:p>403830126</text:p>
          </table:table-cell>
          <table:table-cell table:style-name="ce33" office:value-type="float" office:value="123782188" calcext:value-type="float">
            <text:p>1237821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6</text:p>
          </table:table-cell>
          <table:table-cell table:style-name="ce22" office:value-type="string" calcext:value-type="string">
            <text:p>NTARDXJXCFOROT-UHFFFAOYSA-N</text:p>
          </table:table-cell>
          <table:table-cell table:style-name="ce8" office:value-type="string" calcext:value-type="string">
            <text:p>CN1C(=O)N(C)C23N(C)C(=O)N(C)C12N(C)C(=O)N3C</text:p>
          </table:table-cell>
          <table:table-cell table:style-name="ce8" office:value-type="string" calcext:value-type="string">
            <text:p>InChI=1S/C11H18N6O3/c1-12-7(18)13(2)11-10(12,14(3)8(19)16(11)5)15(4)9(20)17(11)6/h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7" calcext:value-type="float">
            <text:p>403830127</text:p>
          </table:table-cell>
          <table:table-cell table:style-name="ce33" office:value-type="float" office:value="145829143" calcext:value-type="float">
            <text:p>1458291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7</text:p>
          </table:table-cell>
          <table:table-cell table:style-name="ce22" office:value-type="string" calcext:value-type="string">
            <text:p>GZLPQMBNZJLDHR-UHFFFAOYSA-N</text:p>
          </table:table-cell>
          <table:table-cell table:style-name="ce8" office:value-type="string" calcext:value-type="string">
            <text:p>CN1C(=S)N(C)C23N(C)C(=S)N(C)C12N(C)C(=S)N3C</text:p>
          </table:table-cell>
          <table:table-cell table:style-name="ce8" office:value-type="string" calcext:value-type="string">
            <text:p>InChI=1S/C11H18N6S3/c1-12-7(18)13(2)11-10(12,14(3)8(19)16(11)5)15(4)9(20)17(11)6/h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8" calcext:value-type="float">
            <text:p>403830128</text:p>
          </table:table-cell>
          <table:table-cell table:style-name="ce33" office:value-type="float" office:value="145829144" calcext:value-type="float">
            <text:p>1458291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8</text:p>
          </table:table-cell>
          <table:table-cell table:style-name="ce22" office:value-type="string" calcext:value-type="string">
            <text:p>ZFDMPEIEMFRRSC-UHFFFAOYSA-N</text:p>
          </table:table-cell>
          <table:table-cell table:style-name="ce8" office:value-type="string" calcext:value-type="string">
            <text:p>CS[C+]1N(C)C23N(C)[C+](SC)N(C)C2(N1C)N(C)[C+](SC)N3C.F[B-](F)(F)F.F[B-](F)(F)F.F[B-](F)(F)F</text:p>
          </table:table-cell>
          <table:table-cell table:style-name="ce8" office:value-type="string" calcext:value-type="string">
            <text:p>InChI=1S/C14H27N6S3.3BF4/c1-15-10(21-7)16(2)14-13(15,17(3)11(22-8)19(14)5)18(4)12(23-9)20(14)6;3*2-1(3,4)5/h1-9H3;;;/q+3;3*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9" calcext:value-type="float">
            <text:p>403830129</text:p>
          </table:table-cell>
          <table:table-cell table:style-name="ce33" office:value-type="float" office:value="145829145" calcext:value-type="float">
            <text:p>14582914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9</text:p>
          </table:table-cell>
          <table:table-cell table:style-name="ce22" office:value-type="string" calcext:value-type="string">
            <text:p>LUWLKUUKMKLTME-UHFFFAOYSA-N</text:p>
          </table:table-cell>
          <table:table-cell table:style-name="ce8" office:value-type="string" calcext:value-type="string">
            <text:p>CN1CN(C)C23N(C)CN(C)C12N(C)CN3C</text:p>
          </table:table-cell>
          <table:table-cell table:style-name="ce8" office:value-type="string" calcext:value-type="string">
            <text:p>InChI=1S/C11H24N6/c1-12-7-13(2)11-10(12,14(3)8-16(11)5)15(4)9-17(11)6/h7-9H2,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0" calcext:value-type="float">
            <text:p>403830130</text:p>
          </table:table-cell>
          <table:table-cell table:style-name="ce33" office:value-type="float" office:value="145829147" calcext:value-type="float">
            <text:p>14582914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0</text:p>
          </table:table-cell>
          <table:table-cell table:style-name="ce22" office:value-type="string" calcext:value-type="string">
            <text:p>QYHGXAVRPHPEKE-UHFFFAOYSA-M</text:p>
          </table:table-cell>
          <table:table-cell table:style-name="ce8" office:value-type="string" calcext:value-type="string">
            <text:p>CN1C(=O)N(C)C23N(C)C(=O)N(C)C12N(C)[C+](Cl)N3C.[Cl-]</text:p>
          </table:table-cell>
          <table:table-cell table:style-name="ce8" office:value-type="string" calcext:value-type="string">
            <text:p>InChI=1S/C11H18ClN6O2.ClH/c1-13-7(12)14(2)11-10(13,15(3)8(19)17(11)5)16(4)9(20)18(11)6;/h1-6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1" calcext:value-type="float">
            <text:p>403830131</text:p>
          </table:table-cell>
          <table:table-cell table:style-name="ce33" office:value-type="float" office:value="145829148" calcext:value-type="float">
            <text:p>14582914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1</text:p>
          </table:table-cell>
          <table:table-cell table:style-name="ce22" office:value-type="string" calcext:value-type="string">
            <text:p>VQDDIZFJTQQUIJ-UHFFFAOYSA-N</text:p>
          </table:table-cell>
          <table:table-cell table:style-name="ce8" office:value-type="string" calcext:value-type="string">
            <text:p>CN1C(=O)N(C)C23N(C)C(=O)N(C)C12N(C)C(=C1N(C)C24N(C)C(=O)N(C)C2(N(C)C(=O)N4C)N1C)N3C</text:p>
          </table:table-cell>
          <table:table-cell table:style-name="ce8" office:value-type="string" calcext:value-type="string">
            <text:p>InChI=1S/C22H36N12O4/c1-23-13(24(2)20-19(23,27(5)15(35)29(20)7)28(6)16(36)30(20)8)14-25(3)21-22(26(14)4,33(11)17(37)31(21)9)34(12)18(38)32(21)10/h1-12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2" calcext:value-type="float">
            <text:p>403830132</text:p>
          </table:table-cell>
          <table:table-cell table:style-name="ce33" office:value-type="float" office:value="145829150" calcext:value-type="float">
            <text:p>1458291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2</text:p>
          </table:table-cell>
          <table:table-cell table:style-name="ce22" office:value-type="string" calcext:value-type="string">
            <text:p>PLUDUMQNQZXWSF-UHFFFAOYSA-N</text:p>
          </table:table-cell>
          <table:table-cell table:style-name="ce8" office:value-type="string" calcext:value-type="string">
            <text:p>CN1CN(C)C23N(C)C(=O)N(C)C12N(C)C(=O)N3C</text:p>
          </table:table-cell>
          <table:table-cell table:style-name="ce8" office:value-type="string" calcext:value-type="string">
            <text:p>InChI=1S/C11H20N6O2/c1-12-7-13(2)11-10(12,14(3)8(18)16(11)5)15(4)9(19)17(11)6/h7H2,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3" calcext:value-type="float">
            <text:p>403830133</text:p>
          </table:table-cell>
          <table:table-cell table:style-name="ce33" office:value-type="float" office:value="145829151" calcext:value-type="float">
            <text:p>145829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3</text:p>
          </table:table-cell>
          <table:table-cell table:style-name="ce22" office:value-type="string" calcext:value-type="string">
            <text:p>BKYLNIVEDQXWAV-UHFFFAOYSA-M</text:p>
          </table:table-cell>
          <table:table-cell table:style-name="ce8" office:value-type="string" calcext:value-type="string">
            <text:p>CN1[CH+]N(C)C23N(C)C(=O)N(C)C12N(C)C(=O)N3C.[Cl-]</text:p>
          </table:table-cell>
          <table:table-cell table:style-name="ce8" office:value-type="string" calcext:value-type="string">
            <text:p>InChI=1S/C11H19N6O2.ClH/c1-12-7-13(2)11-10(12,14(3)8(18)16(11)5)15(4)9(19)17(11)6;/h7H,1-6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4" calcext:value-type="float">
            <text:p>403830134</text:p>
          </table:table-cell>
          <table:table-cell table:style-name="ce33" office:value-type="float" office:value="145829152" calcext:value-type="float">
            <text:p>145829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4</text:p>
          </table:table-cell>
          <table:table-cell table:style-name="ce22" office:value-type="string" calcext:value-type="string">
            <text:p>APHJIWBWCXJOHQ-YZLQMOBTSA-N</text:p>
          </table:table-cell>
          <table:table-cell table:style-name="ce8" office:value-type="string" calcext:value-type="string">
            <text:p>O=C1NC2(/N=C\C3=CC=CC=C3)NC(=O)NC2(/N=C\C2=CC=CC=C2)N1</text:p>
          </table:table-cell>
          <table:table-cell table:style-name="ce8" office:value-type="string" calcext:value-type="string">
            <text:p>InChI=1S/C18H16N6O2/c25-15-21-17(19-11-13-7-3-1-4-8-13)18(23-15,24-16(26)22-17)20-12-14-9-5-2-6-10-14/h1-12H,(H2,21,23,25)(H2,22,24,26)/b19-11-,20-12-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5" calcext:value-type="float">
            <text:p>403830135</text:p>
          </table:table-cell>
          <table:table-cell table:style-name="ce33" office:value-type="float" office:value="145829154" calcext:value-type="float">
            <text:p>14582915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5</text:p>
          </table:table-cell>
          <table:table-cell table:style-name="ce22" office:value-type="string" calcext:value-type="string">
            <text:p>IHYCRJDKTIQQRW-PUHRYQSPSA-N</text:p>
          </table:table-cell>
          <table:table-cell table:style-name="ce8" office:value-type="string" calcext:value-type="string">
            <text:p>C=CCN1C(=O)N(CC=C)C2(/N=C\C3=CC=CC=C3)N(CC=C)C(=O)N(CC=C)C12/N=C\C1=CC=CC=C1</text:p>
          </table:table-cell>
          <table:table-cell table:style-name="ce8" office:value-type="string" calcext:value-type="string">
            <text:p>InChI=1S/C30H32N6O2/c1-5-19-33-27(37)34(20-6-2)30(32-24-26-17-13-10-14-18-26)29(33,31-23-25-15-11-9-12-16-25)35(21-7-3)28(38)36(30)22-8-4/h5-18,23-24H,1-4,19-22H2/b31-23-,32-24-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6" calcext:value-type="float">
            <text:p>403830136</text:p>
          </table:table-cell>
          <table:table-cell table:style-name="ce33" office:value-type="float" office:value="145829155" calcext:value-type="float">
            <text:p>145829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6</text:p>
          </table:table-cell>
          <table:table-cell table:style-name="ce22" office:value-type="string" calcext:value-type="string">
            <text:p>LWITUFGJJQDJAR-RSSRHXQMSA-N</text:p>
          </table:table-cell>
          <table:table-cell table:style-name="ce8" office:value-type="string" calcext:value-type="string">
            <text:p>O=C1N2CC=CCN3C(=O)N4CC=CCN1C4(/N=C\C1=CC=CC=C1)C23/N=C\C1=CC=CC=C1</text:p>
          </table:table-cell>
          <table:table-cell table:style-name="ce8" office:value-type="string" calcext:value-type="string">
            <text:p>InChI=1S/C26H24N6O2/c33-23-29-15-7-8-16-30-24(34)32-18-10-9-17-31(23)26(32,28-20-22-13-5-2-6-14-22)25(29,30)27-19-21-11-3-1-4-12-21/h1-14,19-20H,15-18H2/b27-19-,28-20-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7" calcext:value-type="float">
            <text:p>403830137</text:p>
          </table:table-cell>
          <table:table-cell table:style-name="ce33" office:value-type="float" office:value="145829156" calcext:value-type="float">
            <text:p>14582915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7</text:p>
          </table:table-cell>
          <table:table-cell table:style-name="ce22" office:value-type="string" calcext:value-type="string">
            <text:p>VZOFOLBAAYSOCW-UHFFFAOYSA-N</text:p>
          </table:table-cell>
          <table:table-cell table:style-name="ce8" office:value-type="string" calcext:value-type="string">
            <text:p>NC12N3CC=CCN1C(=O)N1CC=CCN(C3=O)C12N</text:p>
          </table:table-cell>
          <table:table-cell table:style-name="ce8" office:value-type="string" calcext:value-type="string">
            <text:p>InChI=1S/C12H16N6O2/c13-11-12(14)17-7-3-4-8-18(12)10(20)16(11)6-2-1-5-15(11)9(17)19/h1-4H,5-8,13-14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8" calcext:value-type="float">
            <text:p>403830138</text:p>
          </table:table-cell>
          <table:table-cell table:style-name="ce33" office:value-type="float" office:value="145829157" calcext:value-type="float">
            <text:p>14582915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8</text:p>
          </table:table-cell>
          <table:table-cell table:style-name="ce22" office:value-type="string" calcext:value-type="string">
            <text:p>ONQZOXWLNKBFQP-UHFFFAOYSA-N</text:p>
          </table:table-cell>
          <table:table-cell table:style-name="ce8" office:value-type="string" calcext:value-type="string">
            <text:p>O=C1NC23N4CC=CCN2C(=O)N2CC=CCN(C4=O)C23N1</text:p>
          </table:table-cell>
          <table:table-cell table:style-name="ce8" office:value-type="string" calcext:value-type="string">
            <text:p>InChI=1S/C13H14N6O3/c20-9-14-12-13(15-9)18-7-3-4-8-19(13)11(22)17(12)6-2-1-5-16(12)10(18)21/h1-4H,5-8H2,(H2,14,15,20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9" calcext:value-type="float">
            <text:p>403830139</text:p>
          </table:table-cell>
          <table:table-cell table:style-name="ce33" office:value-type="float" office:value="145829158" calcext:value-type="float">
            <text:p>14582915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9</text:p>
          </table:table-cell>
          <table:table-cell table:style-name="ce22" office:value-type="string" calcext:value-type="string">
            <text:p>IMUJEQPZMQLUOQ-UHFFFAOYSA-N</text:p>
          </table:table-cell>
          <table:table-cell table:style-name="ce8" office:value-type="string" calcext:value-type="string">
            <text:p>O=C1N2CC=CCN3C(=O)N4CC=CCN1C41N(C(=O)CCl)C(=O)N(C(=O)CCl)C231</text:p>
          </table:table-cell>
          <table:table-cell table:style-name="ce8" office:value-type="string" calcext:value-type="string">
            <text:p>InChI=1S/C17H16Cl2N6O5/c18-9-11(26)24-15(30)25(12(27)10-19)17-16(24)20-5-1-2-6-21(16)14(29)23(17)8-4-3-7-22(17)13(20)28/h1-4H,5-10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0" calcext:value-type="float">
            <text:p>403830140</text:p>
          </table:table-cell>
          <table:table-cell table:style-name="ce33" office:value-type="float" office:value="145829159" calcext:value-type="float">
            <text:p>14582915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0</text:p>
          </table:table-cell>
          <table:table-cell table:style-name="ce22" office:value-type="string" calcext:value-type="string">
            <text:p>VEHHHASTNCRQEZ-UHFFFAOYSA-N</text:p>
          </table:table-cell>
          <table:table-cell table:style-name="ce8" office:value-type="string" calcext:value-type="string">
            <text:p>N#CCN1C(=O)N(CC#N)C23N4CC=CCN2C(=O)N2CC=CCN(C4=O)C123</text:p>
          </table:table-cell>
          <table:table-cell table:style-name="ce8" office:value-type="string" calcext:value-type="string">
            <text:p>InChI=1S/C17H16N8O3/c18-5-11-24-15(28)25(12-6-19)17-16(24)20-7-1-2-8-21(16)14(27)23(17)10-4-3-9-22(17)13(20)26/h1-4H,7-12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1" calcext:value-type="float">
            <text:p>403830141</text:p>
          </table:table-cell>
          <table:table-cell table:style-name="ce33" office:value-type="float" office:value="145829160" calcext:value-type="float">
            <text:p>14582916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1</text:p>
          </table:table-cell>
          <table:table-cell table:style-name="ce22" office:value-type="string" calcext:value-type="string">
            <text:p>HSVKSULNKBVYJX-UHFFFAOYSA-N</text:p>
          </table:table-cell>
          <table:table-cell table:style-name="ce8" office:value-type="string" calcext:value-type="string">
            <text:p>C=CCN1C(=O)N(CC=C)C23N4CC=CCN2C(=O)N2CC=CCN(C4=O)C123</text:p>
          </table:table-cell>
          <table:table-cell table:style-name="ce8" office:value-type="string" calcext:value-type="string">
            <text:p>InChI=1S/C19H22N6O3/c1-3-9-20-15(26)21(10-4-2)19-18(20)22-11-5-6-12-23(18)17(28)25(19)14-8-7-13-24(19)16(22)27/h3-8H,1-2,9-14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2" calcext:value-type="float">
            <text:p>403830142</text:p>
          </table:table-cell>
          <table:table-cell table:style-name="ce33" office:value-type="float" office:value="145829161" calcext:value-type="float">
            <text:p>14582916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92</text:p>
          </table:table-cell>
          <table:table-cell table:style-name="ce22" office:value-type="string" calcext:value-type="string">
            <text:p>VPVSTMAPERLKKM-UHFFFAOYSA-N</text:p>
          </table:table-cell>
          <table:table-cell table:style-name="ce8" office:value-type="string" calcext:value-type="string">
            <text:p>O=C1NC2NC(=O)NC2N1</text:p>
          </table:table-cell>
          <table:table-cell table:style-name="ce8" office:value-type="string" calcext:value-type="string">
            <text:p>InChI=1S/C4H6N4O2/c9-3-5-1-2(7-3)8-4(10)6-1/h1-2H,(H2,5,7,9)(H2,6,8,10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3" calcext:value-type="float">
            <text:p>403830143</text:p>
          </table:table-cell>
          <table:table-cell table:style-name="ce33" office:value-type="float" office:value="62347" calcext:value-type="float">
            <text:p>623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93</text:p>
          </table:table-cell>
          <table:table-cell table:style-name="ce22" office:value-type="string" calcext:value-type="string">
            <text:p>VKSVEHYLRGITRK-UHFFFAOYSA-N</text:p>
          </table:table-cell>
          <table:table-cell table:style-name="ce8" office:value-type="string" calcext:value-type="string">
            <text:p>O=C1N2CN3C(=O)N4CN5C(=O)N6CN7C(=O)N8CN9C(=O)N%10CN1C1C2N2CN%11C(=O)N(CN%12C(=O)N(CN%13C(=O)N(CN%14C(=O)N(CN1C2=O)C%10C9%14)C8C7%13)C6C5%12)C4C3%11</text:p>
          </table:table-cell>
          <table:table-cell table:style-name="ce8" office:value-type="string" calcext:value-type="string">
            <text:p>InChI=1S/C30H30N20O10/c51-21-31-1-32-12-14-36(22(32)52)4-40-16-18-44(26(40)56)8-48-20-19-47(29(48)59)7-43-17-15-39(25(43)55)3-35(21)13-11(31)33-2-34(12)24(54)38(14)6-42(16)28(58)46(18)10-50(20)30(60)49(19)9-45(17)27(57)41(15)5-37(13)23(33)53/h11-20H,1-10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4" calcext:value-type="float">
            <text:p>403830144</text:p>
          </table:table-cell>
          <table:table-cell table:style-name="ce33" office:value-type="float" office:value="6096206" calcext:value-type="float">
            <text:p>60962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94</text:p>
          </table:table-cell>
          <table:table-cell table:style-name="ce22" office:value-type="string" calcext:value-type="string">
            <text:p>MSBXTPRURXJCPF-UHFFFAOYSA-N</text:p>
          </table:table-cell>
          <table:table-cell table:style-name="ce8" office:value-type="string" calcext:value-type="string">
            <text:p>O=C1N2CN3C(=O)N4CN5C(=O)N6CN7C(=O)N8CN9C(=O)N%10CN%11C(=O)N%12CN1C1C2N2CN%13C(=O)N(CN%14C(=O)N(CN%15C(=O)N(CN%16C(=O)N(CN%17C(=O)N(CN1C2=O)C%12C%11%17)C%10C9%16)C8C7%15)C6C5%14)C4C3%13</text:p>
          </table:table-cell>
          <table:table-cell table:style-name="ce8" office:value-type="string" calcext:value-type="string">
            <text:p>InChI=1S/C36H36N24O12/c61-25-37-1-38-14-16-42(26(38)62)4-46-18-20-50(30(46)66)8-54-22-24-58(34(54)70)11-57-23-21-53(33(57)69)7-49-19-17-45(29(49)65)3-41(25)15-13(37)39-2-40(14)28(64)44(16)6-48(18)32(68)52(20)10-56(22)36(72)60(24)12-59(23)35(71)55(21)9-51(19)31(67)47(17)5-43(15)27(39)63/h13-24H,1-12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5" calcext:value-type="float">
            <text:p>403830145</text:p>
          </table:table-cell>
          <table:table-cell table:style-name="ce33" office:value-type="float" office:value="196163" calcext:value-type="float">
            <text:p>1961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95</text:p>
          </table:table-cell>
          <table:table-cell table:style-name="ce22" office:value-type="string" calcext:value-type="string">
            <text:p>XIUUSFJTJXFNGH-UHFFFAOYSA-N</text:p>
          </table:table-cell>
          <table:table-cell table:style-name="ce8" office:value-type="string" calcext:value-type="string">
            <text:p>CN1C(=O)N(C)C2C1N(C)C(=O)N2C</text:p>
          </table:table-cell>
          <table:table-cell table:style-name="ce8" office:value-type="string" calcext:value-type="string">
            <text:p>InChI=1S/C8H14N4O2/c1-9-5-6(11(3)7(9)13)12(4)8(14)10(5)2/h5-6H,1-4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6" calcext:value-type="float">
            <text:p>403830146</text:p>
          </table:table-cell>
          <table:table-cell table:style-name="ce33" office:value-type="float" office:value="122282" calcext:value-type="float">
            <text:p>1222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6</text:p>
          </table:table-cell>
          <table:table-cell table:style-name="ce22" office:value-type="string" calcext:value-type="string">
            <text:p>JEPVGXBHJFLXEJ-UHFFFAOYSA-N</text:p>
          </table:table-cell>
          <table:table-cell table:style-name="ce8" office:value-type="string" calcext:value-type="string">
            <text:p>CN1C(=S)N(C)C2C1N(C)C(=S)N2C</text:p>
          </table:table-cell>
          <table:table-cell table:style-name="ce8" office:value-type="string" calcext:value-type="string">
            <text:p>InChI=1S/C8H14N4S2/c1-9-5-6(11(3)7(9)13)12(4)8(14)10(5)2/h5-6H,1-4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7" calcext:value-type="float">
            <text:p>403830147</text:p>
          </table:table-cell>
          <table:table-cell table:style-name="ce33" office:value-type="float" office:value="145829162" calcext:value-type="float">
            <text:p>14582916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7</text:p>
          </table:table-cell>
          <table:table-cell table:style-name="ce22" office:value-type="string" calcext:value-type="string">
            <text:p>RXQDLOPOUYNCJS-UHFFFAOYSA-N</text:p>
          </table:table-cell>
          <table:table-cell table:style-name="ce8" office:value-type="string" calcext:value-type="string">
            <text:p>CS[C+]1N(C)C2C(N1C)N(C)[C+](SC)N2C.F[B-](F)(F)F.F[B-](F)(F)F</text:p>
          </table:table-cell>
          <table:table-cell table:style-name="ce8" office:value-type="string" calcext:value-type="string">
            <text:p>InChI=1S/C10H20N4S2.2BF4/c1-11-7-8(13(3)9(11)15-5)14(4)10(16-6)12(7)2;2*2-1(3,4)5/h7-8H,1-6H3;;/q+2;2*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8" calcext:value-type="float">
            <text:p>403830148</text:p>
          </table:table-cell>
          <table:table-cell table:style-name="ce33" office:value-type="float" office:value="145829163" calcext:value-type="float">
            <text:p>1458291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8</text:p>
          </table:table-cell>
          <table:table-cell table:style-name="ce22" office:value-type="string" calcext:value-type="string">
            <text:p>IPDFXSWZTGJXOM-UHFFFAOYSA-N</text:p>
          </table:table-cell>
          <table:table-cell table:style-name="ce8" office:value-type="string" calcext:value-type="string">
            <text:p>CS[C+]1N(C)C2C(N(C)C(=O)N2C)N1C.F[B-](F)(F)F</text:p>
          </table:table-cell>
          <table:table-cell table:style-name="ce8" office:value-type="string" calcext:value-type="string">
            <text:p>InChI=1S/C9H17N4OS.BF4/c1-10-6-7(11(2)8(10)14)13(4)9(15-5)12(6)3;2-1(3,4)5/h6-7H,1-5H3;/q+1;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9" calcext:value-type="float">
            <text:p>403830149</text:p>
          </table:table-cell>
          <table:table-cell table:style-name="ce33" office:value-type="float" office:value="145829165" calcext:value-type="float">
            <text:p>1458291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9</text:p>
          </table:table-cell>
          <table:table-cell table:style-name="ce22" office:value-type="string" calcext:value-type="string">
            <text:p>OEHZNSKTYGNPQL-UHFFFAOYSA-L</text:p>
          </table:table-cell>
          <table:table-cell table:style-name="ce8" office:value-type="string" calcext:value-type="string">
            <text:p>CN1[CH+]N(C)C2C1N(C)[CH+]N2C.O=S(=O)([O-])O.O=S(=O)([O-])O</text:p>
          </table:table-cell>
          <table:table-cell table:style-name="ce8" office:value-type="string" calcext:value-type="string">
            <text:p>InChI=1S/C8H16N4.2H2O4S/c1-9-5-10(2)8-7(9)11(3)6-12(8)4;2*1-5(2,3)4/h5-8H,1-4H3;2*(H2,1,2,3,4)/q+2;;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0" calcext:value-type="float">
            <text:p>403830150</text:p>
          </table:table-cell>
          <table:table-cell table:style-name="ce33" office:value-type="float" office:value="145829167" calcext:value-type="float">
            <text:p>1458291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0</text:p>
          </table:table-cell>
          <table:table-cell table:style-name="ce22" office:value-type="string" calcext:value-type="string">
            <text:p>PLEXESTXLLPXHM-UHFFFAOYSA-L</text:p>
          </table:table-cell>
          <table:table-cell table:style-name="ce8" office:value-type="string" calcext:value-type="string">
            <text:p>CN1[CH+]N(C)C2C1N(C)[CH+]N2C.[Cl-].[Cl-]</text:p>
          </table:table-cell>
          <table:table-cell table:style-name="ce8" office:value-type="string" calcext:value-type="string">
            <text:p>InChI=1S/C8H16N4.2ClH/c1-9-5-10(2)8-7(9)11(3)6-12(8)4;;/h5-8H,1-4H3;2*1H/q+2;;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1" calcext:value-type="float">
            <text:p>403830151</text:p>
          </table:table-cell>
          <table:table-cell table:style-name="ce33" office:value-type="float" office:value="145829169" calcext:value-type="float">
            <text:p>1458291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01</text:p>
          </table:table-cell>
          <table:table-cell table:style-name="ce22" office:value-type="string" calcext:value-type="string">
            <text:p>GBWWXVPVIWUTLU-UHFFFAOYSA-N</text:p>
          </table:table-cell>
          <table:table-cell table:style-name="ce8" office:value-type="string" calcext:value-type="string">
            <text:p>CN1CN(C)C2C1N(C)CN2C</text:p>
          </table:table-cell>
          <table:table-cell table:style-name="ce8" office:value-type="string" calcext:value-type="string">
            <text:p>InChI=1S/C8H18N4/c1-9-5-10(2)8-7(9)11(3)6-12(8)4/h7-8H,5-6H2,1-4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2" calcext:value-type="float">
            <text:p>403830152</text:p>
          </table:table-cell>
          <table:table-cell table:style-name="ce33" office:value-type="float" office:value="15198250" calcext:value-type="float">
            <text:p>151982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2</text:p>
          </table:table-cell>
          <table:table-cell table:style-name="ce22" office:value-type="string" calcext:value-type="string">
            <text:p>VLEIFWURIHJGSH-UHFFFAOYSA-N</text:p>
          </table:table-cell>
          <table:table-cell table:style-name="ce8" office:value-type="string" calcext:value-type="string">
            <text:p>CN1[CH+]N(C)C2C1N(C)[CH+]N2C.F[B-](F)(F)F.F[B-](F)(F)F</text:p>
          </table:table-cell>
          <table:table-cell table:style-name="ce8" office:value-type="string" calcext:value-type="string">
            <text:p>InChI=1S/C8H16N4.2BF4/c1-9-5-10(2)8-7(9)11(3)6-12(8)4;2*2-1(3,4)5/h5-8H,1-4H3;;/q+2;2*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3" calcext:value-type="float">
            <text:p>403830153</text:p>
          </table:table-cell>
          <table:table-cell table:style-name="ce33" office:value-type="float" office:value="145829170" calcext:value-type="float">
            <text:p>1458291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3</text:p>
          </table:table-cell>
          <table:table-cell table:style-name="ce22" office:value-type="string" calcext:value-type="string">
            <text:p>QURIMMSUJAFZEM-UHFFFAOYSA-M</text:p>
          </table:table-cell>
          <table:table-cell table:style-name="ce8" office:value-type="string" calcext:value-type="string">
            <text:p>CN1C(=O)N(C)C2C1N(C)[C+](Cl)N2C.[Cl-]</text:p>
          </table:table-cell>
          <table:table-cell table:style-name="ce8" office:value-type="string" calcext:value-type="string">
            <text:p>InChI=1S/C8H14ClN4O.ClH/c1-10-5-6(11(2)7(10)9)13(4)8(14)12(5)3;/h5-6H,1-4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4" calcext:value-type="float">
            <text:p>403830154</text:p>
          </table:table-cell>
          <table:table-cell table:style-name="ce33" office:value-type="float" office:value="145829171" calcext:value-type="float">
            <text:p>145829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4</text:p>
          </table:table-cell>
          <table:table-cell table:style-name="ce22" office:value-type="string" calcext:value-type="string">
            <text:p>VEENEILIRBPHFG-UHFFFAOYSA-N</text:p>
          </table:table-cell>
          <table:table-cell table:style-name="ce8" office:value-type="string" calcext:value-type="string">
            <text:p>CN1C(=O)N(C)C2C1N(C)C(=C1N(C)C3C(N(C)C(=O)N3C)N1C)N2C.CN1C(=O)N(C)C2C1N(C)C(=C1N(C)C3C(N(C)C(=O)N3C)N1C)N2C</text:p>
          </table:table-cell>
          <table:table-cell table:style-name="ce8" office:value-type="string" calcext:value-type="string">
            <text:p>InChI=1S/2C16H28N8O2/c2*1-17-9(18(2)12-11(17)21(5)15(25)22(12)6)10-19(3)13-14(20(10)4)24(8)16(26)23(13)7/h2*11-14H,1-8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5" calcext:value-type="float">
            <text:p>403830155</text:p>
          </table:table-cell>
          <table:table-cell table:style-name="ce33" office:value-type="float" office:value="145829173" calcext:value-type="float">
            <text:p>145829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5</text:p>
          </table:table-cell>
          <table:table-cell table:style-name="ce22" office:value-type="string" calcext:value-type="string">
            <text:p>WHQYSQQFSZZODB-UHFFFAOYSA-M</text:p>
          </table:table-cell>
          <table:table-cell table:style-name="ce8" office:value-type="string" calcext:value-type="string">
            <text:p>CN1[CH+]N(C)C2C1N(C)C(=O)N2C.[Cl-]</text:p>
          </table:table-cell>
          <table:table-cell table:style-name="ce8" office:value-type="string" calcext:value-type="string">
            <text:p>InChI=1S/C8H15N4O.ClH/c1-9-5-10(2)7-6(9)11(3)8(13)12(7)4;/h5-7H,1-4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6" calcext:value-type="float">
            <text:p>403830156</text:p>
          </table:table-cell>
          <table:table-cell table:style-name="ce33" office:value-type="float" office:value="145829175" calcext:value-type="float">
            <text:p>145829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6</text:p>
          </table:table-cell>
          <table:table-cell table:style-name="ce8" office:value-type="string" calcext:value-type="string">
            <text:p>DORCENIPAPIASY-UHFFFAOYSA-J</text:p>
          </table:table-cell>
          <table:table-cell table:style-name="ce8" office:value-type="string" calcext:value-type="string">
            <text:p>CN1[CH+]N(C)C2C1N(C)CN2C.CN1[CH+]N(C)C2C1N(C)CN2C.[Cl-].[Cl-].[Cl-].[Cl-].[Hg+2]</text:p>
          </table:table-cell>
          <table:table-cell table:style-name="ce8" office:value-type="string" calcext:value-type="string">
            <text:p>InChI=1S/2C8H17N4.4ClH.Hg/c2*1-9-5-10(2)8-7(9)11(3)6-12(8)4;;;;;/h2*5,7-8H,6H2,1-4H3;4*1H;/q2*+1;;;;;+2/p-4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7" calcext:value-type="float">
            <text:p>403830157</text:p>
          </table:table-cell>
          <table:table-cell table:style-name="ce33" office:value-type="float" office:value="145829177" calcext:value-type="float">
            <text:p>145829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7</text:p>
          </table:table-cell>
          <table:table-cell table:style-name="ce8" office:value-type="string" calcext:value-type="string">
            <text:p>AMBRAPWZBMJDEO-UHFFFAOYSA-L</text:p>
          </table:table-cell>
          <table:table-cell table:style-name="ce8" office:value-type="string" calcext:value-type="string">
            <text:p>C1=CC=C(P(C2=CC=CC=C2)C2=CC=CC=C2)C=C1.CN1CN(C)C23N(C)C(=O)N(C)C12N(C)C(=O)N3C.Cl[Pd]Cl</text:p>
          </table:table-cell>
          <table:table-cell table:style-name="ce8" office:value-type="string" calcext:value-type="string">
            <text:p>InChI=1S/C18H15P.C11H20N6O2.2ClH.Pd/c1-4-10-16(11-5-1)19(17-12-6-2-7-13-17)18-14-8-3-9-15-18;1-12-7-13(2)11-10(12,14(3)8(18)16(11)5)15(4)9(19)17(11)6;;;/h1-15H;7H2,1-6H3;2*1H;/q;;;;+2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8" calcext:value-type="float">
            <text:p>403830158</text:p>
          </table:table-cell>
          <table:table-cell table:style-name="ce33" office:value-type="float" office:value="145829179" calcext:value-type="float">
            <text:p>145829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8</text:p>
          </table:table-cell>
          <table:table-cell table:style-name="ce8" office:value-type="string" calcext:value-type="string">
            <text:p>NTSRBBNEVXFLFS-UHFFFAOYSA-L</text:p>
          </table:table-cell>
          <table:table-cell table:style-name="ce8" office:value-type="string" calcext:value-type="string">
            <text:p>CN1CN(C)C23N(C)C(=O)N(C)C12N(C)C(=O)N3C.CN1CN(C)C23N(C)C(=O)N(C)C12N(C)C(=O)N3C.[Cl-].[Cl-].[Hg+2]</text:p>
          </table:table-cell>
          <table:table-cell table:style-name="ce8" office:value-type="string" calcext:value-type="string">
            <text:p>InChI=1S/2C11H20N6O2.2ClH.Hg/c2*1-12-7-13(2)11-10(12,14(3)8(18)16(11)5)15(4)9(19)17(11)6;;;/h2*7H2,1-6H3;2*1H;/q;;;;+2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9" calcext:value-type="float">
            <text:p>403830159</text:p>
          </table:table-cell>
          <table:table-cell table:style-name="ce33" office:value-type="float" office:value="145829180" calcext:value-type="float">
            <text:p>145829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09</text:p>
          </table:table-cell>
          <table:table-cell table:style-name="ce8" office:value-type="string" calcext:value-type="string">
            <text:p>FNOKFVNNIKZEHT-IJLUTSLNSA-N</text:p>
          </table:table-cell>
          <table:table-cell table:style-name="ce8" office:value-type="string" calcext:value-type="string">
            <text:p>C[C@@]12O[C@@H]1CC[C@@]2(O)C1=CC=CC=C1</text:p>
          </table:table-cell>
          <table:table-cell table:style-name="ce8" office:value-type="string" calcext:value-type="string">
            <text:p>InChI=1S/C12H14O2/c1-11-10(14-11)7-8-12(11,13)9-5-3-2-4-6-9/h2-6,10,13H,7-8H2,1H3/t10-,11-,12-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10</text:p>
          </table:table-cell>
          <table:table-cell table:style-name="ce8" office:value-type="string" calcext:value-type="string">
            <text:p>UAYSXIQLGXJYLL-PWSUYJOCSA-N</text:p>
          </table:table-cell>
          <table:table-cell table:style-name="ce8" office:value-type="string" calcext:value-type="string">
            <text:p>C[C@@]1(C2=CC=CC=C2)C(=O)CC[C@H]1O</text:p>
          </table:table-cell>
          <table:table-cell table:style-name="ce8" office:value-type="string" calcext:value-type="string">
            <text:p>InChI=1S/C12H14O2/c1-12(9-5-3-2-4-6-9)10(13)7-8-11(12)14/h2-6,10,13H,7-8H2,1H3/t10-,12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11</text:p>
          </table:table-cell>
          <table:table-cell table:style-name="ce8" office:value-type="string" calcext:value-type="string">
            <text:p>JKCOTMJBEWLZEH-UHFFFAOYSA-N</text:p>
          </table:table-cell>
          <table:table-cell table:style-name="ce8" office:value-type="string" calcext:value-type="string">
            <text:p>CC1(C2=CC=CC=C2)C(=O)CCC1=O</text:p>
          </table:table-cell>
          <table:table-cell table:style-name="ce8" office:value-type="string" calcext:value-type="string">
            <text:p>InChI=1S/C12H12O2/c1-12(9-5-3-2-4-6-9)10(13)7-8-11(12)14/h2-6H,7-8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12</text:p>
          </table:table-cell>
          <table:table-cell table:style-name="ce8" office:value-type="string" calcext:value-type="string">
            <text:p>ZKUOKRMFLGLSOB-UHFFFAOYSA-N</text:p>
          </table:table-cell>
          <table:table-cell table:style-name="ce8" office:value-type="string" calcext:value-type="string">
            <text:p>CC1(CC[N+](=O)[O-])C(=O)CCC1=O</text:p>
          </table:table-cell>
          <table:table-cell table:style-name="ce8" office:value-type="string" calcext:value-type="string">
            <text:p>InChI=1S/C8H11NO4/c1-8(4-5-9(12)13)6(10)2-3-7(8)11/h2-5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13</text:p>
          </table:table-cell>
          <table:table-cell table:style-name="ce8" office:value-type="string" calcext:value-type="string">
            <text:p>MZICIOJFAKDHAO-OPJZFTAPSA-N</text:p>
          </table:table-cell>
          <table:table-cell table:style-name="ce8" office:value-type="string" calcext:value-type="string">
            <text:p>C=CC[C@]1(C)C(=O)CC[C@@H]1O.C=CC[C@]1(C)C(=O)CC[C@H]1O</text:p>
          </table:table-cell>
          <table:table-cell table:style-name="ce8" office:value-type="string" calcext:value-type="string">
            <text:p>InChI=1S/2C9H14O2/c2*1-3-6-9(2)7(10)4-5-8(9)11/h2*3,7,10H,1,4-6H2,2H3/t7-,9+;7-,9-/m1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14</text:p>
          </table:table-cell>
          <table:table-cell table:style-name="ce8" office:value-type="string" calcext:value-type="string">
            <text:p>DSGQUBLTBNJBLZ-WPRPVWTQSA-N</text:p>
          </table:table-cell>
          <table:table-cell table:style-name="ce8" office:value-type="string" calcext:value-type="string">
            <text:p>C=CC[C@]1(C)C(=O)CCC[C@@H]1O</text:p>
          </table:table-cell>
          <table:table-cell table:style-name="ce8" office:value-type="string" calcext:value-type="string">
            <text:p>InChI=1S/C10H16O2/c1-3-7-10(2)8(11)5-4-6-9(10)12/h3,8,11H,1,4-7H2,2H3/t8-,10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15</text:p>
          </table:table-cell>
          <table:table-cell table:style-name="ce8" office:value-type="string" calcext:value-type="string">
            <text:p>KAJKOFDGOSLJQC-CBAPKCEASA-N</text:p>
          </table:table-cell>
          <table:table-cell table:style-name="ce8" office:value-type="string" calcext:value-type="string">
            <text:p>CCC[C@]1(C)C(=O)CC[C@@H]1O</text:p>
          </table:table-cell>
          <table:table-cell table:style-name="ce8" office:value-type="string" calcext:value-type="string">
            <text:p>InChI=1S/C9H16O2/c1-3-6-9(2)7(10)4-5-8(9)11/h7,10H,3-6H2,1-2H3/t7-,9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16</text:p>
          </table:table-cell>
          <table:table-cell table:style-name="ce8" office:value-type="string" calcext:value-type="string">
            <text:p>BOCCJIHMRIMGHV-WPRPVWTQSA-N</text:p>
          </table:table-cell>
          <table:table-cell table:style-name="ce8" office:value-type="string" calcext:value-type="string">
            <text:p>CCC[C@]1(C)C(=O)CCC[C@@H]1O</text:p>
          </table:table-cell>
          <table:table-cell table:style-name="ce8" office:value-type="string" calcext:value-type="string">
            <text:p>InChI=1S/C10H18O2/c1-3-7-10(2)8(11)5-4-6-9(10)12/h8,11H,3-7H2,1-2H3/t8-,10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17</text:p>
          </table:table-cell>
          <table:table-cell table:style-name="ce8" office:value-type="string" calcext:value-type="string">
            <text:p>UEWYHVQSNFTAKP-CBAPKCEASA-N</text:p>
          </table:table-cell>
          <table:table-cell table:style-name="ce8" office:value-type="string" calcext:value-type="string">
            <text:p>C#CC[C@]1(C)C(=O)CC[C@@H]1O</text:p>
          </table:table-cell>
          <table:table-cell table:style-name="ce8" office:value-type="string" calcext:value-type="string">
            <text:p>InChI=1S/C9H12O2/c1-3-6-9(2)7(10)4-5-8(9)11/h1,7,10H,4-6H2,2H3/t7-,9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18</text:p>
          </table:table-cell>
          <table:table-cell table:style-name="ce8" office:value-type="string" calcext:value-type="string">
            <text:p>UEWYHVQSNFTAKP-APPZFPTMSA-N</text:p>
          </table:table-cell>
          <table:table-cell table:style-name="ce8" office:value-type="string" calcext:value-type="string">
            <text:p>C#CC[C@]1(C)C(=O)CC[C@H]1O</text:p>
          </table:table-cell>
          <table:table-cell table:style-name="ce8" office:value-type="string" calcext:value-type="string">
            <text:p>InChI=1S/C9H12O2/c1-3-6-9(2)7(10)4-5-8(9)11/h1,7,10H,4-6H2,2H3/t7-,9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19</text:p>
          </table:table-cell>
          <table:table-cell table:style-name="ce8" office:value-type="string" calcext:value-type="string">
            <text:p>BUMDAIHRSIOFNP-WPRPVWTQSA-N</text:p>
          </table:table-cell>
          <table:table-cell table:style-name="ce8" office:value-type="string" calcext:value-type="string">
            <text:p>C#CC[C@]1(C)C(=O)CCC[C@@H]1O</text:p>
          </table:table-cell>
          <table:table-cell table:style-name="ce8" office:value-type="string" calcext:value-type="string">
            <text:p>InChI=1S/C10H14O2/c1-3-7-10(2)8(11)5-4-6-9(10)12/h1,8,11H,4-7H2,2H3/t8-,10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20</text:p>
          </table:table-cell>
          <table:table-cell table:style-name="ce8" office:value-type="string" calcext:value-type="string">
            <text:p>BUMDAIHRSIOFNP-SCZZXKLOSA-N</text:p>
          </table:table-cell>
          <table:table-cell table:style-name="ce8" office:value-type="string" calcext:value-type="string">
            <text:p>C#CC[C@]1(C)C(=O)CCC[C@H]1O</text:p>
          </table:table-cell>
          <table:table-cell table:style-name="ce8" office:value-type="string" calcext:value-type="string">
            <text:p>InChI=1S/C10H14O2/c1-3-7-10(2)8(11)5-4-6-9(10)12/h1,8,11H,4-7H2,2H3/t8-,10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21</text:p>
          </table:table-cell>
          <table:table-cell table:style-name="ce8" office:value-type="string" calcext:value-type="string">
            <text:p>AEXAVMKCRMTRGH-AAEUAGOBSA-N</text:p>
          </table:table-cell>
          <table:table-cell table:style-name="ce8" office:value-type="string" calcext:value-type="string">
            <text:p>C[C@@]1(CC2=CC=CC=C2)C(=O)CC[C@@H]1O</text:p>
          </table:table-cell>
          <table:table-cell table:style-name="ce8" office:value-type="string" calcext:value-type="string">
            <text:p>InChI=1S/C13H16O2/c1-13(11(14)7-8-12(13)15)9-10-5-3-2-4-6-10/h2-6,11,14H,7-9H2,1H3/t11-,13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22</text:p>
          </table:table-cell>
          <table:table-cell table:style-name="ce8" office:value-type="string" calcext:value-type="string">
            <text:p>LNVQEYVGAPACLA-JSGCOSHPSA-N</text:p>
          </table:table-cell>
          <table:table-cell table:style-name="ce8" office:value-type="string" calcext:value-type="string">
            <text:p>C[C@@]1(CC2=CC=CC=C2)C(=O)CCC[C@@H]1O</text:p>
          </table:table-cell>
          <table:table-cell table:style-name="ce8" office:value-type="string" calcext:value-type="string">
            <text:p>InChI=1S/C14H18O2/c1-14(10-11-6-3-2-4-7-11)12(15)8-5-9-13(14)16/h2-4,6-7,12,15H,5,8-10H2,1H3/t12-,14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23</text:p>
          </table:table-cell>
          <table:table-cell table:style-name="ce8" office:value-type="string" calcext:value-type="string">
            <text:p>UAYSXIQLGXJYLL-JQWIXIFHSA-N</text:p>
          </table:table-cell>
          <table:table-cell table:style-name="ce8" office:value-type="string" calcext:value-type="string">
            <text:p>C[C@@]1(C2=CC=CC=C2)C(=O)CC[C@@H]1O</text:p>
          </table:table-cell>
          <table:table-cell table:style-name="ce8" office:value-type="string" calcext:value-type="string">
            <text:p>InChI=1S/C12H14O2/c1-12(9-5-3-2-4-6-9)10(13)7-8-11(12)14/h2-6,10,13H,7-8H2,1H3/t10-,12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24</text:p>
          </table:table-cell>
          <table:table-cell table:style-name="ce8" office:value-type="string" calcext:value-type="string">
            <text:p>YGOZMUKIAMBNJA-CBAPKCEASA-N</text:p>
          </table:table-cell>
          <table:table-cell table:style-name="ce8" office:value-type="string" calcext:value-type="string">
            <text:p>C[C@@]1(CCC#N)C(=O)CC[C@@H]1O</text:p>
          </table:table-cell>
          <table:table-cell table:style-name="ce8" office:value-type="string" calcext:value-type="string">
            <text:p>InChI=1S/C9H13NO2/c1-9(5-2-6-10)7(11)3-4-8(9)12/h7,11H,2-5H2,1H3/t7-,9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25</text:p>
          </table:table-cell>
          <table:table-cell table:style-name="ce8" office:value-type="string" calcext:value-type="string">
            <text:p>YGOZMUKIAMBNJA-APPZFPTMSA-N</text:p>
          </table:table-cell>
          <table:table-cell table:style-name="ce8" office:value-type="string" calcext:value-type="string">
            <text:p>C[C@@]1(CCC#N)C(=O)CC[C@H]1O</text:p>
          </table:table-cell>
          <table:table-cell table:style-name="ce8" office:value-type="string" calcext:value-type="string">
            <text:p>InChI=1S/C9H13NO2/c1-9(5-2-6-10)7(11)3-4-8(9)12/h7,11H,2-5H2,1H3/t7-,9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26</text:p>
          </table:table-cell>
          <table:table-cell table:style-name="ce8" office:value-type="string" calcext:value-type="string">
            <text:p>ZTHJLDQYRVFOQJ-UECOCMQASA-N</text:p>
          </table:table-cell>
          <table:table-cell table:style-name="ce8" office:value-type="string" calcext:value-type="string">
            <text:p>C[C@@]1(CCC#N)C(=O)CCC[C@@H]1O.C[C@@]1(CCC#N)C(=O)CCC[C@H]1O</text:p>
          </table:table-cell>
          <table:table-cell table:style-name="ce8" office:value-type="string" calcext:value-type="string">
            <text:p>InChI=1S/2C10H15NO2/c2*1-10(6-3-7-11)8(12)4-2-5-9(10)13/h2*8,12H,2-6H2,1H3/t8-,10+;8-,10-/m1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27</text:p>
          </table:table-cell>
          <table:table-cell table:style-name="ce8" office:value-type="string" calcext:value-type="string">
            <text:p>USGXIBYXSXYATD-IONNQARKSA-N</text:p>
          </table:table-cell>
          <table:table-cell table:style-name="ce8" office:value-type="string" calcext:value-type="string">
            <text:p>C[C@]12CCC(=O)O[C@H]1CCC2=O</text:p>
          </table:table-cell>
          <table:table-cell table:style-name="ce8" office:value-type="string" calcext:value-type="string">
            <text:p>InChI=1S/C9H12O3/c1-9-5-4-8(11)12-7(9)3-2-6(9)10/h7H,2-5H2,1H3/t7-,9+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28</text:p>
          </table:table-cell>
          <table:table-cell table:style-name="ce8" office:value-type="string" calcext:value-type="string">
            <text:p>XJEAVZGYZVYNCH-XCBNKYQSSA-N</text:p>
          </table:table-cell>
          <table:table-cell table:style-name="ce8" office:value-type="string" calcext:value-type="string">
            <text:p>COC(=O)CC[C@]1(C)C(=O)CC[C@H]1O</text:p>
          </table:table-cell>
          <table:table-cell table:style-name="ce8" office:value-type="string" calcext:value-type="string">
            <text:p>InChI=1S/C10H16O4/c1-10(6-5-9(13)14-2)7(11)3-4-8(10)12/h7,11H,3-6H2,1-2H3/t7-,10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29</text:p>
          </table:table-cell>
          <table:table-cell table:style-name="ce8" office:value-type="string" calcext:value-type="string">
            <text:p>HQSSEMYFNRIRIK-XPUUQOCRSA-N</text:p>
          </table:table-cell>
          <table:table-cell table:style-name="ce8" office:value-type="string" calcext:value-type="string">
            <text:p>C[C@@]1(CC[N+](=O)[O-])C(=O)CC[C@@H]1O</text:p>
          </table:table-cell>
          <table:table-cell table:style-name="ce8" office:value-type="string" calcext:value-type="string">
            <text:p>InChI=1S/C8H13NO4/c1-8(4-5-9(12)13)6(10)2-3-7(8)11/h6,10H,2-5H2,1H3/t6-,8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30</text:p>
          </table:table-cell>
          <table:table-cell table:style-name="ce8" office:value-type="string" calcext:value-type="string">
            <text:p>HQSSEMYFNRIRIK-SVRRBLITSA-N</text:p>
          </table:table-cell>
          <table:table-cell table:style-name="ce8" office:value-type="string" calcext:value-type="string">
            <text:p>C[C@@]1(CC[N+](=O)[O-])C(=O)CC[C@H]1O</text:p>
          </table:table-cell>
          <table:table-cell table:style-name="ce8" office:value-type="string" calcext:value-type="string">
            <text:p>InChI=1S/C8H13NO4/c1-8(4-5-9(12)13)6(10)2-3-7(8)11/h6,10H,2-5H2,1H3/t6-,8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31</text:p>
          </table:table-cell>
          <table:table-cell table:style-name="ce8" office:value-type="string" calcext:value-type="string">
            <text:p>OHTLVGBGUQAOJZ-UHFFFAOYSA-N</text:p>
          </table:table-cell>
          <table:table-cell table:style-name="ce8" office:value-type="string" calcext:value-type="string">
            <text:p>COC(=O)C(Br)=P(C1=CC=CC=C1)(C1=CC=CC=C1)C1=CC=CC=C1</text:p>
          </table:table-cell>
          <table:table-cell table:style-name="ce8" office:value-type="string" calcext:value-type="string">
            <text:p>InChI=1S/C21H18BrO2P/c1-24-21(23)20(22)25(17-11-5-2-6-12-17,18-13-7-3-8-14-18)19-15-9-4-10-16-19/h2-16H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32</text:p>
          </table:table-cell>
          <table:table-cell table:style-name="ce8" office:value-type="string" calcext:value-type="string">
            <text:p>JKWOFWJCHKLGNP-UHFFFAOYSA-N</text:p>
          </table:table-cell>
          <table:table-cell table:style-name="ce8" office:value-type="string" calcext:value-type="string">
            <text:p>CC1(CCC=O)C(=O)CCC1=O</text:p>
          </table:table-cell>
          <table:table-cell table:style-name="ce8" office:value-type="string" calcext:value-type="string">
            <text:p>InChI=1S/C9H12O3/c1-9(5-2-6-10)7(11)3-4-8(9)12/h6H,2-5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33</text:p>
          </table:table-cell>
          <table:table-cell table:style-name="ce8" office:value-type="string" calcext:value-type="string">
            <text:p>JDKYBXRWPRILQA-UHFFFAOYSA-N</text:p>
          </table:table-cell>
          <table:table-cell table:style-name="ce8" office:value-type="string" calcext:value-type="string">
            <text:p>COC(=O)C(Br)=CCCC1(C)C(=O)CCC1=O</text:p>
          </table:table-cell>
          <table:table-cell table:style-name="ce8" office:value-type="string" calcext:value-type="string">
            <text:p>InChI=1S/C12H15BrO4/c1-12(9(14)5-6-10(12)15)7-3-4-8(13)11(16)17-2/h4H,3,5-7H2,1-2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34</text:p>
          </table:table-cell>
          <table:table-cell table:style-name="ce8" office:value-type="string" calcext:value-type="string">
            <text:p>YKLWTPZFHBDQIO-HWKANZROSA-N</text:p>
          </table:table-cell>
          <table:table-cell table:style-name="ce8" office:value-type="string" calcext:value-type="string">
            <text:p>COC(=O)/C=C/CCC1(C)C(=O)CCC1=O</text:p>
          </table:table-cell>
          <table:table-cell table:style-name="ce8" office:value-type="string" calcext:value-type="string">
            <text:p>InChI=1S/C12H16O4/c1-12(9(13)6-7-10(12)14)8-4-3-5-11(15)16-2/h3,5H,4,6-8H2,1-2H3/b5-3+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35</text:p>
          </table:table-cell>
          <table:table-cell table:style-name="ce8" office:value-type="string" calcext:value-type="string">
            <text:p>ISZLGGGUERLGPW-LVKGHMNNSA-N</text:p>
          </table:table-cell>
          <table:table-cell table:style-name="ce8" office:value-type="string" calcext:value-type="string">
            <text:p>COC(=O)/C=C/CC[C@@]1(C)C(=O)CC[C@H]1O</text:p>
          </table:table-cell>
          <table:table-cell table:style-name="ce8" office:value-type="string" calcext:value-type="string">
            <text:p>InChI=1S/C12H18O4/c1-12(9(13)6-7-10(12)14)8-4-3-5-11(15)16-2/h3,5,9,13H,4,6-8H2,1-2H3/b5-3+/t9-,12-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36</text:p>
          </table:table-cell>
          <table:table-cell table:style-name="ce8" office:value-type="string" calcext:value-type="string">
            <text:p>YUJHMIZVEQYDGM-YJLKIPLNSA-N</text:p>
          </table:table-cell>
          <table:table-cell table:style-name="ce8" office:value-type="string" calcext:value-type="string">
            <text:p>COC(=O)/C=C/CC[C@@]1(C)C(=O)CC[C@H]1OS(C)(=O)=O</text:p>
          </table:table-cell>
          <table:table-cell table:style-name="ce8" office:value-type="string" calcext:value-type="string">
            <text:p>InChI=1S/C13H20O6S/c1-13(9-5-4-6-12(15)18-2)10(14)7-8-11(13)19-20(3,16)17/h4,6,11H,5,7-9H2,1-3H3/b6-4+/t11-,13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37</text:p>
          </table:table-cell>
          <table:table-cell table:style-name="ce8" office:value-type="string" calcext:value-type="string">
            <text:p>QQXRKGCBOXGHLK-RITPCOANSA-N</text:p>
          </table:table-cell>
          <table:table-cell table:style-name="ce8" office:value-type="string" calcext:value-type="string">
            <text:p>C[C@@]12O[C@@H]1CCC2=O</text:p>
          </table:table-cell>
          <table:table-cell table:style-name="ce8" office:value-type="string" calcext:value-type="string">
            <text:p>InChI=1S/C6H8O2/c1-6-4(7)2-3-5(6)8-6/h5H,2-3H2,1H3/t5-,6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38</text:p>
          </table:table-cell>
          <table:table-cell table:style-name="ce8" office:value-type="string" calcext:value-type="string">
            <text:p>DKKOSAKIPMMIFY-APPZFPTMSA-N</text:p>
          </table:table-cell>
          <table:table-cell table:style-name="ce8" office:value-type="string" calcext:value-type="string">
            <text:p>C=CC[C@]1(C)C(=O)CC[C@H]1O</text:p>
          </table:table-cell>
          <table:table-cell table:style-name="ce8" office:value-type="string" calcext:value-type="string">
            <text:p>InChI=1S/C9H14O2/c1-3-6-9(2)7(10)4-5-8(9)11/h3,7,10H,1,4-6H2,2H3/t7-,9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39</text:p>
          </table:table-cell>
          <table:table-cell table:style-name="ce8" office:value-type="string" calcext:value-type="string">
            <text:p>YKXISMLFNRLROR-NXEZZACHSA-N</text:p>
          </table:table-cell>
          <table:table-cell table:style-name="ce8" office:value-type="string" calcext:value-type="string">
            <text:p>C=CC[C@]1(C)C(=O)CC[C@H]1OS(C)(=O)=O</text:p>
          </table:table-cell>
          <table:table-cell table:style-name="ce8" office:value-type="string" calcext:value-type="string">
            <text:p>InChI=1S/C10H16O4S/c1-4-7-10(2)8(11)5-6-9(10)14-15(3,12)13/h4,9H,1,5-7H2,2-3H3/t9-,10-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40</text:p>
          </table:table-cell>
          <table:table-cell table:style-name="ce8" office:value-type="string" calcext:value-type="string">
            <text:p>BTJSBQVZVKNJRR-DJVCXFJCSA-N</text:p>
          </table:table-cell>
          <table:table-cell table:style-name="ce8" office:value-type="string" calcext:value-type="string">
            <text:p>COC(=O)/C=C/C[C@]1(C)C(=O)CC[C@H]1OS(C)(=O)=O</text:p>
          </table:table-cell>
          <table:table-cell table:style-name="ce8" office:value-type="string" calcext:value-type="string">
            <text:p>InChI=1S/C12H18O6S/c1-12(8-4-5-11(14)17-2)9(13)6-7-10(12)18-19(3,15)16/h4-5,10H,6-8H2,1-3H3/b5-4+/t10-,12-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41</text:p>
          </table:table-cell>
          <table:table-cell table:style-name="ce8" office:value-type="string" calcext:value-type="string">
            <text:p>UJVIDHMDUZMBAU-FXAINCCUSA-N</text:p>
          </table:table-cell>
          <table:table-cell table:style-name="ce8" office:value-type="string" calcext:value-type="string">
            <text:p>COC(=O)[C@H]1CCC[C@]2(C)C(=O)CC[C@]12O</text:p>
          </table:table-cell>
          <table:table-cell table:style-name="ce8" office:value-type="string" calcext:value-type="string">
            <text:p>InChI=1S/C12H18O4/c1-11-6-3-4-8(10(14)16-2)12(11,15)7-5-9(11)13/h8,15H,3-7H2,1-2H3/t8-,11-,12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42</text:p>
          </table:table-cell>
          <table:table-cell table:style-name="ce8" office:value-type="string" calcext:value-type="string">
            <text:p>VTINOARJDWHUIG-WFFHOREQSA-N</text:p>
          </table:table-cell>
          <table:table-cell table:style-name="ce8" office:value-type="string" calcext:value-type="string">
            <text:p>COC(=O)[C@H]1CCC[C@]2(C)[C@H](OS(C)(=O)=O)CC[C@]12O</text:p>
          </table:table-cell>
          <table:table-cell table:style-name="ce8" office:value-type="string" calcext:value-type="string">
            <text:p>InChI=1S/C13H22O6S/c1-12-7-4-5-9(11(14)18-2)13(12,15)8-6-10(12)19-20(3,16)17/h9-10,15H,4-8H2,1-3H3/t9-,10-,12-,13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43</text:p>
          </table:table-cell>
          <table:table-cell table:style-name="ce8" office:value-type="string" calcext:value-type="string">
            <text:p>VTINOARJDWHUIG-YGNMPJRFSA-N</text:p>
          </table:table-cell>
          <table:table-cell table:style-name="ce8" office:value-type="string" calcext:value-type="string">
            <text:p>COC(=O)[C@@H]1CCC[C@]2(C)[C@H](OS(C)(=O)=O)CC[C@]12O</text:p>
          </table:table-cell>
          <table:table-cell table:style-name="ce8" office:value-type="string" calcext:value-type="string">
            <text:p>InChI=1S/C13H22O6S/c1-12-7-4-5-9(11(14)18-2)13(12,15)8-6-10(12)19-20(3,16)17/h9-10,15H,4-8H2,1-3H3/t9-,10+,12+,13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44</text:p>
          </table:table-cell>
          <table:table-cell table:style-name="ce8" office:value-type="string" calcext:value-type="string">
            <text:p>LLTBUEVJALYDHC-DMWPJOQESA-N</text:p>
          </table:table-cell>
          <table:table-cell table:style-name="ce8" office:value-type="string" calcext:value-type="string">
            <text:p>COC(=O)[C@H]1CC[C@]2(C)[C@@H](OS(C)(=O)=O)CC[C@]12O</text:p>
          </table:table-cell>
          <table:table-cell table:style-name="ce8" office:value-type="string" calcext:value-type="string">
            <text:p>InChI=1S/C12H20O6S/c1-11-6-4-8(10(13)17-2)12(11,14)7-5-9(11)18-19(3,15)16/h8-9,14H,4-7H2,1-3H3/t8-,9+,11-,12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45</text:p>
          </table:table-cell>
          <table:table-cell table:style-name="ce8" office:value-type="string" calcext:value-type="string">
            <text:p>LLTBUEVJALYDHC-XPXLGCRWSA-N</text:p>
          </table:table-cell>
          <table:table-cell table:style-name="ce8" office:value-type="string" calcext:value-type="string">
            <text:p>COC(=O)[C@@H]1CC[C@]2(C)[C@@H](OS(C)(=O)=O)CC[C@]12O</text:p>
          </table:table-cell>
          <table:table-cell table:style-name="ce8" office:value-type="string" calcext:value-type="string">
            <text:p>InChI=1S/C12H20O6S/c1-11-6-4-8(10(13)17-2)12(11,14)7-5-9(11)18-19(3,15)16/h8-9,14H,4-7H2,1-3H3/t8-,9-,11+,12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46</text:p>
          </table:table-cell>
          <table:table-cell table:style-name="ce8" office:value-type="string" calcext:value-type="string">
            <text:p>YIHZADDUILUANG-UHFFFAOYSA-N</text:p>
          </table:table-cell>
          <table:table-cell table:style-name="ce8" office:value-type="string" calcext:value-type="string">
            <text:p>CC(=O)CC(=O)CBr</text:p>
          </table:table-cell>
          <table:table-cell table:style-name="ce8" office:value-type="string" calcext:value-type="string">
            <text:p>InChI=1S/C5H7BrO2/c1-4(7)2-5(8)3-6/h2-3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47</text:p>
          </table:table-cell>
          <table:table-cell table:style-name="ce8" office:value-type="string" calcext:value-type="string">
            <text:p>DFZCBMOGIYUCLI-UHFFFAOYSA-N</text:p>
          </table:table-cell>
          <table:table-cell table:style-name="ce8" office:value-type="string" calcext:value-type="string">
            <text:p>CC1=CC(=O)CO1</text:p>
          </table:table-cell>
          <table:table-cell table:style-name="ce8" office:value-type="string" calcext:value-type="string">
            <text:p>InChI=1S/C5H6O2/c1-4-2-5(6)3-7-4/h2H,3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48</text:p>
          </table:table-cell>
          <table:table-cell table:style-name="ce8" office:value-type="string" calcext:value-type="string">
            <text:p>VLXLTPMSBHWQFB-UHFFFAOYSA-N</text:p>
          </table:table-cell>
          <table:table-cell table:style-name="ce8" office:value-type="string" calcext:value-type="string">
            <text:p>CC1=CC(O[Si](C)(C)C)=CO1</text:p>
          </table:table-cell>
          <table:table-cell table:style-name="ce8" office:value-type="string" calcext:value-type="string">
            <text:p>InChI=1S/C8H14O2Si/c1-7-5-8(6-9-7)10-11(2,3)4/h5-6H,1-4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49</text:p>
          </table:table-cell>
          <table:table-cell table:style-name="ce8" office:value-type="string" calcext:value-type="string">
            <text:p>QJXWSUBINQQWRB-GHXNOFRVSA-N</text:p>
          </table:table-cell>
          <table:table-cell table:style-name="ce8" office:value-type="string" calcext:value-type="string">
            <text:p>CC1=CC(=O)/C(=C/C2=CC=CC(O)=C2)O1</text:p>
          </table:table-cell>
          <table:table-cell table:style-name="ce8" office:value-type="string" calcext:value-type="string">
            <text:p>InChI=1S/C12H10O3/c1-8-5-11(14)12(15-8)7-9-3-2-4-10(13)6-9/h2-7,13H,1H3/b12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50</text:p>
          </table:table-cell>
          <table:table-cell table:style-name="ce8" office:value-type="string" calcext:value-type="string">
            <text:p>LQCRWVLHQHMBTC-GHXNOFRVSA-N</text:p>
          </table:table-cell>
          <table:table-cell table:style-name="ce8" office:value-type="string" calcext:value-type="string">
            <text:p>CC1=CC(=O)/C(=C/C2=CC=C(O)C=C2)O1</text:p>
          </table:table-cell>
          <table:table-cell table:style-name="ce8" office:value-type="string" calcext:value-type="string">
            <text:p>InChI=1S/C12H10O3/c1-8-6-11(14)12(15-8)7-9-2-4-10(13)5-3-9/h2-7,13H,1H3/b12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51</text:p>
          </table:table-cell>
          <table:table-cell table:style-name="ce8" office:value-type="string" calcext:value-type="string">
            <text:p>UOICYMOCMMUNRO-WQLSENKSSA-N</text:p>
          </table:table-cell>
          <table:table-cell table:style-name="ce8" office:value-type="string" calcext:value-type="string">
            <text:p>CC1=CC(=O)/C(=C/C2=CC=CC=C2)O1</text:p>
          </table:table-cell>
          <table:table-cell table:style-name="ce8" office:value-type="string" calcext:value-type="string">
            <text:p>InChI=1S/C12H10O2/c1-9-7-11(13)12(14-9)8-10-5-3-2-4-6-10/h2-8H,1H3/b12-8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52</text:p>
          </table:table-cell>
          <table:table-cell table:style-name="ce8" office:value-type="string" calcext:value-type="string">
            <text:p>ZQMRNAYYAPTXCW-ZSOIEALJSA-N</text:p>
          </table:table-cell>
          <table:table-cell table:style-name="ce8" office:value-type="string" calcext:value-type="string">
            <text:p>CC1=CC(=O)/C(=C/C2=CC=C(C)C(C)=C2)O1</text:p>
          </table:table-cell>
          <table:table-cell table:style-name="ce8" office:value-type="string" calcext:value-type="string">
            <text:p>InChI=1S/C14H14O2/c1-9-4-5-12(6-10(9)2)8-14-13(15)7-11(3)16-14/h4-8H,1-3H3/b14-8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53</text:p>
          </table:table-cell>
          <table:table-cell table:style-name="ce8" office:value-type="string" calcext:value-type="string">
            <text:p>QGUILYPFWCOSKF-GHXNOFRVSA-N</text:p>
          </table:table-cell>
          <table:table-cell table:style-name="ce8" office:value-type="string" calcext:value-type="string">
            <text:p>CC1=CC(=O)/C(=C/C2=CC=C(F)C=C2)O1</text:p>
          </table:table-cell>
          <table:table-cell table:style-name="ce8" office:value-type="string" calcext:value-type="string">
            <text:p>InChI=1S/C12H9FO2/c1-8-6-11(14)12(15-8)7-9-2-4-10(13)5-3-9/h2-7H,1H3/b12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54</text:p>
          </table:table-cell>
          <table:table-cell table:style-name="ce8" office:value-type="string" calcext:value-type="string">
            <text:p>PRAIOAXGTMUPDF-SDQBBNPISA-N</text:p>
          </table:table-cell>
          <table:table-cell table:style-name="ce8" office:value-type="string" calcext:value-type="string">
            <text:p>CC1=CC(=O)/C(=C/C2=CC=C(F)C(F)=C2)O1</text:p>
          </table:table-cell>
          <table:table-cell table:style-name="ce8" office:value-type="string" calcext:value-type="string">
            <text:p>InChI=1S/C12H8F2O2/c1-7-4-11(15)12(16-7)6-8-2-3-9(13)10(14)5-8/h2-6H,1H3/b12-6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55</text:p>
          </table:table-cell>
          <table:table-cell table:style-name="ce8" office:value-type="string" calcext:value-type="string">
            <text:p>XRXXFMVBQDTLEE-JYRVWZFOSA-N</text:p>
          </table:table-cell>
          <table:table-cell table:style-name="ce8" office:value-type="string" calcext:value-type="string">
            <text:p>COC1=CC=C(/C=C2\OC(C)=CC2=O)C=C1</text:p>
          </table:table-cell>
          <table:table-cell table:style-name="ce8" office:value-type="string" calcext:value-type="string">
            <text:p>InChI=1S/C13H12O3/c1-9-7-12(14)13(16-9)8-10-3-5-11(15-2)6-4-10/h3-8H,1-2H3/b13-8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56</text:p>
          </table:table-cell>
          <table:table-cell table:style-name="ce8" office:value-type="string" calcext:value-type="string">
            <text:p>IJKPVUGDJJFSQF-QPEQYQDCSA-N</text:p>
          </table:table-cell>
          <table:table-cell table:style-name="ce8" office:value-type="string" calcext:value-type="string">
            <text:p>COC1=CC(/C=C2\OC(C)=CC2=O)=CC=C1O</text:p>
          </table:table-cell>
          <table:table-cell table:style-name="ce8" office:value-type="string" calcext:value-type="string">
            <text:p>InChI=1S/C13H12O4/c1-8-5-11(15)13(17-8)7-9-3-4-10(14)12(6-9)16-2/h3-7,14H,1-2H3/b13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>
          <table:table-cell table:style-name="ce8" office:value-type="string" calcext:value-type="string">
            <text:p>UALIB-557</text:p>
          </table:table-cell>
          <table:table-cell table:style-name="ce8" office:value-type="string" calcext:value-type="string">
            <text:p>JUZWGQGLMJZQMN-GHXNOFRVSA-N</text:p>
          </table:table-cell>
          <table:table-cell table:style-name="ce8" office:value-type="string" calcext:value-type="string">
            <text:p>CC1=CC(=O)/C(=C/C2=CC=C([N+](=O)[O-])C=C2)O1</text:p>
          </table:table-cell>
          <table:table-cell table:style-name="ce8" office:value-type="string" calcext:value-type="string">
            <text:p>InChI=1S/C12H9NO4/c1-8-6-11(14)12(17-8)7-9-2-4-10(5-3-9)13(15)16/h2-7H,1H3/b12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2"/>
          <table:table-cell table:style-name="ce43"/>
          <table:table-cell table:number-columns-repeated="1013"/>
        </table:table-row>
        <table:table-row table:style-name="ro5" table:number-rows-repeated="1048017">
          <table:table-cell table:number-columns-repeated="1023"/>
        </table:table-row>
        <table:table-row table:style-name="ro5">
          <table:table-cell table:number-columns-repeated="1023"/>
        </table:table-row>
        <calcext:conditional-formats>
          <calcext:conditional-format calcext:target-range-address="Sheet1.J1:Sheet1.J1048576">
            <calcext:condition calcext:apply-style-name="ConditionalStyle_1" calcext:value="=&quot;YES&quot;" calcext:base-cell-address="Sheet1.J1"/>
          </calcext:conditional-format>
          <calcext:conditional-format calcext:target-range-address="Sheet1.B511:Sheet1.B1048576 Sheet1.B1:Sheet1.B370 Sheet1.B372:Sheet1.B378 Sheet1.B392:Sheet1.B464 Sheet1.B476:Sheet1.B506">
            <calcext:condition calcext:apply-style-name="ConditionalStyle_2" calcext:value="duplicate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 style:data-style-name="N2" text:time-value="09:32:20.1388040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8-01-23T21:37:21</meta:creation-date>
    <dc:date>2020-01-27T09:35:18.326885904</dc:date>
    <meta:generator>LibreOffice/6.0.7.3$Linux_X86_64 LibreOffice_project/00m0$Build-3</meta:generator>
    <meta:editing-duration>PT1H41M5S</meta:editing-duration>
    <meta:editing-cycles>28</meta:editing-cycles>
    <meta:document-statistic meta:table-count="1" meta:cell-count="6047" meta:object-count="0"/>
    <meta:user-defined meta:name="AppVersion">16.0300</meta:user-defined>
    <meta:user-defined meta:name="Company">University Libraries</meta:user-defined>
  </office:meta>
</office:document-meta>
</file>